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81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'model-2596727_best___file-NUE_2_2019-06-27_range_7'.A1"/>
    </style:style>
    <style:style style:name="ce2" style:family="table-cell" style:parent-style-name="Default">
      <style:map style:condition="cell-content()=1" style:apply-style-name="Good" style:base-cell-address="'model-2596727_best___file-NUE_2_2019-06-27_range_7'.A17"/>
    </style:style>
    <style:style style:name="ce3" style:family="table-cell" style:parent-style-name="Default">
      <style:map style:condition="cell-content()=1" style:apply-style-name="Good" style:base-cell-address="'model-2596727_best___file-NUE_2_2019-06-27_range_7'.A19"/>
    </style:style>
    <style:style style:name="ce4" style:family="table-cell" style:parent-style-name="Default">
      <style:table-cell-properties fo:background-color="#ed1c24"/>
      <style:map style:condition="cell-content()=1" style:apply-style-name="Good" style:base-cell-address="'model-2596727_best___file-NUE_2_2019-06-27_range_7'.A1"/>
    </style:style>
    <style:style style:name="ce10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#ed1c24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-2596727_best___file-NUE_2_2019-06-27_range_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Default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rob_0</text:p>
          </table:table-cell>
          <table:table-cell office:value-type="string" calcext:value-type="string">
            <text:p>prob_1</text:p>
          </table:table-cell>
          <table:table-cell office:value-type="string" calcext:value-type="string">
            <text:p>softmax_0</text:p>
          </table:table-cell>
          <table:table-cell office:value-type="string" calcext:value-type="string">
            <text:p>softmax_1</text:p>
          </table:table-cell>
          <table:table-cell office:value-type="string" calcext:value-type="string">
            <text:p>naive_based</text:p>
          </table:table-cell>
          <table:table-cell office:value-type="string" calcext:value-type="string">
            <text:p>prob_based</text:p>
          </table:table-cell>
          <table:table-cell office:value-type="string" calcext:value-type="string">
            <text:p>softmax_ba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210380554199" calcext:value-type="float">
            <text:p>9.25210380554199</text:p>
          </table:table-cell>
          <table:table-cell office:value-type="float" office:value="-4.13642024993897" calcext:value-type="float">
            <text:p>-4.13642024993897</text:p>
          </table:table-cell>
          <table:table-cell office:value-type="float" office:value="0.999998450279236" calcext:value-type="float">
            <text:p>0.999998450279236</text:p>
          </table:table-cell>
          <table:table-cell office:value-type="float" office:value="0.00000153262965341128" calcext:value-type="float">
            <text:p>1.53262965341128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389810562134" calcext:value-type="float">
            <text:p>10.4389810562134</text:p>
          </table:table-cell>
          <table:table-cell office:value-type="float" office:value="-5.15702533721924" calcext:value-type="float">
            <text:p>-5.15702533721924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68554535662224" calcext:value-type="float">
            <text:p>1.68554535662224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353197097778" calcext:value-type="float">
            <text:p>10.1353197097778</text:p>
          </table:table-cell>
          <table:table-cell office:value-type="float" office:value="-4.62529802322388" calcext:value-type="float">
            <text:p>-4.62529802322388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88637573678352" calcext:value-type="float">
            <text:p>3.88637573678352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7902450561523" calcext:value-type="float">
            <text:p>8.37902450561523</text:p>
          </table:table-cell>
          <table:table-cell office:value-type="float" office:value="-3.1215603351593" calcext:value-type="float">
            <text:p>-3.1215603351593</text:p>
          </table:table-cell>
          <table:table-cell office:value-type="float" office:value="0.999989867210388" calcext:value-type="float">
            <text:p>0.999989867210388</text:p>
          </table:table-cell>
          <table:table-cell office:value-type="float" office:value="0.0000101240702861105" calcext:value-type="float">
            <text:p>1.0124070286110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709621429443" calcext:value-type="float">
            <text:p>8.33709621429443</text:p>
          </table:table-cell>
          <table:table-cell office:value-type="float" office:value="-3.50086951255798" calcext:value-type="float">
            <text:p>-3.50086951255798</text:p>
          </table:table-cell>
          <table:table-cell office:value-type="float" office:value="0.999992728233337" calcext:value-type="float">
            <text:p>0.999992728233337</text:p>
          </table:table-cell>
          <table:table-cell office:value-type="float" office:value="0.0000072249281402037" calcext:value-type="float">
            <text:p>7.2249281402037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120338439941" calcext:value-type="float">
            <text:p>12.6120338439941</text:p>
          </table:table-cell>
          <table:table-cell office:value-type="float" office:value="-6.22462463378906" calcext:value-type="float">
            <text:p>-6.224624633789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659694965321478" calcext:value-type="float">
            <text:p>6.5969496532147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093292236328" calcext:value-type="float">
            <text:p>11.6093292236328</text:p>
          </table:table-cell>
          <table:table-cell office:value-type="float" office:value="-5.62837314605713" calcext:value-type="float">
            <text:p>-5.62837314605713</text:p>
          </table:table-cell>
          <table:table-cell office:value-type="float" office:value="1" calcext:value-type="float">
            <text:p>1</text:p>
          </table:table-cell>
          <table:table-cell office:value-type="float" office:value="0.0000000326408446937876" calcext:value-type="float">
            <text:p>3.2640844693787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8114395141602" calcext:value-type="float">
            <text:p>8.98114395141602</text:p>
          </table:table-cell>
          <table:table-cell office:value-type="float" office:value="-3.74151682853699" calcext:value-type="float">
            <text:p>-3.74151682853699</text:p>
          </table:table-cell>
          <table:table-cell office:value-type="float" office:value="0.999997019767761" calcext:value-type="float">
            <text:p>0.999997019767761</text:p>
          </table:table-cell>
          <table:table-cell office:value-type="float" office:value="0.00000298275244858814" calcext:value-type="float">
            <text:p>2.9827524485881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787996292114" calcext:value-type="float">
            <text:p>5.76787996292114</text:p>
          </table:table-cell>
          <table:table-cell office:value-type="float" office:value="-0.931216359138489" calcext:value-type="float">
            <text:p>-0.931216359138489</text:p>
          </table:table-cell>
          <table:table-cell office:value-type="float" office:value="0.998769462108612" calcext:value-type="float">
            <text:p>0.998769462108612</text:p>
          </table:table-cell>
          <table:table-cell office:value-type="float" office:value="0.0012305087875574" calcext:value-type="float">
            <text:p>0.0012305087875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86546850204468" calcext:value-type="float">
            <text:p>-5.86546850204468</text:p>
          </table:table-cell>
          <table:table-cell office:value-type="float" office:value="11.1654767990112" calcext:value-type="float">
            <text:p>11.1654767990112</text:p>
          </table:table-cell>
          <table:table-cell office:value-type="float" office:value="0.0000000401378983383438" calcext:value-type="float">
            <text:p>4.01378983383438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6025056838989" calcext:value-type="float">
            <text:p>5.26025056838989</text:p>
          </table:table-cell>
          <table:table-cell office:value-type="float" office:value="-0.631249904632568" calcext:value-type="float">
            <text:p>-0.631249904632568</text:p>
          </table:table-cell>
          <table:table-cell office:value-type="float" office:value="0.997244834899902" calcext:value-type="float">
            <text:p>0.997244834899902</text:p>
          </table:table-cell>
          <table:table-cell office:value-type="float" office:value="0.0027552158571779" calcext:value-type="float">
            <text:p>0.0027552158571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73233795166" calcext:value-type="float">
            <text:p>23.873233795166</text:p>
          </table:table-cell>
          <table:table-cell office:value-type="float" office:value="-15.3636922836304" calcext:value-type="float">
            <text:p>-15.3636922836304</text:p>
          </table:table-cell>
          <table:table-cell office:value-type="float" office:value="1" calcext:value-type="float">
            <text:p>1</text:p>
          </table:table-cell>
          <table:table-cell office:value-type="float" office:value="9.11211326722391E-018" calcext:value-type="float">
            <text:p>9.1121132672239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235305786133" calcext:value-type="float">
            <text:p>30.4235305786133</text:p>
          </table:table-cell>
          <table:table-cell office:value-type="float" office:value="-20.4540557861328" calcext:value-type="float">
            <text:p>-20.4540557861328</text:p>
          </table:table-cell>
          <table:table-cell office:value-type="float" office:value="1" calcext:value-type="float">
            <text:p>1</text:p>
          </table:table-cell>
          <table:table-cell office:value-type="float" office:value="8.01945709501477E-023" calcext:value-type="float">
            <text:p>8.01945709501477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440837860107" calcext:value-type="float">
            <text:p>26.3440837860107</text:p>
          </table:table-cell>
          <table:table-cell office:value-type="float" office:value="-17.6224460601807" calcext:value-type="float">
            <text:p>-17.6224460601807</text:p>
          </table:table-cell>
          <table:table-cell office:value-type="float" office:value="1" calcext:value-type="float">
            <text:p>1</text:p>
          </table:table-cell>
          <table:table-cell office:value-type="float" office:value="8.04597547854564E-020" calcext:value-type="float">
            <text:p>8.04597547854564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467407226562" calcext:value-type="float">
            <text:p>29.3467407226562</text:p>
          </table:table-cell>
          <table:table-cell office:value-type="float" office:value="-20.2010345458984" calcext:value-type="float">
            <text:p>-20.2010345458984</text:p>
          </table:table-cell>
          <table:table-cell office:value-type="float" office:value="1" calcext:value-type="float">
            <text:p>1</text:p>
          </table:table-cell>
          <table:table-cell office:value-type="float" office:value="3.03161896449076E-022" calcext:value-type="float">
            <text:p>3.03161896449076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0162039.JP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.4065017700195" calcext:value-type="float">
            <text:p>18.4065017700195</text:p>
          </table:table-cell>
          <table:table-cell table:style-name="ce2" office:value-type="float" office:value="-11.9300355911255" calcext:value-type="float">
            <text:p>-11.93003559112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0000000000668358733158306" calcext:value-type="float">
            <text:p>6.68358733158306E-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0162040.JP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.0824413299561" calcext:value-type="float">
            <text:p>16.0824413299561</text:p>
          </table:table-cell>
          <table:table-cell table:style-name="ce2" office:value-type="float" office:value="-9.81162166595459" calcext:value-type="float">
            <text:p>-9.811621665954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00000000568004454234994" calcext:value-type="float">
            <text:p>5.68004454234994E-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G0162041.JP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22955123335123" calcext:value-type="float">
            <text:p>-0.022955123335123</text:p>
          </table:table-cell>
          <table:table-cell table:style-name="ce3" office:value-type="float" office:value="5.07203578948975" calcext:value-type="float">
            <text:p>5.07203578948975</text:p>
          </table:table-cell>
          <table:table-cell table:style-name="ce3" office:value-type="float" office:value="0.0060900477692484" calcext:value-type="float">
            <text:p>0.006090047769248</text:p>
          </table:table-cell>
          <table:table-cell table:style-name="ce3" office:value-type="float" office:value="0.993909955024719" calcext:value-type="float">
            <text:p>0.9939099550247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G0162042.JP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5.62707471847534" calcext:value-type="float">
            <text:p>-5.62707471847534</text:p>
          </table:table-cell>
          <table:table-cell table:style-name="ce3" office:value-type="float" office:value="11.0306091308594" calcext:value-type="float">
            <text:p>11.0306091308594</text:p>
          </table:table-cell>
          <table:table-cell table:style-name="ce3" office:value-type="float" office:value="0.0000000582988022301834" calcext:value-type="float">
            <text:p>5.82988022301834E-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026702880859" calcext:value-type="float">
            <text:p>7.25026702880859</text:p>
          </table:table-cell>
          <table:table-cell office:value-type="float" office:value="-2.49795937538147" calcext:value-type="float">
            <text:p>-2.49795937538147</text:p>
          </table:table-cell>
          <table:table-cell office:value-type="float" office:value="0.99994158744812" calcext:value-type="float">
            <text:p>0.99994158744812</text:p>
          </table:table-cell>
          <table:table-cell office:value-type="float" office:value="0.0000583947476116009" calcext:value-type="float">
            <text:p>5.83947476116009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675098419189" calcext:value-type="float">
            <text:p>8.58675098419189</text:p>
          </table:table-cell>
          <table:table-cell office:value-type="float" office:value="-3.24616527557373" calcext:value-type="float">
            <text:p>-3.24616527557373</text:p>
          </table:table-cell>
          <table:table-cell office:value-type="float" office:value="0.999992728233337" calcext:value-type="float">
            <text:p>0.999992728233337</text:p>
          </table:table-cell>
          <table:table-cell office:value-type="float" office:value="0.0000072615043791302" calcext:value-type="float">
            <text:p>7.2615043791302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815464019775" calcext:value-type="float">
            <text:p>9.99815464019775</text:p>
          </table:table-cell>
          <table:table-cell office:value-type="float" office:value="-4.61951875686646" calcext:value-type="float">
            <text:p>-4.61951875686646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.000000448357752702577" calcext:value-type="float">
            <text:p>4.4835775270257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399707794189" calcext:value-type="float">
            <text:p>10.6399707794189</text:p>
          </table:table-cell>
          <table:table-cell office:value-type="float" office:value="-5.46042728424072" calcext:value-type="float">
            <text:p>-5.4604272842407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01785403217036" calcext:value-type="float">
            <text:p>1.0178540321703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70871734619" calcext:value-type="float">
            <text:p>10.0670871734619</text:p>
          </table:table-cell>
          <table:table-cell office:value-type="float" office:value="-4.630286693573" calcext:value-type="float">
            <text:p>-4.630286693573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414010401073028" calcext:value-type="float">
            <text:p>4.1401040107302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394786834717" calcext:value-type="float">
            <text:p>8.36394786834717</text:p>
          </table:table-cell>
          <table:table-cell office:value-type="float" office:value="-3.14741086959839" calcext:value-type="float">
            <text:p>-3.14741086959839</text:p>
          </table:table-cell>
          <table:table-cell office:value-type="float" office:value="0.999989986419678" calcext:value-type="float">
            <text:p>0.999989986419678</text:p>
          </table:table-cell>
          <table:table-cell office:value-type="float" office:value="0.0000100155839390936" calcext:value-type="float">
            <text:p>1.0015583939093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303056716919" calcext:value-type="float">
            <text:p>6.22303056716919</text:p>
          </table:table-cell>
          <table:table-cell office:value-type="float" office:value="-1.33647966384888" calcext:value-type="float">
            <text:p>-1.33647966384888</text:p>
          </table:table-cell>
          <table:table-cell office:value-type="float" office:value="0.999479115009308" calcext:value-type="float">
            <text:p>0.999479115009308</text:p>
          </table:table-cell>
          <table:table-cell office:value-type="float" office:value="0.00052085891366" calcext:value-type="float">
            <text:p>0.000520858913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62050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.6885509490967" calcext:value-type="float">
            <text:p>10.6885509490967</text:p>
          </table:table-cell>
          <table:table-cell table:style-name="ce4" office:value-type="float" office:value="-5.01193284988403" calcext:value-type="float">
            <text:p>-5.01193284988403</text:p>
          </table:table-cell>
          <table:table-cell table:style-name="ce4" office:value-type="float" office:value="0.99999988079071" calcext:value-type="float">
            <text:p>0.99999988079071</text:p>
          </table:table-cell>
          <table:table-cell table:style-name="ce4" office:value-type="float" office:value="0.00000015183317714218" calcext:value-type="float">
            <text:p>1.5183317714218E-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- not sure if the annotated is correct </text:p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G01620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03587341309" calcext:value-type="float">
            <text:p>26.5903587341309</text:p>
          </table:table-cell>
          <table:table-cell office:value-type="float" office:value="-17.6647548675537" calcext:value-type="float">
            <text:p>-17.6647548675537</text:p>
          </table:table-cell>
          <table:table-cell office:value-type="float" office:value="1" calcext:value-type="float">
            <text:p>1</text:p>
          </table:table-cell>
          <table:table-cell office:value-type="float" office:value="6.02905452860906E-020" calcext:value-type="float">
            <text:p>6.02905452860906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730419158936" calcext:value-type="float">
            <text:p>20.0730419158936</text:p>
          </table:table-cell>
          <table:table-cell office:value-type="float" office:value="-12.7705583572388" calcext:value-type="float">
            <text:p>-12.7705583572388</text:p>
          </table:table-cell>
          <table:table-cell office:value-type="float" office:value="1" calcext:value-type="float">
            <text:p>1</text:p>
          </table:table-cell>
          <table:table-cell office:value-type="float" office:value="5.44760007367478E-015" calcext:value-type="float">
            <text:p>5.4476000736747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419025421143" calcext:value-type="float">
            <text:p>25.0419025421143</text:p>
          </table:table-cell>
          <table:table-cell office:value-type="float" office:value="-16.4822845458984" calcext:value-type="float">
            <text:p>-16.4822845458984</text:p>
          </table:table-cell>
          <table:table-cell office:value-type="float" office:value="1" calcext:value-type="float">
            <text:p>1</text:p>
          </table:table-cell>
          <table:table-cell office:value-type="float" office:value="9.25284956984853E-019" calcext:value-type="float">
            <text:p>9.25284956984853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676189422607" calcext:value-type="float">
            <text:p>28.4676189422607</text:p>
          </table:table-cell>
          <table:table-cell office:value-type="float" office:value="-19.0332736968994" calcext:value-type="float">
            <text:p>-19.0332736968994</text:p>
          </table:table-cell>
          <table:table-cell office:value-type="float" office:value="1" calcext:value-type="float">
            <text:p>1</text:p>
          </table:table-cell>
          <table:table-cell office:value-type="float" office:value="2.34760178827211E-021" calcext:value-type="float">
            <text:p>2.34760178827211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644477844238" calcext:value-type="float">
            <text:p>18.6644477844238</text:p>
          </table:table-cell>
          <table:table-cell office:value-type="float" office:value="-11.7945785522461" calcext:value-type="float">
            <text:p>-11.79457855224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591306924214649" calcext:value-type="float">
            <text:p>5.9130692421464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62056.JP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24207019805908" calcext:value-type="float">
            <text:p>2.24207019805908</text:p>
          </table:table-cell>
          <table:table-cell table:style-name="ce4" office:value-type="float" office:value="3.19583511352539" calcext:value-type="float">
            <text:p>3.19583511352539</text:p>
          </table:table-cell>
          <table:table-cell table:style-name="ce4" office:value-type="float" office:value="0.278128266334534" calcext:value-type="float">
            <text:p>0.278128266334534</text:p>
          </table:table-cell>
          <table:table-cell table:style-name="ce4" office:value-type="float" office:value="0.721871674060822" calcext:value-type="float">
            <text:p>0.72187167406082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- Model</text:p>
          </table:table-cell>
          <table:table-cell table:style-name="ce10" table:number-columns-repeated="1013"/>
        </table:table-row>
        <table:table-row table:style-name="ro1">
          <table:table-cell table:style-name="ce4" office:value-type="string" calcext:value-type="string">
            <text:p>G0162057.JPG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.04443621635437" calcext:value-type="float">
            <text:p>2.04443621635437</text:p>
          </table:table-cell>
          <table:table-cell table:style-name="ce4" office:value-type="float" office:value="2.43619990348816" calcext:value-type="float">
            <text:p>2.43619990348816</text:p>
          </table:table-cell>
          <table:table-cell table:style-name="ce4" office:value-type="float" office:value="0.403292804956436" calcext:value-type="float">
            <text:p>0.403292804956436</text:p>
          </table:table-cell>
          <table:table-cell table:style-name="ce4" office:value-type="float" office:value="0.596707224845886" calcext:value-type="float">
            <text:p>0.5967072248458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G01620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904150009155" calcext:value-type="float">
            <text:p>15.5904150009155</text:p>
          </table:table-cell>
          <table:table-cell office:value-type="float" office:value="-9.37255477905273" calcext:value-type="float">
            <text:p>-9.372554779052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44118441139374" calcext:value-type="float">
            <text:p>1.4411844113937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519271850586" calcext:value-type="float">
            <text:p>20.9519271850586</text:p>
          </table:table-cell>
          <table:table-cell office:value-type="float" office:value="-13.3656396865845" calcext:value-type="float">
            <text:p>-13.3656396865845</text:p>
          </table:table-cell>
          <table:table-cell office:value-type="float" office:value="1" calcext:value-type="float">
            <text:p>1</text:p>
          </table:table-cell>
          <table:table-cell office:value-type="float" office:value="1.24758604004403E-015" calcext:value-type="float">
            <text:p>1.2475860400440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047275543213" calcext:value-type="float">
            <text:p>16.8047275543213</text:p>
          </table:table-cell>
          <table:table-cell office:value-type="float" office:value="-10.6044960021973" calcext:value-type="float">
            <text:p>-10.60449600219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24831861427616" calcext:value-type="float">
            <text:p>1.2483186142761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451168060303" calcext:value-type="float">
            <text:p>19.1451168060303</text:p>
          </table:table-cell>
          <table:table-cell office:value-type="float" office:value="-12.1042852401733" calcext:value-type="float">
            <text:p>-12.104285240173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68261009516184" calcext:value-type="float">
            <text:p>2.6826100951618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800453186035" calcext:value-type="float">
            <text:p>14.9800453186035</text:p>
          </table:table-cell>
          <table:table-cell office:value-type="float" office:value="-8.38784694671631" calcext:value-type="float">
            <text:p>-8.387846946716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10318123764431" calcext:value-type="float">
            <text:p>7.1031812376443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62063.JP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5514452457428" calcext:value-type="float">
            <text:p>1.5514452457428</text:p>
          </table:table-cell>
          <table:table-cell table:style-name="ce4" office:value-type="float" office:value="3.41257953643799" calcext:value-type="float">
            <text:p>3.41257953643799</text:p>
          </table:table-cell>
          <table:table-cell table:style-name="ce4" office:value-type="float" office:value="0.134570896625519" calcext:value-type="float">
            <text:p>0.134570896625519</text:p>
          </table:table-cell>
          <table:table-cell table:style-name="ce4" office:value-type="float" office:value="0.865429103374481" calcext:value-type="float">
            <text:p>0.86542910337448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- Model</text:p>
          </table:table-cell>
          <table:table-cell table:style-name="ce10" table:number-columns-repeated="1013"/>
        </table:table-row>
        <table:table-row table:style-name="ro1">
          <table:table-cell table:style-name="ce4" office:value-type="string" calcext:value-type="string">
            <text:p>G0162064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.38150930404663" calcext:value-type="float">
            <text:p>7.38150930404663</text:p>
          </table:table-cell>
          <table:table-cell table:style-name="ce4" office:value-type="float" office:value="-2.67850852012634" calcext:value-type="float">
            <text:p>-2.67850852012634</text:p>
          </table:table-cell>
          <table:table-cell table:style-name="ce4" office:value-type="float" office:value="0.999957203865051" calcext:value-type="float">
            <text:p>0.999957203865051</text:p>
          </table:table-cell>
          <table:table-cell table:style-name="ce4" office:value-type="float" office:value="0.0000427534614573233" calcext:value-type="float">
            <text:p>4.27534614573233E-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G01620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207920074463" calcext:value-type="float">
            <text:p>28.0207920074463</text:p>
          </table:table-cell>
          <table:table-cell office:value-type="float" office:value="-18.3981647491455" calcext:value-type="float">
            <text:p>-18.3981647491455</text:p>
          </table:table-cell>
          <table:table-cell office:value-type="float" office:value="1" calcext:value-type="float">
            <text:p>1</text:p>
          </table:table-cell>
          <table:table-cell office:value-type="float" office:value="6.92633062014029E-021" calcext:value-type="float">
            <text:p>6.9263306201402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937511444092" calcext:value-type="float">
            <text:p>30.3937511444092</text:p>
          </table:table-cell>
          <table:table-cell office:value-type="float" office:value="-20.0666847229004" calcext:value-type="float">
            <text:p>-20.0666847229004</text:p>
          </table:table-cell>
          <table:table-cell office:value-type="float" office:value="1" calcext:value-type="float">
            <text:p>1</text:p>
          </table:table-cell>
          <table:table-cell office:value-type="float" office:value="1.21706003193801E-022" calcext:value-type="float">
            <text:p>1.21706003193801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289468765259" calcext:value-type="float">
            <text:p>13.5289468765259</text:p>
          </table:table-cell>
          <table:table-cell office:value-type="float" office:value="-7.41778659820557" calcext:value-type="float">
            <text:p>-7.417786598205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99740829116047" calcext:value-type="float">
            <text:p>7.9974082911604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518661499023" calcext:value-type="float">
            <text:p>27.9518661499023</text:p>
          </table:table-cell>
          <table:table-cell office:value-type="float" office:value="-18.4166831970215" calcext:value-type="float">
            <text:p>-18.4166831970215</text:p>
          </table:table-cell>
          <table:table-cell office:value-type="float" office:value="1" calcext:value-type="float">
            <text:p>1</text:p>
          </table:table-cell>
          <table:table-cell office:value-type="float" office:value="7.28441823822549E-021" calcext:value-type="float">
            <text:p>7.2844182382254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74196434021" calcext:value-type="float">
            <text:p>14.474196434021</text:p>
          </table:table-cell>
          <table:table-cell office:value-type="float" office:value="-8.12591743469238" calcext:value-type="float">
            <text:p>-8.1259174346923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53071971764618" calcext:value-type="float">
            <text:p>1.53071971764618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748386383057" calcext:value-type="float">
            <text:p>5.85748386383057</text:p>
          </table:table-cell>
          <table:table-cell office:value-type="float" office:value="-1.24686145782471" calcext:value-type="float">
            <text:p>-1.24686145782471</text:p>
          </table:table-cell>
          <table:table-cell office:value-type="float" office:value="0.999179184436798" calcext:value-type="float">
            <text:p>0.999179184436798</text:p>
          </table:table-cell>
          <table:table-cell office:value-type="float" office:value="0.0008208529907278" calcext:value-type="float">
            <text:p>0.0008208529907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7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82696533203125" calcext:value-type="float">
            <text:p>-2.82696533203125</text:p>
          </table:table-cell>
          <table:table-cell office:value-type="float" office:value="7.82507085800171" calcext:value-type="float">
            <text:p>7.82507085800171</text:p>
          </table:table-cell>
          <table:table-cell office:value-type="float" office:value="0.0000236520627368009" calcext:value-type="float">
            <text:p>2.36520627368009E-05</text:p>
          </table:table-cell>
          <table:table-cell office:value-type="float" office:value="0.999976396560669" calcext:value-type="float">
            <text:p>0.9999763965606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7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5838541984558" calcext:value-type="float">
            <text:p>0.225838541984558</text:p>
          </table:table-cell>
          <table:table-cell office:value-type="float" office:value="4.10322380065918" calcext:value-type="float">
            <text:p>4.10322380065918</text:p>
          </table:table-cell>
          <table:table-cell office:value-type="float" office:value="0.0202848985791206" calcext:value-type="float">
            <text:p>0.020284898579121</text:p>
          </table:table-cell>
          <table:table-cell office:value-type="float" office:value="0.97971510887146" calcext:value-type="float">
            <text:p>0.979715108871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7953662872314" calcext:value-type="float">
            <text:p>8.37953662872314</text:p>
          </table:table-cell>
          <table:table-cell office:value-type="float" office:value="-3.50851941108704" calcext:value-type="float">
            <text:p>-3.50851941108704</text:p>
          </table:table-cell>
          <table:table-cell office:value-type="float" office:value="0.999993085861206" calcext:value-type="float">
            <text:p>0.999993085861206</text:p>
          </table:table-cell>
          <table:table-cell office:value-type="float" office:value="0.00000687194960846682" calcext:value-type="float">
            <text:p>6.87194960846682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16500473022" calcext:value-type="float">
            <text:p>10.3016500473022</text:p>
          </table:table-cell>
          <table:table-cell office:value-type="float" office:value="-4.86739921569824" calcext:value-type="float">
            <text:p>-4.86739921569824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58324462265591" calcext:value-type="float">
            <text:p>2.5832446226559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852787017822" calcext:value-type="float">
            <text:p>12.3852787017822</text:p>
          </table:table-cell>
          <table:table-cell office:value-type="float" office:value="-6.21239280700684" calcext:value-type="float">
            <text:p>-6.212392807006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837787528240597" calcext:value-type="float">
            <text:p>8.3778752824059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0106525421143" calcext:value-type="float">
            <text:p>9.00106525421143</text:p>
          </table:table-cell>
          <table:table-cell office:value-type="float" office:value="-3.53802347183228" calcext:value-type="float">
            <text:p>-3.53802347183228</text:p>
          </table:table-cell>
          <table:table-cell office:value-type="float" office:value="0.999996423721314" calcext:value-type="float">
            <text:p>0.999996423721314</text:p>
          </table:table-cell>
          <table:table-cell office:value-type="float" office:value="0.00000358377906195528" calcext:value-type="float">
            <text:p>3.58377906195528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62077.JP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20289349555969" calcext:value-type="float">
            <text:p>2.20289349555969</text:p>
          </table:table-cell>
          <table:table-cell table:style-name="ce4" office:value-type="float" office:value="2.81765556335449" calcext:value-type="float">
            <text:p>2.81765556335449</text:p>
          </table:table-cell>
          <table:table-cell table:style-name="ce4" office:value-type="float" office:value="0.350973695516586" calcext:value-type="float">
            <text:p>0.350973695516586</text:p>
          </table:table-cell>
          <table:table-cell table:style-name="ce4" office:value-type="float" office:value="0.649026334285736" calcext:value-type="float">
            <text:p>0.64902633428573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3">
            <text:p>- not sure if the annoatated one is correct</text:p>
          </table:table-cell>
          <table:table-cell table:style-name="ce10" table:number-columns-repeated="1013"/>
        </table:table-row>
        <table:table-row table:style-name="ro1">
          <table:table-cell table:style-name="ce4" office:value-type="string" calcext:value-type="string">
            <text:p>G0162078.JP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6.11799764633179" calcext:value-type="float">
            <text:p>-6.11799764633179</text:p>
          </table:table-cell>
          <table:table-cell table:style-name="ce4" office:value-type="float" office:value="11.6640462875366" calcext:value-type="float">
            <text:p>11.6640462875366</text:p>
          </table:table-cell>
          <table:table-cell table:style-name="ce4" office:value-type="float" office:value="0.0000000189389819382768" calcext:value-type="float">
            <text:p>1.89389819382768E-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covered-table-cell table:style-name="ce10"/>
          <table:table-cell table:style-name="ce10" table:number-columns-repeated="1013"/>
        </table:table-row>
        <table:table-row table:style-name="ro1">
          <table:table-cell table:style-name="ce4" office:value-type="string" calcext:value-type="string">
            <text:p>G0162079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.04589033126831" calcext:value-type="float">
            <text:p>6.04589033126831</text:p>
          </table:table-cell>
          <table:table-cell table:style-name="ce4" office:value-type="float" office:value="-1.60245382785797" calcext:value-type="float">
            <text:p>-1.60245382785797</text:p>
          </table:table-cell>
          <table:table-cell table:style-name="ce4" office:value-type="float" office:value="0.999523401260376" calcext:value-type="float">
            <text:p>0.999523401260376</text:p>
          </table:table-cell>
          <table:table-cell table:style-name="ce4" office:value-type="float" office:value="0.0004766058409586" calcext:value-type="float">
            <text:p>0.000476605840959</text:p>
          </table:table-cell>
          <table:table-cell table:number-columns-repeated="3" table:style-name="ce4" office:value-type="float" office:value="0" calcext:value-type="float">
            <text:p>0</text:p>
          </table:table-cell>
          <table:covered-table-cell table:style-name="ce10"/>
          <table:table-cell table:style-name="ce10" table:number-columns-repeated="1013"/>
        </table:table-row>
        <table:table-row table:style-name="ro1">
          <table:table-cell office:value-type="string" calcext:value-type="string">
            <text:p>G01620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689304351807" calcext:value-type="float">
            <text:p>9.62689304351807</text:p>
          </table:table-cell>
          <table:table-cell office:value-type="float" office:value="-4.43888378143311" calcext:value-type="float">
            <text:p>-4.43888378143311</text:p>
          </table:table-cell>
          <table:table-cell office:value-type="float" office:value="0.999999165534973" calcext:value-type="float">
            <text:p>0.999999165534973</text:p>
          </table:table-cell>
          <table:table-cell office:value-type="float" office:value="0.000000778592777805898" calcext:value-type="float">
            <text:p>7.7859277780589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960830688477" calcext:value-type="float">
            <text:p>23.6960830688477</text:p>
          </table:table-cell>
          <table:table-cell office:value-type="float" office:value="-14.7923355102539" calcext:value-type="float">
            <text:p>-14.7923355102539</text:p>
          </table:table-cell>
          <table:table-cell office:value-type="float" office:value="1" calcext:value-type="float">
            <text:p>1</text:p>
          </table:table-cell>
          <table:table-cell office:value-type="float" office:value="1.92615920862893E-017" calcext:value-type="float">
            <text:p>1.9261592086289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814422607422" calcext:value-type="float">
            <text:p>21.6814422607422</text:p>
          </table:table-cell>
          <table:table-cell office:value-type="float" office:value="-13.7230834960938" calcext:value-type="float">
            <text:p>-13.7230834960938</text:p>
          </table:table-cell>
          <table:table-cell office:value-type="float" office:value="1" calcext:value-type="float">
            <text:p>1</text:p>
          </table:table-cell>
          <table:table-cell office:value-type="float" office:value="4.20736140917347E-016" calcext:value-type="float">
            <text:p>4.2073614091734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442054748535" calcext:value-type="float">
            <text:p>17.7442054748535</text:p>
          </table:table-cell>
          <table:table-cell office:value-type="float" office:value="-10.8411493301392" calcext:value-type="float">
            <text:p>-10.84114933013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85069011182501" calcext:value-type="float">
            <text:p>3.8506901118250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12668800354" calcext:value-type="float">
            <text:p>12.312668800354</text:p>
          </table:table-cell>
          <table:table-cell office:value-type="float" office:value="-6.37242698669434" calcext:value-type="float">
            <text:p>-6.372426986694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767654118050132" calcext:value-type="float">
            <text:p>7.6765411805013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1154804229736" calcext:value-type="float">
            <text:p>-5.51154804229736</text:p>
          </table:table-cell>
          <table:table-cell office:value-type="float" office:value="11.1801204681397" calcext:value-type="float">
            <text:p>11.1801204681397</text:p>
          </table:table-cell>
          <table:table-cell office:value-type="float" office:value="0.0000000563507995821055" calcext:value-type="float">
            <text:p>5.63507995821055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0431747436523" calcext:value-type="float">
            <text:p>5.30431747436523</text:p>
          </table:table-cell>
          <table:table-cell office:value-type="float" office:value="-1.31222331523895" calcext:value-type="float">
            <text:p>-1.31222331523895</text:p>
          </table:table-cell>
          <table:table-cell office:value-type="float" office:value="0.998663783073425" calcext:value-type="float">
            <text:p>0.998663783073425</text:p>
          </table:table-cell>
          <table:table-cell office:value-type="float" office:value="0.0013362633762881" calcext:value-type="float">
            <text:p>0.001336263376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736629486084" calcext:value-type="float">
            <text:p>9.13736629486084</text:p>
          </table:table-cell>
          <table:table-cell office:value-type="float" office:value="-4.24243688583374" calcext:value-type="float">
            <text:p>-4.24243688583374</text:p>
          </table:table-cell>
          <table:table-cell office:value-type="float" office:value="0.999998450279236" calcext:value-type="float">
            <text:p>0.999998450279236</text:p>
          </table:table-cell>
          <table:table-cell office:value-type="float" office:value="0.00000154605470470415" calcext:value-type="float">
            <text:p>1.5460547047041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753570556641" calcext:value-type="float">
            <text:p>11.9753570556641</text:p>
          </table:table-cell>
          <table:table-cell office:value-type="float" office:value="-6.3973970413208" calcext:value-type="float">
            <text:p>-6.3973970413208</text:p>
          </table:table-cell>
          <table:table-cell office:value-type="float" office:value="1" calcext:value-type="float">
            <text:p>1</text:p>
          </table:table-cell>
          <table:table-cell office:value-type="float" office:value="0.0000000104909467779635" calcext:value-type="float">
            <text:p>1.0490946777963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712985992432" calcext:value-type="float">
            <text:p>17.0712985992432</text:p>
          </table:table-cell>
          <table:table-cell office:value-type="float" office:value="-10.7208547592163" calcext:value-type="float">
            <text:p>-10.72085475921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51180291614601" calcext:value-type="float">
            <text:p>8.5118029161460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300245285034" calcext:value-type="float">
            <text:p>15.0300245285034</text:p>
          </table:table-cell>
          <table:table-cell office:value-type="float" office:value="-9.0948657989502" calcext:value-type="float">
            <text:p>-9.09486579895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33191321755244" calcext:value-type="float">
            <text:p>3.3319132175524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036675453186" calcext:value-type="float">
            <text:p>5.8036675453186</text:p>
          </table:table-cell>
          <table:table-cell office:value-type="float" office:value="-1.30541098117828" calcext:value-type="float">
            <text:p>-1.30541098117828</text:p>
          </table:table-cell>
          <table:table-cell office:value-type="float" office:value="0.999182999134064" calcext:value-type="float">
            <text:p>0.999182999134064</text:p>
          </table:table-cell>
          <table:table-cell office:value-type="float" office:value="0.0008169802022166" calcext:value-type="float">
            <text:p>0.0008169802022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5856444835663" calcext:value-type="float">
            <text:p>0.265856444835663</text:p>
          </table:table-cell>
          <table:table-cell office:value-type="float" office:value="4.67102241516113" calcext:value-type="float">
            <text:p>4.67102241516113</text:p>
          </table:table-cell>
          <table:table-cell office:value-type="float" office:value="0.0120666930451989" calcext:value-type="float">
            <text:p>0.012066693045199</text:p>
          </table:table-cell>
          <table:table-cell office:value-type="float" office:value="0.987933337688446" calcext:value-type="float">
            <text:p>0.9879333376884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04133796691895" calcext:value-type="float">
            <text:p>-5.04133796691895</text:p>
          </table:table-cell>
          <table:table-cell office:value-type="float" office:value="10.2574186325073" calcext:value-type="float">
            <text:p>10.2574186325073</text:p>
          </table:table-cell>
          <table:table-cell office:value-type="float" office:value="0.000000226899899757882" calcext:value-type="float">
            <text:p>2.26899899757882E-07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7307109832764" calcext:value-type="float">
            <text:p>9.47307109832764</text:p>
          </table:table-cell>
          <table:table-cell office:value-type="float" office:value="-4.42649936676025" calcext:value-type="float">
            <text:p>-4.42649936676025</text:p>
          </table:table-cell>
          <table:table-cell office:value-type="float" office:value="0.999999046325684" calcext:value-type="float">
            <text:p>0.999999046325684</text:p>
          </table:table-cell>
          <table:table-cell office:value-type="float" office:value="0.000000919375338526152" calcext:value-type="float">
            <text:p>9.19375338526152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084964752197" calcext:value-type="float">
            <text:p>10.8084964752197</text:p>
          </table:table-cell>
          <table:table-cell office:value-type="float" office:value="-5.09843826293945" calcext:value-type="float">
            <text:p>-5.09843826293945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23511100014184" calcext:value-type="float">
            <text:p>1.23511100014184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7416229248" calcext:value-type="float">
            <text:p>18.277416229248</text:p>
          </table:table-cell>
          <table:table-cell office:value-type="float" office:value="-11.0465497970581" calcext:value-type="float">
            <text:p>-11.046549797058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83976762318551" calcext:value-type="float">
            <text:p>1.8397676231855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022937774658" calcext:value-type="float">
            <text:p>20.3022937774658</text:p>
          </table:table-cell>
          <table:table-cell office:value-type="float" office:value="-12.8308696746826" calcext:value-type="float">
            <text:p>-12.8308696746826</text:p>
          </table:table-cell>
          <table:table-cell office:value-type="float" office:value="1" calcext:value-type="float">
            <text:p>1</text:p>
          </table:table-cell>
          <table:table-cell office:value-type="float" office:value="4.07802572499573E-015" calcext:value-type="float">
            <text:p>4.0780257249957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173114776611" calcext:value-type="float">
            <text:p>22.6173114776611</text:p>
          </table:table-cell>
          <table:table-cell office:value-type="float" office:value="-14.8694009780884" calcext:value-type="float">
            <text:p>-14.8694009780884</text:p>
          </table:table-cell>
          <table:table-cell office:value-type="float" office:value="1" calcext:value-type="float">
            <text:p>1</text:p>
          </table:table-cell>
          <table:table-cell office:value-type="float" office:value="5.24477937117861E-017" calcext:value-type="float">
            <text:p>5.2447793711786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0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625129699707" calcext:value-type="float">
            <text:p>9.4625129699707</text:p>
          </table:table-cell>
          <table:table-cell office:value-type="float" office:value="-4.03504514694214" calcext:value-type="float">
            <text:p>-4.03504514694214</text:p>
          </table:table-cell>
          <table:table-cell office:value-type="float" office:value="0.999998569488525" calcext:value-type="float">
            <text:p>0.999998569488525</text:p>
          </table:table-cell>
          <table:table-cell office:value-type="float" office:value="0.00000137430845370545" calcext:value-type="float">
            <text:p>1.3743084537054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0248794555664" calcext:value-type="float">
            <text:p>-3.70248794555664</text:p>
          </table:table-cell>
          <table:table-cell office:value-type="float" office:value="9.10541343688965" calcext:value-type="float">
            <text:p>9.10541343688965</text:p>
          </table:table-cell>
          <table:table-cell office:value-type="float" office:value="0.00000273903719971713" calcext:value-type="float">
            <text:p>2.73903719971713E-06</text:p>
          </table:table-cell>
          <table:table-cell office:value-type="float" office:value="0.99999725818634" calcext:value-type="float">
            <text:p>0.999997258186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71385478973389" calcext:value-type="float">
            <text:p>-4.71385478973389</text:p>
          </table:table-cell>
          <table:table-cell office:value-type="float" office:value="9.9619951248169" calcext:value-type="float">
            <text:p>9.9619951248169</text:p>
          </table:table-cell>
          <table:table-cell office:value-type="float" office:value="0.000000423018292394772" calcext:value-type="float">
            <text:p>4.23018292394772E-07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143802642822" calcext:value-type="float">
            <text:p>9.62143802642822</text:p>
          </table:table-cell>
          <table:table-cell office:value-type="float" office:value="-4.48377752304077" calcext:value-type="float">
            <text:p>-4.48377752304077</text:p>
          </table:table-cell>
          <table:table-cell office:value-type="float" office:value="0.999999284744263" calcext:value-type="float">
            <text:p>0.999999284744263</text:p>
          </table:table-cell>
          <table:table-cell office:value-type="float" office:value="0.00000074848418307738" calcext:value-type="float">
            <text:p>7.484841830773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854145050049" calcext:value-type="float">
            <text:p>13.4854145050049</text:p>
          </table:table-cell>
          <table:table-cell office:value-type="float" office:value="-7.83146047592163" calcext:value-type="float">
            <text:p>-7.831460475921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52330015057833" calcext:value-type="float">
            <text:p>5.52330015057833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895685195923" calcext:value-type="float">
            <text:p>15.1895685195923</text:p>
          </table:table-cell>
          <table:table-cell office:value-type="float" office:value="-9.20178127288818" calcext:value-type="float">
            <text:p>-9.201781272888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55253301134628" calcext:value-type="float">
            <text:p>2.5525330113462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013315200806" calcext:value-type="float">
            <text:p>12.8013315200806</text:p>
          </table:table-cell>
          <table:table-cell office:value-type="float" office:value="-7.18868923187256" calcext:value-type="float">
            <text:p>-7.188689231872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208182537875246" calcext:value-type="float">
            <text:p>2.0818253787524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1347637176514" calcext:value-type="float">
            <text:p>8.01347637176514</text:p>
          </table:table-cell>
          <table:table-cell office:value-type="float" office:value="-3.41536426544189" calcext:value-type="float">
            <text:p>-3.41536426544189</text:p>
          </table:table-cell>
          <table:table-cell office:value-type="float" office:value="0.999989151954651" calcext:value-type="float">
            <text:p>0.999989151954651</text:p>
          </table:table-cell>
          <table:table-cell office:value-type="float" office:value="0.000010877093700401" calcext:value-type="float">
            <text:p>1.0877093700401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1372323036194" calcext:value-type="float">
            <text:p>-1.41372323036194</text:p>
          </table:table-cell>
          <table:table-cell office:value-type="float" office:value="6.96185064315796" calcext:value-type="float">
            <text:p>6.96185064315796</text:p>
          </table:table-cell>
          <table:table-cell office:value-type="float" office:value="0.0002303744549863" calcext:value-type="float">
            <text:p>0.000230374454986</text:p>
          </table:table-cell>
          <table:table-cell office:value-type="float" office:value="0.999769628047943" calcext:value-type="float">
            <text:p>0.999769628047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97103142738342" calcext:value-type="float">
            <text:p>-1.97103142738342</text:p>
          </table:table-cell>
          <table:table-cell office:value-type="float" office:value="6.28740930557251" calcext:value-type="float">
            <text:p>6.28740930557251</text:p>
          </table:table-cell>
          <table:table-cell office:value-type="float" office:value="0.0002589954819995" calcext:value-type="float">
            <text:p>0.000258995482</text:p>
          </table:table-cell>
          <table:table-cell office:value-type="float" office:value="0.999741017818451" calcext:value-type="float">
            <text:p>0.9997410178184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027086257935" calcext:value-type="float">
            <text:p>6.73027086257935</text:p>
          </table:table-cell>
          <table:table-cell office:value-type="float" office:value="-2.44480347633362" calcext:value-type="float">
            <text:p>-2.44480347633362</text:p>
          </table:table-cell>
          <table:table-cell office:value-type="float" office:value="0.99989640712738" calcext:value-type="float">
            <text:p>0.99989640712738</text:p>
          </table:table-cell>
          <table:table-cell office:value-type="float" office:value="0.0001035787718137" calcext:value-type="float">
            <text:p>0.0001035787718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813640594482" calcext:value-type="float">
            <text:p>8.11813640594482</text:p>
          </table:table-cell>
          <table:table-cell office:value-type="float" office:value="-3.62027645111084" calcext:value-type="float">
            <text:p>-3.62027645111084</text:p>
          </table:table-cell>
          <table:table-cell office:value-type="float" office:value="0.9999920129776" calcext:value-type="float">
            <text:p>0.9999920129776</text:p>
          </table:table-cell>
          <table:table-cell office:value-type="float" office:value="0.00000798120709077921" calcext:value-type="float">
            <text:p>7.9812070907792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519870758057" calcext:value-type="float">
            <text:p>12.1519870758057</text:p>
          </table:table-cell>
          <table:table-cell office:value-type="float" office:value="-6.86960649490356" calcext:value-type="float">
            <text:p>-6.869606494903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548311174242144" calcext:value-type="float">
            <text:p>5.4831117424214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918167114258" calcext:value-type="float">
            <text:p>14.2918167114258</text:p>
          </table:table-cell>
          <table:table-cell office:value-type="float" office:value="-8.09451770782471" calcext:value-type="float">
            <text:p>-8.094517707824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89556592644635" calcext:value-type="float">
            <text:p>1.89556592644635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082738876343" calcext:value-type="float">
            <text:p>15.2082738876343</text:p>
          </table:table-cell>
          <table:table-cell office:value-type="float" office:value="-8.91371726989746" calcext:value-type="float">
            <text:p>-8.9137172698974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34158672954388" calcext:value-type="float">
            <text:p>3.3415867295438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833532333374" calcext:value-type="float">
            <text:p>5.8833532333374</text:p>
          </table:table-cell>
          <table:table-cell office:value-type="float" office:value="-0.838689208030701" calcext:value-type="float">
            <text:p>-0.838689208030701</text:p>
          </table:table-cell>
          <table:table-cell office:value-type="float" office:value="0.998797297477722" calcext:value-type="float">
            <text:p>0.998797297477722</text:p>
          </table:table-cell>
          <table:table-cell office:value-type="float" office:value="0.0012026282493025" calcext:value-type="float">
            <text:p>0.0012026282493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7917914390564" calcext:value-type="float">
            <text:p>-4.7917914390564</text:p>
          </table:table-cell>
          <table:table-cell office:value-type="float" office:value="10.0045166015625" calcext:value-type="float">
            <text:p>10.0045166015625</text:p>
          </table:table-cell>
          <table:table-cell office:value-type="float" office:value="0.000000375011609321518" calcext:value-type="float">
            <text:p>3.75011609321518E-07</text:p>
          </table:table-cell>
          <table:table-cell office:value-type="float" office:value="0.999999642372131" calcext:value-type="float">
            <text:p>0.9999996423721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501735687256" calcext:value-type="float">
            <text:p>24.2501735687256</text:p>
          </table:table-cell>
          <table:table-cell office:value-type="float" office:value="-15.2396183013916" calcext:value-type="float">
            <text:p>-15.2396183013916</text:p>
          </table:table-cell>
          <table:table-cell office:value-type="float" office:value="1" calcext:value-type="float">
            <text:p>1</text:p>
          </table:table-cell>
          <table:table-cell office:value-type="float" office:value="7.07621912048083E-018" calcext:value-type="float">
            <text:p>7.0762191204808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398506164551" calcext:value-type="float">
            <text:p>30.1398506164551</text:p>
          </table:table-cell>
          <table:table-cell office:value-type="float" office:value="-19.948450088501" calcext:value-type="float">
            <text:p>-19.948450088501</text:p>
          </table:table-cell>
          <table:table-cell office:value-type="float" office:value="1" calcext:value-type="float">
            <text:p>1</text:p>
          </table:table-cell>
          <table:table-cell office:value-type="float" office:value="1.76573929724563E-022" calcext:value-type="float">
            <text:p>1.76573929724563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772239685059" calcext:value-type="float">
            <text:p>24.3772239685059</text:p>
          </table:table-cell>
          <table:table-cell office:value-type="float" office:value="-15.9532651901245" calcext:value-type="float">
            <text:p>-15.9532651901245</text:p>
          </table:table-cell>
          <table:table-cell office:value-type="float" office:value="1" calcext:value-type="float">
            <text:p>1</text:p>
          </table:table-cell>
          <table:table-cell office:value-type="float" office:value="3.05274623977875E-018" calcext:value-type="float">
            <text:p>3.0527462397787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454849243164" calcext:value-type="float">
            <text:p>22.6454849243164</text:p>
          </table:table-cell>
          <table:table-cell office:value-type="float" office:value="-14.5818786621094" calcext:value-type="float">
            <text:p>-14.5818786621094</text:p>
          </table:table-cell>
          <table:table-cell office:value-type="float" office:value="1" calcext:value-type="float">
            <text:p>1</text:p>
          </table:table-cell>
          <table:table-cell office:value-type="float" office:value="6.79769086462197E-017" calcext:value-type="float">
            <text:p>6.79769086462197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499273300171" calcext:value-type="float">
            <text:p>10.4499273300171</text:p>
          </table:table-cell>
          <table:table-cell office:value-type="float" office:value="-5.04563331604004" calcext:value-type="float">
            <text:p>-5.04563331604004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186364601972855" calcext:value-type="float">
            <text:p>1.86364601972855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8054628372192" calcext:value-type="float">
            <text:p>6.68054628372192</text:p>
          </table:table-cell>
          <table:table-cell office:value-type="float" office:value="-2.05380821228027" calcext:value-type="float">
            <text:p>-2.05380821228027</text:p>
          </table:table-cell>
          <table:table-cell office:value-type="float" office:value="0.999839067459106" calcext:value-type="float">
            <text:p>0.999839067459106</text:p>
          </table:table-cell>
          <table:table-cell office:value-type="float" office:value="0.0001609342143638" calcext:value-type="float">
            <text:p>0.000160934214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1218056678772" calcext:value-type="float">
            <text:p>-4.1218056678772</text:p>
          </table:table-cell>
          <table:table-cell office:value-type="float" office:value="9.45182132720947" calcext:value-type="float">
            <text:p>9.45182132720947</text:p>
          </table:table-cell>
          <table:table-cell office:value-type="float" office:value="0.00000127364353375015" calcext:value-type="float">
            <text:p>1.27364353375015E-06</text:p>
          </table:table-cell>
          <table:table-cell office:value-type="float" office:value="0.999998688697815" calcext:value-type="float">
            <text:p>0.9999986886978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6680068969727" calcext:value-type="float">
            <text:p>8.46680068969727</text:p>
          </table:table-cell>
          <table:table-cell office:value-type="float" office:value="-3.83195304870606" calcext:value-type="float">
            <text:p>-3.83195304870606</text:p>
          </table:table-cell>
          <table:table-cell office:value-type="float" office:value="0.999995470046997" calcext:value-type="float">
            <text:p>0.999995470046997</text:p>
          </table:table-cell>
          <table:table-cell office:value-type="float" office:value="0.00000455740018878714" calcext:value-type="float">
            <text:p>4.5574001887871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239688873291" calcext:value-type="float">
            <text:p>20.3239688873291</text:p>
          </table:table-cell>
          <table:table-cell office:value-type="float" office:value="-12.8847942352295" calcext:value-type="float">
            <text:p>-12.8847942352295</text:p>
          </table:table-cell>
          <table:table-cell office:value-type="float" office:value="1" calcext:value-type="float">
            <text:p>1</text:p>
          </table:table-cell>
          <table:table-cell office:value-type="float" office:value="3.78109366665452E-015" calcext:value-type="float">
            <text:p>3.7810936666545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2056427002" calcext:value-type="float">
            <text:p>21.932056427002</text:p>
          </table:table-cell>
          <table:table-cell office:value-type="float" office:value="-13.9395895004272" calcext:value-type="float">
            <text:p>-13.9395895004272</text:p>
          </table:table-cell>
          <table:table-cell office:value-type="float" office:value="1" calcext:value-type="float">
            <text:p>1</text:p>
          </table:table-cell>
          <table:table-cell office:value-type="float" office:value="2.63719181795314E-016" calcext:value-type="float">
            <text:p>2.6371918179531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225105285645" calcext:value-type="float">
            <text:p>18.0225105285645</text:p>
          </table:table-cell>
          <table:table-cell office:value-type="float" office:value="-11.0911817550659" calcext:value-type="float">
            <text:p>-11.09118175506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2703024085257" calcext:value-type="float">
            <text:p>2.2703024085257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293575286865" calcext:value-type="float">
            <text:p>17.4293575286865</text:p>
          </table:table-cell>
          <table:table-cell office:value-type="float" office:value="-10.7481575012207" calcext:value-type="float">
            <text:p>-10.74815750122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78976211591809" calcext:value-type="float">
            <text:p>5.78976211591809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460256576538" calcext:value-type="float">
            <text:p>11.6460256576538</text:p>
          </table:table-cell>
          <table:table-cell office:value-type="float" office:value="-5.62571382522583" calcext:value-type="float">
            <text:p>-5.62571382522583</text:p>
          </table:table-cell>
          <table:table-cell office:value-type="float" office:value="1" calcext:value-type="float">
            <text:p>1</text:p>
          </table:table-cell>
          <table:table-cell office:value-type="float" office:value="0.0000000315484953716805" calcext:value-type="float">
            <text:p>3.1548495371680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2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273737430573" calcext:value-type="float">
            <text:p>1.03273737430573</text:p>
          </table:table-cell>
          <table:table-cell office:value-type="float" office:value="4.37600469589233" calcext:value-type="float">
            <text:p>4.37600469589233</text:p>
          </table:table-cell>
          <table:table-cell office:value-type="float" office:value="0.0341163240373134" calcext:value-type="float">
            <text:p>0.034116324037313</text:p>
          </table:table-cell>
          <table:table-cell office:value-type="float" office:value="0.965883672237396" calcext:value-type="float">
            <text:p>0.9658836722373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3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16144180297852" calcext:value-type="float">
            <text:p>-3.16144180297852</text:p>
          </table:table-cell>
          <table:table-cell office:value-type="float" office:value="8.1722993850708" calcext:value-type="float">
            <text:p>8.1722993850708</text:p>
          </table:table-cell>
          <table:table-cell office:value-type="float" office:value="0.0000119622682177578" calcext:value-type="float">
            <text:p>1.19622682177578E-05</text:p>
          </table:table-cell>
          <table:table-cell office:value-type="float" office:value="0.999988079071045" calcext:value-type="float">
            <text:p>0.999988079071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307193756104" calcext:value-type="float">
            <text:p>23.4307193756104</text:p>
          </table:table-cell>
          <table:table-cell office:value-type="float" office:value="-14.9802570343018" calcext:value-type="float">
            <text:p>-14.9802570343018</text:p>
          </table:table-cell>
          <table:table-cell office:value-type="float" office:value="1" calcext:value-type="float">
            <text:p>1</text:p>
          </table:table-cell>
          <table:table-cell office:value-type="float" office:value="2.08125325737691E-017" calcext:value-type="float">
            <text:p>2.0812532573769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160545349121" calcext:value-type="float">
            <text:p>22.1160545349121</text:p>
          </table:table-cell>
          <table:table-cell office:value-type="float" office:value="-13.941463470459" calcext:value-type="float">
            <text:p>-13.941463470459</text:p>
          </table:table-cell>
          <table:table-cell office:value-type="float" office:value="1" calcext:value-type="float">
            <text:p>1</text:p>
          </table:table-cell>
          <table:table-cell office:value-type="float" office:value="2.18987279206586E-016" calcext:value-type="float">
            <text:p>2.18987279206586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932388305664" calcext:value-type="float">
            <text:p>16.0932388305664</text:p>
          </table:table-cell>
          <table:table-cell office:value-type="float" office:value="-9.42226505279541" calcext:value-type="float">
            <text:p>-9.4222650527954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29388207418402" calcext:value-type="float">
            <text:p>8.29388207418402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05199432373" calcext:value-type="float">
            <text:p>22.505199432373</text:p>
          </table:table-cell>
          <table:table-cell office:value-type="float" office:value="-14.606990814209" calcext:value-type="float">
            <text:p>-14.606990814209</text:p>
          </table:table-cell>
          <table:table-cell office:value-type="float" office:value="1" calcext:value-type="float">
            <text:p>1</text:p>
          </table:table-cell>
          <table:table-cell office:value-type="float" office:value="7.62747080953189E-017" calcext:value-type="float">
            <text:p>7.62747080953189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269386291504" calcext:value-type="float">
            <text:p>20.8269386291504</text:p>
          </table:table-cell>
          <table:table-cell office:value-type="float" office:value="-13.5893335342407" calcext:value-type="float">
            <text:p>-13.5893335342407</text:p>
          </table:table-cell>
          <table:table-cell office:value-type="float" office:value="1" calcext:value-type="float">
            <text:p>1</text:p>
          </table:table-cell>
          <table:table-cell office:value-type="float" office:value="1.13032491640851E-015" calcext:value-type="float">
            <text:p>1.1303249164085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62136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.02659034729004" calcext:value-type="float">
            <text:p>7.02659034729004</text:p>
          </table:table-cell>
          <table:table-cell table:style-name="ce4" office:value-type="float" office:value="-2.13504004478455" calcext:value-type="float">
            <text:p>-2.13504004478455</text:p>
          </table:table-cell>
          <table:table-cell table:style-name="ce4" office:value-type="float" office:value="0.999894976615906" calcext:value-type="float">
            <text:p>0.999894976615906</text:p>
          </table:table-cell>
          <table:table-cell table:style-name="ce4" office:value-type="float" office:value="0.0001049805359798" calcext:value-type="float">
            <text:p>0.000104980535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- seems to skip to the next one </text:p>
          </table:table-cell>
          <table:table-cell table:style-name="ce10" table:number-columns-repeated="1013"/>
        </table:table-row>
        <table:table-row table:style-name="ro1">
          <table:table-cell table:style-name="ce4" office:value-type="string" calcext:value-type="string">
            <text:p>G0162137.JPG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.7553567886353" calcext:value-type="float">
            <text:p>14.7553567886353</text:p>
          </table:table-cell>
          <table:table-cell table:style-name="ce4" office:value-type="float" office:value="-8.804518699646" calcext:value-type="float">
            <text:p>-8.8045186996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0000000586240916922165" calcext:value-type="float">
            <text:p>5.86240916922165E-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table:style-name="ce4" office:value-type="string" calcext:value-type="string">
            <text:p>G0162138.JPG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5.31996059417725" calcext:value-type="float">
            <text:p>-5.31996059417725</text:p>
          </table:table-cell>
          <table:table-cell table:style-name="ce4" office:value-type="float" office:value="10.8315315246582" calcext:value-type="float">
            <text:p>10.8315315246582</text:p>
          </table:table-cell>
          <table:table-cell table:style-name="ce4" office:value-type="float" office:value="0.0000000967153965802936" calcext:value-type="float">
            <text:p>9.67153965802936E-08</text:p>
          </table:table-cell>
          <table:table-cell table:style-name="ce4" office:value-type="float" office:value="0.99999988079071" calcext:value-type="float">
            <text:p>0.9999998807907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G016213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395810127258" calcext:value-type="float">
            <text:p>2.13395810127258</text:p>
          </table:table-cell>
          <table:table-cell office:value-type="float" office:value="2.40919733047485" calcext:value-type="float">
            <text:p>2.40919733047485</text:p>
          </table:table-cell>
          <table:table-cell office:value-type="float" office:value="0.431621342897415" calcext:value-type="float">
            <text:p>0.431621342897415</text:p>
          </table:table-cell>
          <table:table-cell office:value-type="float" office:value="0.568378686904907" calcext:value-type="float">
            <text:p>0.5683786869049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181427001953" calcext:value-type="float">
            <text:p>23.5181427001953</text:p>
          </table:table-cell>
          <table:table-cell office:value-type="float" office:value="-15.3760051727295" calcext:value-type="float">
            <text:p>-15.3760051727295</text:p>
          </table:table-cell>
          <table:table-cell office:value-type="float" office:value="1" calcext:value-type="float">
            <text:p>1</text:p>
          </table:table-cell>
          <table:table-cell office:value-type="float" office:value="1.28376454106566E-017" calcext:value-type="float">
            <text:p>1.28376454106566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50897216797" calcext:value-type="float">
            <text:p>19.7950897216797</text:p>
          </table:table-cell>
          <table:table-cell office:value-type="float" office:value="-12.0788764953613" calcext:value-type="float">
            <text:p>-12.078876495361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43652230817073" calcext:value-type="float">
            <text:p>1.4365223081707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77659606934" calcext:value-type="float">
            <text:p>26.5577659606934</text:p>
          </table:table-cell>
          <table:table-cell office:value-type="float" office:value="-17.6871242523193" calcext:value-type="float">
            <text:p>-17.6871242523193</text:p>
          </table:table-cell>
          <table:table-cell office:value-type="float" office:value="1" calcext:value-type="float">
            <text:p>1</text:p>
          </table:table-cell>
          <table:table-cell office:value-type="float" office:value="6.09100777154987E-020" calcext:value-type="float">
            <text:p>6.09100777154987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462760925293" calcext:value-type="float">
            <text:p>25.0462760925293</text:p>
          </table:table-cell>
          <table:table-cell office:value-type="float" office:value="-16.7899703979492" calcext:value-type="float">
            <text:p>-16.7899703979492</text:p>
          </table:table-cell>
          <table:table-cell office:value-type="float" office:value="1" calcext:value-type="float">
            <text:p>1</text:p>
          </table:table-cell>
          <table:table-cell office:value-type="float" office:value="6.77249938925941E-019" calcext:value-type="float">
            <text:p>6.77249938925941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99626159668" calcext:value-type="float">
            <text:p>9.6999626159668</text:p>
          </table:table-cell>
          <table:table-cell office:value-type="float" office:value="-4.76155710220337" calcext:value-type="float">
            <text:p>-4.76155710220337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.000000524133383805747" calcext:value-type="float">
            <text:p>5.2413338380574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02779531478882" calcext:value-type="float">
            <text:p>-6.02779531478882</text:p>
          </table:table-cell>
          <table:table-cell office:value-type="float" office:value="12.1679172515869" calcext:value-type="float">
            <text:p>12.1679172515869</text:p>
          </table:table-cell>
          <table:table-cell office:value-type="float" office:value="0.0000000125228227787488" calcext:value-type="float">
            <text:p>1.25228227787488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5727863311768" calcext:value-type="float">
            <text:p>8.55727863311768</text:p>
          </table:table-cell>
          <table:table-cell office:value-type="float" office:value="-3.93531966209412" calcext:value-type="float">
            <text:p>-3.93531966209412</text:p>
          </table:table-cell>
          <table:table-cell office:value-type="float" office:value="0.999996304512024" calcext:value-type="float">
            <text:p>0.999996304512024</text:p>
          </table:table-cell>
          <table:table-cell office:value-type="float" office:value="0.00000375432432520029" calcext:value-type="float">
            <text:p>3.75432432520029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933128356934" calcext:value-type="float">
            <text:p>28.4933128356934</text:p>
          </table:table-cell>
          <table:table-cell office:value-type="float" office:value="-19.016674041748" calcext:value-type="float">
            <text:p>-19.016674041748</text:p>
          </table:table-cell>
          <table:table-cell office:value-type="float" office:value="1" calcext:value-type="float">
            <text:p>1</text:p>
          </table:table-cell>
          <table:table-cell office:value-type="float" office:value="2.32634894147414E-021" calcext:value-type="float">
            <text:p>2.32634894147414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6672706604" calcext:value-type="float">
            <text:p>24.66672706604</text:p>
          </table:table-cell>
          <table:table-cell office:value-type="float" office:value="-16.2687873840332" calcext:value-type="float">
            <text:p>-16.2687873840332</text:p>
          </table:table-cell>
          <table:table-cell office:value-type="float" office:value="1" calcext:value-type="float">
            <text:p>1</text:p>
          </table:table-cell>
          <table:table-cell office:value-type="float" office:value="1.66698286388027E-018" calcext:value-type="float">
            <text:p>1.66698286388027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65721893311" calcext:value-type="float">
            <text:p>24.8165721893311</text:p>
          </table:table-cell>
          <table:table-cell office:value-type="float" office:value="-16.3609294891357" calcext:value-type="float">
            <text:p>-16.3609294891357</text:p>
          </table:table-cell>
          <table:table-cell office:value-type="float" office:value="1" calcext:value-type="float">
            <text:p>1</text:p>
          </table:table-cell>
          <table:table-cell office:value-type="float" office:value="1.30869444123903E-018" calcext:value-type="float">
            <text:p>1.3086944412390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931114196777" calcext:value-type="float">
            <text:p>22.6931114196777</text:p>
          </table:table-cell>
          <table:table-cell office:value-type="float" office:value="-14.8806667327881" calcext:value-type="float">
            <text:p>-14.8806667327881</text:p>
          </table:table-cell>
          <table:table-cell office:value-type="float" office:value="1" calcext:value-type="float">
            <text:p>1</text:p>
          </table:table-cell>
          <table:table-cell office:value-type="float" office:value="4.8074671792953E-017" calcext:value-type="float">
            <text:p>4.807467179295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62151.JP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6.09764099121094" calcext:value-type="float">
            <text:p>-6.09764099121094</text:p>
          </table:table-cell>
          <table:table-cell table:style-name="ce4" office:value-type="float" office:value="11.5333375930786" calcext:value-type="float">
            <text:p>11.5333375930786</text:p>
          </table:table-cell>
          <table:table-cell table:style-name="ce4" office:value-type="float" office:value="0.000000022027423440818" calcext:value-type="float">
            <text:p>2.2027423440818E-08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mages skip from 50.jpg to get here. Not sequential in nature</text:p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G01621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121879577637" calcext:value-type="float">
            <text:p>16.0121879577637</text:p>
          </table:table-cell>
          <table:table-cell office:value-type="float" office:value="-9.78154754638672" calcext:value-type="float">
            <text:p>-9.7815475463867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27947043321808" calcext:value-type="float">
            <text:p>6.2794704332180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831848144531" calcext:value-type="float">
            <text:p>32.9831848144531</text:p>
          </table:table-cell>
          <table:table-cell office:value-type="float" office:value="-22.2499008178711" calcext:value-type="float">
            <text:p>-22.2499008178711</text:p>
          </table:table-cell>
          <table:table-cell office:value-type="float" office:value="1" calcext:value-type="float">
            <text:p>1</text:p>
          </table:table-cell>
          <table:table-cell office:value-type="float" office:value="1.02937986205747E-024" calcext:value-type="float">
            <text:p>1.02937986205747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966087341309" calcext:value-type="float">
            <text:p>25.9966087341309</text:p>
          </table:table-cell>
          <table:table-cell office:value-type="float" office:value="-17.1143207550049" calcext:value-type="float">
            <text:p>-17.1143207550049</text:p>
          </table:table-cell>
          <table:table-cell office:value-type="float" office:value="1" calcext:value-type="float">
            <text:p>1</text:p>
          </table:table-cell>
          <table:table-cell office:value-type="float" office:value="1.89304251064761E-019" calcext:value-type="float">
            <text:p>1.89304251064761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360370635986" calcext:value-type="float">
            <text:p>24.9360370635986</text:p>
          </table:table-cell>
          <table:table-cell office:value-type="float" office:value="-16.5943012237549" calcext:value-type="float">
            <text:p>-16.5943012237549</text:p>
          </table:table-cell>
          <table:table-cell office:value-type="float" office:value="1" calcext:value-type="float">
            <text:p>1</text:p>
          </table:table-cell>
          <table:table-cell office:value-type="float" office:value="9.19609050416667E-019" calcext:value-type="float">
            <text:p>9.19609050416667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04028320313" calcext:value-type="float">
            <text:p>16.1004028320313</text:p>
          </table:table-cell>
          <table:table-cell office:value-type="float" office:value="-9.74986457824707" calcext:value-type="float">
            <text:p>-9.749864578247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593432768203339" calcext:value-type="float">
            <text:p>5.9343276820333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252321243286" calcext:value-type="float">
            <text:p>11.7252321243286</text:p>
          </table:table-cell>
          <table:table-cell office:value-type="float" office:value="-6.21188354492188" calcext:value-type="float">
            <text:p>-6.21188354492188</text:p>
          </table:table-cell>
          <table:table-cell office:value-type="float" office:value="1" calcext:value-type="float">
            <text:p>1</text:p>
          </table:table-cell>
          <table:table-cell office:value-type="float" office:value="0.0000000162184772278806" calcext:value-type="float">
            <text:p>1.6218477227880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5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8504114151001" calcext:value-type="float">
            <text:p>-2.8504114151001</text:p>
          </table:table-cell>
          <table:table-cell office:value-type="float" office:value="8.30885791778564" calcext:value-type="float">
            <text:p>8.30885791778564</text:p>
          </table:table-cell>
          <table:table-cell office:value-type="float" office:value="0.0000142424514706363" calcext:value-type="float">
            <text:p>1.42424514706363E-05</text:p>
          </table:table-cell>
          <table:table-cell office:value-type="float" office:value="0.999985814094543" calcext:value-type="float">
            <text:p>0.9999858140945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5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76095533370972" calcext:value-type="float">
            <text:p>-4.76095533370972</text:p>
          </table:table-cell>
          <table:table-cell office:value-type="float" office:value="9.90641593933106" calcext:value-type="float">
            <text:p>9.90641593933106</text:p>
          </table:table-cell>
          <table:table-cell office:value-type="float" office:value="0.000000426619976678921" calcext:value-type="float">
            <text:p>4.26619976678921E-07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100234985352" calcext:value-type="float">
            <text:p>18.1100234985352</text:p>
          </table:table-cell>
          <table:table-cell office:value-type="float" office:value="-10.7532157897949" calcext:value-type="float">
            <text:p>-10.75321578979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91644936282684" calcext:value-type="float">
            <text:p>2.9164493628268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609188079834" calcext:value-type="float">
            <text:p>18.5609188079834</text:p>
          </table:table-cell>
          <table:table-cell office:value-type="float" office:value="-11.3027753829956" calcext:value-type="float">
            <text:p>-11.30277538299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7241486199151" calcext:value-type="float">
            <text:p>1.0724148619915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684810638428" calcext:value-type="float">
            <text:p>22.4684810638428</text:p>
          </table:table-cell>
          <table:table-cell office:value-type="float" office:value="-14.7228984832764" calcext:value-type="float">
            <text:p>-14.7228984832764</text:p>
          </table:table-cell>
          <table:table-cell office:value-type="float" office:value="1" calcext:value-type="float">
            <text:p>1</text:p>
          </table:table-cell>
          <table:table-cell office:value-type="float" office:value="7.04675296182822E-017" calcext:value-type="float">
            <text:p>7.0467529618282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09279632568" calcext:value-type="float">
            <text:p>25.9609279632568</text:p>
          </table:table-cell>
          <table:table-cell office:value-type="float" office:value="-17.229040145874" calcext:value-type="float">
            <text:p>-17.229040145874</text:p>
          </table:table-cell>
          <table:table-cell office:value-type="float" office:value="1" calcext:value-type="float">
            <text:p>1</text:p>
          </table:table-cell>
          <table:table-cell office:value-type="float" office:value="1.7491827481806E-019" calcext:value-type="float">
            <text:p>1.749182748180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879875183105" calcext:value-type="float">
            <text:p>16.4879875183105</text:p>
          </table:table-cell>
          <table:table-cell office:value-type="float" office:value="-9.58578491210938" calcext:value-type="float">
            <text:p>-9.5857849121093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74574589695576" calcext:value-type="float">
            <text:p>4.7457458969557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422178268433" calcext:value-type="float">
            <text:p>10.4422178268433</text:p>
          </table:table-cell>
          <table:table-cell office:value-type="float" office:value="-5.048011302948" calcext:value-type="float">
            <text:p>-5.048011302948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187360953418647" calcext:value-type="float">
            <text:p>1.8736095341864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00148439407349" calcext:value-type="float">
            <text:p>-6.00148439407349</text:p>
          </table:table-cell>
          <table:table-cell office:value-type="float" office:value="11.3335981369019" calcext:value-type="float">
            <text:p>11.3335981369019</text:p>
          </table:table-cell>
          <table:table-cell office:value-type="float" office:value="0.0000000296120923337639" calcext:value-type="float">
            <text:p>2.96120923337639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8733215332031" calcext:value-type="float">
            <text:p>9.68733215332031</text:p>
          </table:table-cell>
          <table:table-cell office:value-type="float" office:value="-5.13683891296387" calcext:value-type="float">
            <text:p>-5.13683891296387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64707034350431" calcext:value-type="float">
            <text:p>3.6470703435043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233108520508" calcext:value-type="float">
            <text:p>34.8233108520508</text:p>
          </table:table-cell>
          <table:table-cell office:value-type="float" office:value="-22.938850402832" calcext:value-type="float">
            <text:p>-22.938850402832</text:p>
          </table:table-cell>
          <table:table-cell office:value-type="float" office:value="1" calcext:value-type="float">
            <text:p>1</text:p>
          </table:table-cell>
          <table:table-cell office:value-type="float" office:value="8.20752271318043E-026" calcext:value-type="float">
            <text:p>8.20752271318043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872634887695" calcext:value-type="float">
            <text:p>27.6872634887695</text:p>
          </table:table-cell>
          <table:table-cell office:value-type="float" office:value="-17.8116550445557" calcext:value-type="float">
            <text:p>-17.8116550445557</text:p>
          </table:table-cell>
          <table:table-cell office:value-type="float" office:value="1" calcext:value-type="float">
            <text:p>1</text:p>
          </table:table-cell>
          <table:table-cell office:value-type="float" office:value="1.73808725117419E-020" calcext:value-type="float">
            <text:p>1.7380872511741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989490509033" calcext:value-type="float">
            <text:p>30.4989490509033</text:p>
          </table:table-cell>
          <table:table-cell office:value-type="float" office:value="-19.5588703155518" calcext:value-type="float">
            <text:p>-19.5588703155518</text:p>
          </table:table-cell>
          <table:table-cell office:value-type="float" office:value="1" calcext:value-type="float">
            <text:p>1</text:p>
          </table:table-cell>
          <table:table-cell office:value-type="float" office:value="1.82039347402552E-022" calcext:value-type="float">
            <text:p>1.82039347402552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18274307251" calcext:value-type="float">
            <text:p>28.518274307251</text:p>
          </table:table-cell>
          <table:table-cell office:value-type="float" office:value="-18.8685913085937" calcext:value-type="float">
            <text:p>-18.8685913085937</text:p>
          </table:table-cell>
          <table:table-cell office:value-type="float" office:value="1" calcext:value-type="float">
            <text:p>1</text:p>
          </table:table-cell>
          <table:table-cell office:value-type="float" office:value="2.6311559095223E-021" calcext:value-type="float">
            <text:p>2.6311559095223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523899078369" calcext:value-type="float">
            <text:p>9.02523899078369</text:p>
          </table:table-cell>
          <table:table-cell office:value-type="float" office:value="-3.77969908714294" calcext:value-type="float">
            <text:p>-3.77969908714294</text:p>
          </table:table-cell>
          <table:table-cell office:value-type="float" office:value="0.99999725818634" calcext:value-type="float">
            <text:p>0.99999725818634</text:p>
          </table:table-cell>
          <table:table-cell office:value-type="float" office:value="0.00000274716535386688" calcext:value-type="float">
            <text:p>2.74716535386688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846942543983" calcext:value-type="float">
            <text:p>0.157846942543983</text:p>
          </table:table-cell>
          <table:table-cell office:value-type="float" office:value="4.89215707778931" calcext:value-type="float">
            <text:p>4.89215707778931</text:p>
          </table:table-cell>
          <table:table-cell office:value-type="float" office:value="0.0087119443342089" calcext:value-type="float">
            <text:p>0.008711944334209</text:p>
          </table:table-cell>
          <table:table-cell office:value-type="float" office:value="0.991288125514984" calcext:value-type="float">
            <text:p>0.991288125514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80196857452393" calcext:value-type="float">
            <text:p>-4.80196857452393</text:p>
          </table:table-cell>
          <table:table-cell office:value-type="float" office:value="10.17360496521" calcext:value-type="float">
            <text:p>10.17360496521</text:p>
          </table:table-cell>
          <table:table-cell office:value-type="float" office:value="0.00000031346633022622" calcext:value-type="float">
            <text:p>3.1346633022622E-07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757469177246" calcext:value-type="float">
            <text:p>19.1757469177246</text:p>
          </table:table-cell>
          <table:table-cell office:value-type="float" office:value="-12.0831909179688" calcext:value-type="float">
            <text:p>-12.08319091796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65714811536078" calcext:value-type="float">
            <text:p>2.65714811536078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127185821533" calcext:value-type="float">
            <text:p>18.6127185821533</text:p>
          </table:table-cell>
          <table:table-cell office:value-type="float" office:value="-11.7343425750732" calcext:value-type="float">
            <text:p>-11.734342575073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61361292337084" calcext:value-type="float">
            <text:p>6.6136129233708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04040145874" calcext:value-type="float">
            <text:p>23.104040145874</text:p>
          </table:table-cell>
          <table:table-cell office:value-type="float" office:value="-15.0013360977173" calcext:value-type="float">
            <text:p>-15.0013360977173</text:p>
          </table:table-cell>
          <table:table-cell office:value-type="float" office:value="1" calcext:value-type="float">
            <text:p>1</text:p>
          </table:table-cell>
          <table:table-cell office:value-type="float" office:value="2.82517218557607E-017" calcext:value-type="float">
            <text:p>2.82517218557607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873516082764" calcext:value-type="float">
            <text:p>23.7873516082764</text:p>
          </table:table-cell>
          <table:table-cell office:value-type="float" office:value="-16.0657196044922" calcext:value-type="float">
            <text:p>-16.0657196044922</text:p>
          </table:table-cell>
          <table:table-cell office:value-type="float" office:value="1" calcext:value-type="float">
            <text:p>1</text:p>
          </table:table-cell>
          <table:table-cell office:value-type="float" office:value="4.92073823181005E-018" calcext:value-type="float">
            <text:p>4.9207382318100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767810821533" calcext:value-type="float">
            <text:p>14.2767810821533</text:p>
          </table:table-cell>
          <table:table-cell office:value-type="float" office:value="-8.49182796478272" calcext:value-type="float">
            <text:p>-8.4918279647827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29335916976281" calcext:value-type="float">
            <text:p>1.2933591697628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5859889984131" calcext:value-type="float">
            <text:p>7.65859889984131</text:p>
          </table:table-cell>
          <table:table-cell office:value-type="float" office:value="-2.68643164634705" calcext:value-type="float">
            <text:p>-2.68643164634705</text:p>
          </table:table-cell>
          <table:table-cell office:value-type="float" office:value="0.999967813491821" calcext:value-type="float">
            <text:p>0.999967813491821</text:p>
          </table:table-cell>
          <table:table-cell office:value-type="float" office:value="0.0000321511324727908" calcext:value-type="float">
            <text:p>3.21511324727908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6226110458374" calcext:value-type="float">
            <text:p>-8.6226110458374</text:p>
          </table:table-cell>
          <table:table-cell office:value-type="float" office:value="15.0470409393311" calcext:value-type="float">
            <text:p>15.0470409393311</text:p>
          </table:table-cell>
          <table:table-cell office:value-type="float" office:value="0.0000000000525292448427805" calcext:value-type="float">
            <text:p>5.25292448427805E-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459669113159" calcext:value-type="float">
            <text:p>15.2459669113159</text:p>
          </table:table-cell>
          <table:table-cell office:value-type="float" office:value="-9.07735347747803" calcext:value-type="float">
            <text:p>-9.077353477478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73222330177125" calcext:value-type="float">
            <text:p>2.7322233017712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302272796631" calcext:value-type="float">
            <text:p>25.4302272796631</text:p>
          </table:table-cell>
          <table:table-cell office:value-type="float" office:value="-16.6753692626953" calcext:value-type="float">
            <text:p>-16.6753692626953</text:p>
          </table:table-cell>
          <table:table-cell office:value-type="float" office:value="1" calcext:value-type="float">
            <text:p>1</text:p>
          </table:table-cell>
          <table:table-cell office:value-type="float" office:value="5.17333902835631E-019" calcext:value-type="float">
            <text:p>5.17333902835631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390468597412" calcext:value-type="float">
            <text:p>20.4390468597412</text:p>
          </table:table-cell>
          <table:table-cell office:value-type="float" office:value="-12.7913990020752" calcext:value-type="float">
            <text:p>-12.7913990020752</text:p>
          </table:table-cell>
          <table:table-cell office:value-type="float" office:value="1" calcext:value-type="float">
            <text:p>1</text:p>
          </table:table-cell>
          <table:table-cell office:value-type="float" office:value="3.69999195602082E-015" calcext:value-type="float">
            <text:p>3.6999919560208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249454498291" calcext:value-type="float">
            <text:p>21.8249454498291</text:p>
          </table:table-cell>
          <table:table-cell office:value-type="float" office:value="-14.2082996368408" calcext:value-type="float">
            <text:p>-14.2082996368408</text:p>
          </table:table-cell>
          <table:table-cell office:value-type="float" office:value="1" calcext:value-type="float">
            <text:p>1</text:p>
          </table:table-cell>
          <table:table-cell office:value-type="float" office:value="2.24367778071333E-016" calcext:value-type="float">
            <text:p>2.2436777807133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70512771606" calcext:value-type="float">
            <text:p>12.4570512771606</text:p>
          </table:table-cell>
          <table:table-cell office:value-type="float" office:value="-6.87725162506104" calcext:value-type="float">
            <text:p>-6.877251625061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401068867006416" calcext:value-type="float">
            <text:p>4.0106886700641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9171371459961" calcext:value-type="float">
            <text:p>6.29171371459961</text:p>
          </table:table-cell>
          <table:table-cell office:value-type="float" office:value="-1.89173758029938" calcext:value-type="float">
            <text:p>-1.89173758029938</text:p>
          </table:table-cell>
          <table:table-cell office:value-type="float" office:value="0.999720871448517" calcext:value-type="float">
            <text:p>0.999720871448517</text:p>
          </table:table-cell>
          <table:table-cell office:value-type="float" office:value="0.0002791584993246" calcext:value-type="float">
            <text:p>0.0002791584993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98908662796021" calcext:value-type="float">
            <text:p>-6.98908662796021</text:p>
          </table:table-cell>
          <table:table-cell office:value-type="float" office:value="12.8368406295776" calcext:value-type="float">
            <text:p>12.8368406295776</text:p>
          </table:table-cell>
          <table:table-cell office:value-type="float" office:value="0.00000000245306464030648" calcext:value-type="float">
            <text:p>2.45306464030648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926376342773" calcext:value-type="float">
            <text:p>26.9926376342773</text:p>
          </table:table-cell>
          <table:table-cell office:value-type="float" office:value="-17.7345314025879" calcext:value-type="float">
            <text:p>-17.7345314025879</text:p>
          </table:table-cell>
          <table:table-cell office:value-type="float" office:value="1" calcext:value-type="float">
            <text:p>1</text:p>
          </table:table-cell>
          <table:table-cell office:value-type="float" office:value="3.76042801126885E-020" calcext:value-type="float">
            <text:p>3.76042801126885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744110107422" calcext:value-type="float">
            <text:p>24.4744110107422</text:p>
          </table:table-cell>
          <table:table-cell office:value-type="float" office:value="-15.4253129959106" calcext:value-type="float">
            <text:p>-15.4253129959106</text:p>
          </table:table-cell>
          <table:table-cell office:value-type="float" office:value="1" calcext:value-type="float">
            <text:p>1</text:p>
          </table:table-cell>
          <table:table-cell office:value-type="float" office:value="4.69645813488364E-018" calcext:value-type="float">
            <text:p>4.69645813488364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796453475952" calcext:value-type="float">
            <text:p>13.8796453475952</text:p>
          </table:table-cell>
          <table:table-cell office:value-type="float" office:value="-7.49280548095703" calcext:value-type="float">
            <text:p>-7.492805480957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22470899877447" calcext:value-type="float">
            <text:p>5.2247089987744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12012481689" calcext:value-type="float">
            <text:p>19.4012012481689</text:p>
          </table:table-cell>
          <table:table-cell office:value-type="float" office:value="-12.3035917282105" calcext:value-type="float">
            <text:p>-12.303591728210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70131124493282" calcext:value-type="float">
            <text:p>1.70131124493282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135292053223" calcext:value-type="float">
            <text:p>12.6135292053223</text:p>
          </table:table-cell>
          <table:table-cell office:value-type="float" office:value="-7.01141309738159" calcext:value-type="float">
            <text:p>-7.011413097381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299913249790507" calcext:value-type="float">
            <text:p>2.9991324979050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5526361465454" calcext:value-type="float">
            <text:p>6.95526361465454</text:p>
          </table:table-cell>
          <table:table-cell office:value-type="float" office:value="-2.08855867385864" calcext:value-type="float">
            <text:p>-2.08855867385864</text:p>
          </table:table-cell>
          <table:table-cell office:value-type="float" office:value="0.999881863594055" calcext:value-type="float">
            <text:p>0.999881863594055</text:p>
          </table:table-cell>
          <table:table-cell office:value-type="float" office:value="0.0001181045372504" calcext:value-type="float">
            <text:p>0.000118104537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81550312042236" calcext:value-type="float">
            <text:p>-2.81550312042236</text:p>
          </table:table-cell>
          <table:table-cell office:value-type="float" office:value="7.95841121673584" calcext:value-type="float">
            <text:p>7.95841121673584</text:p>
          </table:table-cell>
          <table:table-cell office:value-type="float" office:value="0.0000209381978493184" calcext:value-type="float">
            <text:p>2.09381978493184E-05</text:p>
          </table:table-cell>
          <table:table-cell office:value-type="float" office:value="0.999979019165039" calcext:value-type="float">
            <text:p>0.99997901916503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706951141357" calcext:value-type="float">
            <text:p>4.33706951141357</text:p>
          </table:table-cell>
          <table:table-cell office:value-type="float" office:value="0.936876058578491" calcext:value-type="float">
            <text:p>0.936876058578491</text:p>
          </table:table-cell>
          <table:table-cell office:value-type="float" office:value="0.967710614204407" calcext:value-type="float">
            <text:p>0.967710614204407</text:p>
          </table:table-cell>
          <table:table-cell office:value-type="float" office:value="0.0322894193232059" calcext:value-type="float">
            <text:p>0.032289419323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971548080444" calcext:value-type="float">
            <text:p>13.8971548080444</text:p>
          </table:table-cell>
          <table:table-cell office:value-type="float" office:value="-7.983962059021" calcext:value-type="float">
            <text:p>-7.98396205902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14160586434298" calcext:value-type="float">
            <text:p>3.14160586434298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064758300781" calcext:value-type="float">
            <text:p>26.1064758300781</text:p>
          </table:table-cell>
          <table:table-cell office:value-type="float" office:value="-17.0785884857178" calcext:value-type="float">
            <text:p>-17.0785884857178</text:p>
          </table:table-cell>
          <table:table-cell office:value-type="float" office:value="1" calcext:value-type="float">
            <text:p>1</text:p>
          </table:table-cell>
          <table:table-cell office:value-type="float" office:value="1.75777818872079E-019" calcext:value-type="float">
            <text:p>1.75777818872079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1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663639068603" calcext:value-type="float">
            <text:p>27.9663639068603</text:p>
          </table:table-cell>
          <table:table-cell office:value-type="float" office:value="-18.508487701416" calcext:value-type="float">
            <text:p>-18.508487701416</text:p>
          </table:table-cell>
          <table:table-cell office:value-type="float" office:value="1" calcext:value-type="float">
            <text:p>1</text:p>
          </table:table-cell>
          <table:table-cell office:value-type="float" office:value="6.54979340088282E-021" calcext:value-type="float">
            <text:p>6.54979340088282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461292266846" calcext:value-type="float">
            <text:p>24.5461292266846</text:p>
          </table:table-cell>
          <table:table-cell office:value-type="float" office:value="-16.3597507476807" calcext:value-type="float">
            <text:p>-16.3597507476807</text:p>
          </table:table-cell>
          <table:table-cell office:value-type="float" office:value="1" calcext:value-type="float">
            <text:p>1</text:p>
          </table:table-cell>
          <table:table-cell office:value-type="float" office:value="1.71712562203505E-018" calcext:value-type="float">
            <text:p>1.7171256220350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165882110596" calcext:value-type="float">
            <text:p>14.5165882110596</text:p>
          </table:table-cell>
          <table:table-cell office:value-type="float" office:value="-8.45175647735596" calcext:value-type="float">
            <text:p>-8.451756477355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05919092940887" calcext:value-type="float">
            <text:p>1.0591909294088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6795885749161" calcext:value-type="float">
            <text:p>0.001679588574916</text:p>
          </table:table-cell>
          <table:table-cell office:value-type="float" office:value="5.08178424835205" calcext:value-type="float">
            <text:p>5.08178424835205</text:p>
          </table:table-cell>
          <table:table-cell office:value-type="float" office:value="0.0061808167956769" calcext:value-type="float">
            <text:p>0.006180816795677</text:p>
          </table:table-cell>
          <table:table-cell office:value-type="float" office:value="0.993819177150726" calcext:value-type="float">
            <text:p>0.9938191771507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16013288497925" calcext:value-type="float">
            <text:p>-7.16013288497925</text:p>
          </table:table-cell>
          <table:table-cell office:value-type="float" office:value="13.2329702377319" calcext:value-type="float">
            <text:p>13.2329702377319</text:p>
          </table:table-cell>
          <table:table-cell office:value-type="float" office:value="0.00000000139119504805052" calcext:value-type="float">
            <text:p>1.39119504805052E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035598754883" calcext:value-type="float">
            <text:p>15.7035598754883</text:p>
          </table:table-cell>
          <table:table-cell office:value-type="float" office:value="-9.25254726409912" calcext:value-type="float">
            <text:p>-9.252547264099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45110885113597" calcext:value-type="float">
            <text:p>1.45110885113597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307420730591" calcext:value-type="float">
            <text:p>12.1307420730591</text:p>
          </table:table-cell>
          <table:table-cell office:value-type="float" office:value="-6.7048864364624" calcext:value-type="float">
            <text:p>-6.7048864364624</text:p>
          </table:table-cell>
          <table:table-cell office:value-type="float" office:value="1" calcext:value-type="float">
            <text:p>1</text:p>
          </table:table-cell>
          <table:table-cell office:value-type="float" office:value="0.00000000660374777083916" calcext:value-type="float">
            <text:p>6.6037477708391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037979125977" calcext:value-type="float">
            <text:p>22.6037979125977</text:p>
          </table:table-cell>
          <table:table-cell office:value-type="float" office:value="-14.7069511413574" calcext:value-type="float">
            <text:p>-14.7069511413574</text:p>
          </table:table-cell>
          <table:table-cell office:value-type="float" office:value="1" calcext:value-type="float">
            <text:p>1</text:p>
          </table:table-cell>
          <table:table-cell office:value-type="float" office:value="6.25385137560388E-017" calcext:value-type="float">
            <text:p>6.2538513756038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023029327393" calcext:value-type="float">
            <text:p>24.7023029327393</text:p>
          </table:table-cell>
          <table:table-cell office:value-type="float" office:value="-16.5635814666748" calcext:value-type="float">
            <text:p>-16.5635814666748</text:p>
          </table:table-cell>
          <table:table-cell office:value-type="float" office:value="1" calcext:value-type="float">
            <text:p>1</text:p>
          </table:table-cell>
          <table:table-cell office:value-type="float" office:value="1.19799254966833E-018" calcext:value-type="float">
            <text:p>1.1979925496683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850172042847" calcext:value-type="float">
            <text:p>10.5850172042847</text:p>
          </table:table-cell>
          <table:table-cell office:value-type="float" office:value="-5.25472354888916" calcext:value-type="float">
            <text:p>-5.25472354888916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32095479443706" calcext:value-type="float">
            <text:p>1.3209547944370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0522356033325" calcext:value-type="float">
            <text:p>5.70522356033325</text:p>
          </table:table-cell>
          <table:table-cell office:value-type="float" office:value="-0.920056939125061" calcext:value-type="float">
            <text:p>-0.920056939125061</text:p>
          </table:table-cell>
          <table:table-cell office:value-type="float" office:value="0.998675286769867" calcext:value-type="float">
            <text:p>0.998675286769867</text:p>
          </table:table-cell>
          <table:table-cell office:value-type="float" office:value="0.0013246514135971" calcext:value-type="float">
            <text:p>0.0013246514135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3410530090332" calcext:value-type="float">
            <text:p>-5.3410530090332</text:p>
          </table:table-cell>
          <table:table-cell office:value-type="float" office:value="10.5180053710938" calcext:value-type="float">
            <text:p>10.5180053710938</text:p>
          </table:table-cell>
          <table:table-cell office:value-type="float" office:value="0.000000129568192619445" calcext:value-type="float">
            <text:p>1.29568192619445E-07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605623245239" calcext:value-type="float">
            <text:p>10.8605623245239</text:p>
          </table:table-cell>
          <table:table-cell office:value-type="float" office:value="-5.8033618927002" calcext:value-type="float">
            <text:p>-5.8033618927002</text:p>
          </table:table-cell>
          <table:table-cell office:value-type="float" office:value="1" calcext:value-type="float">
            <text:p>1</text:p>
          </table:table-cell>
          <table:table-cell office:value-type="float" office:value="0.0000000579360985852873" calcext:value-type="float">
            <text:p>5.79360985852873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092052459717" calcext:value-type="float">
            <text:p>28.1092052459717</text:p>
          </table:table-cell>
          <table:table-cell office:value-type="float" office:value="-18.9158763885498" calcext:value-type="float">
            <text:p>-18.9158763885498</text:p>
          </table:table-cell>
          <table:table-cell office:value-type="float" office:value="1" calcext:value-type="float">
            <text:p>1</text:p>
          </table:table-cell>
          <table:table-cell office:value-type="float" office:value="3.77803960739477E-021" calcext:value-type="float">
            <text:p>3.77803960739477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709114074707" calcext:value-type="float">
            <text:p>28.5709114074707</text:p>
          </table:table-cell>
          <table:table-cell office:value-type="float" office:value="-18.9334030151367" calcext:value-type="float">
            <text:p>-18.9334030151367</text:p>
          </table:table-cell>
          <table:table-cell office:value-type="float" office:value="1" calcext:value-type="float">
            <text:p>1</text:p>
          </table:table-cell>
          <table:table-cell office:value-type="float" office:value="2.33958261958464E-021" calcext:value-type="float">
            <text:p>2.33958261958464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655708312988" calcext:value-type="float">
            <text:p>29.0655708312988</text:p>
          </table:table-cell>
          <table:table-cell office:value-type="float" office:value="-19.9926128387451" calcext:value-type="float">
            <text:p>-19.9926128387451</text:p>
          </table:table-cell>
          <table:table-cell office:value-type="float" office:value="1" calcext:value-type="float">
            <text:p>1</text:p>
          </table:table-cell>
          <table:table-cell office:value-type="float" office:value="4.94654965561571E-022" calcext:value-type="float">
            <text:p>4.94654965561571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399604797363" calcext:value-type="float">
            <text:p>16.9399604797363</text:p>
          </table:table-cell>
          <table:table-cell office:value-type="float" office:value="-9.9902229309082" calcext:value-type="float">
            <text:p>-9.99022293090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01544033198719" calcext:value-type="float">
            <text:p>2.0154403319871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8668270111084" calcext:value-type="float">
            <text:p>6.18668270111084</text:p>
          </table:table-cell>
          <table:table-cell office:value-type="float" office:value="-1.25157022476196" calcext:value-type="float">
            <text:p>-1.25157022476196</text:p>
          </table:table-cell>
          <table:table-cell office:value-type="float" office:value="0.999412059783936" calcext:value-type="float">
            <text:p>0.999412059783936</text:p>
          </table:table-cell>
          <table:table-cell office:value-type="float" office:value="0.0005879662348888" calcext:value-type="float">
            <text:p>0.0005879662348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69361209869385" calcext:value-type="float">
            <text:p>-8.69361209869385</text:p>
          </table:table-cell>
          <table:table-cell office:value-type="float" office:value="14.6038436889648" calcext:value-type="float">
            <text:p>14.6038436889648</text:p>
          </table:table-cell>
          <table:table-cell office:value-type="float" office:value="0.0000000000762156102118716" calcext:value-type="float">
            <text:p>7.62156102118716E-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655242919922" calcext:value-type="float">
            <text:p>33.3655242919922</text:p>
          </table:table-cell>
          <table:table-cell office:value-type="float" office:value="-21.4127330780029" calcext:value-type="float">
            <text:p>-21.4127330780029</text:p>
          </table:table-cell>
          <table:table-cell office:value-type="float" office:value="1" calcext:value-type="float">
            <text:p>1</text:p>
          </table:table-cell>
          <table:table-cell office:value-type="float" office:value="1.62219946460781E-024" calcext:value-type="float">
            <text:p>1.62219946460781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691326141357" calcext:value-type="float">
            <text:p>13.2691326141357</text:p>
          </table:table-cell>
          <table:table-cell office:value-type="float" office:value="-7.45273590087891" calcext:value-type="float">
            <text:p>-7.452735900878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100139829761758" calcext:value-type="float">
            <text:p>1.0013982976175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55484771729" calcext:value-type="float">
            <text:p>18.7555484771729</text:p>
          </table:table-cell>
          <table:table-cell office:value-type="float" office:value="-11.1801862716675" calcext:value-type="float">
            <text:p>-11.180186271667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99787460738042" calcext:value-type="float">
            <text:p>9.9787460738042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645217895508" calcext:value-type="float">
            <text:p>18.0645217895508</text:p>
          </table:table-cell>
          <table:table-cell office:value-type="float" office:value="-10.8535852432251" calcext:value-type="float">
            <text:p>-10.853585243225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76074383622968" calcext:value-type="float">
            <text:p>2.7607438362296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13330078125" calcext:value-type="float">
            <text:p>21.413330078125</text:p>
          </table:table-cell>
          <table:table-cell office:value-type="float" office:value="-14.0534753799438" calcext:value-type="float">
            <text:p>-14.0534753799438</text:p>
          </table:table-cell>
          <table:table-cell office:value-type="float" office:value="1" calcext:value-type="float">
            <text:p>1</text:p>
          </table:table-cell>
          <table:table-cell office:value-type="float" office:value="3.95332511098447E-016" calcext:value-type="float">
            <text:p>3.9533251109844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159769058228" calcext:value-type="float">
            <text:p>11.0159769058228</text:p>
          </table:table-cell>
          <table:table-cell office:value-type="float" office:value="-5.68858957290649" calcext:value-type="float">
            <text:p>-5.68858957290649</text:p>
          </table:table-cell>
          <table:table-cell office:value-type="float" office:value="1" calcext:value-type="float">
            <text:p>1</text:p>
          </table:table-cell>
          <table:table-cell office:value-type="float" office:value="0.0000000556286821051799" calcext:value-type="float">
            <text:p>5.56286821051799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93681693077087" calcext:value-type="float">
            <text:p>-2.93681693077087</text:p>
          </table:table-cell>
          <table:table-cell office:value-type="float" office:value="7.8389778137207" calcext:value-type="float">
            <text:p>7.8389778137207</text:p>
          </table:table-cell>
          <table:table-cell office:value-type="float" office:value="0.0000208988622034667" calcext:value-type="float">
            <text:p>2.08988622034667E-05</text:p>
          </table:table-cell>
          <table:table-cell office:value-type="float" office:value="0.999979138374329" calcext:value-type="float">
            <text:p>0.9999791383743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682343006134" calcext:value-type="float">
            <text:p>3.9682343006134</text:p>
          </table:table-cell>
          <table:table-cell office:value-type="float" office:value="-0.255616188049316" calcext:value-type="float">
            <text:p>-0.255616188049316</text:p>
          </table:table-cell>
          <table:table-cell office:value-type="float" office:value="0.985569179058075" calcext:value-type="float">
            <text:p>0.985569179058075</text:p>
          </table:table-cell>
          <table:table-cell office:value-type="float" office:value="0.0144308619201183" calcext:value-type="float">
            <text:p>0.014430861920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446739196777" calcext:value-type="float">
            <text:p>22.0446739196777</text:p>
          </table:table-cell>
          <table:table-cell office:value-type="float" office:value="-13.7935333251953" calcext:value-type="float">
            <text:p>-13.7935333251953</text:p>
          </table:table-cell>
          <table:table-cell office:value-type="float" office:value="1" calcext:value-type="float">
            <text:p>1</text:p>
          </table:table-cell>
          <table:table-cell office:value-type="float" office:value="2.72686957835912E-016" calcext:value-type="float">
            <text:p>2.72686957835912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917804718018" calcext:value-type="float">
            <text:p>25.7917804718018</text:p>
          </table:table-cell>
          <table:table-cell office:value-type="float" office:value="-16.7334117889404" calcext:value-type="float">
            <text:p>-16.7334117889404</text:p>
          </table:table-cell>
          <table:table-cell office:value-type="float" office:value="1" calcext:value-type="float">
            <text:p>1</text:p>
          </table:table-cell>
          <table:table-cell office:value-type="float" office:value="3.40050666947494E-019" calcext:value-type="float">
            <text:p>3.40050666947494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73513793945" calcext:value-type="float">
            <text:p>12.5273513793945</text:p>
          </table:table-cell>
          <table:table-cell office:value-type="float" office:value="-6.61110353469849" calcext:value-type="float">
            <text:p>-6.611103534698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487837148455128" calcext:value-type="float">
            <text:p>4.8783714845512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833713531494" calcext:value-type="float">
            <text:p>24.3833713531494</text:p>
          </table:table-cell>
          <table:table-cell office:value-type="float" office:value="-16.1659717559814" calcext:value-type="float">
            <text:p>-16.1659717559814</text:p>
          </table:table-cell>
          <table:table-cell office:value-type="float" office:value="1" calcext:value-type="float">
            <text:p>1</text:p>
          </table:table-cell>
          <table:table-cell office:value-type="float" office:value="2.45269763610905E-018" calcext:value-type="float">
            <text:p>2.4526976361090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802515029907" calcext:value-type="float">
            <text:p>12.7802515029907</text:p>
          </table:table-cell>
          <table:table-cell office:value-type="float" office:value="-7.06354379653931" calcext:value-type="float">
            <text:p>-7.063543796539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240962250153132" calcext:value-type="float">
            <text:p>2.4096225015313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01109981536865" calcext:value-type="float">
            <text:p>-0.601109981536865</text:p>
          </table:table-cell>
          <table:table-cell office:value-type="float" office:value="5.82304573059082" calcext:value-type="float">
            <text:p>5.82304573059082</text:p>
          </table:table-cell>
          <table:table-cell office:value-type="float" office:value="0.0016192755429074" calcext:value-type="float">
            <text:p>0.001619275542907</text:p>
          </table:table-cell>
          <table:table-cell office:value-type="float" office:value="0.998380661010742" calcext:value-type="float">
            <text:p>0.9983806610107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5157642364502" calcext:value-type="float">
            <text:p>-1.75157642364502</text:p>
          </table:table-cell>
          <table:table-cell office:value-type="float" office:value="6.44793796539307" calcext:value-type="float">
            <text:p>6.44793796539307</text:p>
          </table:table-cell>
          <table:table-cell office:value-type="float" office:value="0.0002747114922385" calcext:value-type="float">
            <text:p>0.000274711492239</text:p>
          </table:table-cell>
          <table:table-cell office:value-type="float" office:value="0.99972528219223" calcext:value-type="float">
            <text:p>0.999725282192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593574523926" calcext:value-type="float">
            <text:p>16.7593574523926</text:p>
          </table:table-cell>
          <table:table-cell office:value-type="float" office:value="-10.4099969863892" calcext:value-type="float">
            <text:p>-10.40999698638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8671784478842" calcext:value-type="float">
            <text:p>1.58671784478842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225154876709" calcext:value-type="float">
            <text:p>23.3225154876709</text:p>
          </table:table-cell>
          <table:table-cell office:value-type="float" office:value="-14.8231248855591" calcext:value-type="float">
            <text:p>-14.8231248855591</text:p>
          </table:table-cell>
          <table:table-cell office:value-type="float" office:value="1" calcext:value-type="float">
            <text:p>1</text:p>
          </table:table-cell>
          <table:table-cell office:value-type="float" office:value="2.71367899235188E-017" calcext:value-type="float">
            <text:p>2.7136789923518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371807098389" calcext:value-type="float">
            <text:p>16.7371807098389</text:p>
          </table:table-cell>
          <table:table-cell office:value-type="float" office:value="-9.932448387146" calcext:value-type="float">
            <text:p>-9.93244838714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61533720027907" calcext:value-type="float">
            <text:p>2.6153372002790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892101287842" calcext:value-type="float">
            <text:p>20.9892101287842</text:p>
          </table:table-cell>
          <table:table-cell office:value-type="float" office:value="-13.5485372543335" calcext:value-type="float">
            <text:p>-13.5485372543335</text:p>
          </table:table-cell>
          <table:table-cell office:value-type="float" office:value="1" calcext:value-type="float">
            <text:p>1</text:p>
          </table:table-cell>
          <table:table-cell office:value-type="float" office:value="1.00103041920783E-015" calcext:value-type="float">
            <text:p>1.0010304192078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739791870117" calcext:value-type="float">
            <text:p>15.7739791870117</text:p>
          </table:table-cell>
          <table:table-cell office:value-type="float" office:value="-9.34047031402588" calcext:value-type="float">
            <text:p>-9.340470314025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23860713352464" calcext:value-type="float">
            <text:p>1.2386071335246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892158508301" calcext:value-type="float">
            <text:p>7.29892158508301</text:p>
          </table:table-cell>
          <table:table-cell office:value-type="float" office:value="-2.00508642196655" calcext:value-type="float">
            <text:p>-2.00508642196655</text:p>
          </table:table-cell>
          <table:table-cell office:value-type="float" office:value="0.999908924102783" calcext:value-type="float">
            <text:p>0.999908924102783</text:p>
          </table:table-cell>
          <table:table-cell office:value-type="float" office:value="0.0000910501985345036" calcext:value-type="float">
            <text:p>9.1050198534503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3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41752099990845" calcext:value-type="float">
            <text:p>-7.41752099990845</text:p>
          </table:table-cell>
          <table:table-cell office:value-type="float" office:value="13.1290473937988" calcext:value-type="float">
            <text:p>13.1290473937988</text:p>
          </table:table-cell>
          <table:table-cell office:value-type="float" office:value="0.00000000119327059344698" calcext:value-type="float">
            <text:p>1.19327059344698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8887634277344" calcext:value-type="float">
            <text:p>7.48887634277344</text:p>
          </table:table-cell>
          <table:table-cell office:value-type="float" office:value="-3.06440091133118" calcext:value-type="float">
            <text:p>-3.06440091133118</text:p>
          </table:table-cell>
          <table:table-cell office:value-type="float" office:value="0.999973893165588" calcext:value-type="float">
            <text:p>0.999973893165588</text:p>
          </table:table-cell>
          <table:table-cell office:value-type="float" office:value="0.0000261071018030634" calcext:value-type="float">
            <text:p>2.6107101803063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188110351562" calcext:value-type="float">
            <text:p>23.7188110351562</text:p>
          </table:table-cell>
          <table:table-cell office:value-type="float" office:value="-15.292332649231" calcext:value-type="float">
            <text:p>-15.292332649231</text:p>
          </table:table-cell>
          <table:table-cell office:value-type="float" office:value="1" calcext:value-type="float">
            <text:p>1</text:p>
          </table:table-cell>
          <table:table-cell office:value-type="float" office:value="1.14202598505184E-017" calcext:value-type="float">
            <text:p>1.14202598505184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218383789063" calcext:value-type="float">
            <text:p>30.3218383789063</text:p>
          </table:table-cell>
          <table:table-cell office:value-type="float" office:value="-20.1396770477295" calcext:value-type="float">
            <text:p>-20.1396770477295</text:p>
          </table:table-cell>
          <table:table-cell office:value-type="float" office:value="1" calcext:value-type="float">
            <text:p>1</text:p>
          </table:table-cell>
          <table:table-cell office:value-type="float" office:value="1.21574219246418E-022" calcext:value-type="float">
            <text:p>1.21574219246418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708518981934" calcext:value-type="float">
            <text:p>34.4708518981934</text:p>
          </table:table-cell>
          <table:table-cell office:value-type="float" office:value="-23.3692932128906" calcext:value-type="float">
            <text:p>-23.3692932128906</text:p>
          </table:table-cell>
          <table:table-cell office:value-type="float" office:value="1" calcext:value-type="float">
            <text:p>1</text:p>
          </table:table-cell>
          <table:table-cell office:value-type="float" office:value="7.59178965956182E-026" calcext:value-type="float">
            <text:p>7.59178965956182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057861328125" calcext:value-type="float">
            <text:p>27.8057861328125</text:p>
          </table:table-cell>
          <table:table-cell office:value-type="float" office:value="-18.6112422943115" calcext:value-type="float">
            <text:p>-18.6112422943115</text:p>
          </table:table-cell>
          <table:table-cell office:value-type="float" office:value="1" calcext:value-type="float">
            <text:p>1</text:p>
          </table:table-cell>
          <table:table-cell office:value-type="float" office:value="6.93968667897618E-021" calcext:value-type="float">
            <text:p>6.93968667897618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02251052856" calcext:value-type="float">
            <text:p>10.4602251052856</text:p>
          </table:table-cell>
          <table:table-cell office:value-type="float" office:value="-5.4354419708252" calcext:value-type="float">
            <text:p>-5.435441970825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24910641829956" calcext:value-type="float">
            <text:p>1.2491064182995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4581227302551" calcext:value-type="float">
            <text:p>-3.64581227302551</text:p>
          </table:table-cell>
          <table:table-cell office:value-type="float" office:value="9.36092853546143" calcext:value-type="float">
            <text:p>9.36092853546143</text:p>
          </table:table-cell>
          <table:table-cell office:value-type="float" office:value="0.00000224513973989815" calcext:value-type="float">
            <text:p>2.24513973989815E-06</text:p>
          </table:table-cell>
          <table:table-cell office:value-type="float" office:value="0.999997735023498" calcext:value-type="float">
            <text:p>0.9999977350234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186252593994" calcext:value-type="float">
            <text:p>9.25186252593994</text:p>
          </table:table-cell>
          <table:table-cell office:value-type="float" office:value="-4.53594207763672" calcext:value-type="float">
            <text:p>-4.53594207763672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2809224244993" calcext:value-type="float">
            <text:p>1.0280922424499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316772460937" calcext:value-type="float">
            <text:p>22.0316772460937</text:p>
          </table:table-cell>
          <table:table-cell office:value-type="float" office:value="-14.3315229415894" calcext:value-type="float">
            <text:p>-14.3315229415894</text:p>
          </table:table-cell>
          <table:table-cell office:value-type="float" office:value="1" calcext:value-type="float">
            <text:p>1</text:p>
          </table:table-cell>
          <table:table-cell office:value-type="float" office:value="1.61310410312987E-016" calcext:value-type="float">
            <text:p>1.6131041031298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931392669678" calcext:value-type="float">
            <text:p>27.9931392669678</text:p>
          </table:table-cell>
          <table:table-cell office:value-type="float" office:value="-18.7576141357422" calcext:value-type="float">
            <text:p>-18.7576141357422</text:p>
          </table:table-cell>
          <table:table-cell office:value-type="float" office:value="1" calcext:value-type="float">
            <text:p>1</text:p>
          </table:table-cell>
          <table:table-cell office:value-type="float" office:value="4.97055576581242E-021" calcext:value-type="float">
            <text:p>4.97055576581242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65991973877" calcext:value-type="float">
            <text:p>31.465991973877</text:p>
          </table:table-cell>
          <table:table-cell office:value-type="float" office:value="-20.8250885009766" calcext:value-type="float">
            <text:p>-20.8250885009766</text:p>
          </table:table-cell>
          <table:table-cell office:value-type="float" office:value="1" calcext:value-type="float">
            <text:p>1</text:p>
          </table:table-cell>
          <table:table-cell office:value-type="float" office:value="1.95106758877778E-023" calcext:value-type="float">
            <text:p>1.95106758877778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998092651367" calcext:value-type="float">
            <text:p>26.9998092651367</text:p>
          </table:table-cell>
          <table:table-cell office:value-type="float" office:value="-18.4326610565186" calcext:value-type="float">
            <text:p>-18.4326610565186</text:p>
          </table:table-cell>
          <table:table-cell office:value-type="float" office:value="1" calcext:value-type="float">
            <text:p>1</text:p>
          </table:table-cell>
          <table:table-cell office:value-type="float" office:value="1.85749658870991E-020" calcext:value-type="float">
            <text:p>1.8574965887099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852073669434" calcext:value-type="float">
            <text:p>17.1852073669434</text:p>
          </table:table-cell>
          <table:table-cell office:value-type="float" office:value="-10.8933725357056" calcext:value-type="float">
            <text:p>-10.89337253570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39187270820574" calcext:value-type="float">
            <text:p>6.3918727082057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189477920532" calcext:value-type="float">
            <text:p>5.43189477920532</text:p>
          </table:table-cell>
          <table:table-cell office:value-type="float" office:value="-0.931698322296143" calcext:value-type="float">
            <text:p>-0.931698322296143</text:p>
          </table:table-cell>
          <table:table-cell office:value-type="float" office:value="0.998279809951782" calcext:value-type="float">
            <text:p>0.998279809951782</text:p>
          </table:table-cell>
          <table:table-cell office:value-type="float" office:value="0.0017201998271048" calcext:value-type="float">
            <text:p>0.001720199827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99806118011475" calcext:value-type="float">
            <text:p>-4.99806118011475</text:p>
          </table:table-cell>
          <table:table-cell office:value-type="float" office:value="9.82448291778564" calcext:value-type="float">
            <text:p>9.82448291778564</text:p>
          </table:table-cell>
          <table:table-cell office:value-type="float" office:value="0.000000365300905968979" calcext:value-type="float">
            <text:p>3.65300905968979E-07</text:p>
          </table:table-cell>
          <table:table-cell office:value-type="float" office:value="0.999999642372131" calcext:value-type="float">
            <text:p>0.9999996423721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51183319092" calcext:value-type="float">
            <text:p>19.2951183319092</text:p>
          </table:table-cell>
          <table:table-cell office:value-type="float" office:value="-12.0133724212646" calcext:value-type="float">
            <text:p>-12.013372421264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52868794561314" calcext:value-type="float">
            <text:p>2.5286879456131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276844024658" calcext:value-type="float">
            <text:p>25.8276844024658</text:p>
          </table:table-cell>
          <table:table-cell office:value-type="float" office:value="-16.6070098876953" calcext:value-type="float">
            <text:p>-16.6070098876953</text:p>
          </table:table-cell>
          <table:table-cell office:value-type="float" office:value="1" calcext:value-type="float">
            <text:p>1</text:p>
          </table:table-cell>
          <table:table-cell office:value-type="float" office:value="3.72260743958185E-019" calcext:value-type="float">
            <text:p>3.72260743958185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568183898926" calcext:value-type="float">
            <text:p>33.6568183898926</text:p>
          </table:table-cell>
          <table:table-cell office:value-type="float" office:value="-22.8225345611572" calcext:value-type="float">
            <text:p>-22.8225345611572</text:p>
          </table:table-cell>
          <table:table-cell office:value-type="float" office:value="1" calcext:value-type="float">
            <text:p>1</text:p>
          </table:table-cell>
          <table:table-cell office:value-type="float" office:value="2.96024639938196E-025" calcext:value-type="float">
            <text:p>2.96024639938196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785968780518" calcext:value-type="float">
            <text:p>27.7785968780518</text:p>
          </table:table-cell>
          <table:table-cell office:value-type="float" office:value="-18.7602386474609" calcext:value-type="float">
            <text:p>-18.7602386474609</text:p>
          </table:table-cell>
          <table:table-cell office:value-type="float" office:value="1" calcext:value-type="float">
            <text:p>1</text:p>
          </table:table-cell>
          <table:table-cell office:value-type="float" office:value="6.14386057372417E-021" calcext:value-type="float">
            <text:p>6.14386057372417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013107299805" calcext:value-type="float">
            <text:p>27.6013107299805</text:p>
          </table:table-cell>
          <table:table-cell office:value-type="float" office:value="-18.2437286376953" calcext:value-type="float">
            <text:p>-18.2437286376953</text:p>
          </table:table-cell>
          <table:table-cell office:value-type="float" office:value="1" calcext:value-type="float">
            <text:p>1</text:p>
          </table:table-cell>
          <table:table-cell office:value-type="float" office:value="1.22956746829085E-020" calcext:value-type="float">
            <text:p>1.22956746829085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2862186431885" calcext:value-type="float">
            <text:p>8.32862186431885</text:p>
          </table:table-cell>
          <table:table-cell office:value-type="float" office:value="-3.50630354881287" calcext:value-type="float">
            <text:p>-3.50630354881287</text:p>
          </table:table-cell>
          <table:table-cell office:value-type="float" office:value="0.999992728233337" calcext:value-type="float">
            <text:p>0.999992728233337</text:p>
          </table:table-cell>
          <table:table-cell office:value-type="float" office:value="0.00000724692745279754" calcext:value-type="float">
            <text:p>7.2469274527975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93303608894348" calcext:value-type="float">
            <text:p>-1.93303608894348</text:p>
          </table:table-cell>
          <table:table-cell office:value-type="float" office:value="6.63552808761597" calcext:value-type="float">
            <text:p>6.63552808761597</text:p>
          </table:table-cell>
          <table:table-cell office:value-type="float" office:value="0.0001899491035146" calcext:value-type="float">
            <text:p>0.000189949103515</text:p>
          </table:table-cell>
          <table:table-cell office:value-type="float" office:value="0.999810039997101" calcext:value-type="float">
            <text:p>0.999810039997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30564093589783" calcext:value-type="float">
            <text:p>-2.30564093589783</text:p>
          </table:table-cell>
          <table:table-cell office:value-type="float" office:value="6.82200050354004" calcext:value-type="float">
            <text:p>6.82200050354004</text:p>
          </table:table-cell>
          <table:table-cell office:value-type="float" office:value="0.0001086096599465" calcext:value-type="float">
            <text:p>0.000108609659947</text:p>
          </table:table-cell>
          <table:table-cell office:value-type="float" office:value="0.999891400337219" calcext:value-type="float">
            <text:p>0.999891400337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15763473511" calcext:value-type="float">
            <text:p>11.3315763473511</text:p>
          </table:table-cell>
          <table:table-cell office:value-type="float" office:value="-5.68743228912354" calcext:value-type="float">
            <text:p>-5.68743228912354</text:p>
          </table:table-cell>
          <table:table-cell office:value-type="float" office:value="1" calcext:value-type="float">
            <text:p>1</text:p>
          </table:table-cell>
          <table:table-cell office:value-type="float" office:value="0.0000000406198630287236" calcext:value-type="float">
            <text:p>4.0619863028723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480880737305" calcext:value-type="float">
            <text:p>19.0480880737305</text:p>
          </table:table-cell>
          <table:table-cell office:value-type="float" office:value="-11.7237987518311" calcext:value-type="float">
            <text:p>-11.723798751831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32453450490995" calcext:value-type="float">
            <text:p>4.3245345049099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100860595703" calcext:value-type="float">
            <text:p>20.0100860595703</text:p>
          </table:table-cell>
          <table:table-cell office:value-type="float" office:value="-12.2975959777832" calcext:value-type="float">
            <text:p>-12.2975959777832</text:p>
          </table:table-cell>
          <table:table-cell office:value-type="float" office:value="1" calcext:value-type="float">
            <text:p>1</text:p>
          </table:table-cell>
          <table:table-cell office:value-type="float" office:value="9.31004913733071E-015" calcext:value-type="float">
            <text:p>9.3100491373307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933885574341" calcext:value-type="float">
            <text:p>14.5933885574341</text:p>
          </table:table-cell>
          <table:table-cell office:value-type="float" office:value="-8.48363971710205" calcext:value-type="float">
            <text:p>-8.4836397171020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950110129460668" calcext:value-type="float">
            <text:p>9.5011012946066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491649627686" calcext:value-type="float">
            <text:p>10.8491649627686</text:p>
          </table:table-cell>
          <table:table-cell office:value-type="float" office:value="-5.63523769378662" calcext:value-type="float">
            <text:p>-5.6352376937866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693290473918751" calcext:value-type="float">
            <text:p>6.9329047391875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15809917449951" calcext:value-type="float">
            <text:p>-4.15809917449951</text:p>
          </table:table-cell>
          <table:table-cell office:value-type="float" office:value="9.50437068939209" calcext:value-type="float">
            <text:p>9.50437068939209</text:p>
          </table:table-cell>
          <table:table-cell office:value-type="float" office:value="0.00000116537114536186" calcext:value-type="float">
            <text:p>1.16537114536186E-06</text:p>
          </table:table-cell>
          <table:table-cell office:value-type="float" office:value="0.999998807907104" calcext:value-type="float">
            <text:p>0.9999988079071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6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12142944335937" calcext:value-type="float">
            <text:p>-2.12142944335937</text:p>
          </table:table-cell>
          <table:table-cell office:value-type="float" office:value="6.42813777923584" calcext:value-type="float">
            <text:p>6.42813777923584</text:p>
          </table:table-cell>
          <table:table-cell office:value-type="float" office:value="0.0001935913896886" calcext:value-type="float">
            <text:p>0.000193591389689</text:p>
          </table:table-cell>
          <table:table-cell office:value-type="float" office:value="0.999806463718414" calcext:value-type="float">
            <text:p>0.9998064637184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239782333374" calcext:value-type="float">
            <text:p>14.5239782333374</text:p>
          </table:table-cell>
          <table:table-cell office:value-type="float" office:value="-8.49804782867432" calcext:value-type="float">
            <text:p>-8.4980478286743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00383215628774" calcext:value-type="float">
            <text:p>1.00383215628774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345310211182" calcext:value-type="float">
            <text:p>29.6345310211182</text:p>
          </table:table-cell>
          <table:table-cell office:value-type="float" office:value="-19.2725067138672" calcext:value-type="float">
            <text:p>-19.2725067138672</text:p>
          </table:table-cell>
          <table:table-cell office:value-type="float" office:value="1" calcext:value-type="float">
            <text:p>1</text:p>
          </table:table-cell>
          <table:table-cell office:value-type="float" office:value="5.75366013212698E-022" calcext:value-type="float">
            <text:p>5.75366013212698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753955841064" calcext:value-type="float">
            <text:p>30.0753955841064</text:p>
          </table:table-cell>
          <table:table-cell office:value-type="float" office:value="-19.6497459411621" calcext:value-type="float">
            <text:p>-19.6497459411621</text:p>
          </table:table-cell>
          <table:table-cell office:value-type="float" office:value="1" calcext:value-type="float">
            <text:p>1</text:p>
          </table:table-cell>
          <table:table-cell office:value-type="float" office:value="2.53889417117031E-022" calcext:value-type="float">
            <text:p>2.53889417117031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072483062744" calcext:value-type="float">
            <text:p>22.6072483062744</text:p>
          </table:table-cell>
          <table:table-cell office:value-type="float" office:value="-14.6498374938965" calcext:value-type="float">
            <text:p>-14.6498374938965</text:p>
          </table:table-cell>
          <table:table-cell office:value-type="float" office:value="1" calcext:value-type="float">
            <text:p>1</text:p>
          </table:table-cell>
          <table:table-cell office:value-type="float" office:value="6.59860900525965E-017" calcext:value-type="float">
            <text:p>6.5986090052596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927097320557" calcext:value-type="float">
            <text:p>14.3927097320557</text:p>
          </table:table-cell>
          <table:table-cell office:value-type="float" office:value="-7.81267690658569" calcext:value-type="float">
            <text:p>-7.812676906585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27155322329864" calcext:value-type="float">
            <text:p>2.27155322329864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74632287025452" calcext:value-type="float">
            <text:p>-3.74632287025452</text:p>
          </table:table-cell>
          <table:table-cell office:value-type="float" office:value="9.22685527801514" calcext:value-type="float">
            <text:p>9.22685527801514</text:p>
          </table:table-cell>
          <table:table-cell office:value-type="float" office:value="0.00000232177126235911" calcext:value-type="float">
            <text:p>2.32177126235911E-06</text:p>
          </table:table-cell>
          <table:table-cell office:value-type="float" office:value="0.999997735023498" calcext:value-type="float">
            <text:p>0.9999977350234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393559455872" calcext:value-type="float">
            <text:p>2.23393559455872</text:p>
          </table:table-cell>
          <table:table-cell office:value-type="float" office:value="3.21559548377991" calcext:value-type="float">
            <text:p>3.21559548377991</text:p>
          </table:table-cell>
          <table:table-cell office:value-type="float" office:value="0.27256253361702" calcext:value-type="float">
            <text:p>0.27256253361702</text:p>
          </table:table-cell>
          <table:table-cell office:value-type="float" office:value="0.727437436580658" calcext:value-type="float">
            <text:p>0.7274374365806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970222473145" calcext:value-type="float">
            <text:p>15.8970222473145</text:p>
          </table:table-cell>
          <table:table-cell office:value-type="float" office:value="-9.29177856445312" calcext:value-type="float">
            <text:p>-9.291778564453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1498542569488" calcext:value-type="float">
            <text:p>1.149854256948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395236968994" calcext:value-type="float">
            <text:p>24.4395236968994</text:p>
          </table:table-cell>
          <table:table-cell office:value-type="float" office:value="-16.04638671875" calcext:value-type="float">
            <text:p>-16.04638671875</text:p>
          </table:table-cell>
          <table:table-cell office:value-type="float" office:value="1" calcext:value-type="float">
            <text:p>1</text:p>
          </table:table-cell>
          <table:table-cell office:value-type="float" office:value="2.61332453053827E-018" calcext:value-type="float">
            <text:p>2.61332453053827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920768737793" calcext:value-type="float">
            <text:p>26.9920768737793</text:p>
          </table:table-cell>
          <table:table-cell office:value-type="float" office:value="-18.3061542510986" calcext:value-type="float">
            <text:p>-18.3061542510986</text:p>
          </table:table-cell>
          <table:table-cell office:value-type="float" office:value="1" calcext:value-type="float">
            <text:p>1</text:p>
          </table:table-cell>
          <table:table-cell office:value-type="float" office:value="2.12435636342945E-020" calcext:value-type="float">
            <text:p>2.12435636342945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02899169922" calcext:value-type="float">
            <text:p>11.7502899169922</text:p>
          </table:table-cell>
          <table:table-cell office:value-type="float" office:value="-6.34544801712036" calcext:value-type="float">
            <text:p>-6.34544801712036</text:p>
          </table:table-cell>
          <table:table-cell office:value-type="float" office:value="1" calcext:value-type="float">
            <text:p>1</text:p>
          </table:table-cell>
          <table:table-cell office:value-type="float" office:value="0.0000000138395215287801" calcext:value-type="float">
            <text:p>1.3839521528780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59363937378" calcext:value-type="float">
            <text:p>10.7459363937378</text:p>
          </table:table-cell>
          <table:table-cell office:value-type="float" office:value="-5.29019927978516" calcext:value-type="float">
            <text:p>-5.29019927978516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08541115650951" calcext:value-type="float">
            <text:p>1.0854111565095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84902286529541" calcext:value-type="float">
            <text:p>6.84902286529541</text:p>
          </table:table-cell>
          <table:table-cell office:value-type="float" office:value="-2.11104893684387" calcext:value-type="float">
            <text:p>-2.11104893684387</text:p>
          </table:table-cell>
          <table:table-cell office:value-type="float" office:value="0.999871611595154" calcext:value-type="float">
            <text:p>0.999871611595154</text:p>
          </table:table-cell>
          <table:table-cell office:value-type="float" office:value="0.0001284205791307" calcext:value-type="float">
            <text:p>0.0001284205791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72163987159729" calcext:value-type="float">
            <text:p>-2.72163987159729</text:p>
          </table:table-cell>
          <table:table-cell office:value-type="float" office:value="7.60161066055298" calcext:value-type="float">
            <text:p>7.60161066055298</text:p>
          </table:table-cell>
          <table:table-cell office:value-type="float" office:value="0.0000328590394929051" calcext:value-type="float">
            <text:p>3.28590394929051E-05</text:p>
          </table:table-cell>
          <table:table-cell office:value-type="float" office:value="0.999967098236084" calcext:value-type="float">
            <text:p>0.9999670982360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129943847656" calcext:value-type="float">
            <text:p>19.4129943847656</text:p>
          </table:table-cell>
          <table:table-cell office:value-type="float" office:value="-12.2980718612671" calcext:value-type="float">
            <text:p>-12.29807186126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69066861476375" calcext:value-type="float">
            <text:p>1.6906686147637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221240997314" calcext:value-type="float">
            <text:p>29.2221240997314</text:p>
          </table:table-cell>
          <table:table-cell office:value-type="float" office:value="-19.4102420806885" calcext:value-type="float">
            <text:p>-19.4102420806885</text:p>
          </table:table-cell>
          <table:table-cell office:value-type="float" office:value="1" calcext:value-type="float">
            <text:p>1</text:p>
          </table:table-cell>
          <table:table-cell office:value-type="float" office:value="7.5723684730412E-022" calcext:value-type="float">
            <text:p>7.5723684730412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814338684082" calcext:value-type="float">
            <text:p>35.4814338684082</text:p>
          </table:table-cell>
          <table:table-cell office:value-type="float" office:value="-24.0766906738281" calcext:value-type="float">
            <text:p>-24.0766906738281</text:p>
          </table:table-cell>
          <table:table-cell office:value-type="float" office:value="1" calcext:value-type="float">
            <text:p>1</text:p>
          </table:table-cell>
          <table:table-cell office:value-type="float" office:value="1.36218205405071E-026" calcext:value-type="float">
            <text:p>1.36218205405071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502834320068" calcext:value-type="float">
            <text:p>23.0502834320068</text:p>
          </table:table-cell>
          <table:table-cell office:value-type="float" office:value="-15.1667814254761" calcext:value-type="float">
            <text:p>-15.1667814254761</text:p>
          </table:table-cell>
          <table:table-cell office:value-type="float" office:value="1" calcext:value-type="float">
            <text:p>1</text:p>
          </table:table-cell>
          <table:table-cell office:value-type="float" office:value="2.52662053406526E-017" calcext:value-type="float">
            <text:p>2.52662053406526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338970184326" calcext:value-type="float">
            <text:p>29.4338970184326</text:p>
          </table:table-cell>
          <table:table-cell office:value-type="float" office:value="-19.7738342285156" calcext:value-type="float">
            <text:p>-19.7738342285156</text:p>
          </table:table-cell>
          <table:table-cell office:value-type="float" office:value="1" calcext:value-type="float">
            <text:p>1</text:p>
          </table:table-cell>
          <table:table-cell office:value-type="float" office:value="4.25944549628097E-022" calcext:value-type="float">
            <text:p>4.25944549628097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901720046997" calcext:value-type="float">
            <text:p>10.8901720046997</text:p>
          </table:table-cell>
          <table:table-cell office:value-type="float" office:value="-5.5829610824585" calcext:value-type="float">
            <text:p>-5.5829610824585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01147087056597" calcext:value-type="float">
            <text:p>7.0114708705659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101414680481" calcext:value-type="float">
            <text:p>0.84101414680481</text:p>
          </table:table-cell>
          <table:table-cell office:value-type="float" office:value="4.37499189376831" calcext:value-type="float">
            <text:p>4.37499189376831</text:p>
          </table:table-cell>
          <table:table-cell office:value-type="float" office:value="0.0283607672899961" calcext:value-type="float">
            <text:p>0.028360767289996</text:p>
          </table:table-cell>
          <table:table-cell office:value-type="float" office:value="0.971639156341553" calcext:value-type="float">
            <text:p>0.9716391563415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658185005188" calcext:value-type="float">
            <text:p>7.8658185005188</text:p>
          </table:table-cell>
          <table:table-cell office:value-type="float" office:value="-3.60511589050293" calcext:value-type="float">
            <text:p>-3.60511589050293</text:p>
          </table:table-cell>
          <table:table-cell office:value-type="float" office:value="0.999989628791809" calcext:value-type="float">
            <text:p>0.999989628791809</text:p>
          </table:table-cell>
          <table:table-cell office:value-type="float" office:value="0.0000104287482827203" calcext:value-type="float">
            <text:p>1.04287482827203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789848327637" calcext:value-type="float">
            <text:p>23.4789848327637</text:p>
          </table:table-cell>
          <table:table-cell office:value-type="float" office:value="-15.0676250457764" calcext:value-type="float">
            <text:p>-15.0676250457764</text:p>
          </table:table-cell>
          <table:table-cell office:value-type="float" office:value="1" calcext:value-type="float">
            <text:p>1</text:p>
          </table:table-cell>
          <table:table-cell office:value-type="float" office:value="1.81727593567348E-017" calcext:value-type="float">
            <text:p>1.8172759356734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723838806152" calcext:value-type="float">
            <text:p>28.0723838806152</text:p>
          </table:table-cell>
          <table:table-cell office:value-type="float" office:value="-18.8771820068359" calcext:value-type="float">
            <text:p>-18.8771820068359</text:p>
          </table:table-cell>
          <table:table-cell office:value-type="float" office:value="1" calcext:value-type="float">
            <text:p>1</text:p>
          </table:table-cell>
          <table:table-cell office:value-type="float" office:value="4.07439039043574E-021" calcext:value-type="float">
            <text:p>4.07439039043574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449016571045" calcext:value-type="float">
            <text:p>22.2449016571045</text:p>
          </table:table-cell>
          <table:table-cell office:value-type="float" office:value="-14.5587863922119" calcext:value-type="float">
            <text:p>-14.5587863922119</text:p>
          </table:table-cell>
          <table:table-cell office:value-type="float" office:value="1" calcext:value-type="float">
            <text:p>1</text:p>
          </table:table-cell>
          <table:table-cell office:value-type="float" office:value="1.03839211606893E-016" calcext:value-type="float">
            <text:p>1.0383921160689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575391769409" calcext:value-type="float">
            <text:p>15.8575391769409</text:p>
          </table:table-cell>
          <table:table-cell office:value-type="float" office:value="-9.7594051361084" calcext:value-type="float">
            <text:p>-9.75940513610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749381372927571" calcext:value-type="float">
            <text:p>7.49381372927571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350116729736" calcext:value-type="float">
            <text:p>21.6350116729736</text:p>
          </table:table-cell>
          <table:table-cell office:value-type="float" office:value="-14.2025775909424" calcext:value-type="float">
            <text:p>-14.2025775909424</text:p>
          </table:table-cell>
          <table:table-cell office:value-type="float" office:value="1" calcext:value-type="float">
            <text:p>1</text:p>
          </table:table-cell>
          <table:table-cell office:value-type="float" office:value="2.72855517392416E-016" calcext:value-type="float">
            <text:p>2.72855517392416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4544243812561" calcext:value-type="float">
            <text:p>-4.4544243812561</text:p>
          </table:table-cell>
          <table:table-cell office:value-type="float" office:value="9.91616344451905" calcext:value-type="float">
            <text:p>9.91616344451905</text:p>
          </table:table-cell>
          <table:table-cell office:value-type="float" office:value="0.000000574027296806889" calcext:value-type="float">
            <text:p>5.74027296806889E-07</text:p>
          </table:table-cell>
          <table:table-cell office:value-type="float" office:value="0.999999403953552" calcext:value-type="float">
            <text:p>0.9999994039535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7946929931641" calcext:value-type="float">
            <text:p>6.97946929931641</text:p>
          </table:table-cell>
          <table:table-cell office:value-type="float" office:value="-2.87775492668152" calcext:value-type="float">
            <text:p>-2.87775492668152</text:p>
          </table:table-cell>
          <table:table-cell office:value-type="float" office:value="0.999947667121887" calcext:value-type="float">
            <text:p>0.999947667121887</text:p>
          </table:table-cell>
          <table:table-cell office:value-type="float" office:value="0.0000523647577210795" calcext:value-type="float">
            <text:p>5.2364757721079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2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495079040527" calcext:value-type="float">
            <text:p>33.2495079040527</text:p>
          </table:table-cell>
          <table:table-cell office:value-type="float" office:value="-22.7572784423828" calcext:value-type="float">
            <text:p>-22.7572784423828</text:p>
          </table:table-cell>
          <table:table-cell office:value-type="float" office:value="1" calcext:value-type="float">
            <text:p>1</text:p>
          </table:table-cell>
          <table:table-cell office:value-type="float" office:value="4.7485580797392E-025" calcext:value-type="float">
            <text:p>4.7485580797392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08877563477" calcext:value-type="float">
            <text:p>19.3708877563477</text:p>
          </table:table-cell>
          <table:table-cell office:value-type="float" office:value="-11.7237453460693" calcext:value-type="float">
            <text:p>-11.723745346069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13164445276456" calcext:value-type="float">
            <text:p>3.1316444527645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286319732666" calcext:value-type="float">
            <text:p>21.2286319732666</text:p>
          </table:table-cell>
          <table:table-cell office:value-type="float" office:value="-13.6876554489136" calcext:value-type="float">
            <text:p>-13.6876554489136</text:p>
          </table:table-cell>
          <table:table-cell office:value-type="float" office:value="1" calcext:value-type="float">
            <text:p>1</text:p>
          </table:table-cell>
          <table:table-cell office:value-type="float" office:value="6.85566285832325E-016" calcext:value-type="float">
            <text:p>6.8556628583232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8430519104" calcext:value-type="float">
            <text:p>23.18430519104</text:p>
          </table:table-cell>
          <table:table-cell office:value-type="float" office:value="-15.3807191848755" calcext:value-type="float">
            <text:p>-15.3807191848755</text:p>
          </table:table-cell>
          <table:table-cell office:value-type="float" office:value="1" calcext:value-type="float">
            <text:p>1</text:p>
          </table:table-cell>
          <table:table-cell office:value-type="float" office:value="1.78411277599112E-017" calcext:value-type="float">
            <text:p>1.7841127759911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608852386475" calcext:value-type="float">
            <text:p>11.7608852386475</text:p>
          </table:table-cell>
          <table:table-cell office:value-type="float" office:value="-6.40509605407715" calcext:value-type="float">
            <text:p>-6.40509605407715</text:p>
          </table:table-cell>
          <table:table-cell office:value-type="float" office:value="1" calcext:value-type="float">
            <text:p>1</text:p>
          </table:table-cell>
          <table:table-cell office:value-type="float" office:value="0.0000000129007382554391" calcext:value-type="float">
            <text:p>1.2900738255439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993467092514" calcext:value-type="float">
            <text:p>1.3993467092514</text:p>
          </table:table-cell>
          <table:table-cell office:value-type="float" office:value="3.62104654312134" calcext:value-type="float">
            <text:p>3.62104654312134</text:p>
          </table:table-cell>
          <table:table-cell office:value-type="float" office:value="0.0978186950087547" calcext:value-type="float">
            <text:p>0.097818695008755</text:p>
          </table:table-cell>
          <table:table-cell office:value-type="float" office:value="0.902181267738342" calcext:value-type="float">
            <text:p>0.902181267738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9142513275147" calcext:value-type="float">
            <text:p>0.639142513275147</text:p>
          </table:table-cell>
          <table:table-cell office:value-type="float" office:value="3.64948391914368" calcext:value-type="float">
            <text:p>3.64948391914368</text:p>
          </table:table-cell>
          <table:table-cell office:value-type="float" office:value="0.0469608642160892" calcext:value-type="float">
            <text:p>0.046960864216089</text:p>
          </table:table-cell>
          <table:table-cell office:value-type="float" office:value="0.953039169311523" calcext:value-type="float">
            <text:p>0.9530391693115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447639465332" calcext:value-type="float">
            <text:p>18.1447639465332</text:p>
          </table:table-cell>
          <table:table-cell office:value-type="float" office:value="-10.8024806976318" calcext:value-type="float">
            <text:p>-10.80248069763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6814604681645" calcext:value-type="float">
            <text:p>2.681460468164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191650390625" calcext:value-type="float">
            <text:p>19.0191650390625</text:p>
          </table:table-cell>
          <table:table-cell office:value-type="float" office:value="-11.8247556686401" calcext:value-type="float">
            <text:p>-11.82475566864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02397231746669" calcext:value-type="float">
            <text:p>4.0239723174666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510162353516" calcext:value-type="float">
            <text:p>21.1510162353516</text:p>
          </table:table-cell>
          <table:table-cell office:value-type="float" office:value="-13.2351179122925" calcext:value-type="float">
            <text:p>-13.2351179122925</text:p>
          </table:table-cell>
          <table:table-cell office:value-type="float" office:value="1" calcext:value-type="float">
            <text:p>1</text:p>
          </table:table-cell>
          <table:table-cell office:value-type="float" office:value="1.16490704818342E-015" calcext:value-type="float">
            <text:p>1.1649070481834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886608123779" calcext:value-type="float">
            <text:p>19.4886608123779</text:p>
          </table:table-cell>
          <table:table-cell office:value-type="float" office:value="-12.4723711013794" calcext:value-type="float">
            <text:p>-12.47237110137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31673931334135" calcext:value-type="float">
            <text:p>1.3167393133413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225666046143" calcext:value-type="float">
            <text:p>18.2225666046143</text:p>
          </table:table-cell>
          <table:table-cell office:value-type="float" office:value="-11.6446208953857" calcext:value-type="float">
            <text:p>-11.64462089538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686740934459" calcext:value-type="float">
            <text:p>1.0686740934459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5966749191284" calcext:value-type="float">
            <text:p>6.65966749191284</text:p>
          </table:table-cell>
          <table:table-cell office:value-type="float" office:value="-1.62551474571228" calcext:value-type="float">
            <text:p>-1.62551474571228</text:p>
          </table:table-cell>
          <table:table-cell office:value-type="float" office:value="0.999747812747955" calcext:value-type="float">
            <text:p>0.999747812747955</text:p>
          </table:table-cell>
          <table:table-cell office:value-type="float" office:value="0.000252163154073" calcext:value-type="float">
            <text:p>0.0002521631540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42031192779541" calcext:value-type="float">
            <text:p>-3.42031192779541</text:p>
          </table:table-cell>
          <table:table-cell office:value-type="float" office:value="8.15287780761719" calcext:value-type="float">
            <text:p>8.15287780761719</text:p>
          </table:table-cell>
          <table:table-cell office:value-type="float" office:value="0.00000941506823437521" calcext:value-type="float">
            <text:p>9.41506823437521E-06</text:p>
          </table:table-cell>
          <table:table-cell office:value-type="float" office:value="0.999990582466126" calcext:value-type="float">
            <text:p>0.9999905824661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8424949646" calcext:value-type="float">
            <text:p>18.58424949646</text:p>
          </table:table-cell>
          <table:table-cell office:value-type="float" office:value="-11.1612577438354" calcext:value-type="float">
            <text:p>-11.16125774383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2069541872016" calcext:value-type="float">
            <text:p>1.206954187201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906536102295" calcext:value-type="float">
            <text:p>18.8906536102295</text:p>
          </table:table-cell>
          <table:table-cell office:value-type="float" office:value="-11.5323324203491" calcext:value-type="float">
            <text:p>-11.53233242034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13007027409039" calcext:value-type="float">
            <text:p>6.1300702740903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632682800293" calcext:value-type="float">
            <text:p>24.4632682800293</text:p>
          </table:table-cell>
          <table:table-cell office:value-type="float" office:value="-15.8039474487305" calcext:value-type="float">
            <text:p>-15.8039474487305</text:p>
          </table:table-cell>
          <table:table-cell office:value-type="float" office:value="1" calcext:value-type="float">
            <text:p>1</text:p>
          </table:table-cell>
          <table:table-cell office:value-type="float" office:value="3.25214867298746E-018" calcext:value-type="float">
            <text:p>3.2521486729874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037750244141" calcext:value-type="float">
            <text:p>24.6037750244141</text:p>
          </table:table-cell>
          <table:table-cell office:value-type="float" office:value="-16.3278636932373" calcext:value-type="float">
            <text:p>-16.3278636932373</text:p>
          </table:table-cell>
          <table:table-cell office:value-type="float" office:value="1" calcext:value-type="float">
            <text:p>1</text:p>
          </table:table-cell>
          <table:table-cell office:value-type="float" office:value="1.67345617255896E-018" calcext:value-type="float">
            <text:p>1.6734561725589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133544921875" calcext:value-type="float">
            <text:p>28.8133544921875</text:p>
          </table:table-cell>
          <table:table-cell office:value-type="float" office:value="-19.5650939941406" calcext:value-type="float">
            <text:p>-19.5650939941406</text:p>
          </table:table-cell>
          <table:table-cell office:value-type="float" office:value="1" calcext:value-type="float">
            <text:p>1</text:p>
          </table:table-cell>
          <table:table-cell office:value-type="float" office:value="9.76128052775125E-022" calcext:value-type="float">
            <text:p>9.76128052775125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63939666748" calcext:value-type="float">
            <text:p>18.4463939666748</text:p>
          </table:table-cell>
          <table:table-cell office:value-type="float" office:value="-11.4626169204712" calcext:value-type="float">
            <text:p>-11.46261692047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2489929520652" calcext:value-type="float">
            <text:p>1.0248992952065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325785636902" calcext:value-type="float">
            <text:p>2.89325785636902</text:p>
          </table:table-cell>
          <table:table-cell office:value-type="float" office:value="2.24647521972656" calcext:value-type="float">
            <text:p>2.24647521972656</text:p>
          </table:table-cell>
          <table:table-cell office:value-type="float" office:value="0.656285047531128" calcext:value-type="float">
            <text:p>0.656285047531128</text:p>
          </table:table-cell>
          <table:table-cell office:value-type="float" office:value="0.343714952468872" calcext:value-type="float">
            <text:p>0.3437149524688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00757074356079" calcext:value-type="float">
            <text:p>-5.00757074356079</text:p>
          </table:table-cell>
          <table:table-cell office:value-type="float" office:value="10.1165752410889" calcext:value-type="float">
            <text:p>10.1165752410889</text:p>
          </table:table-cell>
          <table:table-cell office:value-type="float" office:value="0.000000270188564854834" calcext:value-type="float">
            <text:p>2.70188564854834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492029190063" calcext:value-type="float">
            <text:p>11.5492029190063</text:p>
          </table:table-cell>
          <table:table-cell office:value-type="float" office:value="-6.30531215667725" calcext:value-type="float">
            <text:p>-6.30531215667725</text:p>
          </table:table-cell>
          <table:table-cell office:value-type="float" office:value="1" calcext:value-type="float">
            <text:p>1</text:p>
          </table:table-cell>
          <table:table-cell office:value-type="float" office:value="0.0000000176149992370256" calcext:value-type="float">
            <text:p>1.7614999237025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982799530029" calcext:value-type="float">
            <text:p>20.5982799530029</text:p>
          </table:table-cell>
          <table:table-cell office:value-type="float" office:value="-13.0278425216675" calcext:value-type="float">
            <text:p>-13.0278425216675</text:p>
          </table:table-cell>
          <table:table-cell office:value-type="float" office:value="1" calcext:value-type="float">
            <text:p>1</text:p>
          </table:table-cell>
          <table:table-cell office:value-type="float" office:value="2.49092675095642E-015" calcext:value-type="float">
            <text:p>2.4909267509564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148471832275" calcext:value-type="float">
            <text:p>29.1148471832275</text:p>
          </table:table-cell>
          <table:table-cell office:value-type="float" office:value="-19.4613304138184" calcext:value-type="float">
            <text:p>-19.4613304138184</text:p>
          </table:table-cell>
          <table:table-cell office:value-type="float" office:value="1" calcext:value-type="float">
            <text:p>1</text:p>
          </table:table-cell>
          <table:table-cell office:value-type="float" office:value="8.01001386199942E-022" calcext:value-type="float">
            <text:p>8.01001386199942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656810760498" calcext:value-type="float">
            <text:p>28.4656810760498</text:p>
          </table:table-cell>
          <table:table-cell office:value-type="float" office:value="-19.2265701293945" calcext:value-type="float">
            <text:p>-19.2265701293945</text:p>
          </table:table-cell>
          <table:table-cell office:value-type="float" office:value="1" calcext:value-type="float">
            <text:p>1</text:p>
          </table:table-cell>
          <table:table-cell office:value-type="float" office:value="1.93873141980726E-021" calcext:value-type="float">
            <text:p>1.93873141980726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382999420166" calcext:value-type="float">
            <text:p>17.1382999420166</text:p>
          </table:table-cell>
          <table:table-cell office:value-type="float" office:value="-10.9520854949951" calcext:value-type="float">
            <text:p>-10.952085494995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31685025467843" calcext:value-type="float">
            <text:p>6.31685025467843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5684633255" calcext:value-type="float">
            <text:p>3.735684633255</text:p>
          </table:table-cell>
          <table:table-cell office:value-type="float" office:value="1.47219824790955" calcext:value-type="float">
            <text:p>1.47219824790955</text:p>
          </table:table-cell>
          <table:table-cell office:value-type="float" office:value="0.905807495117188" calcext:value-type="float">
            <text:p>0.905807495117188</text:p>
          </table:table-cell>
          <table:table-cell office:value-type="float" office:value="0.0941924899816513" calcext:value-type="float">
            <text:p>0.0941924899816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90652894973755" calcext:value-type="float">
            <text:p>-7.90652894973755</text:p>
          </table:table-cell>
          <table:table-cell office:value-type="float" office:value="13.7063817977905" calcext:value-type="float">
            <text:p>13.7063817977905</text:p>
          </table:table-cell>
          <table:table-cell office:value-type="float" office:value="0.000000000410801392902727" calcext:value-type="float">
            <text:p>4.10801392902727E-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064476013184" calcext:value-type="float">
            <text:p>29.7064476013184</text:p>
          </table:table-cell>
          <table:table-cell office:value-type="float" office:value="-19.5113296508789" calcext:value-type="float">
            <text:p>-19.5113296508789</text:p>
          </table:table-cell>
          <table:table-cell office:value-type="float" office:value="1" calcext:value-type="float">
            <text:p>1</text:p>
          </table:table-cell>
          <table:table-cell office:value-type="float" office:value="4.21687679478682E-022" calcext:value-type="float">
            <text:p>4.21687679478682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897964477539" calcext:value-type="float">
            <text:p>29.6897964477539</text:p>
          </table:table-cell>
          <table:table-cell office:value-type="float" office:value="-19.4047527313232" calcext:value-type="float">
            <text:p>-19.4047527313232</text:p>
          </table:table-cell>
          <table:table-cell office:value-type="float" office:value="1" calcext:value-type="float">
            <text:p>1</text:p>
          </table:table-cell>
          <table:table-cell office:value-type="float" office:value="4.7698791440728E-022" calcext:value-type="float">
            <text:p>4.7698791440728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547313690186" calcext:value-type="float">
            <text:p>23.5547313690186</text:p>
          </table:table-cell>
          <table:table-cell office:value-type="float" office:value="-15.0844488143921" calcext:value-type="float">
            <text:p>-15.0844488143921</text:p>
          </table:table-cell>
          <table:table-cell office:value-type="float" office:value="1" calcext:value-type="float">
            <text:p>1</text:p>
          </table:table-cell>
          <table:table-cell office:value-type="float" office:value="1.65660007215199E-017" calcext:value-type="float">
            <text:p>1.65660007215199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866275787354" calcext:value-type="float">
            <text:p>18.4866275787354</text:p>
          </table:table-cell>
          <table:table-cell office:value-type="float" office:value="-11.3029565811157" calcext:value-type="float">
            <text:p>-11.30295658111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15490841716415" calcext:value-type="float">
            <text:p>1.1549084171641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968898773193" calcext:value-type="float">
            <text:p>21.1968898773193</text:p>
          </table:table-cell>
          <table:table-cell office:value-type="float" office:value="-13.7327680587769" calcext:value-type="float">
            <text:p>-13.7327680587769</text:p>
          </table:table-cell>
          <table:table-cell office:value-type="float" office:value="1" calcext:value-type="float">
            <text:p>1</text:p>
          </table:table-cell>
          <table:table-cell office:value-type="float" office:value="6.76460946347137E-016" calcext:value-type="float">
            <text:p>6.7646094634713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98776245117" calcext:value-type="float">
            <text:p>10.0698776245117</text:p>
          </table:table-cell>
          <table:table-cell office:value-type="float" office:value="-4.76304960250855" calcext:value-type="float">
            <text:p>-4.76304960250855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61527355607905" calcext:value-type="float">
            <text:p>3.61527355607905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10738086700439" calcext:value-type="float">
            <text:p>-2.10738086700439</text:p>
          </table:table-cell>
          <table:table-cell office:value-type="float" office:value="6.96823596954346" calcext:value-type="float">
            <text:p>6.96823596954346</text:p>
          </table:table-cell>
          <table:table-cell office:value-type="float" office:value="0.0001144089546869" calcext:value-type="float">
            <text:p>0.000114408954687</text:p>
          </table:table-cell>
          <table:table-cell office:value-type="float" office:value="0.999885559082031" calcext:value-type="float">
            <text:p>0.9998855590820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646458625793" calcext:value-type="float">
            <text:p>3.64646458625793</text:p>
          </table:table-cell>
          <table:table-cell office:value-type="float" office:value="0.713320732116699" calcext:value-type="float">
            <text:p>0.713320732116699</text:p>
          </table:table-cell>
          <table:table-cell office:value-type="float" office:value="0.949460744857788" calcext:value-type="float">
            <text:p>0.949460744857788</text:p>
          </table:table-cell>
          <table:table-cell office:value-type="float" office:value="0.0505392514169216" calcext:value-type="float">
            <text:p>0.0505392514169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868583679199" calcext:value-type="float">
            <text:p>19.4868583679199</text:p>
          </table:table-cell>
          <table:table-cell office:value-type="float" office:value="-11.8025760650635" calcext:value-type="float">
            <text:p>-11.802576065063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57733728293869" calcext:value-type="float">
            <text:p>2.5773372829386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557373046875" calcext:value-type="float">
            <text:p>23.2557373046875</text:p>
          </table:table-cell>
          <table:table-cell office:value-type="float" office:value="-15.0403594970703" calcext:value-type="float">
            <text:p>-15.0403594970703</text:p>
          </table:table-cell>
          <table:table-cell office:value-type="float" office:value="1" calcext:value-type="float">
            <text:p>1</text:p>
          </table:table-cell>
          <table:table-cell office:value-type="float" office:value="2.33462149141599E-017" calcext:value-type="float">
            <text:p>2.33462149141599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575233459473" calcext:value-type="float">
            <text:p>10.4575233459473</text:p>
          </table:table-cell>
          <table:table-cell office:value-type="float" office:value="-4.34492349624634" calcext:value-type="float">
            <text:p>-4.34492349624634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72716840502108" calcext:value-type="float">
            <text:p>3.7271684050210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907176971436" calcext:value-type="float">
            <text:p>28.6907176971436</text:p>
          </table:table-cell>
          <table:table-cell office:value-type="float" office:value="-19.3296394348145" calcext:value-type="float">
            <text:p>-19.3296394348145</text:p>
          </table:table-cell>
          <table:table-cell office:value-type="float" office:value="1" calcext:value-type="float">
            <text:p>1</text:p>
          </table:table-cell>
          <table:table-cell office:value-type="float" office:value="1.39644778433528E-021" calcext:value-type="float">
            <text:p>1.39644778433528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577682495117" calcext:value-type="float">
            <text:p>14.1577682495117</text:p>
          </table:table-cell>
          <table:table-cell office:value-type="float" office:value="-7.96232318878174" calcext:value-type="float">
            <text:p>-7.962323188781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47381254370182" calcext:value-type="float">
            <text:p>2.4738125437018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51613622903823" calcext:value-type="float">
            <text:p>-0.065161362290382</text:p>
          </table:table-cell>
          <table:table-cell office:value-type="float" office:value="5.24280452728272" calcext:value-type="float">
            <text:p>5.24280452728272</text:p>
          </table:table-cell>
          <table:table-cell office:value-type="float" office:value="0.0049275890924036" calcext:value-type="float">
            <text:p>0.004927589092404</text:p>
          </table:table-cell>
          <table:table-cell office:value-type="float" office:value="0.995072424411774" calcext:value-type="float">
            <text:p>0.9950724244117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3018827438355" calcext:value-type="float">
            <text:p>6.33018827438355</text:p>
          </table:table-cell>
          <table:table-cell office:value-type="float" office:value="-1.92459833621979" calcext:value-type="float">
            <text:p>-1.92459833621979</text:p>
          </table:table-cell>
          <table:table-cell office:value-type="float" office:value="0.999740064144134" calcext:value-type="float">
            <text:p>0.999740064144134</text:p>
          </table:table-cell>
          <table:table-cell office:value-type="float" office:value="0.0002599434519652" calcext:value-type="float">
            <text:p>0.0002599434519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082820892334" calcext:value-type="float">
            <text:p>24.1082820892334</text:p>
          </table:table-cell>
          <table:table-cell office:value-type="float" office:value="-15.5902824401855" calcext:value-type="float">
            <text:p>-15.5902824401855</text:p>
          </table:table-cell>
          <table:table-cell office:value-type="float" office:value="1" calcext:value-type="float">
            <text:p>1</text:p>
          </table:table-cell>
          <table:table-cell office:value-type="float" office:value="5.74292763654693E-018" calcext:value-type="float">
            <text:p>5.7429276365469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296073913574" calcext:value-type="float">
            <text:p>16.4296073913574</text:p>
          </table:table-cell>
          <table:table-cell office:value-type="float" office:value="-9.93578910827637" calcext:value-type="float">
            <text:p>-9.9357891082763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54530640955808" calcext:value-type="float">
            <text:p>3.5453064095580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22444152832" calcext:value-type="float">
            <text:p>35.622444152832</text:p>
          </table:table-cell>
          <table:table-cell office:value-type="float" office:value="-24.3504199981689" calcext:value-type="float">
            <text:p>-24.3504199981689</text:p>
          </table:table-cell>
          <table:table-cell office:value-type="float" office:value="1" calcext:value-type="float">
            <text:p>1</text:p>
          </table:table-cell>
          <table:table-cell office:value-type="float" office:value="8.99739696570098E-027" calcext:value-type="float">
            <text:p>8.99739696570098E-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613353729248" calcext:value-type="float">
            <text:p>29.7613353729248</text:p>
          </table:table-cell>
          <table:table-cell office:value-type="float" office:value="-20.7069644927979" calcext:value-type="float">
            <text:p>-20.7069644927979</text:p>
          </table:table-cell>
          <table:table-cell office:value-type="float" office:value="1" calcext:value-type="float">
            <text:p>1</text:p>
          </table:table-cell>
          <table:table-cell office:value-type="float" office:value="1.20752415509795E-022" calcext:value-type="float">
            <text:p>1.20752415509795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917072296143" calcext:value-type="float">
            <text:p>17.5917072296143</text:p>
          </table:table-cell>
          <table:table-cell office:value-type="float" office:value="-11.3428325653076" calcext:value-type="float">
            <text:p>-11.34283256530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71574538031338" calcext:value-type="float">
            <text:p>2.7157453803133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0408449172974" calcext:value-type="float">
            <text:p>7.60408449172974</text:p>
          </table:table-cell>
          <table:table-cell office:value-type="float" office:value="-2.76235365867615" calcext:value-type="float">
            <text:p>-2.76235365867615</text:p>
          </table:table-cell>
          <table:table-cell office:value-type="float" office:value="0.999968528747559" calcext:value-type="float">
            <text:p>0.999968528747559</text:p>
          </table:table-cell>
          <table:table-cell office:value-type="float" office:value="0.0000314702047035098" calcext:value-type="float">
            <text:p>3.14702047035098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4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72393894195557" calcext:value-type="float">
            <text:p>-7.72393894195557</text:p>
          </table:table-cell>
          <table:table-cell office:value-type="float" office:value="13.7564649581909" calcext:value-type="float">
            <text:p>13.7564649581909</text:p>
          </table:table-cell>
          <table:table-cell office:value-type="float" office:value="0.000000000469006833370145" calcext:value-type="float">
            <text:p>4.69006833370145E-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026512145996" calcext:value-type="float">
            <text:p>18.0026512145996</text:p>
          </table:table-cell>
          <table:table-cell office:value-type="float" office:value="-10.9701061248779" calcext:value-type="float">
            <text:p>-10.970106124877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61391440176811" calcext:value-type="float">
            <text:p>2.6139144017681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353805541992" calcext:value-type="float">
            <text:p>25.8353805541992</text:p>
          </table:table-cell>
          <table:table-cell office:value-type="float" office:value="-17.0756072998047" calcext:value-type="float">
            <text:p>-17.0756072998047</text:p>
          </table:table-cell>
          <table:table-cell office:value-type="float" office:value="1" calcext:value-type="float">
            <text:p>1</text:p>
          </table:table-cell>
          <table:table-cell office:value-type="float" office:value="2.31203702051048E-019" calcext:value-type="float">
            <text:p>2.31203702051048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52759552002" calcext:value-type="float">
            <text:p>17.5152759552002</text:p>
          </table:table-cell>
          <table:table-cell office:value-type="float" office:value="-10.7507476806641" calcext:value-type="float">
            <text:p>-10.750747680664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2993416946312" calcext:value-type="float">
            <text:p>5.299341694631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403919219971" calcext:value-type="float">
            <text:p>24.0403919219971</text:p>
          </table:table-cell>
          <table:table-cell office:value-type="float" office:value="-15.8334245681763" calcext:value-type="float">
            <text:p>-15.8334245681763</text:p>
          </table:table-cell>
          <table:table-cell office:value-type="float" office:value="1" calcext:value-type="float">
            <text:p>1</text:p>
          </table:table-cell>
          <table:table-cell office:value-type="float" office:value="4.81971218205711E-018" calcext:value-type="float">
            <text:p>4.8197121820571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844488143921" calcext:value-type="float">
            <text:p>14.0844488143921</text:p>
          </table:table-cell>
          <table:table-cell office:value-type="float" office:value="-8.17807102203369" calcext:value-type="float">
            <text:p>-8.178071022033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14541093224163" calcext:value-type="float">
            <text:p>2.14541093224163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354467391968" calcext:value-type="float">
            <text:p>7.64354467391968</text:p>
          </table:table-cell>
          <table:table-cell office:value-type="float" office:value="-2.81282448768616" calcext:value-type="float">
            <text:p>-2.81282448768616</text:p>
          </table:table-cell>
          <table:table-cell office:value-type="float" office:value="0.999971270561218" calcext:value-type="float">
            <text:p>0.999971270561218</text:p>
          </table:table-cell>
          <table:table-cell office:value-type="float" office:value="0.0000287636503344402" calcext:value-type="float">
            <text:p>2.87636503344402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151077747345" calcext:value-type="float">
            <text:p>1.6151077747345</text:p>
          </table:table-cell>
          <table:table-cell office:value-type="float" office:value="3.27128291130066" calcext:value-type="float">
            <text:p>3.27128291130066</text:p>
          </table:table-cell>
          <table:table-cell office:value-type="float" office:value="0.160276100039482" calcext:value-type="float">
            <text:p>0.160276100039482</text:p>
          </table:table-cell>
          <table:table-cell office:value-type="float" office:value="0.839723885059357" calcext:value-type="float">
            <text:p>0.8397238850593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6537399291992" calcext:value-type="float">
            <text:p>7.96537399291992</text:p>
          </table:table-cell>
          <table:table-cell office:value-type="float" office:value="-3.60598397254944" calcext:value-type="float">
            <text:p>-3.60598397254944</text:p>
          </table:table-cell>
          <table:table-cell office:value-type="float" office:value="0.999990582466126" calcext:value-type="float">
            <text:p>0.999990582466126</text:p>
          </table:table-cell>
          <table:table-cell office:value-type="float" office:value="0.00000943233226280427" calcext:value-type="float">
            <text:p>9.43233226280427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901119232178" calcext:value-type="float">
            <text:p>24.8901119232178</text:p>
          </table:table-cell>
          <table:table-cell office:value-type="float" office:value="-16.5285148620605" calcext:value-type="float">
            <text:p>-16.5285148620605</text:p>
          </table:table-cell>
          <table:table-cell office:value-type="float" office:value="1" calcext:value-type="float">
            <text:p>1</text:p>
          </table:table-cell>
          <table:table-cell office:value-type="float" office:value="1.0282998591231E-018" calcext:value-type="float">
            <text:p>1.028299859123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450435638428" calcext:value-type="float">
            <text:p>23.4450435638428</text:p>
          </table:table-cell>
          <table:table-cell office:value-type="float" office:value="-14.970588684082" calcext:value-type="float">
            <text:p>-14.970588684082</text:p>
          </table:table-cell>
          <table:table-cell office:value-type="float" office:value="1" calcext:value-type="float">
            <text:p>1</text:p>
          </table:table-cell>
          <table:table-cell office:value-type="float" office:value="2.07158169621882E-017" calcext:value-type="float">
            <text:p>2.0715816962188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812232971191" calcext:value-type="float">
            <text:p>27.2812232971191</text:p>
          </table:table-cell>
          <table:table-cell office:value-type="float" office:value="-17.6038265228271" calcext:value-type="float">
            <text:p>-17.6038265228271</text:p>
          </table:table-cell>
          <table:table-cell office:value-type="float" office:value="1" calcext:value-type="float">
            <text:p>1</text:p>
          </table:table-cell>
          <table:table-cell office:value-type="float" office:value="3.21122984461736E-020" calcext:value-type="float">
            <text:p>3.21122984461736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777740478516" calcext:value-type="float">
            <text:p>23.5777740478516</text:p>
          </table:table-cell>
          <table:table-cell office:value-type="float" office:value="-15.5589637756348" calcext:value-type="float">
            <text:p>-15.5589637756348</text:p>
          </table:table-cell>
          <table:table-cell office:value-type="float" office:value="1" calcext:value-type="float">
            <text:p>1</text:p>
          </table:table-cell>
          <table:table-cell office:value-type="float" office:value="1.00723475356673E-017" calcext:value-type="float">
            <text:p>1.0072347535667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229892730713" calcext:value-type="float">
            <text:p>21.5229892730713</text:p>
          </table:table-cell>
          <table:table-cell office:value-type="float" office:value="-14.1734523773193" calcext:value-type="float">
            <text:p>-14.1734523773193</text:p>
          </table:table-cell>
          <table:table-cell office:value-type="float" office:value="1" calcext:value-type="float">
            <text:p>1</text:p>
          </table:table-cell>
          <table:table-cell office:value-type="float" office:value="3.14218942003481E-016" calcext:value-type="float">
            <text:p>3.1421894200348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371284484863" calcext:value-type="float">
            <text:p>7.05371284484863</text:p>
          </table:table-cell>
          <table:table-cell office:value-type="float" office:value="-2.29887819290161" calcext:value-type="float">
            <text:p>-2.29887819290161</text:p>
          </table:table-cell>
          <table:table-cell office:value-type="float" office:value="0.999913215637207" calcext:value-type="float">
            <text:p>0.999913215637207</text:p>
          </table:table-cell>
          <table:table-cell office:value-type="float" office:value="0.000086732892668806" calcext:value-type="float">
            <text:p>8.673289266880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19462299346924" calcext:value-type="float">
            <text:p>-6.19462299346924</text:p>
          </table:table-cell>
          <table:table-cell office:value-type="float" office:value="11.6085777282715" calcext:value-type="float">
            <text:p>11.6085777282715</text:p>
          </table:table-cell>
          <table:table-cell office:value-type="float" office:value="0.0000000185425115262206" calcext:value-type="float">
            <text:p>1.85425115262206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91971588135" calcext:value-type="float">
            <text:p>13.3391971588135</text:p>
          </table:table-cell>
          <table:table-cell office:value-type="float" office:value="-7.22078371047974" calcext:value-type="float">
            <text:p>-7.220783710479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117737275484586" calcext:value-type="float">
            <text:p>1.1773727548458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558822631836" calcext:value-type="float">
            <text:p>19.2558822631836</text:p>
          </table:table-cell>
          <table:table-cell office:value-type="float" office:value="-11.6850271224976" calcext:value-type="float">
            <text:p>-11.68502712249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65202185441567" calcext:value-type="float">
            <text:p>3.65202185441567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37113571167" calcext:value-type="float">
            <text:p>23.137113571167</text:p>
          </table:table-cell>
          <table:table-cell office:value-type="float" office:value="-15.0268688201904" calcext:value-type="float">
            <text:p>-15.0268688201904</text:p>
          </table:table-cell>
          <table:table-cell office:value-type="float" office:value="1" calcext:value-type="float">
            <text:p>1</text:p>
          </table:table-cell>
          <table:table-cell office:value-type="float" office:value="2.66436099530637E-017" calcext:value-type="float">
            <text:p>2.66436099530637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358585357666" calcext:value-type="float">
            <text:p>19.6358585357666</text:p>
          </table:table-cell>
          <table:table-cell office:value-type="float" office:value="-12.4027366638184" calcext:value-type="float">
            <text:p>-12.40273666381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21846790605363" calcext:value-type="float">
            <text:p>1.2184679060536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073448181152" calcext:value-type="float">
            <text:p>14.9073448181152</text:p>
          </table:table-cell>
          <table:table-cell office:value-type="float" office:value="-8.63600730895996" calcext:value-type="float">
            <text:p>-8.636007308959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96007965203427" calcext:value-type="float">
            <text:p>5.96007965203427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388734817505" calcext:value-type="float">
            <text:p>13.7388734817505</text:p>
          </table:table-cell>
          <table:table-cell office:value-type="float" office:value="-7.8680591583252" calcext:value-type="float">
            <text:p>-7.86805915832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13264394927282" calcext:value-type="float">
            <text:p>4.1326439492728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745822906494141" calcext:value-type="float">
            <text:p>-0.745822906494141</text:p>
          </table:table-cell>
          <table:table-cell office:value-type="float" office:value="5.60761070251465" calcext:value-type="float">
            <text:p>5.60761070251465</text:p>
          </table:table-cell>
          <table:table-cell office:value-type="float" office:value="0.0017377346521243" calcext:value-type="float">
            <text:p>0.001737734652124</text:p>
          </table:table-cell>
          <table:table-cell office:value-type="float" office:value="0.998262226581574" calcext:value-type="float">
            <text:p>0.9982622265815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601654052734" calcext:value-type="float">
            <text:p>23.5601654052734</text:p>
          </table:table-cell>
          <table:table-cell office:value-type="float" office:value="-15.2011470794678" calcext:value-type="float">
            <text:p>-15.2011470794678</text:p>
          </table:table-cell>
          <table:table-cell office:value-type="float" office:value="1" calcext:value-type="float">
            <text:p>1</text:p>
          </table:table-cell>
          <table:table-cell office:value-type="float" office:value="1.46613875826145E-017" calcext:value-type="float">
            <text:p>1.4661387582614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887073516846" calcext:value-type="float">
            <text:p>22.6887073516846</text:p>
          </table:table-cell>
          <table:table-cell office:value-type="float" office:value="-14.5569896697998" calcext:value-type="float">
            <text:p>-14.5569896697998</text:p>
          </table:table-cell>
          <table:table-cell office:value-type="float" office:value="1" calcext:value-type="float">
            <text:p>1</text:p>
          </table:table-cell>
          <table:table-cell office:value-type="float" office:value="6.67420140184618E-017" calcext:value-type="float">
            <text:p>6.6742014018461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170391082764" calcext:value-type="float">
            <text:p>29.7170391082764</text:p>
          </table:table-cell>
          <table:table-cell office:value-type="float" office:value="-19.6009654998779" calcext:value-type="float">
            <text:p>-19.6009654998779</text:p>
          </table:table-cell>
          <table:table-cell office:value-type="float" office:value="1" calcext:value-type="float">
            <text:p>1</text:p>
          </table:table-cell>
          <table:table-cell office:value-type="float" office:value="3.81472055401494E-022" calcext:value-type="float">
            <text:p>3.81472055401494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974018096924" calcext:value-type="float">
            <text:p>26.8974018096924</text:p>
          </table:table-cell>
          <table:table-cell office:value-type="float" office:value="-17.6657848358154" calcext:value-type="float">
            <text:p>-17.6657848358154</text:p>
          </table:table-cell>
          <table:table-cell office:value-type="float" office:value="1" calcext:value-type="float">
            <text:p>1</text:p>
          </table:table-cell>
          <table:table-cell office:value-type="float" office:value="4.43051248521385E-020" calcext:value-type="float">
            <text:p>4.43051248521385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178249359131" calcext:value-type="float">
            <text:p>31.2178249359131</text:p>
          </table:table-cell>
          <table:table-cell office:value-type="float" office:value="-21.3836364746094" calcext:value-type="float">
            <text:p>-21.3836364746094</text:p>
          </table:table-cell>
          <table:table-cell office:value-type="float" office:value="1" calcext:value-type="float">
            <text:p>1</text:p>
          </table:table-cell>
          <table:table-cell office:value-type="float" office:value="1.43045678333882E-023" calcext:value-type="float">
            <text:p>1.43045678333882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32954788208" calcext:value-type="float">
            <text:p>13.432954788208</text:p>
          </table:table-cell>
          <table:table-cell office:value-type="float" office:value="-7.62894582748413" calcext:value-type="float">
            <text:p>-7.6289458274841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1274242063879" calcext:value-type="float">
            <text:p>7.1274242063879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447259902954" calcext:value-type="float">
            <text:p>3.89447259902954</text:p>
          </table:table-cell>
          <table:table-cell office:value-type="float" office:value="0.620373964309692" calcext:value-type="float">
            <text:p>0.620373964309692</text:p>
          </table:table-cell>
          <table:table-cell office:value-type="float" office:value="0.963529467582702" calcext:value-type="float">
            <text:p>0.963529467582702</text:p>
          </table:table-cell>
          <table:table-cell office:value-type="float" office:value="0.036470528692007" calcext:value-type="float">
            <text:p>0.0364705286920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7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47225856781006" calcext:value-type="float">
            <text:p>-6.47225856781006</text:p>
          </table:table-cell>
          <table:table-cell office:value-type="float" office:value="12.2550249099731" calcext:value-type="float">
            <text:p>12.2550249099731</text:p>
          </table:table-cell>
          <table:table-cell office:value-type="float" office:value="0.00000000735942862206684" calcext:value-type="float">
            <text:p>7.35942862206684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74912261963" calcext:value-type="float">
            <text:p>18.8874912261963</text:p>
          </table:table-cell>
          <table:table-cell office:value-type="float" office:value="-11.8718585968018" calcext:value-type="float">
            <text:p>-11.87185859680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37909223585577" calcext:value-type="float">
            <text:p>4.37909223585577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446773529053" calcext:value-type="float">
            <text:p>23.4446773529053</text:p>
          </table:table-cell>
          <table:table-cell office:value-type="float" office:value="-15.4118919372559" calcext:value-type="float">
            <text:p>-15.4118919372559</text:p>
          </table:table-cell>
          <table:table-cell office:value-type="float" office:value="1" calcext:value-type="float">
            <text:p>1</text:p>
          </table:table-cell>
          <table:table-cell office:value-type="float" office:value="1.33292959241591E-017" calcext:value-type="float">
            <text:p>1.3329295924159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275745391846" calcext:value-type="float">
            <text:p>20.5275745391846</text:p>
          </table:table-cell>
          <table:table-cell office:value-type="float" office:value="-13.3511695861816" calcext:value-type="float">
            <text:p>-13.3511695861816</text:p>
          </table:table-cell>
          <table:table-cell office:value-type="float" office:value="1" calcext:value-type="float">
            <text:p>1</text:p>
          </table:table-cell>
          <table:table-cell office:value-type="float" office:value="1.93485110339163E-015" calcext:value-type="float">
            <text:p>1.9348511033916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497276306152" calcext:value-type="float">
            <text:p>34.8497276306152</text:p>
          </table:table-cell>
          <table:table-cell office:value-type="float" office:value="-23.9955101013184" calcext:value-type="float">
            <text:p>-23.9955101013184</text:p>
          </table:table-cell>
          <table:table-cell office:value-type="float" office:value="1" calcext:value-type="float">
            <text:p>1</text:p>
          </table:table-cell>
          <table:table-cell office:value-type="float" office:value="2.77867625697951E-026" calcext:value-type="float">
            <text:p>2.77867625697951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899143218994" calcext:value-type="float">
            <text:p>22.0899143218994</text:p>
          </table:table-cell>
          <table:table-cell office:value-type="float" office:value="-14.7989225387573" calcext:value-type="float">
            <text:p>-14.7989225387573</text:p>
          </table:table-cell>
          <table:table-cell office:value-type="float" office:value="1" calcext:value-type="float">
            <text:p>1</text:p>
          </table:table-cell>
          <table:table-cell office:value-type="float" office:value="9.53634889167561E-017" calcext:value-type="float">
            <text:p>9.5363488916756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660312652588" calcext:value-type="float">
            <text:p>4.37660312652588</text:p>
          </table:table-cell>
          <table:table-cell office:value-type="float" office:value="-0.1537134796381" calcext:value-type="float">
            <text:p>-0.1537134796381</text:p>
          </table:table-cell>
          <table:table-cell office:value-type="float" office:value="0.989337682723999" calcext:value-type="float">
            <text:p>0.989337682723999</text:p>
          </table:table-cell>
          <table:table-cell office:value-type="float" office:value="0.0106623508036136" calcext:value-type="float">
            <text:p>0.0106623508036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29650974273682" calcext:value-type="float">
            <text:p>-6.29650974273682</text:p>
          </table:table-cell>
          <table:table-cell office:value-type="float" office:value="11.7426567077637" calcext:value-type="float">
            <text:p>11.7426567077637</text:p>
          </table:table-cell>
          <table:table-cell office:value-type="float" office:value="0.0000000146450194193903" calcext:value-type="float">
            <text:p>1.46450194193903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7659368515015" calcext:value-type="float">
            <text:p>6.27659368515015</text:p>
          </table:table-cell>
          <table:table-cell office:value-type="float" office:value="-1.73968589305878" calcext:value-type="float">
            <text:p>-1.73968589305878</text:p>
          </table:table-cell>
          <table:table-cell office:value-type="float" office:value="0.999670028686523" calcext:value-type="float">
            <text:p>0.999670028686523</text:p>
          </table:table-cell>
          <table:table-cell office:value-type="float" office:value="0.0003299368836451" calcext:value-type="float">
            <text:p>0.0003299368836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460117340088" calcext:value-type="float">
            <text:p>25.2460117340088</text:p>
          </table:table-cell>
          <table:table-cell office:value-type="float" office:value="-16.317928314209" calcext:value-type="float">
            <text:p>-16.317928314209</text:p>
          </table:table-cell>
          <table:table-cell office:value-type="float" office:value="1" calcext:value-type="float">
            <text:p>1</text:p>
          </table:table-cell>
          <table:table-cell office:value-type="float" office:value="8.89220295867847E-019" calcext:value-type="float">
            <text:p>8.89220295867847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934265136719" calcext:value-type="float">
            <text:p>25.7934265136719</text:p>
          </table:table-cell>
          <table:table-cell office:value-type="float" office:value="-16.4957370758057" calcext:value-type="float">
            <text:p>-16.4957370758057</text:p>
          </table:table-cell>
          <table:table-cell office:value-type="float" office:value="1" calcext:value-type="float">
            <text:p>1</text:p>
          </table:table-cell>
          <table:table-cell office:value-type="float" office:value="4.30576589402261E-019" calcext:value-type="float">
            <text:p>4.30576589402261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313110351562" calcext:value-type="float">
            <text:p>38.5313110351562</text:p>
          </table:table-cell>
          <table:table-cell office:value-type="float" office:value="-26.3502674102783" calcext:value-type="float">
            <text:p>-26.3502674102783</text:p>
          </table:table-cell>
          <table:table-cell office:value-type="float" office:value="1" calcext:value-type="float">
            <text:p>1</text:p>
          </table:table-cell>
          <table:table-cell office:value-type="float" office:value="6.64185408973929E-029" calcext:value-type="float">
            <text:p>6.64185408973929E-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694030761719" calcext:value-type="float">
            <text:p>34.1694030761719</text:p>
          </table:table-cell>
          <table:table-cell office:value-type="float" office:value="-23.4907112121582" calcext:value-type="float">
            <text:p>-23.4907112121582</text:p>
          </table:table-cell>
          <table:table-cell office:value-type="float" office:value="1" calcext:value-type="float">
            <text:p>1</text:p>
          </table:table-cell>
          <table:table-cell office:value-type="float" office:value="9.08930218857275E-026" calcext:value-type="float">
            <text:p>9.08930218857275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58939743042" calcext:value-type="float">
            <text:p>12.758939743042</text:p>
          </table:table-cell>
          <table:table-cell office:value-type="float" office:value="-7.14736604690552" calcext:value-type="float">
            <text:p>-7.147366046905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226360907795708" calcext:value-type="float">
            <text:p>2.2636090779570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96526050567627" calcext:value-type="float">
            <text:p>-7.96526050567627</text:p>
          </table:table-cell>
          <table:table-cell office:value-type="float" office:value="13.9751749038696" calcext:value-type="float">
            <text:p>13.9751749038696</text:p>
          </table:table-cell>
          <table:table-cell office:value-type="float" office:value="0.00000000029606697649065" calcext:value-type="float">
            <text:p>2.9606697649065E-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9846534729" calcext:value-type="float">
            <text:p>20.69846534729</text:p>
          </table:table-cell>
          <table:table-cell office:value-type="float" office:value="-13.0572643280029" calcext:value-type="float">
            <text:p>-13.0572643280029</text:p>
          </table:table-cell>
          <table:table-cell office:value-type="float" office:value="1" calcext:value-type="float">
            <text:p>1</text:p>
          </table:table-cell>
          <table:table-cell office:value-type="float" office:value="2.18812856593901E-015" calcext:value-type="float">
            <text:p>2.1881285659390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485744476318" calcext:value-type="float">
            <text:p>24.0485744476318</text:p>
          </table:table-cell>
          <table:table-cell office:value-type="float" office:value="-15.5509042739868" calcext:value-type="float">
            <text:p>-15.5509042739868</text:p>
          </table:table-cell>
          <table:table-cell office:value-type="float" office:value="1" calcext:value-type="float">
            <text:p>1</text:p>
          </table:table-cell>
          <table:table-cell office:value-type="float" office:value="6.34109874702128E-018" calcext:value-type="float">
            <text:p>6.34109874702128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515823364258" calcext:value-type="float">
            <text:p>23.0515823364258</text:p>
          </table:table-cell>
          <table:table-cell office:value-type="float" office:value="-14.6406326293945" calcext:value-type="float">
            <text:p>-14.6406326293945</text:p>
          </table:table-cell>
          <table:table-cell office:value-type="float" office:value="1" calcext:value-type="float">
            <text:p>1</text:p>
          </table:table-cell>
          <table:table-cell office:value-type="float" office:value="4.27050321552875E-017" calcext:value-type="float">
            <text:p>4.2705032155287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28946685791" calcext:value-type="float">
            <text:p>24.228946685791</text:p>
          </table:table-cell>
          <table:table-cell office:value-type="float" office:value="-16.5127754211426" calcext:value-type="float">
            <text:p>-16.5127754211426</text:p>
          </table:table-cell>
          <table:table-cell office:value-type="float" office:value="1" calcext:value-type="float">
            <text:p>1</text:p>
          </table:table-cell>
          <table:table-cell office:value-type="float" office:value="2.0234612085461E-018" calcext:value-type="float">
            <text:p>2.023461208546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656234741211" calcext:value-type="float">
            <text:p>19.8656234741211</text:p>
          </table:table-cell>
          <table:table-cell office:value-type="float" office:value="-12.8985109329224" calcext:value-type="float">
            <text:p>-12.8985109329224</text:p>
          </table:table-cell>
          <table:table-cell office:value-type="float" office:value="1" calcext:value-type="float">
            <text:p>1</text:p>
          </table:table-cell>
          <table:table-cell office:value-type="float" office:value="5.8981745912855E-015" calcext:value-type="float">
            <text:p>5.898174591285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3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731185913086" calcext:value-type="float">
            <text:p>4.71731185913086</text:p>
          </table:table-cell>
          <table:table-cell office:value-type="float" office:value="0.580878853797913" calcext:value-type="float">
            <text:p>0.580878853797913</text:p>
          </table:table-cell>
          <table:table-cell office:value-type="float" office:value="0.984271585941315" calcext:value-type="float">
            <text:p>0.984271585941315</text:p>
          </table:table-cell>
          <table:table-cell office:value-type="float" office:value="0.0157284121960401" calcext:value-type="float">
            <text:p>0.015728412196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31274509429932" calcext:value-type="float">
            <text:p>-8.31274509429932</text:p>
          </table:table-cell>
          <table:table-cell office:value-type="float" office:value="14.3541994094849" calcext:value-type="float">
            <text:p>14.3541994094849</text:p>
          </table:table-cell>
          <table:table-cell office:value-type="float" office:value="0.000000000143176276390378" calcext:value-type="float">
            <text:p>1.43176276390378E-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522100448608" calcext:value-type="float">
            <text:p>11.3522100448608</text:p>
          </table:table-cell>
          <table:table-cell office:value-type="float" office:value="-6.44436550140381" calcext:value-type="float">
            <text:p>-6.44436550140381</text:p>
          </table:table-cell>
          <table:table-cell office:value-type="float" office:value="1" calcext:value-type="float">
            <text:p>1</text:p>
          </table:table-cell>
          <table:table-cell office:value-type="float" office:value="0.0000000186657498346676" calcext:value-type="float">
            <text:p>1.8665749834667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917079925537" calcext:value-type="float">
            <text:p>29.2917079925537</text:p>
          </table:table-cell>
          <table:table-cell office:value-type="float" office:value="-19.8293743133545" calcext:value-type="float">
            <text:p>-19.8293743133545</text:p>
          </table:table-cell>
          <table:table-cell office:value-type="float" office:value="1" calcext:value-type="float">
            <text:p>1</text:p>
          </table:table-cell>
          <table:table-cell office:value-type="float" office:value="4.64499223913899E-022" calcext:value-type="float">
            <text:p>4.64499223913899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234439849853" calcext:value-type="float">
            <text:p>20.2234439849853</text:p>
          </table:table-cell>
          <table:table-cell office:value-type="float" office:value="-12.8177480697632" calcext:value-type="float">
            <text:p>-12.8177480697632</text:p>
          </table:table-cell>
          <table:table-cell office:value-type="float" office:value="1" calcext:value-type="float">
            <text:p>1</text:p>
          </table:table-cell>
          <table:table-cell office:value-type="float" office:value="4.47088002944874E-015" calcext:value-type="float">
            <text:p>4.4708800294487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934547424316" calcext:value-type="float">
            <text:p>22.1934547424316</text:p>
          </table:table-cell>
          <table:table-cell office:value-type="float" office:value="-14.2262802124023" calcext:value-type="float">
            <text:p>-14.2262802124023</text:p>
          </table:table-cell>
          <table:table-cell office:value-type="float" office:value="1" calcext:value-type="float">
            <text:p>1</text:p>
          </table:table-cell>
          <table:table-cell office:value-type="float" office:value="1.52443907649145E-016" calcext:value-type="float">
            <text:p>1.5244390764914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251808166504" calcext:value-type="float">
            <text:p>17.5251808166504</text:p>
          </table:table-cell>
          <table:table-cell office:value-type="float" office:value="-10.8776092529297" calcext:value-type="float">
            <text:p>-10.877609252929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62194735609267" calcext:value-type="float">
            <text:p>4.62194735609267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807155609131" calcext:value-type="float">
            <text:p>19.6807155609131</text:p>
          </table:table-cell>
          <table:table-cell office:value-type="float" office:value="-12.2617082595825" calcext:value-type="float">
            <text:p>-12.261708259582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3414707272254" calcext:value-type="float">
            <text:p>1.341470727225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34849691390991" calcext:value-type="float">
            <text:p>-6.34849691390991</text:p>
          </table:table-cell>
          <table:table-cell office:value-type="float" office:value="12.7647542953491" calcext:value-type="float">
            <text:p>12.7647542953491</text:p>
          </table:table-cell>
          <table:table-cell office:value-type="float" office:value="0.00000000500288699356588" calcext:value-type="float">
            <text:p>5.00288699356588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826285362244" calcext:value-type="float">
            <text:p>3.77826285362244</text:p>
          </table:table-cell>
          <table:table-cell office:value-type="float" office:value="0.388098865747452" calcext:value-type="float">
            <text:p>0.388098865747452</text:p>
          </table:table-cell>
          <table:table-cell office:value-type="float" office:value="0.967395663261414" calcext:value-type="float">
            <text:p>0.967395663261414</text:p>
          </table:table-cell>
          <table:table-cell office:value-type="float" office:value="0.0326042845845222" calcext:value-type="float">
            <text:p>0.0326042845845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497722625732" calcext:value-type="float">
            <text:p>22.0497722625732</text:p>
          </table:table-cell>
          <table:table-cell office:value-type="float" office:value="-13.9427452087402" calcext:value-type="float">
            <text:p>-13.9427452087402</text:p>
          </table:table-cell>
          <table:table-cell office:value-type="float" office:value="1" calcext:value-type="float">
            <text:p>1</text:p>
          </table:table-cell>
          <table:table-cell office:value-type="float" office:value="2.33694828430465E-016" calcext:value-type="float">
            <text:p>2.3369482843046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530521392822" calcext:value-type="float">
            <text:p>26.8530521392822</text:p>
          </table:table-cell>
          <table:table-cell office:value-type="float" office:value="-17.6138591766357" calcext:value-type="float">
            <text:p>-17.6138591766357</text:p>
          </table:table-cell>
          <table:table-cell office:value-type="float" office:value="1" calcext:value-type="float">
            <text:p>1</text:p>
          </table:table-cell>
          <table:table-cell office:value-type="float" office:value="4.87826955131535E-020" calcext:value-type="float">
            <text:p>4.87826955131535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034194946289" calcext:value-type="float">
            <text:p>25.4034194946289</text:p>
          </table:table-cell>
          <table:table-cell office:value-type="float" office:value="-16.9783763885498" calcext:value-type="float">
            <text:p>-16.9783763885498</text:p>
          </table:table-cell>
          <table:table-cell office:value-type="float" office:value="1" calcext:value-type="float">
            <text:p>1</text:p>
          </table:table-cell>
          <table:table-cell office:value-type="float" office:value="3.92481380827197E-019" calcext:value-type="float">
            <text:p>3.92481380827197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945789337158" calcext:value-type="float">
            <text:p>21.8945789337158</text:p>
          </table:table-cell>
          <table:table-cell office:value-type="float" office:value="-14.4776134490967" calcext:value-type="float">
            <text:p>-14.4776134490967</text:p>
          </table:table-cell>
          <table:table-cell office:value-type="float" office:value="1" calcext:value-type="float">
            <text:p>1</text:p>
          </table:table-cell>
          <table:table-cell office:value-type="float" office:value="1.59866536775274E-016" calcext:value-type="float">
            <text:p>1.5986653677527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366222381592" calcext:value-type="float">
            <text:p>18.8366222381592</text:p>
          </table:table-cell>
          <table:table-cell office:value-type="float" office:value="-12.1697902679443" calcext:value-type="float">
            <text:p>-12.16979026794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42047286219609" calcext:value-type="float">
            <text:p>3.4204728621960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22838973999" calcext:value-type="float">
            <text:p>7.6622838973999</text:p>
          </table:table-cell>
          <table:table-cell office:value-type="float" office:value="-2.93013215065002" calcext:value-type="float">
            <text:p>-2.93013215065002</text:p>
          </table:table-cell>
          <table:table-cell office:value-type="float" office:value="0.999974846839905" calcext:value-type="float">
            <text:p>0.999974846839905</text:p>
          </table:table-cell>
          <table:table-cell office:value-type="float" office:value="0.0000251050660153851" calcext:value-type="float">
            <text:p>2.51050660153851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74924945831299" calcext:value-type="float">
            <text:p>-7.74924945831299</text:p>
          </table:table-cell>
          <table:table-cell office:value-type="float" office:value="14.0547571182251" calcext:value-type="float">
            <text:p>14.0547571182251</text:p>
          </table:table-cell>
          <table:table-cell office:value-type="float" office:value="0.000000000339344052857626" calcext:value-type="float">
            <text:p>3.39344052857626E-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777994155884" calcext:value-type="float">
            <text:p>10.4777994155884</text:p>
          </table:table-cell>
          <table:table-cell office:value-type="float" office:value="-5.21843147277832" calcext:value-type="float">
            <text:p>-5.2184314727783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52480225779073" calcext:value-type="float">
            <text:p>1.52480225779073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101741790771" calcext:value-type="float">
            <text:p>20.6101741790771</text:p>
          </table:table-cell>
          <table:table-cell office:value-type="float" office:value="-13.1185693740845" calcext:value-type="float">
            <text:p>-13.1185693740845</text:p>
          </table:table-cell>
          <table:table-cell office:value-type="float" office:value="1" calcext:value-type="float">
            <text:p>1</text:p>
          </table:table-cell>
          <table:table-cell office:value-type="float" office:value="2.24797970223376E-015" calcext:value-type="float">
            <text:p>2.24797970223376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752723693848" calcext:value-type="float">
            <text:p>23.2752723693848</text:p>
          </table:table-cell>
          <table:table-cell office:value-type="float" office:value="-15.6346836090088" calcext:value-type="float">
            <text:p>-15.6346836090088</text:p>
          </table:table-cell>
          <table:table-cell office:value-type="float" office:value="1" calcext:value-type="float">
            <text:p>1</text:p>
          </table:table-cell>
          <table:table-cell office:value-type="float" office:value="1.26363022049357E-017" calcext:value-type="float">
            <text:p>1.26363022049357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943138122559" calcext:value-type="float">
            <text:p>22.3943138122559</text:p>
          </table:table-cell>
          <table:table-cell office:value-type="float" office:value="-14.1089305877686" calcext:value-type="float">
            <text:p>-14.1089305877686</text:p>
          </table:table-cell>
          <table:table-cell office:value-type="float" office:value="1" calcext:value-type="float">
            <text:p>1</text:p>
          </table:table-cell>
          <table:table-cell office:value-type="float" office:value="1.40230738106033E-016" calcext:value-type="float">
            <text:p>1.4023073810603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40970993042" calcext:value-type="float">
            <text:p>20.840970993042</text:p>
          </table:table-cell>
          <table:table-cell office:value-type="float" office:value="-13.5479927062988" calcext:value-type="float">
            <text:p>-13.5479927062988</text:p>
          </table:table-cell>
          <table:table-cell office:value-type="float" office:value="1" calcext:value-type="float">
            <text:p>1</text:p>
          </table:table-cell>
          <table:table-cell office:value-type="float" office:value="1.16161886628218E-015" calcext:value-type="float">
            <text:p>1.1616188662821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8289089202881" calcext:value-type="float">
            <text:p>9.68289089202881</text:p>
          </table:table-cell>
          <table:table-cell office:value-type="float" office:value="-4.4572229385376" calcext:value-type="float">
            <text:p>-4.4572229385376</text:p>
          </table:table-cell>
          <table:table-cell office:value-type="float" office:value="0.999999284744263" calcext:value-type="float">
            <text:p>0.999999284744263</text:p>
          </table:table-cell>
          <table:table-cell office:value-type="float" office:value="0.000000722813524589583" calcext:value-type="float">
            <text:p>7.22813524589583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30028653144836" calcext:value-type="float">
            <text:p>-3.30028653144836</text:p>
          </table:table-cell>
          <table:table-cell office:value-type="float" office:value="8.43176174163818" calcext:value-type="float">
            <text:p>8.43176174163818</text:p>
          </table:table-cell>
          <table:table-cell office:value-type="float" office:value="0.00000803216789790895" calcext:value-type="float">
            <text:p>8.03216789790895E-06</text:p>
          </table:table-cell>
          <table:table-cell office:value-type="float" office:value="0.9999920129776" calcext:value-type="float">
            <text:p>0.99999201297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718950271606" calcext:value-type="float">
            <text:p>14.1718950271606</text:p>
          </table:table-cell>
          <table:table-cell office:value-type="float" office:value="-8.1962194442749" calcext:value-type="float">
            <text:p>-8.19621944427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93041777007963" calcext:value-type="float">
            <text:p>1.93041777007963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153125762939" calcext:value-type="float">
            <text:p>19.6153125762939</text:p>
          </table:table-cell>
          <table:table-cell office:value-type="float" office:value="-12.0773019790649" calcext:value-type="float">
            <text:p>-12.07730197906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72215384585273" calcext:value-type="float">
            <text:p>1.7221538458527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309799194336" calcext:value-type="float">
            <text:p>19.7309799194336</text:p>
          </table:table-cell>
          <table:table-cell office:value-type="float" office:value="-12.3259286880493" calcext:value-type="float">
            <text:p>-12.325928688049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1963600920204" calcext:value-type="float">
            <text:p>1.196360092020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632343292236" calcext:value-type="float">
            <text:p>18.0632343292236</text:p>
          </table:table-cell>
          <table:table-cell office:value-type="float" office:value="-11.0484495162964" calcext:value-type="float">
            <text:p>-11.04844951629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27487110095528" calcext:value-type="float">
            <text:p>2.2748711009552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978790283203" calcext:value-type="float">
            <text:p>26.9978790283203</text:p>
          </table:table-cell>
          <table:table-cell office:value-type="float" office:value="-17.9944686889648" calcext:value-type="float">
            <text:p>-17.9944686889648</text:p>
          </table:table-cell>
          <table:table-cell office:value-type="float" office:value="1" calcext:value-type="float">
            <text:p>1</text:p>
          </table:table-cell>
          <table:table-cell office:value-type="float" office:value="2.88450771982569E-020" calcext:value-type="float">
            <text:p>2.8845077198256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429008483887" calcext:value-type="float">
            <text:p>11.2429008483887</text:p>
          </table:table-cell>
          <table:table-cell office:value-type="float" office:value="-6.0574312210083" calcext:value-type="float">
            <text:p>-6.0574312210083</text:p>
          </table:table-cell>
          <table:table-cell office:value-type="float" office:value="1" calcext:value-type="float">
            <text:p>1</text:p>
          </table:table-cell>
          <table:table-cell office:value-type="float" office:value="0.0000000306592617960177" calcext:value-type="float">
            <text:p>3.0659261796017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2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9418478012085" calcext:value-type="float">
            <text:p>1.69418478012085</text:p>
          </table:table-cell>
          <table:table-cell office:value-type="float" office:value="3.70333337783814" calcext:value-type="float">
            <text:p>3.70333337783814</text:p>
          </table:table-cell>
          <table:table-cell office:value-type="float" office:value="0.118245720863342" calcext:value-type="float">
            <text:p>0.118245720863342</text:p>
          </table:table-cell>
          <table:table-cell office:value-type="float" office:value="0.881754279136658" calcext:value-type="float">
            <text:p>0.881754279136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32769203186035" calcext:value-type="float">
            <text:p>-5.32769203186035</text:p>
          </table:table-cell>
          <table:table-cell office:value-type="float" office:value="10.4638023376465" calcext:value-type="float">
            <text:p>10.4638023376465</text:p>
          </table:table-cell>
          <table:table-cell office:value-type="float" office:value="0.000000138624855594571" calcext:value-type="float">
            <text:p>1.38624855594571E-07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228084564209" calcext:value-type="float">
            <text:p>29.1228084564209</text:p>
          </table:table-cell>
          <table:table-cell office:value-type="float" office:value="-18.9123229980469" calcext:value-type="float">
            <text:p>-18.9123229980469</text:p>
          </table:table-cell>
          <table:table-cell office:value-type="float" office:value="1" calcext:value-type="float">
            <text:p>1</text:p>
          </table:table-cell>
          <table:table-cell office:value-type="float" office:value="1.3759627453227E-021" calcext:value-type="float">
            <text:p>1.3759627453227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083374023437" calcext:value-type="float">
            <text:p>28.1083374023437</text:p>
          </table:table-cell>
          <table:table-cell office:value-type="float" office:value="-18.0326251983643" calcext:value-type="float">
            <text:p>-18.0326251983643</text:p>
          </table:table-cell>
          <table:table-cell office:value-type="float" office:value="1" calcext:value-type="float">
            <text:p>1</text:p>
          </table:table-cell>
          <table:table-cell office:value-type="float" office:value="9.14608837317838E-021" calcext:value-type="float">
            <text:p>9.14608837317838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351177215576" calcext:value-type="float">
            <text:p>29.4351177215576</text:p>
          </table:table-cell>
          <table:table-cell office:value-type="float" office:value="-19.7870273590088" calcext:value-type="float">
            <text:p>-19.7870273590088</text:p>
          </table:table-cell>
          <table:table-cell office:value-type="float" office:value="1" calcext:value-type="float">
            <text:p>1</text:p>
          </table:table-cell>
          <table:table-cell office:value-type="float" office:value="4.19849848139683E-022" calcext:value-type="float">
            <text:p>4.19849848139683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058406829834" calcext:value-type="float">
            <text:p>26.6058406829834</text:p>
          </table:table-cell>
          <table:table-cell office:value-type="float" office:value="-17.3712177276611" calcext:value-type="float">
            <text:p>-17.3712177276611</text:p>
          </table:table-cell>
          <table:table-cell office:value-type="float" office:value="1" calcext:value-type="float">
            <text:p>1</text:p>
          </table:table-cell>
          <table:table-cell office:value-type="float" office:value="7.96170774611151E-020" calcext:value-type="float">
            <text:p>7.9617077461115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398471832275" calcext:value-type="float">
            <text:p>21.7398471832275</text:p>
          </table:table-cell>
          <table:table-cell office:value-type="float" office:value="-13.7411155700684" calcext:value-type="float">
            <text:p>-13.7411155700684</text:p>
          </table:table-cell>
          <table:table-cell office:value-type="float" office:value="1" calcext:value-type="float">
            <text:p>1</text:p>
          </table:table-cell>
          <table:table-cell office:value-type="float" office:value="3.8977396326121E-016" calcext:value-type="float">
            <text:p>3.897739632612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0732755661011" calcext:value-type="float">
            <text:p>6.50732755661011</text:p>
          </table:table-cell>
          <table:table-cell office:value-type="float" office:value="-1.86229753494263" calcext:value-type="float">
            <text:p>-1.86229753494263</text:p>
          </table:table-cell>
          <table:table-cell office:value-type="float" office:value="0.999768316745758" calcext:value-type="float">
            <text:p>0.999768316745758</text:p>
          </table:table-cell>
          <table:table-cell office:value-type="float" office:value="0.0002317487233085" calcext:value-type="float">
            <text:p>0.0002317487233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25966024398804" calcext:value-type="float">
            <text:p>-7.25966024398804</text:p>
          </table:table-cell>
          <table:table-cell office:value-type="float" office:value="13.0302610397339" calcext:value-type="float">
            <text:p>13.0302610397339</text:p>
          </table:table-cell>
          <table:table-cell office:value-type="float" office:value="0.00000000154240831218289" calcext:value-type="float">
            <text:p>1.54240831218289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174011230469" calcext:value-type="float">
            <text:p>26.1174011230469</text:p>
          </table:table-cell>
          <table:table-cell office:value-type="float" office:value="-16.9121265411377" calcext:value-type="float">
            <text:p>-16.9121265411377</text:p>
          </table:table-cell>
          <table:table-cell office:value-type="float" office:value="1" calcext:value-type="float">
            <text:p>1</text:p>
          </table:table-cell>
          <table:table-cell office:value-type="float" office:value="2.05359309766533E-019" calcext:value-type="float">
            <text:p>2.05359309766533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192481994629" calcext:value-type="float">
            <text:p>28.8192481994629</text:p>
          </table:table-cell>
          <table:table-cell office:value-type="float" office:value="-19.3736896514893" calcext:value-type="float">
            <text:p>-19.3736896514893</text:p>
          </table:table-cell>
          <table:table-cell office:value-type="float" office:value="1" calcext:value-type="float">
            <text:p>1</text:p>
          </table:table-cell>
          <table:table-cell office:value-type="float" office:value="1.17509285897219E-021" calcext:value-type="float">
            <text:p>1.1750928589721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205364227295" calcext:value-type="float">
            <text:p>22.5205364227295</text:p>
          </table:table-cell>
          <table:table-cell office:value-type="float" office:value="-14.2813348770142" calcext:value-type="float">
            <text:p>-14.2813348770142</text:p>
          </table:table-cell>
          <table:table-cell office:value-type="float" office:value="1" calcext:value-type="float">
            <text:p>1</text:p>
          </table:table-cell>
          <table:table-cell office:value-type="float" office:value="1.04027927900563E-016" calcext:value-type="float">
            <text:p>1.0402792790056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108085632324" calcext:value-type="float">
            <text:p>23.9108085632324</text:p>
          </table:table-cell>
          <table:table-cell office:value-type="float" office:value="-15.5123243331909" calcext:value-type="float">
            <text:p>-15.5123243331909</text:p>
          </table:table-cell>
          <table:table-cell office:value-type="float" office:value="1" calcext:value-type="float">
            <text:p>1</text:p>
          </table:table-cell>
          <table:table-cell office:value-type="float" office:value="7.56398188510436E-018" calcext:value-type="float">
            <text:p>7.5639818851043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827995300293" calcext:value-type="float">
            <text:p>24.4827995300293</text:p>
          </table:table-cell>
          <table:table-cell office:value-type="float" office:value="-16.3973274230957" calcext:value-type="float">
            <text:p>-16.3973274230957</text:p>
          </table:table-cell>
          <table:table-cell office:value-type="float" office:value="1" calcext:value-type="float">
            <text:p>1</text:p>
          </table:table-cell>
          <table:table-cell office:value-type="float" office:value="1.7619209677224E-018" calcext:value-type="float">
            <text:p>1.7619209677224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667198181152" calcext:value-type="float">
            <text:p>9.17667198181152</text:p>
          </table:table-cell>
          <table:table-cell office:value-type="float" office:value="-4.43637228012085" calcext:value-type="float">
            <text:p>-4.43637228012085</text:p>
          </table:table-cell>
          <table:table-cell office:value-type="float" office:value="0.999998807907104" calcext:value-type="float">
            <text:p>0.999998807907104</text:p>
          </table:table-cell>
          <table:table-cell office:value-type="float" office:value="0.00000122441667826934" calcext:value-type="float">
            <text:p>1.2244166782693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65051317214966" calcext:value-type="float">
            <text:p>-2.65051317214966</text:p>
          </table:table-cell>
          <table:table-cell office:value-type="float" office:value="8.02841472625732" calcext:value-type="float">
            <text:p>8.02841472625732</text:p>
          </table:table-cell>
          <table:table-cell office:value-type="float" office:value="0.0000230245077545987" calcext:value-type="float">
            <text:p>2.30245077545987E-05</text:p>
          </table:table-cell>
          <table:table-cell office:value-type="float" office:value="0.999976992607117" calcext:value-type="float">
            <text:p>0.9999769926071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114778518677" calcext:value-type="float">
            <text:p>15.6114778518677</text:p>
          </table:table-cell>
          <table:table-cell office:value-type="float" office:value="-9.42152786254883" calcext:value-type="float">
            <text:p>-9.4215278625488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34370570226139" calcext:value-type="float">
            <text:p>1.3437057022613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583351135254" calcext:value-type="float">
            <text:p>33.2583351135254</text:p>
          </table:table-cell>
          <table:table-cell office:value-type="float" office:value="-22.6810569763184" calcext:value-type="float">
            <text:p>-22.6810569763184</text:p>
          </table:table-cell>
          <table:table-cell office:value-type="float" office:value="1" calcext:value-type="float">
            <text:p>1</text:p>
          </table:table-cell>
          <table:table-cell office:value-type="float" office:value="5.07961391241457E-025" calcext:value-type="float">
            <text:p>5.07961391241457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981014251709" calcext:value-type="float">
            <text:p>31.2981014251709</text:p>
          </table:table-cell>
          <table:table-cell office:value-type="float" office:value="-20.7816486358643" calcext:value-type="float">
            <text:p>-20.7816486358643</text:p>
          </table:table-cell>
          <table:table-cell office:value-type="float" office:value="1" calcext:value-type="float">
            <text:p>1</text:p>
          </table:table-cell>
          <table:table-cell office:value-type="float" office:value="2.41019362863073E-023" calcext:value-type="float">
            <text:p>2.41019362863073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32385635376" calcext:value-type="float">
            <text:p>27.732385635376</text:p>
          </table:table-cell>
          <table:table-cell office:value-type="float" office:value="-18.1616115570068" calcext:value-type="float">
            <text:p>-18.1616115570068</text:p>
          </table:table-cell>
          <table:table-cell office:value-type="float" office:value="1" calcext:value-type="float">
            <text:p>1</text:p>
          </table:table-cell>
          <table:table-cell office:value-type="float" office:value="1.17082043879661E-020" calcext:value-type="float">
            <text:p>1.1708204387966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870567321777" calcext:value-type="float">
            <text:p>25.4870567321777</text:p>
          </table:table-cell>
          <table:table-cell office:value-type="float" office:value="-16.8962230682373" calcext:value-type="float">
            <text:p>-16.8962230682373</text:p>
          </table:table-cell>
          <table:table-cell office:value-type="float" office:value="1" calcext:value-type="float">
            <text:p>1</text:p>
          </table:table-cell>
          <table:table-cell office:value-type="float" office:value="3.91900932681732E-019" calcext:value-type="float">
            <text:p>3.91900932681732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613723754883" calcext:value-type="float">
            <text:p>17.9613723754883</text:p>
          </table:table-cell>
          <table:table-cell office:value-type="float" office:value="-11.2060489654541" calcext:value-type="float">
            <text:p>-11.206048965454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15154215515816" calcext:value-type="float">
            <text:p>2.1515421551581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0693626403809" calcext:value-type="float">
            <text:p>4.80693626403809</text:p>
          </table:table-cell>
          <table:table-cell office:value-type="float" office:value="-0.282344996929169" calcext:value-type="float">
            <text:p>-0.282344996929169</text:p>
          </table:table-cell>
          <table:table-cell office:value-type="float" office:value="0.993875324726105" calcext:value-type="float">
            <text:p>0.993875324726105</text:p>
          </table:table-cell>
          <table:table-cell office:value-type="float" office:value="0.0061247060075402" calcext:value-type="float">
            <text:p>0.006124706007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9007811546326" calcext:value-type="float">
            <text:p>-2.59007811546326</text:p>
          </table:table-cell>
          <table:table-cell office:value-type="float" office:value="7.20616626739502" calcext:value-type="float">
            <text:p>7.20616626739502</text:p>
          </table:table-cell>
          <table:table-cell office:value-type="float" office:value="0.0000556571321794763" calcext:value-type="float">
            <text:p>5.56571321794763E-05</text:p>
          </table:table-cell>
          <table:table-cell office:value-type="float" office:value="0.99994432926178" calcext:value-type="float">
            <text:p>0.999944329261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363666534424" calcext:value-type="float">
            <text:p>17.8363666534424</text:p>
          </table:table-cell>
          <table:table-cell office:value-type="float" office:value="-10.6923027038574" calcext:value-type="float">
            <text:p>-10.69230270385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07526931037877" calcext:value-type="float">
            <text:p>4.07526931037877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95470428467" calcext:value-type="float">
            <text:p>19.4595470428467</text:p>
          </table:table-cell>
          <table:table-cell office:value-type="float" office:value="-11.8417110443115" calcext:value-type="float">
            <text:p>-11.84171104431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54704331898673" calcext:value-type="float">
            <text:p>2.5470433189867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182922363281" calcext:value-type="float">
            <text:p>20.7182922363281</text:p>
          </table:table-cell>
          <table:table-cell office:value-type="float" office:value="-13.1701059341431" calcext:value-type="float">
            <text:p>-13.1701059341431</text:p>
          </table:table-cell>
          <table:table-cell office:value-type="float" office:value="1" calcext:value-type="float">
            <text:p>1</text:p>
          </table:table-cell>
          <table:table-cell office:value-type="float" office:value="1.91626741228711E-015" calcext:value-type="float">
            <text:p>1.9162674122871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724208831787" calcext:value-type="float">
            <text:p>17.2724208831787</text:p>
          </table:table-cell>
          <table:table-cell office:value-type="float" office:value="-10.1975698471069" calcext:value-type="float">
            <text:p>-10.19756984710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17472177818545" calcext:value-type="float">
            <text:p>1.1747217781854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391832351685" calcext:value-type="float">
            <text:p>15.4391832351685</text:p>
          </table:table-cell>
          <table:table-cell office:value-type="float" office:value="-9.03532600402832" calcext:value-type="float">
            <text:p>-9.0353260040283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34884993399742" calcext:value-type="float">
            <text:p>2.3488499339974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752540588379" calcext:value-type="float">
            <text:p>6.04752540588379</text:p>
          </table:table-cell>
          <table:table-cell office:value-type="float" office:value="-1.29038798809052" calcext:value-type="float">
            <text:p>-1.29038798809052</text:p>
          </table:table-cell>
          <table:table-cell office:value-type="float" office:value="0.999350011348724" calcext:value-type="float">
            <text:p>0.999350011348724</text:p>
          </table:table-cell>
          <table:table-cell office:value-type="float" office:value="0.0006499833543784" calcext:value-type="float">
            <text:p>0.0006499833543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5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622604846954" calcext:value-type="float">
            <text:p>1.39622604846954</text:p>
          </table:table-cell>
          <table:table-cell office:value-type="float" office:value="2.61295652389526" calcext:value-type="float">
            <text:p>2.61295652389526</text:p>
          </table:table-cell>
          <table:table-cell office:value-type="float" office:value="0.228512346744537" calcext:value-type="float">
            <text:p>0.228512346744537</text:p>
          </table:table-cell>
          <table:table-cell office:value-type="float" office:value="0.771487712860107" calcext:value-type="float">
            <text:p>0.7714877128601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930572509766" calcext:value-type="float">
            <text:p>41.4930572509766</text:p>
          </table:table-cell>
          <table:table-cell office:value-type="float" office:value="-28.2757682800293" calcext:value-type="float">
            <text:p>-28.2757682800293</text:p>
          </table:table-cell>
          <table:table-cell office:value-type="float" office:value="1" calcext:value-type="float">
            <text:p>1</text:p>
          </table:table-cell>
          <table:table-cell office:value-type="float" office:value="5.00936212306307E-031" calcext:value-type="float">
            <text:p>5.00936212306307E-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508628845215" calcext:value-type="float">
            <text:p>40.4508628845215</text:p>
          </table:table-cell>
          <table:table-cell office:value-type="float" office:value="-27.4860076904297" calcext:value-type="float">
            <text:p>-27.4860076904297</text:p>
          </table:table-cell>
          <table:table-cell office:value-type="float" office:value="1" calcext:value-type="float">
            <text:p>1</text:p>
          </table:table-cell>
          <table:table-cell office:value-type="float" office:value="3.1288904260131E-030" calcext:value-type="float">
            <text:p>3.1288904260131E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44161605835" calcext:value-type="float">
            <text:p>28.744161605835</text:p>
          </table:table-cell>
          <table:table-cell office:value-type="float" office:value="-19.4893283843994" calcext:value-type="float">
            <text:p>-19.4893283843994</text:p>
          </table:table-cell>
          <table:table-cell office:value-type="float" office:value="1" calcext:value-type="float">
            <text:p>1</text:p>
          </table:table-cell>
          <table:table-cell office:value-type="float" office:value="1.12839582747996E-021" calcext:value-type="float">
            <text:p>1.12839582747996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839096069336" calcext:value-type="float">
            <text:p>45.9839096069336</text:p>
          </table:table-cell>
          <table:table-cell office:value-type="float" office:value="-32.6115303039551" calcext:value-type="float">
            <text:p>-32.6115303039551</text:p>
          </table:table-cell>
          <table:table-cell office:value-type="float" office:value="1" calcext:value-type="float">
            <text:p>1</text:p>
          </table:table-cell>
          <table:table-cell office:value-type="float" office:value="7.35245658117306E-035" calcext:value-type="float">
            <text:p>7.35245658117306E-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474769592285" calcext:value-type="float">
            <text:p>29.8474769592285</text:p>
          </table:table-cell>
          <table:table-cell office:value-type="float" office:value="-20.4099140167236" calcext:value-type="float">
            <text:p>-20.4099140167236</text:p>
          </table:table-cell>
          <table:table-cell office:value-type="float" office:value="1" calcext:value-type="float">
            <text:p>1</text:p>
          </table:table-cell>
          <table:table-cell office:value-type="float" office:value="1.49104795884584E-022" calcext:value-type="float">
            <text:p>1.49104795884584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34815788269" calcext:value-type="float">
            <text:p>15.534815788269</text:p>
          </table:table-cell>
          <table:table-cell office:value-type="float" office:value="-9.05419445037842" calcext:value-type="float">
            <text:p>-9.054194450378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09473237366975" calcext:value-type="float">
            <text:p>2.0947323736697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20819473266602" calcext:value-type="float">
            <text:p>-2.20819473266602</text:p>
          </table:table-cell>
          <table:table-cell office:value-type="float" office:value="6.74748945236206" calcext:value-type="float">
            <text:p>6.74748945236206</text:p>
          </table:table-cell>
          <table:table-cell office:value-type="float" office:value="0.0001289851061301" calcext:value-type="float">
            <text:p>0.00012898510613</text:p>
          </table:table-cell>
          <table:table-cell office:value-type="float" office:value="0.999871015548706" calcext:value-type="float">
            <text:p>0.9998710155487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799355506897" calcext:value-type="float">
            <text:p>5.5799355506897</text:p>
          </table:table-cell>
          <table:table-cell office:value-type="float" office:value="-1.56294465065002" calcext:value-type="float">
            <text:p>-1.56294465065002</text:p>
          </table:table-cell>
          <table:table-cell office:value-type="float" office:value="0.999210119247436" calcext:value-type="float">
            <text:p>0.999210119247436</text:p>
          </table:table-cell>
          <table:table-cell office:value-type="float" office:value="0.0007898476324044" calcext:value-type="float">
            <text:p>0.0007898476324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240417480469" calcext:value-type="float">
            <text:p>28.9240417480469</text:p>
          </table:table-cell>
          <table:table-cell office:value-type="float" office:value="-19.2763118743896" calcext:value-type="float">
            <text:p>-19.2763118743896</text:p>
          </table:table-cell>
          <table:table-cell office:value-type="float" office:value="1" calcext:value-type="float">
            <text:p>1</text:p>
          </table:table-cell>
          <table:table-cell office:value-type="float" office:value="1.16641089566304E-021" calcext:value-type="float">
            <text:p>1.16641089566304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173892974854" calcext:value-type="float">
            <text:p>24.5173892974854</text:p>
          </table:table-cell>
          <table:table-cell office:value-type="float" office:value="-15.7189826965332" calcext:value-type="float">
            <text:p>-15.7189826965332</text:p>
          </table:table-cell>
          <table:table-cell office:value-type="float" office:value="1" calcext:value-type="float">
            <text:p>1</text:p>
          </table:table-cell>
          <table:table-cell office:value-type="float" office:value="3.35401369067669E-018" calcext:value-type="float">
            <text:p>3.3540136906766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057609558105" calcext:value-type="float">
            <text:p>25.2057609558105</text:p>
          </table:table-cell>
          <table:table-cell office:value-type="float" office:value="-16.6285305023193" calcext:value-type="float">
            <text:p>-16.6285305023193</text:p>
          </table:table-cell>
          <table:table-cell office:value-type="float" office:value="1" calcext:value-type="float">
            <text:p>1</text:p>
          </table:table-cell>
          <table:table-cell office:value-type="float" office:value="6.78576581532111E-019" calcext:value-type="float">
            <text:p>6.78576581532111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165618896484" calcext:value-type="float">
            <text:p>24.6165618896484</text:p>
          </table:table-cell>
          <table:table-cell office:value-type="float" office:value="-16.4345550537109" calcext:value-type="float">
            <text:p>-16.4345550537109</text:p>
          </table:table-cell>
          <table:table-cell office:value-type="float" office:value="1" calcext:value-type="float">
            <text:p>1</text:p>
          </table:table-cell>
          <table:table-cell office:value-type="float" office:value="1.48500002719131E-018" calcext:value-type="float">
            <text:p>1.4850000271913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03505706787" calcext:value-type="float">
            <text:p>16.4003505706787</text:p>
          </table:table-cell>
          <table:table-cell office:value-type="float" office:value="-9.93592166900635" calcext:value-type="float">
            <text:p>-9.9359216690063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65007590125144" calcext:value-type="float">
            <text:p>3.6500759012514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0213170051575" calcext:value-type="float">
            <text:p>-1.50213170051575</text:p>
          </table:table-cell>
          <table:table-cell office:value-type="float" office:value="6.48715543746948" calcext:value-type="float">
            <text:p>6.48715543746948</text:p>
          </table:table-cell>
          <table:table-cell office:value-type="float" office:value="0.0003389607009012" calcext:value-type="float">
            <text:p>0.000338960700901</text:p>
          </table:table-cell>
          <table:table-cell office:value-type="float" office:value="0.999661087989807" calcext:value-type="float">
            <text:p>0.9996610879898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5761651992798" calcext:value-type="float">
            <text:p>5.25761651992798</text:p>
          </table:table-cell>
          <table:table-cell office:value-type="float" office:value="-1.29256677627563" calcext:value-type="float">
            <text:p>-1.29256677627563</text:p>
          </table:table-cell>
          <table:table-cell office:value-type="float" office:value="0.99857223033905" calcext:value-type="float">
            <text:p>0.99857223033905</text:p>
          </table:table-cell>
          <table:table-cell office:value-type="float" office:value="0.0014278120361268" calcext:value-type="float">
            <text:p>0.001427812036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300025939941" calcext:value-type="float">
            <text:p>35.0300025939941</text:p>
          </table:table-cell>
          <table:table-cell office:value-type="float" office:value="-23.464786529541" calcext:value-type="float">
            <text:p>-23.464786529541</text:p>
          </table:table-cell>
          <table:table-cell office:value-type="float" office:value="1" calcext:value-type="float">
            <text:p>1</text:p>
          </table:table-cell>
          <table:table-cell office:value-type="float" office:value="3.9448989451231E-026" calcext:value-type="float">
            <text:p>3.9448989451231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739112854004" calcext:value-type="float">
            <text:p>33.4739112854004</text:p>
          </table:table-cell>
          <table:table-cell office:value-type="float" office:value="-22.5900135040283" calcext:value-type="float">
            <text:p>-22.5900135040283</text:p>
          </table:table-cell>
          <table:table-cell office:value-type="float" office:value="1" calcext:value-type="float">
            <text:p>1</text:p>
          </table:table-cell>
          <table:table-cell office:value-type="float" office:value="4.4848305392483E-025" calcext:value-type="float">
            <text:p>4.4848305392483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536392211914" calcext:value-type="float">
            <text:p>24.2536392211914</text:p>
          </table:table-cell>
          <table:table-cell office:value-type="float" office:value="-15.5639657974243" calcext:value-type="float">
            <text:p>-15.5639657974243</text:p>
          </table:table-cell>
          <table:table-cell office:value-type="float" office:value="1" calcext:value-type="float">
            <text:p>1</text:p>
          </table:table-cell>
          <table:table-cell office:value-type="float" office:value="5.09840463326755E-018" calcext:value-type="float">
            <text:p>5.0984046332675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450763702393" calcext:value-type="float">
            <text:p>31.5450763702393</text:p>
          </table:table-cell>
          <table:table-cell office:value-type="float" office:value="-20.7730522155762" calcext:value-type="float">
            <text:p>-20.7730522155762</text:p>
          </table:table-cell>
          <table:table-cell office:value-type="float" office:value="1" calcext:value-type="float">
            <text:p>1</text:p>
          </table:table-cell>
          <table:table-cell office:value-type="float" office:value="1.89899850918431E-023" calcext:value-type="float">
            <text:p>1.89899850918431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298797607422" calcext:value-type="float">
            <text:p>23.8298797607422</text:p>
          </table:table-cell>
          <table:table-cell office:value-type="float" office:value="-15.8372201919556" calcext:value-type="float">
            <text:p>-15.8372201919556</text:p>
          </table:table-cell>
          <table:table-cell office:value-type="float" office:value="1" calcext:value-type="float">
            <text:p>1</text:p>
          </table:table-cell>
          <table:table-cell office:value-type="float" office:value="5.92649307654286E-018" calcext:value-type="float">
            <text:p>5.9264930765428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948036193848" calcext:value-type="float">
            <text:p>2.87948036193848</text:p>
          </table:table-cell>
          <table:table-cell office:value-type="float" office:value="2.11333680152893" calcext:value-type="float">
            <text:p>2.11333680152893</text:p>
          </table:table-cell>
          <table:table-cell office:value-type="float" office:value="0.682686030864716" calcext:value-type="float">
            <text:p>0.682686030864716</text:p>
          </table:table-cell>
          <table:table-cell office:value-type="float" office:value="0.31731390953064" calcext:value-type="float">
            <text:p>0.317313909530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62481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.38056659698486" calcext:value-type="float">
            <text:p>7.38056659698486</text:p>
          </table:table-cell>
          <table:table-cell table:style-name="ce4" office:value-type="float" office:value="-2.65302395820618" calcext:value-type="float">
            <text:p>-2.65302395820618</text:p>
          </table:table-cell>
          <table:table-cell table:style-name="ce4" office:value-type="float" office:value="0.999956130981445" calcext:value-type="float">
            <text:p>0.999956130981445</text:p>
          </table:table-cell>
          <table:table-cell table:style-name="ce4" office:value-type="float" office:value="0.0000438983370258939" calcext:value-type="float">
            <text:p>4.38983370258939E-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-camera position changes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01624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773735046387" calcext:value-type="float">
            <text:p>27.5773735046387</text:p>
          </table:table-cell>
          <table:table-cell office:value-type="float" office:value="-18.0314884185791" calcext:value-type="float">
            <text:p>-18.0314884185791</text:p>
          </table:table-cell>
          <table:table-cell office:value-type="float" office:value="1" calcext:value-type="float">
            <text:p>1</text:p>
          </table:table-cell>
          <table:table-cell office:value-type="float" office:value="1.55712016642805E-020" calcext:value-type="float">
            <text:p>1.55712016642805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935249328613" calcext:value-type="float">
            <text:p>32.5935249328613</text:p>
          </table:table-cell>
          <table:table-cell office:value-type="float" office:value="-21.8520908355713" calcext:value-type="float">
            <text:p>-21.8520908355713</text:p>
          </table:table-cell>
          <table:table-cell office:value-type="float" office:value="1" calcext:value-type="float">
            <text:p>1</text:p>
          </table:table-cell>
          <table:table-cell office:value-type="float" office:value="2.26239627818869E-024" calcext:value-type="float">
            <text:p>2.26239627818869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275608062744" calcext:value-type="float">
            <text:p>24.9275608062744</text:p>
          </table:table-cell>
          <table:table-cell office:value-type="float" office:value="-15.9945192337036" calcext:value-type="float">
            <text:p>-15.9945192337036</text:p>
          </table:table-cell>
          <table:table-cell office:value-type="float" office:value="1" calcext:value-type="float">
            <text:p>1</text:p>
          </table:table-cell>
          <table:table-cell office:value-type="float" office:value="1.68953056660755E-018" calcext:value-type="float">
            <text:p>1.6895305666075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400081634521" calcext:value-type="float">
            <text:p>16.4400081634521</text:p>
          </table:table-cell>
          <table:table-cell office:value-type="float" office:value="-10.1595544815063" calcext:value-type="float">
            <text:p>-10.15955448150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80515129354175" calcext:value-type="float">
            <text:p>2.8051512935417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226020812988" calcext:value-type="float">
            <text:p>23.0226020812988</text:p>
          </table:table-cell>
          <table:table-cell office:value-type="float" office:value="-15.1941242218018" calcext:value-type="float">
            <text:p>-15.1941242218018</text:p>
          </table:table-cell>
          <table:table-cell office:value-type="float" office:value="1" calcext:value-type="float">
            <text:p>1</text:p>
          </table:table-cell>
          <table:table-cell office:value-type="float" office:value="2.52746905593762E-017" calcext:value-type="float">
            <text:p>2.5274690559376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8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687699794769" calcext:value-type="float">
            <text:p>1.57687699794769</text:p>
          </table:table-cell>
          <table:table-cell office:value-type="float" office:value="3.28977084159851" calcext:value-type="float">
            <text:p>3.28977084159851</text:p>
          </table:table-cell>
          <table:table-cell office:value-type="float" office:value="0.152788743376732" calcext:value-type="float">
            <text:p>0.152788743376732</text:p>
          </table:table-cell>
          <table:table-cell office:value-type="float" office:value="0.847211241722107" calcext:value-type="float">
            <text:p>0.847211241722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8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6905460357666" calcext:value-type="float">
            <text:p>-7.6905460357666</text:p>
          </table:table-cell>
          <table:table-cell office:value-type="float" office:value="13.5503234863281" calcext:value-type="float">
            <text:p>13.5503234863281</text:p>
          </table:table-cell>
          <table:table-cell office:value-type="float" office:value="0.000000000595946902937072" calcext:value-type="float">
            <text:p>5.95946902937072E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576606750488" calcext:value-type="float">
            <text:p>11.9576606750488</text:p>
          </table:table-cell>
          <table:table-cell office:value-type="float" office:value="-6.53599262237549" calcext:value-type="float">
            <text:p>-6.535992622375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929627219647955" calcext:value-type="float">
            <text:p>9.29627219647955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576267242432" calcext:value-type="float">
            <text:p>24.5576267242432</text:p>
          </table:table-cell>
          <table:table-cell office:value-type="float" office:value="-15.7122259140015" calcext:value-type="float">
            <text:p>-15.7122259140015</text:p>
          </table:table-cell>
          <table:table-cell office:value-type="float" office:value="1" calcext:value-type="float">
            <text:p>1</text:p>
          </table:table-cell>
          <table:table-cell office:value-type="float" office:value="3.24358756044269E-018" calcext:value-type="float">
            <text:p>3.2435875604426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564907073975" calcext:value-type="float">
            <text:p>25.7564907073975</text:p>
          </table:table-cell>
          <table:table-cell office:value-type="float" office:value="-16.4776248931885" calcext:value-type="float">
            <text:p>-16.4776248931885</text:p>
          </table:table-cell>
          <table:table-cell office:value-type="float" office:value="1" calcext:value-type="float">
            <text:p>1</text:p>
          </table:table-cell>
          <table:table-cell office:value-type="float" office:value="4.54942616061688E-019" calcext:value-type="float">
            <text:p>4.54942616061688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48706817627" calcext:value-type="float">
            <text:p>40.748706817627</text:p>
          </table:table-cell>
          <table:table-cell office:value-type="float" office:value="-27.9322052001953" calcext:value-type="float">
            <text:p>-27.9322052001953</text:p>
          </table:table-cell>
          <table:table-cell office:value-type="float" office:value="1" calcext:value-type="float">
            <text:p>1</text:p>
          </table:table-cell>
          <table:table-cell office:value-type="float" office:value="1.4868274150613E-030" calcext:value-type="float">
            <text:p>1.4868274150613E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092319488525" calcext:value-type="float">
            <text:p>23.1092319488525</text:p>
          </table:table-cell>
          <table:table-cell office:value-type="float" office:value="-15.2404298782349" calcext:value-type="float">
            <text:p>-15.2404298782349</text:p>
          </table:table-cell>
          <table:table-cell office:value-type="float" office:value="1" calcext:value-type="float">
            <text:p>1</text:p>
          </table:table-cell>
          <table:table-cell office:value-type="float" office:value="2.21285570760063E-017" calcext:value-type="float">
            <text:p>2.2128557076006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468990325928" calcext:value-type="float">
            <text:p>23.8468990325928</text:p>
          </table:table-cell>
          <table:table-cell office:value-type="float" office:value="-15.4663143157959" calcext:value-type="float">
            <text:p>-15.4663143157959</text:p>
          </table:table-cell>
          <table:table-cell office:value-type="float" office:value="1" calcext:value-type="float">
            <text:p>1</text:p>
          </table:table-cell>
          <table:table-cell office:value-type="float" office:value="8.44283647052358E-018" calcext:value-type="float">
            <text:p>8.44283647052358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92068862915" calcext:value-type="float">
            <text:p>31.892068862915</text:p>
          </table:table-cell>
          <table:table-cell office:value-type="float" office:value="-21.7794933319092" calcext:value-type="float">
            <text:p>-21.7794933319092</text:p>
          </table:table-cell>
          <table:table-cell office:value-type="float" office:value="1" calcext:value-type="float">
            <text:p>1</text:p>
          </table:table-cell>
          <table:table-cell office:value-type="float" office:value="4.90610346327315E-024" calcext:value-type="float">
            <text:p>4.90610346327315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273128509521" calcext:value-type="float">
            <text:p>25.4273128509521</text:p>
          </table:table-cell>
          <table:table-cell office:value-type="float" office:value="-16.3146915435791" calcext:value-type="float">
            <text:p>-16.3146915435791</text:p>
          </table:table-cell>
          <table:table-cell office:value-type="float" office:value="1" calcext:value-type="float">
            <text:p>1</text:p>
          </table:table-cell>
          <table:table-cell office:value-type="float" office:value="7.4417970722702E-019" calcext:value-type="float">
            <text:p>7.4417970722702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2411289215088" calcext:value-type="float">
            <text:p>9.82411289215088</text:p>
          </table:table-cell>
          <table:table-cell office:value-type="float" office:value="-4.90764045715332" calcext:value-type="float">
            <text:p>-4.90764045715332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400019047219757" calcext:value-type="float">
            <text:p>4.0001904721975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94167137146" calcext:value-type="float">
            <text:p>7.1194167137146</text:p>
          </table:table-cell>
          <table:table-cell office:value-type="float" office:value="-2.75262355804443" calcext:value-type="float">
            <text:p>-2.75262355804443</text:p>
          </table:table-cell>
          <table:table-cell office:value-type="float" office:value="0.999948382377624" calcext:value-type="float">
            <text:p>0.999948382377624</text:p>
          </table:table-cell>
          <table:table-cell office:value-type="float" office:value="0.0000515947103849612" calcext:value-type="float">
            <text:p>5.15947103849612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4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511108398438" calcext:value-type="float">
            <text:p>7.14511108398438</text:p>
          </table:table-cell>
          <table:table-cell office:value-type="float" office:value="-2.43673348426819" calcext:value-type="float">
            <text:p>-2.43673348426819</text:p>
          </table:table-cell>
          <table:table-cell office:value-type="float" office:value="0.99993097782135" calcext:value-type="float">
            <text:p>0.99993097782135</text:p>
          </table:table-cell>
          <table:table-cell office:value-type="float" office:value="0.0000689648659317754" calcext:value-type="float">
            <text:p>6.8964865931775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50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3261961936951" calcext:value-type="float">
            <text:p>1.13261961936951</text:p>
          </table:table-cell>
          <table:table-cell office:value-type="float" office:value="3.49600410461426" calcext:value-type="float">
            <text:p>3.49600410461426</text:p>
          </table:table-cell>
          <table:table-cell office:value-type="float" office:value="0.0860077664256095" calcext:value-type="float">
            <text:p>0.08600776642561</text:p>
          </table:table-cell>
          <table:table-cell office:value-type="float" office:value="0.91399222612381" calcext:value-type="float">
            <text:p>0.913992226123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6250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86033236980438" calcext:value-type="float">
            <text:p>-1.86033236980438</text:p>
          </table:table-cell>
          <table:table-cell office:value-type="float" office:value="7.01860332489014" calcext:value-type="float">
            <text:p>7.01860332489014</text:p>
          </table:table-cell>
          <table:table-cell office:value-type="float" office:value="0.0001392729318467" calcext:value-type="float">
            <text:p>0.000139272931847</text:p>
          </table:table-cell>
          <table:table-cell office:value-type="float" office:value="0.999860763549805" calcext:value-type="float">
            <text:p>0.999860763549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280323028564" calcext:value-type="float">
            <text:p>11.5280323028564</text:p>
          </table:table-cell>
          <table:table-cell office:value-type="float" office:value="-6.08351850509644" calcext:value-type="float">
            <text:p>-6.08351850509644</text:p>
          </table:table-cell>
          <table:table-cell office:value-type="float" office:value="1" calcext:value-type="float">
            <text:p>1</text:p>
          </table:table-cell>
          <table:table-cell office:value-type="float" office:value="0.0000000224595186892884" calcext:value-type="float">
            <text:p>2.24595186892884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446249008179" calcext:value-type="float">
            <text:p>15.9446249008179</text:p>
          </table:table-cell>
          <table:table-cell office:value-type="float" office:value="-9.53501701354981" calcext:value-type="float">
            <text:p>-9.5350170135498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59671448610877" calcext:value-type="float">
            <text:p>8.5967144861087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715560913086" calcext:value-type="float">
            <text:p>17.0715560913086</text:p>
          </table:table-cell>
          <table:table-cell office:value-type="float" office:value="-10.2132759094238" calcext:value-type="float">
            <text:p>-10.213275909423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41366996234127" calcext:value-type="float">
            <text:p>1.4136699623412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188121795654" calcext:value-type="float">
            <text:p>18.0188121795654</text:p>
          </table:table-cell>
          <table:table-cell office:value-type="float" office:value="-11.007287979126" calcext:value-type="float">
            <text:p>-11.00728797912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47813434269689" calcext:value-type="float">
            <text:p>2.47813434269689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8254146575928" calcext:value-type="float">
            <text:p>8.08254146575928</text:p>
          </table:table-cell>
          <table:table-cell office:value-type="float" office:value="-3.13890862464905" calcext:value-type="float">
            <text:p>-3.13890862464905</text:p>
          </table:table-cell>
          <table:table-cell office:value-type="float" office:value="0.99998664855957" calcext:value-type="float">
            <text:p>0.99998664855957</text:p>
          </table:table-cell>
          <table:table-cell office:value-type="float" office:value="0.0000133838320834911" calcext:value-type="float">
            <text:p>1.33838320834911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2241096496582" calcext:value-type="float">
            <text:p>2.92241096496582</text:p>
          </table:table-cell>
          <table:table-cell office:value-type="float" office:value="1.7152761220932" calcext:value-type="float">
            <text:p>1.7152761220932</text:p>
          </table:table-cell>
          <table:table-cell office:value-type="float" office:value="0.769791603088379" calcext:value-type="float">
            <text:p>0.769791603088379</text:p>
          </table:table-cell>
          <table:table-cell office:value-type="float" office:value="0.230208396911621" calcext:value-type="float">
            <text:p>0.2302083969116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16060757637024" calcext:value-type="float">
            <text:p>-2.16060757637024</text:p>
          </table:table-cell>
          <table:table-cell office:value-type="float" office:value="7.14471244812012" calcext:value-type="float">
            <text:p>7.14471244812012</text:p>
          </table:table-cell>
          <table:table-cell office:value-type="float" office:value="0.0000909308946575038" calcext:value-type="float">
            <text:p>9.09308946575038E-05</text:p>
          </table:table-cell>
          <table:table-cell office:value-type="float" office:value="0.999909043312073" calcext:value-type="float">
            <text:p>0.9999090433120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305585861206" calcext:value-type="float">
            <text:p>3.70305585861206</text:p>
          </table:table-cell>
          <table:table-cell office:value-type="float" office:value="0.535174250602722" calcext:value-type="float">
            <text:p>0.535174250602722</text:p>
          </table:table-cell>
          <table:table-cell office:value-type="float" office:value="0.959607541561127" calcext:value-type="float">
            <text:p>0.959607541561127</text:p>
          </table:table-cell>
          <table:table-cell office:value-type="float" office:value="0.0403924509882926" calcext:value-type="float">
            <text:p>0.040392450988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10375213623" calcext:value-type="float">
            <text:p>25.310375213623</text:p>
          </table:table-cell>
          <table:table-cell office:value-type="float" office:value="-15.8231048583984" calcext:value-type="float">
            <text:p>-15.8231048583984</text:p>
          </table:table-cell>
          <table:table-cell office:value-type="float" office:value="1" calcext:value-type="float">
            <text:p>1</text:p>
          </table:table-cell>
          <table:table-cell office:value-type="float" office:value="1.36759207899706E-018" calcext:value-type="float">
            <text:p>1.3675920789970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398323059082" calcext:value-type="float">
            <text:p>23.8398323059082</text:p>
          </table:table-cell>
          <table:table-cell office:value-type="float" office:value="-14.8157119750977" calcext:value-type="float">
            <text:p>-14.8157119750977</text:p>
          </table:table-cell>
          <table:table-cell office:value-type="float" office:value="1" calcext:value-type="float">
            <text:p>1</text:p>
          </table:table-cell>
          <table:table-cell office:value-type="float" office:value="1.62971025023524E-017" calcext:value-type="float">
            <text:p>1.62971025023524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574798583984" calcext:value-type="float">
            <text:p>24.5574798583984</text:p>
          </table:table-cell>
          <table:table-cell office:value-type="float" office:value="-15.365327835083" calcext:value-type="float">
            <text:p>-15.365327835083</text:p>
          </table:table-cell>
          <table:table-cell office:value-type="float" office:value="1" calcext:value-type="float">
            <text:p>1</text:p>
          </table:table-cell>
          <table:table-cell office:value-type="float" office:value="4.58929275062434E-018" calcext:value-type="float">
            <text:p>4.58929275062434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514419555664" calcext:value-type="float">
            <text:p>11.2514419555664</text:p>
          </table:table-cell>
          <table:table-cell office:value-type="float" office:value="-6.0756983757019" calcext:value-type="float">
            <text:p>-6.0756983757019</text:p>
          </table:table-cell>
          <table:table-cell office:value-type="float" office:value="1" calcext:value-type="float">
            <text:p>1</text:p>
          </table:table-cell>
          <table:table-cell office:value-type="float" office:value="0.0000000298482127902844" calcext:value-type="float">
            <text:p>2.98482127902844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263542175293" calcext:value-type="float">
            <text:p>11.1263542175293</text:p>
          </table:table-cell>
          <table:table-cell office:value-type="float" office:value="-5.88780879974365" calcext:value-type="float">
            <text:p>-5.88780879974365</text:p>
          </table:table-cell>
          <table:table-cell office:value-type="float" office:value="1" calcext:value-type="float">
            <text:p>1</text:p>
          </table:table-cell>
          <table:table-cell office:value-type="float" office:value="0.0000000408171310084526" calcext:value-type="float">
            <text:p>4.0817131008452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6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14389944076538" calcext:value-type="float">
            <text:p>-3.14389944076538</text:p>
          </table:table-cell>
          <table:table-cell office:value-type="float" office:value="7.79014205932617" calcext:value-type="float">
            <text:p>7.79014205932617</text:p>
          </table:table-cell>
          <table:table-cell office:value-type="float" office:value="0.000017840135114966" calcext:value-type="float">
            <text:p>1.7840135114966E-05</text:p>
          </table:table-cell>
          <table:table-cell office:value-type="float" office:value="0.999982118606567" calcext:value-type="float">
            <text:p>0.9999821186065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49435424805" calcext:value-type="float">
            <text:p>10.0749435424805</text:p>
          </table:table-cell>
          <table:table-cell office:value-type="float" office:value="-5.27970790863037" calcext:value-type="float">
            <text:p>-5.27970790863037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14565289979873" calcext:value-type="float">
            <text:p>2.14565289979873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731718063355" calcext:value-type="float">
            <text:p>11.3731718063355</text:p>
          </table:table-cell>
          <table:table-cell office:value-type="float" office:value="-6.02434921264648" calcext:value-type="float">
            <text:p>-6.02434921264648</text:p>
          </table:table-cell>
          <table:table-cell office:value-type="float" office:value="1" calcext:value-type="float">
            <text:p>1</text:p>
          </table:table-cell>
          <table:table-cell office:value-type="float" office:value="0.0000000278196843339629" calcext:value-type="float">
            <text:p>2.78196843339629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53315734863" calcext:value-type="float">
            <text:p>18.4453315734863</text:p>
          </table:table-cell>
          <table:table-cell office:value-type="float" office:value="-11.2451248168945" calcext:value-type="float">
            <text:p>-11.24512481689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27525960169454" calcext:value-type="float">
            <text:p>1.2752596016945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1245880127" calcext:value-type="float">
            <text:p>13.851245880127</text:p>
          </table:table-cell>
          <table:table-cell office:value-type="float" office:value="-7.72893142700195" calcext:value-type="float">
            <text:p>-7.7289314270019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24471069404575" calcext:value-type="float">
            <text:p>4.24471069404575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19295120239" calcext:value-type="float">
            <text:p>10.2619295120239</text:p>
          </table:table-cell>
          <table:table-cell office:value-type="float" office:value="-5.20462703704834" calcext:value-type="float">
            <text:p>-5.20462703704834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191849082398221" calcext:value-type="float">
            <text:p>1.9184908239822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719718933105" calcext:value-type="float">
            <text:p>11.5719718933105</text:p>
          </table:table-cell>
          <table:table-cell office:value-type="float" office:value="-6.21081113815308" calcext:value-type="float">
            <text:p>-6.21081113815308</text:p>
          </table:table-cell>
          <table:table-cell office:value-type="float" office:value="1" calcext:value-type="float">
            <text:p>1</text:p>
          </table:table-cell>
          <table:table-cell office:value-type="float" office:value="0.0000000189249718118845" calcext:value-type="float">
            <text:p>1.8924971811884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131529808044" calcext:value-type="float">
            <text:p>2.56131529808044</text:p>
          </table:table-cell>
          <table:table-cell office:value-type="float" office:value="1.76147735118866" calcext:value-type="float">
            <text:p>1.76147735118866</text:p>
          </table:table-cell>
          <table:table-cell office:value-type="float" office:value="0.689939796924591" calcext:value-type="float">
            <text:p>0.689939796924591</text:p>
          </table:table-cell>
          <table:table-cell office:value-type="float" office:value="0.310060173273086" calcext:value-type="float">
            <text:p>0.3100601732730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51577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.10416889190674" calcext:value-type="float">
            <text:p>4.10416889190674</text:p>
          </table:table-cell>
          <table:table-cell table:style-name="ce4" office:value-type="float" office:value="0.016542475670576" calcext:value-type="float">
            <text:p>0.016542475670576</text:p>
          </table:table-cell>
          <table:table-cell table:style-name="ce4" office:value-type="float" office:value="0.983497798442841" calcext:value-type="float">
            <text:p>0.983497798442841</text:p>
          </table:table-cell>
          <table:table-cell table:style-name="ce4" office:value-type="float" office:value="0.0165021233260631" calcext:value-type="float">
            <text:p>0.0165021233260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- not sure why it misses this</text:p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G01515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381439208984" calcext:value-type="float">
            <text:p>20.7381439208984</text:p>
          </table:table-cell>
          <table:table-cell office:value-type="float" office:value="-12.7079010009766" calcext:value-type="float">
            <text:p>-12.7079010009766</text:p>
          </table:table-cell>
          <table:table-cell office:value-type="float" office:value="1" calcext:value-type="float">
            <text:p>1</text:p>
          </table:table-cell>
          <table:table-cell office:value-type="float" office:value="2.9824093600295E-015" calcext:value-type="float">
            <text:p>2.982409360029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601264953613" calcext:value-type="float">
            <text:p>18.8601264953613</text:p>
          </table:table-cell>
          <table:table-cell office:value-type="float" office:value="-11.3042421340942" calcext:value-type="float">
            <text:p>-11.30424213409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793928792608596" calcext:value-type="float">
            <text:p>7.9392879260859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554080963135" calcext:value-type="float">
            <text:p>17.9554080963135</text:p>
          </table:table-cell>
          <table:table-cell office:value-type="float" office:value="-10.7848529815674" calcext:value-type="float">
            <text:p>-10.78485298156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29809530380532" calcext:value-type="float">
            <text:p>3.2980953038053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460292816162" calcext:value-type="float">
            <text:p>20.3460292816162</text:p>
          </table:table-cell>
          <table:table-cell office:value-type="float" office:value="-12.5320072174072" calcext:value-type="float">
            <text:p>-12.5320072174072</text:p>
          </table:table-cell>
          <table:table-cell office:value-type="float" office:value="1" calcext:value-type="float">
            <text:p>1</text:p>
          </table:table-cell>
          <table:table-cell office:value-type="float" office:value="5.26320354215636E-015" calcext:value-type="float">
            <text:p>5.26320354215636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721567153931" calcext:value-type="float">
            <text:p>15.2721567153931</text:p>
          </table:table-cell>
          <table:table-cell office:value-type="float" office:value="-9.18131637573242" calcext:value-type="float">
            <text:p>-9.181316375732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3987886330068" calcext:value-type="float">
            <text:p>2.398788633006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1473941802979" calcext:value-type="float">
            <text:p>8.61473941802979</text:p>
          </table:table-cell>
          <table:table-cell office:value-type="float" office:value="-3.66443514823914" calcext:value-type="float">
            <text:p>-3.66443514823914</text:p>
          </table:table-cell>
          <table:table-cell office:value-type="float" office:value="0.999995350837708" calcext:value-type="float">
            <text:p>0.999995350837708</text:p>
          </table:table-cell>
          <table:table-cell office:value-type="float" office:value="0.00000464750746687059" calcext:value-type="float">
            <text:p>4.64750746687059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778151512146" calcext:value-type="float">
            <text:p>-4.778151512146</text:p>
          </table:table-cell>
          <table:table-cell office:value-type="float" office:value="9.81572914123535" calcext:value-type="float">
            <text:p>9.81572914123535</text:p>
          </table:table-cell>
          <table:table-cell office:value-type="float" office:value="0.00000045915356849946" calcext:value-type="float">
            <text:p>4.5915356849946E-07</text:p>
          </table:table-cell>
          <table:table-cell office:value-type="float" office:value="0.999999523162842" calcext:value-type="float">
            <text:p>0.9999995231628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181560516357" calcext:value-type="float">
            <text:p>19.0181560516357</text:p>
          </table:table-cell>
          <table:table-cell office:value-type="float" office:value="-11.6813879013062" calcext:value-type="float">
            <text:p>-11.68138790130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64898200502623" calcext:value-type="float">
            <text:p>4.6489820050262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56143951416" calcext:value-type="float">
            <text:p>19.8856143951416</text:p>
          </table:table-cell>
          <table:table-cell office:value-type="float" office:value="-12.4191570281982" calcext:value-type="float">
            <text:p>-12.4191570281982</text:p>
          </table:table-cell>
          <table:table-cell office:value-type="float" office:value="1" calcext:value-type="float">
            <text:p>1</text:p>
          </table:table-cell>
          <table:table-cell office:value-type="float" office:value="9.33718637889484E-015" calcext:value-type="float">
            <text:p>9.3371863788948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722476959229" calcext:value-type="float">
            <text:p>20.3722476959229</text:p>
          </table:table-cell>
          <table:table-cell office:value-type="float" office:value="-13.0129261016846" calcext:value-type="float">
            <text:p>-13.0129261016846</text:p>
          </table:table-cell>
          <table:table-cell office:value-type="float" office:value="1" calcext:value-type="float">
            <text:p>1</text:p>
          </table:table-cell>
          <table:table-cell office:value-type="float" office:value="3.16959114763672E-015" calcext:value-type="float">
            <text:p>3.1695911476367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709468841553" calcext:value-type="float">
            <text:p>25.3709468841553</text:p>
          </table:table-cell>
          <table:table-cell office:value-type="float" office:value="-16.5948600769043" calcext:value-type="float">
            <text:p>-16.5948600769043</text:p>
          </table:table-cell>
          <table:table-cell office:value-type="float" office:value="1" calcext:value-type="float">
            <text:p>1</text:p>
          </table:table-cell>
          <table:table-cell office:value-type="float" office:value="5.94952705807274E-019" calcext:value-type="float">
            <text:p>5.94952705807274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62509727478" calcext:value-type="float">
            <text:p>14.362509727478</text:p>
          </table:table-cell>
          <table:table-cell office:value-type="float" office:value="-8.44923400878906" calcext:value-type="float">
            <text:p>-8.449234008789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23875437685328" calcext:value-type="float">
            <text:p>1.23875437685328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235361099243" calcext:value-type="float">
            <text:p>11.6235361099243</text:p>
          </table:table-cell>
          <table:table-cell office:value-type="float" office:value="-5.91100978851318" calcext:value-type="float">
            <text:p>-5.91100978851318</text:p>
          </table:table-cell>
          <table:table-cell office:value-type="float" office:value="1" calcext:value-type="float">
            <text:p>1</text:p>
          </table:table-cell>
          <table:table-cell office:value-type="float" office:value="0.0000000242573570119475" calcext:value-type="float">
            <text:p>2.4257357011947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95988130569458" calcext:value-type="float">
            <text:p>-4.95988130569458</text:p>
          </table:table-cell>
          <table:table-cell office:value-type="float" office:value="10.7492485046387" calcext:value-type="float">
            <text:p>10.7492485046387</text:p>
          </table:table-cell>
          <table:table-cell office:value-type="float" office:value="0.000000150526091147185" calcext:value-type="float">
            <text:p>1.50526091147185E-07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305591583252" calcext:value-type="float">
            <text:p>8.9305591583252</text:p>
          </table:table-cell>
          <table:table-cell office:value-type="float" office:value="-4.08325862884522" calcext:value-type="float">
            <text:p>-4.08325862884522</text:p>
          </table:table-cell>
          <table:table-cell office:value-type="float" office:value="0.999997735023498" calcext:value-type="float">
            <text:p>0.999997735023498</text:p>
          </table:table-cell>
          <table:table-cell office:value-type="float" office:value="0.00000222930634663498" calcext:value-type="float">
            <text:p>2.22930634663498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74291229248" calcext:value-type="float">
            <text:p>37.574291229248</text:p>
          </table:table-cell>
          <table:table-cell office:value-type="float" office:value="-24.5767040252686" calcext:value-type="float">
            <text:p>-24.5767040252686</text:p>
          </table:table-cell>
          <table:table-cell office:value-type="float" office:value="1" calcext:value-type="float">
            <text:p>1</text:p>
          </table:table-cell>
          <table:table-cell office:value-type="float" office:value="1.01898199277708E-027" calcext:value-type="float">
            <text:p>1.01898199277708E-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216728210449" calcext:value-type="float">
            <text:p>21.9216728210449</text:p>
          </table:table-cell>
          <table:table-cell office:value-type="float" office:value="-13.2377338409424" calcext:value-type="float">
            <text:p>-13.2377338409424</text:p>
          </table:table-cell>
          <table:table-cell office:value-type="float" office:value="1" calcext:value-type="float">
            <text:p>1</text:p>
          </table:table-cell>
          <table:table-cell office:value-type="float" office:value="5.37604453023575E-016" calcext:value-type="float">
            <text:p>5.3760445302357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762104034424" calcext:value-type="float">
            <text:p>28.1762104034424</text:p>
          </table:table-cell>
          <table:table-cell office:value-type="float" office:value="-17.8336429595947" calcext:value-type="float">
            <text:p>-17.8336429595947</text:p>
          </table:table-cell>
          <table:table-cell office:value-type="float" office:value="1" calcext:value-type="float">
            <text:p>1</text:p>
          </table:table-cell>
          <table:table-cell office:value-type="float" office:value="1.04273652926289E-020" calcext:value-type="float">
            <text:p>1.0427365292628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794136047363" calcext:value-type="float">
            <text:p>37.3794136047363</text:p>
          </table:table-cell>
          <table:table-cell office:value-type="float" office:value="-25.0225868225098" calcext:value-type="float">
            <text:p>-25.0225868225098</text:p>
          </table:table-cell>
          <table:table-cell office:value-type="float" office:value="1" calcext:value-type="float">
            <text:p>1</text:p>
          </table:table-cell>
          <table:table-cell office:value-type="float" office:value="7.92785228223944E-028" calcext:value-type="float">
            <text:p>7.92785228223944E-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570985794067" calcext:value-type="float">
            <text:p>15.8570985794067</text:p>
          </table:table-cell>
          <table:table-cell office:value-type="float" office:value="-9.27956485748291" calcext:value-type="float">
            <text:p>-9.279564857482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21139496003786" calcext:value-type="float">
            <text:p>1.2113949600378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09587097168" calcext:value-type="float">
            <text:p>7.2209587097168</text:p>
          </table:table-cell>
          <table:table-cell office:value-type="float" office:value="-2.32548952102661" calcext:value-type="float">
            <text:p>-2.32548952102661</text:p>
          </table:table-cell>
          <table:table-cell office:value-type="float" office:value="0.999928593635559" calcext:value-type="float">
            <text:p>0.999928593635559</text:p>
          </table:table-cell>
          <table:table-cell office:value-type="float" office:value="0.0000714495326974429" calcext:value-type="float">
            <text:p>7.14495326974429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59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97775411605835" calcext:value-type="float">
            <text:p>-6.97775411605835</text:p>
          </table:table-cell>
          <table:table-cell office:value-type="float" office:value="12.9557361602783" calcext:value-type="float">
            <text:p>12.9557361602783</text:p>
          </table:table-cell>
          <table:table-cell office:value-type="float" office:value="0.00000000220290097274756" calcext:value-type="float">
            <text:p>2.20290097274756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183784484863" calcext:value-type="float">
            <text:p>16.3183784484863</text:p>
          </table:table-cell>
          <table:table-cell office:value-type="float" office:value="-9.96465301513672" calcext:value-type="float">
            <text:p>-9.9646530151367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84967838856776" calcext:value-type="float">
            <text:p>3.8496783885677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792652130127" calcext:value-type="float">
            <text:p>20.4792652130127</text:p>
          </table:table-cell>
          <table:table-cell office:value-type="float" office:value="-12.8312673568726" calcext:value-type="float">
            <text:p>-12.8312673568726</text:p>
          </table:table-cell>
          <table:table-cell office:value-type="float" office:value="1" calcext:value-type="float">
            <text:p>1</text:p>
          </table:table-cell>
          <table:table-cell office:value-type="float" office:value="3.41522985530752E-015" calcext:value-type="float">
            <text:p>3.4152298553075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728813171387" calcext:value-type="float">
            <text:p>12.9728813171387</text:p>
          </table:table-cell>
          <table:table-cell office:value-type="float" office:value="-7.07457208633423" calcext:value-type="float">
            <text:p>-7.074572086334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1965630103129" calcext:value-type="float">
            <text:p>1.96563010312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494976043701" calcext:value-type="float">
            <text:p>13.0494976043701</text:p>
          </table:table-cell>
          <table:table-cell office:value-type="float" office:value="-7.58934259414673" calcext:value-type="float">
            <text:p>-7.589342594146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108809239396379" calcext:value-type="float">
            <text:p>1.0880923939637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372498512268" calcext:value-type="float">
            <text:p>2.57372498512268</text:p>
          </table:table-cell>
          <table:table-cell office:value-type="float" office:value="1.34985685348511" calcext:value-type="float">
            <text:p>1.34985685348511</text:p>
          </table:table-cell>
          <table:table-cell office:value-type="float" office:value="0.77274352312088" calcext:value-type="float">
            <text:p>0.77274352312088</text:p>
          </table:table-cell>
          <table:table-cell office:value-type="float" office:value="0.227256447076797" calcext:value-type="float">
            <text:p>0.2272564470767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015919685364" calcext:value-type="float">
            <text:p>2.57015919685364</text:p>
          </table:table-cell>
          <table:table-cell office:value-type="float" office:value="1.95871210098267" calcext:value-type="float">
            <text:p>1.95871210098267</text:p>
          </table:table-cell>
          <table:table-cell office:value-type="float" office:value="0.648270845413208" calcext:value-type="float">
            <text:p>0.648270845413208</text:p>
          </table:table-cell>
          <table:table-cell office:value-type="float" office:value="0.351729184389114" calcext:value-type="float">
            <text:p>0.3517291843891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3103842735291" calcext:value-type="float">
            <text:p>2.13103842735291</text:p>
          </table:table-cell>
          <table:table-cell office:value-type="float" office:value="2.20826148986816" calcext:value-type="float">
            <text:p>2.20826148986816</text:p>
          </table:table-cell>
          <table:table-cell office:value-type="float" office:value="0.480703830718994" calcext:value-type="float">
            <text:p>0.480703830718994</text:p>
          </table:table-cell>
          <table:table-cell office:value-type="float" office:value="0.519296169281006" calcext:value-type="float">
            <text:p>0.5192961692810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580017089844" calcext:value-type="float">
            <text:p>30.3580017089844</text:p>
          </table:table-cell>
          <table:table-cell office:value-type="float" office:value="-20.1451301574707" calcext:value-type="float">
            <text:p>-20.1451301574707</text:p>
          </table:table-cell>
          <table:table-cell office:value-type="float" office:value="1" calcext:value-type="float">
            <text:p>1</text:p>
          </table:table-cell>
          <table:table-cell office:value-type="float" office:value="1.16618784366437E-022" calcext:value-type="float">
            <text:p>1.16618784366437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388313293457" calcext:value-type="float">
            <text:p>29.9388313293457</text:p>
          </table:table-cell>
          <table:table-cell office:value-type="float" office:value="-19.1193008422852" calcext:value-type="float">
            <text:p>-19.1193008422852</text:p>
          </table:table-cell>
          <table:table-cell office:value-type="float" office:value="1" calcext:value-type="float">
            <text:p>1</text:p>
          </table:table-cell>
          <table:table-cell office:value-type="float" office:value="4.94679451804069E-022" calcext:value-type="float">
            <text:p>4.94679451804069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674736022949" calcext:value-type="float">
            <text:p>22.8674736022949</text:p>
          </table:table-cell>
          <table:table-cell office:value-type="float" office:value="-14.1274375915527" calcext:value-type="float">
            <text:p>-14.1274375915527</text:p>
          </table:table-cell>
          <table:table-cell office:value-type="float" office:value="1" calcext:value-type="float">
            <text:p>1</text:p>
          </table:table-cell>
          <table:table-cell office:value-type="float" office:value="8.57658181484218E-017" calcext:value-type="float">
            <text:p>8.5765818148421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431465148926" calcext:value-type="float">
            <text:p>26.6431465148926</text:p>
          </table:table-cell>
          <table:table-cell office:value-type="float" office:value="-17.190336227417" calcext:value-type="float">
            <text:p>-17.190336227417</text:p>
          </table:table-cell>
          <table:table-cell office:value-type="float" office:value="1" calcext:value-type="float">
            <text:p>1</text:p>
          </table:table-cell>
          <table:table-cell office:value-type="float" office:value="9.19096534479008E-020" calcext:value-type="float">
            <text:p>9.19096534479008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426151275635" calcext:value-type="float">
            <text:p>27.3426151275635</text:p>
          </table:table-cell>
          <table:table-cell office:value-type="float" office:value="-17.7305679321289" calcext:value-type="float">
            <text:p>-17.7305679321289</text:p>
          </table:table-cell>
          <table:table-cell office:value-type="float" office:value="1" calcext:value-type="float">
            <text:p>1</text:p>
          </table:table-cell>
          <table:table-cell office:value-type="float" office:value="2.66051754970399E-020" calcext:value-type="float">
            <text:p>2.6605175497039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710382461548" calcext:value-type="float">
            <text:p>15.0710382461548</text:p>
          </table:table-cell>
          <table:table-cell office:value-type="float" office:value="-8.58306980133057" calcext:value-type="float">
            <text:p>-8.583069801330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33520831680345" calcext:value-type="float">
            <text:p>5.3352083168034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29029226303101" calcext:value-type="float">
            <text:p>-0.429029226303101</text:p>
          </table:table-cell>
          <table:table-cell office:value-type="float" office:value="5.6927433013916" calcext:value-type="float">
            <text:p>5.6927433013916</text:p>
          </table:table-cell>
          <table:table-cell office:value-type="float" office:value="0.0021897568367421" calcext:value-type="float">
            <text:p>0.002189756836742</text:p>
          </table:table-cell>
          <table:table-cell office:value-type="float" office:value="0.997810304164886" calcext:value-type="float">
            <text:p>0.9978103041648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980335235596" calcext:value-type="float">
            <text:p>6.44980335235596</text:p>
          </table:table-cell>
          <table:table-cell office:value-type="float" office:value="-1.89963054656982" calcext:value-type="float">
            <text:p>-1.89963054656982</text:p>
          </table:table-cell>
          <table:table-cell office:value-type="float" office:value="0.999763548374176" calcext:value-type="float">
            <text:p>0.999763548374176</text:p>
          </table:table-cell>
          <table:table-cell office:value-type="float" office:value="0.0002364744577789" calcext:value-type="float">
            <text:p>0.0002364744577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779384613037" calcext:value-type="float">
            <text:p>13.6779384613037</text:p>
          </table:table-cell>
          <table:table-cell office:value-type="float" office:value="-7.59964036941528" calcext:value-type="float">
            <text:p>-7.5996403694152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74467085012742" calcext:value-type="float">
            <text:p>5.7446708501274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041692733765" calcext:value-type="float">
            <text:p>11.2041692733765</text:p>
          </table:table-cell>
          <table:table-cell office:value-type="float" office:value="-5.7368016242981" calcext:value-type="float">
            <text:p>-5.7368016242981</text:p>
          </table:table-cell>
          <table:table-cell office:value-type="float" office:value="1" calcext:value-type="float">
            <text:p>1</text:p>
          </table:table-cell>
          <table:table-cell office:value-type="float" office:value="0.0000000439166960575221" calcext:value-type="float">
            <text:p>4.3916696057522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060869216919" calcext:value-type="float">
            <text:p>12.9060869216919</text:p>
          </table:table-cell>
          <table:table-cell office:value-type="float" office:value="-7.17977333068848" calcext:value-type="float">
            <text:p>-7.179773330688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9156512675481" calcext:value-type="float">
            <text:p>1.89156512675481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99236297607" calcext:value-type="float">
            <text:p>10.3299236297607</text:p>
          </table:table-cell>
          <table:table-cell office:value-type="float" office:value="-4.73532247543335" calcext:value-type="float">
            <text:p>-4.73532247543335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86580387864888" calcext:value-type="float">
            <text:p>2.8658038786488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6373844146729" calcext:value-type="float">
            <text:p>8.96373844146729</text:p>
          </table:table-cell>
          <table:table-cell office:value-type="float" office:value="-3.78583550453186" calcext:value-type="float">
            <text:p>-3.78583550453186</text:p>
          </table:table-cell>
          <table:table-cell office:value-type="float" office:value="0.999997138977051" calcext:value-type="float">
            <text:p>0.999997138977051</text:p>
          </table:table-cell>
          <table:table-cell office:value-type="float" office:value="0.0000029035495572316" calcext:value-type="float">
            <text:p>2.9035495572316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51620.JP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317530483007431" calcext:value-type="float">
            <text:p>-0.317530483007431</text:p>
          </table:table-cell>
          <table:table-cell table:style-name="ce4" office:value-type="float" office:value="5.16066646575928" calcext:value-type="float">
            <text:p>5.16066646575928</text:p>
          </table:table-cell>
          <table:table-cell table:style-name="ce4" office:value-type="float" office:value="0.0041594798676669" calcext:value-type="float">
            <text:p>0.004159479867667</text:p>
          </table:table-cell>
          <table:table-cell table:style-name="ce4" office:value-type="float" office:value="0.995840489864349" calcext:value-type="float">
            <text:p>0.995840489864349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- Model</text:p>
          </table:table-cell>
          <table:table-cell table:style-name="ce10" table:number-columns-repeated="1013"/>
        </table:table-row>
        <table:table-row table:style-name="ro1">
          <table:table-cell table:style-name="ce4" office:value-type="string" calcext:value-type="string">
            <text:p>G0151621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.9285793304443" calcext:value-type="float">
            <text:p>10.9285793304443</text:p>
          </table:table-cell>
          <table:table-cell table:style-name="ce4" office:value-type="float" office:value="-5.74740743637085" calcext:value-type="float">
            <text:p>-5.747407436370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0000572414684540945" calcext:value-type="float">
            <text:p>5.72414684540945E-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G01516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271774291992" calcext:value-type="float">
            <text:p>33.4271774291992</text:p>
          </table:table-cell>
          <table:table-cell office:value-type="float" office:value="-22.2960929870605" calcext:value-type="float">
            <text:p>-22.2960929870605</text:p>
          </table:table-cell>
          <table:table-cell office:value-type="float" office:value="1" calcext:value-type="float">
            <text:p>1</text:p>
          </table:table-cell>
          <table:table-cell office:value-type="float" office:value="6.30508763500052E-025" calcext:value-type="float">
            <text:p>6.30508763500052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564117431641" calcext:value-type="float">
            <text:p>35.0564117431641</text:p>
          </table:table-cell>
          <table:table-cell office:value-type="float" office:value="-23.436616897583" calcext:value-type="float">
            <text:p>-23.436616897583</text:p>
          </table:table-cell>
          <table:table-cell office:value-type="float" office:value="1" calcext:value-type="float">
            <text:p>1</text:p>
          </table:table-cell>
          <table:table-cell office:value-type="float" office:value="3.95185756112376E-026" calcext:value-type="float">
            <text:p>3.95185756112376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588726043701" calcext:value-type="float">
            <text:p>31.6588726043701</text:p>
          </table:table-cell>
          <table:table-cell office:value-type="float" office:value="-21.0846061706543" calcext:value-type="float">
            <text:p>-21.0846061706543</text:p>
          </table:table-cell>
          <table:table-cell office:value-type="float" office:value="1" calcext:value-type="float">
            <text:p>1</text:p>
          </table:table-cell>
          <table:table-cell office:value-type="float" office:value="1.24107786460776E-023" calcext:value-type="float">
            <text:p>1.24107786460776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205326080322" calcext:value-type="float">
            <text:p>28.5205326080322</text:p>
          </table:table-cell>
          <table:table-cell office:value-type="float" office:value="-19.1644477844238" calcext:value-type="float">
            <text:p>-19.1644477844238</text:p>
          </table:table-cell>
          <table:table-cell office:value-type="float" office:value="1" calcext:value-type="float">
            <text:p>1</text:p>
          </table:table-cell>
          <table:table-cell office:value-type="float" office:value="1.95287891439037E-021" calcext:value-type="float">
            <text:p>1.95287891439037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960361480713" calcext:value-type="float">
            <text:p>18.3960361480713</text:p>
          </table:table-cell>
          <table:table-cell office:value-type="float" office:value="-11.5194149017334" calcext:value-type="float">
            <text:p>-11.51941490173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183209662876" calcext:value-type="float">
            <text:p>1.018320966287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523317337036" calcext:value-type="float">
            <text:p>4.37523317337036</text:p>
          </table:table-cell>
          <table:table-cell office:value-type="float" office:value="0.0587636269629001" calcext:value-type="float">
            <text:p>0.0587636269629</text:p>
          </table:table-cell>
          <table:table-cell office:value-type="float" office:value="0.986828863620758" calcext:value-type="float">
            <text:p>0.986828863620758</text:p>
          </table:table-cell>
          <table:table-cell office:value-type="float" office:value="0.0131711261346936" calcext:value-type="float">
            <text:p>0.0131711261346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2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8772830963135" calcext:value-type="float">
            <text:p>-1.78772830963135</text:p>
          </table:table-cell>
          <table:table-cell office:value-type="float" office:value="6.92195224761963" calcext:value-type="float">
            <text:p>6.92195224761963</text:p>
          </table:table-cell>
          <table:table-cell office:value-type="float" office:value="0.0001649537443881" calcext:value-type="float">
            <text:p>0.000164953744388</text:p>
          </table:table-cell>
          <table:table-cell office:value-type="float" office:value="0.999835014343262" calcext:value-type="float">
            <text:p>0.9998350143432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598937988281" calcext:value-type="float">
            <text:p>18.3598937988281</text:p>
          </table:table-cell>
          <table:table-cell office:value-type="float" office:value="-11.4977378845215" calcext:value-type="float">
            <text:p>-11.49773788452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7893505056893" calcext:value-type="float">
            <text:p>1.07893505056893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477180480957" calcext:value-type="float">
            <text:p>19.5477180480957</text:p>
          </table:table-cell>
          <table:table-cell office:value-type="float" office:value="-12.0474624633789" calcext:value-type="float">
            <text:p>-12.047462463378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89839870169337" calcext:value-type="float">
            <text:p>1.89839870169337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94590759277" calcext:value-type="float">
            <text:p>20.4494590759277</text:p>
          </table:table-cell>
          <table:table-cell office:value-type="float" office:value="-12.7104644775391" calcext:value-type="float">
            <text:p>-12.7104644775391</text:p>
          </table:table-cell>
          <table:table-cell office:value-type="float" office:value="1" calcext:value-type="float">
            <text:p>1</text:p>
          </table:table-cell>
          <table:table-cell office:value-type="float" office:value="3.97034454399365E-015" calcext:value-type="float">
            <text:p>3.9703445439936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659324645996" calcext:value-type="float">
            <text:p>23.8659324645996</text:p>
          </table:table-cell>
          <table:table-cell office:value-type="float" office:value="-15.6229038238525" calcext:value-type="float">
            <text:p>-15.6229038238525</text:p>
          </table:table-cell>
          <table:table-cell office:value-type="float" office:value="1" calcext:value-type="float">
            <text:p>1</text:p>
          </table:table-cell>
          <table:table-cell office:value-type="float" office:value="7.0829713958211E-018" calcext:value-type="float">
            <text:p>7.082971395821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356863021851" calcext:value-type="float">
            <text:p>11.7356863021851</text:p>
          </table:table-cell>
          <table:table-cell office:value-type="float" office:value="-6.17983102798462" calcext:value-type="float">
            <text:p>-6.17983102798462</text:p>
          </table:table-cell>
          <table:table-cell office:value-type="float" office:value="1" calcext:value-type="float">
            <text:p>1</text:p>
          </table:table-cell>
          <table:table-cell office:value-type="float" office:value="0.0000000165725548839646" calcext:value-type="float">
            <text:p>1.6572554883964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045751571655" calcext:value-type="float">
            <text:p>6.51045751571655</text:p>
          </table:table-cell>
          <table:table-cell office:value-type="float" office:value="-1.08035945892334" calcext:value-type="float">
            <text:p>-1.08035945892334</text:p>
          </table:table-cell>
          <table:table-cell office:value-type="float" office:value="0.999495148658752" calcext:value-type="float">
            <text:p>0.999495148658752</text:p>
          </table:table-cell>
          <table:table-cell office:value-type="float" office:value="0.0005048132734373" calcext:value-type="float">
            <text:p>0.0005048132734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1887903213501" calcext:value-type="float">
            <text:p>-4.1887903213501</text:p>
          </table:table-cell>
          <table:table-cell office:value-type="float" office:value="9.37674045562744" calcext:value-type="float">
            <text:p>9.37674045562744</text:p>
          </table:table-cell>
          <table:table-cell office:value-type="float" office:value="0.00000128399778986932" calcext:value-type="float">
            <text:p>1.28399778986932E-06</text:p>
          </table:table-cell>
          <table:table-cell office:value-type="float" office:value="0.999998688697815" calcext:value-type="float">
            <text:p>0.9999986886978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432754516602" calcext:value-type="float">
            <text:p>16.4432754516602</text:p>
          </table:table-cell>
          <table:table-cell office:value-type="float" office:value="-9.85208511352539" calcext:value-type="float">
            <text:p>-9.852085113525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80250692044726" calcext:value-type="float">
            <text:p>3.8025069204472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483467102051" calcext:value-type="float">
            <text:p>28.8483467102051</text:p>
          </table:table-cell>
          <table:table-cell office:value-type="float" office:value="-18.6171455383301" calcext:value-type="float">
            <text:p>-18.6171455383301</text:p>
          </table:table-cell>
          <table:table-cell office:value-type="float" office:value="1" calcext:value-type="float">
            <text:p>1</text:p>
          </table:table-cell>
          <table:table-cell office:value-type="float" office:value="2.43219655593182E-021" calcext:value-type="float">
            <text:p>2.43219655593182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644901275635" calcext:value-type="float">
            <text:p>27.7644901275635</text:p>
          </table:table-cell>
          <table:table-cell office:value-type="float" office:value="-18.0795288085938" calcext:value-type="float">
            <text:p>-18.0795288085938</text:p>
          </table:table-cell>
          <table:table-cell office:value-type="float" office:value="1" calcext:value-type="float">
            <text:p>1</text:p>
          </table:table-cell>
          <table:table-cell office:value-type="float" office:value="1.23082520287459E-020" calcext:value-type="float">
            <text:p>1.2308252028745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761917114258" calcext:value-type="float">
            <text:p>19.2761917114258</text:p>
          </table:table-cell>
          <table:table-cell office:value-type="float" office:value="-11.5453481674194" calcext:value-type="float">
            <text:p>-11.54534816741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11504801046091" calcext:value-type="float">
            <text:p>4.11504801046091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08075714111" calcext:value-type="float">
            <text:p>23.2008075714111</text:p>
          </table:table-cell>
          <table:table-cell office:value-type="float" office:value="-15.2176008224487" calcext:value-type="float">
            <text:p>-15.2176008224487</text:p>
          </table:table-cell>
          <table:table-cell office:value-type="float" office:value="1" calcext:value-type="float">
            <text:p>1</text:p>
          </table:table-cell>
          <table:table-cell office:value-type="float" office:value="2.0658447023624E-017" calcext:value-type="float">
            <text:p>2.0658447023624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06689453125" calcext:value-type="float">
            <text:p>15.8106689453125</text:p>
          </table:table-cell>
          <table:table-cell office:value-type="float" office:value="-9.54519748687744" calcext:value-type="float">
            <text:p>-9.5451974868774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972943253740866" calcext:value-type="float">
            <text:p>9.7294325374086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51642.JP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.41639065742493" calcext:value-type="float">
            <text:p>-2.41639065742493</text:p>
          </table:table-cell>
          <table:table-cell table:style-name="ce4" office:value-type="float" office:value="7.41209316253662" calcext:value-type="float">
            <text:p>7.41209316253662</text:p>
          </table:table-cell>
          <table:table-cell table:style-name="ce4" office:value-type="float" office:value="0.0000538915192009881" calcext:value-type="float">
            <text:p>5.38915192009881E-05</text:p>
          </table:table-cell>
          <table:table-cell table:style-name="ce4" office:value-type="float" office:value="0.999946117401123" calcext:value-type="float">
            <text:p>0.99994611740112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- Annotator</text:p>
          </table:table-cell>
          <table:table-cell table:style-name="ce10" table:number-columns-repeated="1013"/>
        </table:table-row>
        <table:table-row table:style-name="ro1">
          <table:table-cell table:style-name="ce4" office:value-type="string" calcext:value-type="string">
            <text:p>G0151643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68561863899231" calcext:value-type="float">
            <text:p>3.68561863899231</text:p>
          </table:table-cell>
          <table:table-cell table:style-name="ce4" office:value-type="float" office:value="0.8197340965271" calcext:value-type="float">
            <text:p>0.8197340965271</text:p>
          </table:table-cell>
          <table:table-cell table:style-name="ce4" office:value-type="float" office:value="0.94613391160965" calcext:value-type="float">
            <text:p>0.94613391160965</text:p>
          </table:table-cell>
          <table:table-cell table:style-name="ce4" office:value-type="float" office:value="0.0538660064339637" calcext:value-type="float">
            <text:p>0.0538660064339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G01516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692531585693" calcext:value-type="float">
            <text:p>31.8692531585693</text:p>
          </table:table-cell>
          <table:table-cell office:value-type="float" office:value="-21.2717742919922" calcext:value-type="float">
            <text:p>-21.2717742919922</text:p>
          </table:table-cell>
          <table:table-cell office:value-type="float" office:value="1" calcext:value-type="float">
            <text:p>1</text:p>
          </table:table-cell>
          <table:table-cell office:value-type="float" office:value="8.33958032134144E-024" calcext:value-type="float">
            <text:p>8.33958032134144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507061004639" calcext:value-type="float">
            <text:p>25.8507061004639</text:p>
          </table:table-cell>
          <table:table-cell office:value-type="float" office:value="-16.6702651977539" calcext:value-type="float">
            <text:p>-16.6702651977539</text:p>
          </table:table-cell>
          <table:table-cell office:value-type="float" office:value="1" calcext:value-type="float">
            <text:p>1</text:p>
          </table:table-cell>
          <table:table-cell office:value-type="float" office:value="3.41488410249687E-019" calcext:value-type="float">
            <text:p>3.41488410249687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467063903809" calcext:value-type="float">
            <text:p>19.8467063903809</text:p>
          </table:table-cell>
          <table:table-cell office:value-type="float" office:value="-12.2025299072266" calcext:value-type="float">
            <text:p>-12.20252990722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2055730999811" calcext:value-type="float">
            <text:p>1.2055730999811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172054290771" calcext:value-type="float">
            <text:p>23.3172054290771</text:p>
          </table:table-cell>
          <table:table-cell office:value-type="float" office:value="-14.7857723236084" calcext:value-type="float">
            <text:p>-14.7857723236084</text:p>
          </table:table-cell>
          <table:table-cell office:value-type="float" office:value="1" calcext:value-type="float">
            <text:p>1</text:p>
          </table:table-cell>
          <table:table-cell office:value-type="float" office:value="2.83195936793819E-017" calcext:value-type="float">
            <text:p>2.83195936793819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121709823608" calcext:value-type="float">
            <text:p>12.8121709823608</text:p>
          </table:table-cell>
          <table:table-cell office:value-type="float" office:value="-7.28283596038818" calcext:value-type="float">
            <text:p>-7.282835960388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7434445741985" calcext:value-type="float">
            <text:p>1.87434445741985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4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4169492721558" calcext:value-type="float">
            <text:p>1.24169492721558</text:p>
          </table:table-cell>
          <table:table-cell office:value-type="float" office:value="3.79568696022034" calcext:value-type="float">
            <text:p>3.79568696022034</text:p>
          </table:table-cell>
          <table:table-cell office:value-type="float" office:value="0.0721587538719177" calcext:value-type="float">
            <text:p>0.072158753871918</text:p>
          </table:table-cell>
          <table:table-cell office:value-type="float" office:value="0.927841246128082" calcext:value-type="float">
            <text:p>0.9278412461280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41141605377197" calcext:value-type="float">
            <text:p>-8.41141605377197</text:p>
          </table:table-cell>
          <table:table-cell office:value-type="float" office:value="14.7764196395874" calcext:value-type="float">
            <text:p>14.7764196395874</text:p>
          </table:table-cell>
          <table:table-cell office:value-type="float" office:value="0.0000000000850454220935326" calcext:value-type="float">
            <text:p>8.50454220935326E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388772964478" calcext:value-type="float">
            <text:p>14.2388772964478</text:p>
          </table:table-cell>
          <table:table-cell office:value-type="float" office:value="-7.74687433242798" calcext:value-type="float">
            <text:p>-7.7468743324279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82949663699128" calcext:value-type="float">
            <text:p>2.82949663699128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45206451416" calcext:value-type="float">
            <text:p>33.145206451416</text:p>
          </table:table-cell>
          <table:table-cell office:value-type="float" office:value="-21.2532901763916" calcext:value-type="float">
            <text:p>-21.2532901763916</text:p>
          </table:table-cell>
          <table:table-cell office:value-type="float" office:value="1" calcext:value-type="float">
            <text:p>1</text:p>
          </table:table-cell>
          <table:table-cell office:value-type="float" office:value="2.37154997556799E-024" calcext:value-type="float">
            <text:p>2.37154997556799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732387542725" calcext:value-type="float">
            <text:p>29.1732387542725</text:p>
          </table:table-cell>
          <table:table-cell office:value-type="float" office:value="-19.1295890808105" calcext:value-type="float">
            <text:p>-19.1295890808105</text:p>
          </table:table-cell>
          <table:table-cell office:value-type="float" office:value="1" calcext:value-type="float">
            <text:p>1</text:p>
          </table:table-cell>
          <table:table-cell office:value-type="float" office:value="1.05280816004009E-021" calcext:value-type="float">
            <text:p>1.0528081600400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115894317627" calcext:value-type="float">
            <text:p>27.6115894317627</text:p>
          </table:table-cell>
          <table:table-cell office:value-type="float" office:value="-18.1302471160889" calcext:value-type="float">
            <text:p>-18.1302471160889</text:p>
          </table:table-cell>
          <table:table-cell office:value-type="float" office:value="1" calcext:value-type="float">
            <text:p>1</text:p>
          </table:table-cell>
          <table:table-cell office:value-type="float" office:value="1.36324163242527E-020" calcext:value-type="float">
            <text:p>1.36324163242527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873527526855" calcext:value-type="float">
            <text:p>32.0873527526855</text:p>
          </table:table-cell>
          <table:table-cell office:value-type="float" office:value="-21.5051879882812" calcext:value-type="float">
            <text:p>-21.5051879882812</text:p>
          </table:table-cell>
          <table:table-cell office:value-type="float" office:value="1" calcext:value-type="float">
            <text:p>1</text:p>
          </table:table-cell>
          <table:table-cell office:value-type="float" office:value="5.30952061931593E-024" calcext:value-type="float">
            <text:p>5.30952061931593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526012420654" calcext:value-type="float">
            <text:p>20.1526012420654</text:p>
          </table:table-cell>
          <table:table-cell office:value-type="float" office:value="-13.0594310760498" calcext:value-type="float">
            <text:p>-13.0594310760498</text:p>
          </table:table-cell>
          <table:table-cell office:value-type="float" office:value="1" calcext:value-type="float">
            <text:p>1</text:p>
          </table:table-cell>
          <table:table-cell office:value-type="float" office:value="3.7687528201295E-015" calcext:value-type="float">
            <text:p>3.768752820129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9333276748657" calcext:value-type="float">
            <text:p>-7.59333276748657</text:p>
          </table:table-cell>
          <table:table-cell office:value-type="float" office:value="13.9859485626221" calcext:value-type="float">
            <text:p>13.9859485626221</text:p>
          </table:table-cell>
          <table:table-cell office:value-type="float" office:value="0.000000000424851764879719" calcext:value-type="float">
            <text:p>4.24851764879719E-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3795337677" calcext:value-type="float">
            <text:p>11.03795337677</text:p>
          </table:table-cell>
          <table:table-cell office:value-type="float" office:value="-5.51789617538452" calcext:value-type="float">
            <text:p>-5.5178961753845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645484874439717" calcext:value-type="float">
            <text:p>6.4548487443971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248615264893" calcext:value-type="float">
            <text:p>30.8248615264893</text:p>
          </table:table-cell>
          <table:table-cell office:value-type="float" office:value="-20.4885368347168" calcext:value-type="float">
            <text:p>-20.4885368347168</text:p>
          </table:table-cell>
          <table:table-cell office:value-type="float" office:value="1" calcext:value-type="float">
            <text:p>1</text:p>
          </table:table-cell>
          <table:table-cell office:value-type="float" office:value="5.18648845258803E-023" calcext:value-type="float">
            <text:p>5.18648845258803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714073181152" calcext:value-type="float">
            <text:p>24.0714073181152</text:p>
          </table:table-cell>
          <table:table-cell office:value-type="float" office:value="-15.5308713912964" calcext:value-type="float">
            <text:p>-15.5308713912964</text:p>
          </table:table-cell>
          <table:table-cell office:value-type="float" office:value="1" calcext:value-type="float">
            <text:p>1</text:p>
          </table:table-cell>
          <table:table-cell office:value-type="float" office:value="6.32336854418151E-018" calcext:value-type="float">
            <text:p>6.3233685441815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08829498291" calcext:value-type="float">
            <text:p>26.108829498291</text:p>
          </table:table-cell>
          <table:table-cell office:value-type="float" office:value="-17.0355834960937" calcext:value-type="float">
            <text:p>-17.0355834960937</text:p>
          </table:table-cell>
          <table:table-cell office:value-type="float" office:value="1" calcext:value-type="float">
            <text:p>1</text:p>
          </table:table-cell>
          <table:table-cell office:value-type="float" office:value="1.8307097986008E-019" calcext:value-type="float">
            <text:p>1.8307097986008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715515136719" calcext:value-type="float">
            <text:p>12.8715515136719</text:p>
          </table:table-cell>
          <table:table-cell office:value-type="float" office:value="-7.46888065338135" calcext:value-type="float">
            <text:p>-7.46888065338135</text:p>
          </table:table-cell>
          <table:table-cell office:value-type="float" office:value="1" calcext:value-type="float">
            <text:p>1</text:p>
          </table:table-cell>
          <table:table-cell office:value-type="float" office:value="0.00000000146643552856318" calcext:value-type="float">
            <text:p>1.4664355285631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783803939819" calcext:value-type="float">
            <text:p>10.7783803939819</text:p>
          </table:table-cell>
          <table:table-cell office:value-type="float" office:value="-4.86507797241211" calcext:value-type="float">
            <text:p>-4.86507797241211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60743098831517" calcext:value-type="float">
            <text:p>1.6074309883151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40184783935547" calcext:value-type="float">
            <text:p>-4.40184783935547</text:p>
          </table:table-cell>
          <table:table-cell office:value-type="float" office:value="9.75464153289795" calcext:value-type="float">
            <text:p>9.75464153289795</text:p>
          </table:table-cell>
          <table:table-cell office:value-type="float" office:value="0.000000711073425918585" calcext:value-type="float">
            <text:p>7.11073425918585E-07</text:p>
          </table:table-cell>
          <table:table-cell office:value-type="float" office:value="0.999999284744263" calcext:value-type="float">
            <text:p>0.999999284744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5942273139954" calcext:value-type="float">
            <text:p>2.05942273139954</text:p>
          </table:table-cell>
          <table:table-cell office:value-type="float" office:value="2.51183366775513" calcext:value-type="float">
            <text:p>2.51183366775513</text:p>
          </table:table-cell>
          <table:table-cell office:value-type="float" office:value="0.388787716627121" calcext:value-type="float">
            <text:p>0.388787716627121</text:p>
          </table:table-cell>
          <table:table-cell office:value-type="float" office:value="0.611212313175201" calcext:value-type="float">
            <text:p>0.6112123131752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911231994629" calcext:value-type="float">
            <text:p>43.9911231994629</text:p>
          </table:table-cell>
          <table:table-cell office:value-type="float" office:value="-29.2746295928955" calcext:value-type="float">
            <text:p>-29.2746295928955</text:p>
          </table:table-cell>
          <table:table-cell office:value-type="float" office:value="1" calcext:value-type="float">
            <text:p>1</text:p>
          </table:table-cell>
          <table:table-cell office:value-type="float" office:value="1.51735440972751E-032" calcext:value-type="float">
            <text:p>1.51735440972751E-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771850585938" calcext:value-type="float">
            <text:p>41.1771850585938</text:p>
          </table:table-cell>
          <table:table-cell office:value-type="float" office:value="-27.7601432800293" calcext:value-type="float">
            <text:p>-27.7601432800293</text:p>
          </table:table-cell>
          <table:table-cell office:value-type="float" office:value="1" calcext:value-type="float">
            <text:p>1</text:p>
          </table:table-cell>
          <table:table-cell office:value-type="float" office:value="1.15052769716675E-030" calcext:value-type="float">
            <text:p>1.15052769716675E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80673217773" calcext:value-type="float">
            <text:p>29.0580673217773</text:p>
          </table:table-cell>
          <table:table-cell office:value-type="float" office:value="-19.0068874359131" calcext:value-type="float">
            <text:p>-19.0068874359131</text:p>
          </table:table-cell>
          <table:table-cell office:value-type="float" office:value="1" calcext:value-type="float">
            <text:p>1</text:p>
          </table:table-cell>
          <table:table-cell office:value-type="float" office:value="1.33553277827123E-021" calcext:value-type="float">
            <text:p>1.33553277827123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28003692627" calcext:value-type="float">
            <text:p>42.028003692627</text:p>
          </table:table-cell>
          <table:table-cell office:value-type="float" office:value="-28.8803577423096" calcext:value-type="float">
            <text:p>-28.8803577423096</text:p>
          </table:table-cell>
          <table:table-cell office:value-type="float" office:value="1" calcext:value-type="float">
            <text:p>1</text:p>
          </table:table-cell>
          <table:table-cell office:value-type="float" office:value="1.60283603565836E-031" calcext:value-type="float">
            <text:p>1.60283603565836E-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266548156738" calcext:value-type="float">
            <text:p>26.4266548156738</text:p>
          </table:table-cell>
          <table:table-cell office:value-type="float" office:value="-17.7004852294922" calcext:value-type="float">
            <text:p>-17.7004852294922</text:p>
          </table:table-cell>
          <table:table-cell office:value-type="float" office:value="1" calcext:value-type="float">
            <text:p>1</text:p>
          </table:table-cell>
          <table:table-cell office:value-type="float" office:value="6.85214576700878E-020" calcext:value-type="float">
            <text:p>6.85214576700878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32922744751" calcext:value-type="float">
            <text:p>8.0532922744751</text:p>
          </table:table-cell>
          <table:table-cell office:value-type="float" office:value="-2.52863097190857" calcext:value-type="float">
            <text:p>-2.52863097190857</text:p>
          </table:table-cell>
          <table:table-cell office:value-type="float" office:value="0.999974608421326" calcext:value-type="float">
            <text:p>0.999974608421326</text:p>
          </table:table-cell>
          <table:table-cell office:value-type="float" office:value="0.0000253698563028593" calcext:value-type="float">
            <text:p>2.53698563028593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3986501693726" calcext:value-type="float">
            <text:p>-5.53986501693726</text:p>
          </table:table-cell>
          <table:table-cell office:value-type="float" office:value="11.0542840957642" calcext:value-type="float">
            <text:p>11.0542840957642</text:p>
          </table:table-cell>
          <table:table-cell office:value-type="float" office:value="0.0000000621230498154546" calcext:value-type="float">
            <text:p>6.21230498154546E-08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403182983398" calcext:value-type="float">
            <text:p>30.7403182983398</text:p>
          </table:table-cell>
          <table:table-cell office:value-type="float" office:value="-19.8736534118652" calcext:value-type="float">
            <text:p>-19.8736534118652</text:p>
          </table:table-cell>
          <table:table-cell office:value-type="float" office:value="1" calcext:value-type="float">
            <text:p>1</text:p>
          </table:table-cell>
          <table:table-cell office:value-type="float" office:value="1.04383381332503E-022" calcext:value-type="float">
            <text:p>1.04383381332503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456027984619" calcext:value-type="float">
            <text:p>24.5456027984619</text:p>
          </table:table-cell>
          <table:table-cell office:value-type="float" office:value="-16.17604637146" calcext:value-type="float">
            <text:p>-16.17604637146</text:p>
          </table:table-cell>
          <table:table-cell office:value-type="float" office:value="1" calcext:value-type="float">
            <text:p>1</text:p>
          </table:table-cell>
          <table:table-cell office:value-type="float" office:value="2.06448853974812E-018" calcext:value-type="float">
            <text:p>2.06448853974812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860015869141" calcext:value-type="float">
            <text:p>34.8860015869141</text:p>
          </table:table-cell>
          <table:table-cell office:value-type="float" office:value="-23.6713562011719" calcext:value-type="float">
            <text:p>-23.6713562011719</text:p>
          </table:table-cell>
          <table:table-cell office:value-type="float" office:value="1" calcext:value-type="float">
            <text:p>1</text:p>
          </table:table-cell>
          <table:table-cell office:value-type="float" office:value="3.70563496737923E-026" calcext:value-type="float">
            <text:p>3.70563496737923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442901611328" calcext:value-type="float">
            <text:p>21.9442901611328</text:p>
          </table:table-cell>
          <table:table-cell office:value-type="float" office:value="-14.164553642273" calcext:value-type="float">
            <text:p>-14.164553642273</text:p>
          </table:table-cell>
          <table:table-cell office:value-type="float" office:value="1" calcext:value-type="float">
            <text:p>1</text:p>
          </table:table-cell>
          <table:table-cell office:value-type="float" office:value="2.08030947738521E-016" calcext:value-type="float">
            <text:p>2.0803094773852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03147125244" calcext:value-type="float">
            <text:p>11.7503147125244</text:p>
          </table:table-cell>
          <table:table-cell office:value-type="float" office:value="-6.17690992355347" calcext:value-type="float">
            <text:p>-6.17690992355347</text:p>
          </table:table-cell>
          <table:table-cell office:value-type="float" office:value="1" calcext:value-type="float">
            <text:p>1</text:p>
          </table:table-cell>
          <table:table-cell office:value-type="float" office:value="0.0000000163796656238446" calcext:value-type="float">
            <text:p>1.6379665623844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1955232620239" calcext:value-type="float">
            <text:p>5.91955232620239</text:p>
          </table:table-cell>
          <table:table-cell office:value-type="float" office:value="-1.00488996505737" calcext:value-type="float">
            <text:p>-1.00488996505737</text:p>
          </table:table-cell>
          <table:table-cell office:value-type="float" office:value="0.999017477035522" calcext:value-type="float">
            <text:p>0.999017477035522</text:p>
          </table:table-cell>
          <table:table-cell office:value-type="float" office:value="0.0009824852459132" calcext:value-type="float">
            <text:p>0.0009824852459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7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44433182477951" calcext:value-type="float">
            <text:p>-0.444433182477951</text:p>
          </table:table-cell>
          <table:table-cell office:value-type="float" office:value="5.34848690032959" calcext:value-type="float">
            <text:p>5.34848690032959</text:p>
          </table:table-cell>
          <table:table-cell office:value-type="float" office:value="0.0030397973023355" calcext:value-type="float">
            <text:p>0.003039797302336</text:p>
          </table:table-cell>
          <table:table-cell office:value-type="float" office:value="0.9969602227211" calcext:value-type="float">
            <text:p>0.99696022272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394342422485" calcext:value-type="float">
            <text:p>14.2394342422485</text:p>
          </table:table-cell>
          <table:table-cell office:value-type="float" office:value="-8.06857681274414" calcext:value-type="float">
            <text:p>-8.0685768127441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05000197373018" calcext:value-type="float">
            <text:p>2.05000197373018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609077453613" calcext:value-type="float">
            <text:p>33.6609077453613</text:p>
          </table:table-cell>
          <table:table-cell office:value-type="float" office:value="-21.9751968383789" calcext:value-type="float">
            <text:p>-21.9751968383789</text:p>
          </table:table-cell>
          <table:table-cell office:value-type="float" office:value="1" calcext:value-type="float">
            <text:p>1</text:p>
          </table:table-cell>
          <table:table-cell office:value-type="float" office:value="6.87933991703229E-025" calcext:value-type="float">
            <text:p>6.87933991703229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052997589111" calcext:value-type="float">
            <text:p>20.3052997589111</text:p>
          </table:table-cell>
          <table:table-cell office:value-type="float" office:value="-12.3286790847778" calcext:value-type="float">
            <text:p>-12.3286790847778</text:p>
          </table:table-cell>
          <table:table-cell office:value-type="float" office:value="1" calcext:value-type="float">
            <text:p>1</text:p>
          </table:table-cell>
          <table:table-cell office:value-type="float" office:value="6.71804107433898E-015" calcext:value-type="float">
            <text:p>6.7180410743389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05770111084" calcext:value-type="float">
            <text:p>28.105770111084</text:p>
          </table:table-cell>
          <table:table-cell office:value-type="float" office:value="-18.6753787994385" calcext:value-type="float">
            <text:p>-18.6753787994385</text:p>
          </table:table-cell>
          <table:table-cell office:value-type="float" office:value="1" calcext:value-type="float">
            <text:p>1</text:p>
          </table:table-cell>
          <table:table-cell office:value-type="float" office:value="4.82174605439349E-021" calcext:value-type="float">
            <text:p>4.8217460543934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330345153809" calcext:value-type="float">
            <text:p>24.3330345153809</text:p>
          </table:table-cell>
          <table:table-cell office:value-type="float" office:value="-15.5476207733154" calcext:value-type="float">
            <text:p>-15.5476207733154</text:p>
          </table:table-cell>
          <table:table-cell office:value-type="float" office:value="1" calcext:value-type="float">
            <text:p>1</text:p>
          </table:table-cell>
          <table:table-cell office:value-type="float" office:value="4.78687724764181E-018" calcext:value-type="float">
            <text:p>4.7868772476418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969511032105" calcext:value-type="float">
            <text:p>14.4969511032105</text:p>
          </table:table-cell>
          <table:table-cell office:value-type="float" office:value="-8.65799999237061" calcext:value-type="float">
            <text:p>-8.657999992370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878885991761891" calcext:value-type="float">
            <text:p>8.7888599176189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51686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.34984302520752" calcext:value-type="float">
            <text:p>4.34984302520752</text:p>
          </table:table-cell>
          <table:table-cell table:style-name="ce4" office:value-type="float" office:value="0.414821714162826" calcext:value-type="float">
            <text:p>0.414821714162826</text:p>
          </table:table-cell>
          <table:table-cell table:style-name="ce4" office:value-type="float" office:value="0.980829358100891" calcext:value-type="float">
            <text:p>0.980829358100891</text:p>
          </table:table-cell>
          <table:table-cell table:style-name="ce4" office:value-type="float" office:value="0.0191705860197544" calcext:value-type="float">
            <text:p>0.0191705860197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- not sure why the miss</text:p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G01516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244821548462" calcext:value-type="float">
            <text:p>4.86244821548462</text:p>
          </table:table-cell>
          <table:table-cell office:value-type="float" office:value="0.499948084354401" calcext:value-type="float">
            <text:p>0.499948084354401</text:p>
          </table:table-cell>
          <table:table-cell office:value-type="float" office:value="0.987414002418518" calcext:value-type="float">
            <text:p>0.987414002418518</text:p>
          </table:table-cell>
          <table:table-cell office:value-type="float" office:value="0.0125860506668686" calcext:value-type="float">
            <text:p>0.012586050666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772838592529" calcext:value-type="float">
            <text:p>24.0772838592529</text:p>
          </table:table-cell>
          <table:table-cell office:value-type="float" office:value="-15.1689920425415" calcext:value-type="float">
            <text:p>-15.1689920425415</text:p>
          </table:table-cell>
          <table:table-cell office:value-type="float" office:value="1" calcext:value-type="float">
            <text:p>1</text:p>
          </table:table-cell>
          <table:table-cell office:value-type="float" office:value="9.02731319236681E-018" calcext:value-type="float">
            <text:p>9.0273131923668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24098968506" calcext:value-type="float">
            <text:p>28.7924098968506</text:p>
          </table:table-cell>
          <table:table-cell office:value-type="float" office:value="-18.692777633667" calcext:value-type="float">
            <text:p>-18.692777633667</text:p>
          </table:table-cell>
          <table:table-cell office:value-type="float" office:value="1" calcext:value-type="float">
            <text:p>1</text:p>
          </table:table-cell>
          <table:table-cell office:value-type="float" office:value="2.38476231183555E-021" calcext:value-type="float">
            <text:p>2.38476231183555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684761047363" calcext:value-type="float">
            <text:p>17.1684761047363</text:p>
          </table:table-cell>
          <table:table-cell office:value-type="float" office:value="-10.6387376785278" calcext:value-type="float">
            <text:p>-10.638737678527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38457233330592" calcext:value-type="float">
            <text:p>8.3845723333059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905101776123" calcext:value-type="float">
            <text:p>16.2905101776123</text:p>
          </table:table-cell>
          <table:table-cell office:value-type="float" office:value="-9.96240425109863" calcext:value-type="float">
            <text:p>-9.962404251098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9673832795406" calcext:value-type="float">
            <text:p>3.967383279540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582056045532" calcext:value-type="float">
            <text:p>7.95582056045532</text:p>
          </table:table-cell>
          <table:table-cell office:value-type="float" office:value="-3.13216948509216" calcext:value-type="float">
            <text:p>-3.13216948509216</text:p>
          </table:table-cell>
          <table:table-cell office:value-type="float" office:value="0.999984741210938" calcext:value-type="float">
            <text:p>0.999984741210938</text:p>
          </table:table-cell>
          <table:table-cell office:value-type="float" office:value="0.000015294686818379" calcext:value-type="float">
            <text:p>1.5294686818379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92785930633545" calcext:value-type="float">
            <text:p>-0.492785930633545</text:p>
          </table:table-cell>
          <table:table-cell office:value-type="float" office:value="5.23952150344849" calcext:value-type="float">
            <text:p>5.23952150344849</text:p>
          </table:table-cell>
          <table:table-cell office:value-type="float" office:value="0.0032291323877871" calcext:value-type="float">
            <text:p>0.003229132387787</text:p>
          </table:table-cell>
          <table:table-cell office:value-type="float" office:value="0.996770858764648" calcext:value-type="float">
            <text:p>0.9967708587646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773988723755" calcext:value-type="float">
            <text:p>11.4773988723755</text:p>
          </table:table-cell>
          <table:table-cell office:value-type="float" office:value="-6.11074256896973" calcext:value-type="float">
            <text:p>-6.11074256896973</text:p>
          </table:table-cell>
          <table:table-cell office:value-type="float" office:value="1" calcext:value-type="float">
            <text:p>1</text:p>
          </table:table-cell>
          <table:table-cell office:value-type="float" office:value="0.0000000229914736138426" calcext:value-type="float">
            <text:p>2.2991473613842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88245391846" calcext:value-type="float">
            <text:p>29.0588245391846</text:p>
          </table:table-cell>
          <table:table-cell office:value-type="float" office:value="-18.7423706054688" calcext:value-type="float">
            <text:p>-18.7423706054688</text:p>
          </table:table-cell>
          <table:table-cell office:value-type="float" office:value="1" calcext:value-type="float">
            <text:p>1</text:p>
          </table:table-cell>
          <table:table-cell office:value-type="float" office:value="1.73862358571297E-021" calcext:value-type="float">
            <text:p>1.73862358571297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761528015137" calcext:value-type="float">
            <text:p>25.0761528015137</text:p>
          </table:table-cell>
          <table:table-cell office:value-type="float" office:value="-15.9893732070923" calcext:value-type="float">
            <text:p>-15.9893732070923</text:p>
          </table:table-cell>
          <table:table-cell office:value-type="float" office:value="1" calcext:value-type="float">
            <text:p>1</text:p>
          </table:table-cell>
          <table:table-cell office:value-type="float" office:value="1.46375730527791E-018" calcext:value-type="float">
            <text:p>1.4637573052779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716598510742" calcext:value-type="float">
            <text:p>22.7716598510742</text:p>
          </table:table-cell>
          <table:table-cell office:value-type="float" office:value="-14.3397006988525" calcext:value-type="float">
            <text:p>-14.3397006988525</text:p>
          </table:table-cell>
          <table:table-cell office:value-type="float" office:value="1" calcext:value-type="float">
            <text:p>1</text:p>
          </table:table-cell>
          <table:table-cell office:value-type="float" office:value="7.6338169391914E-017" calcext:value-type="float">
            <text:p>7.6338169391914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64277267456" calcext:value-type="float">
            <text:p>21.464277267456</text:p>
          </table:table-cell>
          <table:table-cell office:value-type="float" office:value="-13.2821531295776" calcext:value-type="float">
            <text:p>-13.2821531295776</text:p>
          </table:table-cell>
          <table:table-cell office:value-type="float" office:value="1" calcext:value-type="float">
            <text:p>1</text:p>
          </table:table-cell>
          <table:table-cell office:value-type="float" office:value="8.1248893196202E-016" calcext:value-type="float">
            <text:p>8.1248893196202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6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7707862854" calcext:value-type="float">
            <text:p>23.27707862854</text:p>
          </table:table-cell>
          <table:table-cell office:value-type="float" office:value="-15.4202175140381" calcext:value-type="float">
            <text:p>-15.4202175140381</text:p>
          </table:table-cell>
          <table:table-cell office:value-type="float" office:value="1" calcext:value-type="float">
            <text:p>1</text:p>
          </table:table-cell>
          <table:table-cell office:value-type="float" office:value="1.56306778244042E-017" calcext:value-type="float">
            <text:p>1.5630677824404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730165481567" calcext:value-type="float">
            <text:p>4.91730165481567</text:p>
          </table:table-cell>
          <table:table-cell office:value-type="float" office:value="-0.0565457195043563" calcext:value-type="float">
            <text:p>-0.056545719504356</text:p>
          </table:table-cell>
          <table:table-cell office:value-type="float" office:value="0.99313098192215" calcext:value-type="float">
            <text:p>0.99313098192215</text:p>
          </table:table-cell>
          <table:table-cell office:value-type="float" office:value="0.0068689766339957" calcext:value-type="float">
            <text:p>0.0068689766339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4906957149506" calcext:value-type="float">
            <text:p>-1.74906957149506</text:p>
          </table:table-cell>
          <table:table-cell office:value-type="float" office:value="6.64334583282471" calcext:value-type="float">
            <text:p>6.64334583282471</text:p>
          </table:table-cell>
          <table:table-cell office:value-type="float" office:value="0.0002265280782012" calcext:value-type="float">
            <text:p>0.000226528078201</text:p>
          </table:table-cell>
          <table:table-cell office:value-type="float" office:value="0.999773442745209" calcext:value-type="float">
            <text:p>0.9997734427452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653352737427" calcext:value-type="float">
            <text:p>11.5653352737427</text:p>
          </table:table-cell>
          <table:table-cell office:value-type="float" office:value="-6.3417501449585" calcext:value-type="float">
            <text:p>-6.3417501449585</text:p>
          </table:table-cell>
          <table:table-cell office:value-type="float" office:value="1" calcext:value-type="float">
            <text:p>1</text:p>
          </table:table-cell>
          <table:table-cell office:value-type="float" office:value="0.0000000167128924033477" calcext:value-type="float">
            <text:p>1.6712892403347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140289306641" calcext:value-type="float">
            <text:p>17.6140289306641</text:p>
          </table:table-cell>
          <table:table-cell office:value-type="float" office:value="-10.6479978561401" calcext:value-type="float">
            <text:p>-10.64799785614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32055953114674" calcext:value-type="float">
            <text:p>5.3205595311467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3400745391846" calcext:value-type="float">
            <text:p>9.63400745391846</text:p>
          </table:table-cell>
          <table:table-cell office:value-type="float" office:value="-5.24276542663574" calcext:value-type="float">
            <text:p>-5.24276542663574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46018651953273" calcext:value-type="float">
            <text:p>3.46018651953273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064901351929" calcext:value-type="float">
            <text:p>6.46064901351929</text:p>
          </table:table-cell>
          <table:table-cell office:value-type="float" office:value="-2.0166347026825" calcext:value-type="float">
            <text:p>-2.0166347026825</text:p>
          </table:table-cell>
          <table:table-cell office:value-type="float" office:value="0.999791920185089" calcext:value-type="float">
            <text:p>0.999791920185089</text:p>
          </table:table-cell>
          <table:table-cell office:value-type="float" office:value="0.000208100042073" calcext:value-type="float">
            <text:p>0.0002081000420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1452732086182" calcext:value-type="float">
            <text:p>8.01452732086182</text:p>
          </table:table-cell>
          <table:table-cell office:value-type="float" office:value="-2.68257021903992" calcext:value-type="float">
            <text:p>-2.68257021903992</text:p>
          </table:table-cell>
          <table:table-cell office:value-type="float" office:value="0.999977350234985" calcext:value-type="float">
            <text:p>0.999977350234985</text:p>
          </table:table-cell>
          <table:table-cell office:value-type="float" office:value="0.0000226099491555942" calcext:value-type="float">
            <text:p>2.26099491555942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33265477418899" calcext:value-type="float">
            <text:p>-0.433265477418899</text:p>
          </table:table-cell>
          <table:table-cell office:value-type="float" office:value="5.21928930282593" calcext:value-type="float">
            <text:p>5.21928930282593</text:p>
          </table:table-cell>
          <table:table-cell office:value-type="float" office:value="0.003496274119243" calcext:value-type="float">
            <text:p>0.003496274119243</text:p>
          </table:table-cell>
          <table:table-cell office:value-type="float" office:value="0.996503710746765" calcext:value-type="float">
            <text:p>0.9965037107467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179315567017" calcext:value-type="float">
            <text:p>2.49179315567017</text:p>
          </table:table-cell>
          <table:table-cell office:value-type="float" office:value="1.91305840015411" calcext:value-type="float">
            <text:p>1.91305840015411</text:p>
          </table:table-cell>
          <table:table-cell office:value-type="float" office:value="0.640776216983795" calcext:value-type="float">
            <text:p>0.640776216983795</text:p>
          </table:table-cell>
          <table:table-cell office:value-type="float" office:value="0.359223812818527" calcext:value-type="float">
            <text:p>0.3592238128185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253982543945" calcext:value-type="float">
            <text:p>18.0253982543945</text:p>
          </table:table-cell>
          <table:table-cell office:value-type="float" office:value="-11.2100324630737" calcext:value-type="float">
            <text:p>-11.210032463073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01007992802621" calcext:value-type="float">
            <text:p>2.0100799280262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524574279785" calcext:value-type="float">
            <text:p>33.4524574279785</text:p>
          </table:table-cell>
          <table:table-cell office:value-type="float" office:value="-22.6114444732666" calcext:value-type="float">
            <text:p>-22.6114444732666</text:p>
          </table:table-cell>
          <table:table-cell office:value-type="float" office:value="1" calcext:value-type="float">
            <text:p>1</text:p>
          </table:table-cell>
          <table:table-cell office:value-type="float" office:value="4.48493309116598E-025" calcext:value-type="float">
            <text:p>4.48493309116598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738162994385" calcext:value-type="float">
            <text:p>25.0738162994385</text:p>
          </table:table-cell>
          <table:table-cell office:value-type="float" office:value="-16.6105537414551" calcext:value-type="float">
            <text:p>-16.6105537414551</text:p>
          </table:table-cell>
          <table:table-cell office:value-type="float" office:value="1" calcext:value-type="float">
            <text:p>1</text:p>
          </table:table-cell>
          <table:table-cell office:value-type="float" office:value="7.8832861126566E-019" calcext:value-type="float">
            <text:p>7.883286112656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989192962646" calcext:value-type="float">
            <text:p>16.1989192962646</text:p>
          </table:table-cell>
          <table:table-cell office:value-type="float" office:value="-9.87077617645264" calcext:value-type="float">
            <text:p>-9.870776176452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7651383706937" calcext:value-type="float">
            <text:p>4.765138370693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80225372314" calcext:value-type="float">
            <text:p>17.5180225372314</text:p>
          </table:table-cell>
          <table:table-cell office:value-type="float" office:value="-11.3039779663086" calcext:value-type="float">
            <text:p>-11.30397796630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03923471675974" calcext:value-type="float">
            <text:p>3.0392347167597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743375778198" calcext:value-type="float">
            <text:p>7.14743375778198</text:p>
          </table:table-cell>
          <table:table-cell office:value-type="float" office:value="-1.89484310150146" calcext:value-type="float">
            <text:p>-1.89484310150146</text:p>
          </table:table-cell>
          <table:table-cell office:value-type="float" office:value="0.999881744384766" calcext:value-type="float">
            <text:p>0.999881744384766</text:p>
          </table:table-cell>
          <table:table-cell office:value-type="float" office:value="0.0001182872438221" calcext:value-type="float">
            <text:p>0.0001182872438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48864841461182" calcext:value-type="float">
            <text:p>-4.48864841461182</text:p>
          </table:table-cell>
          <table:table-cell office:value-type="float" office:value="9.75689506530762" calcext:value-type="float">
            <text:p>9.75689506530762</text:p>
          </table:table-cell>
          <table:table-cell office:value-type="float" office:value="0.000000650487265829725" calcext:value-type="float">
            <text:p>6.50487265829725E-07</text:p>
          </table:table-cell>
          <table:table-cell office:value-type="float" office:value="0.999999403953552" calcext:value-type="float">
            <text:p>0.9999994039535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55006980896" calcext:value-type="float">
            <text:p>6.3555006980896</text:p>
          </table:table-cell>
          <table:table-cell office:value-type="float" office:value="-1.62878751754761" calcext:value-type="float">
            <text:p>-1.62878751754761</text:p>
          </table:table-cell>
          <table:table-cell office:value-type="float" office:value="0.999659299850464" calcext:value-type="float">
            <text:p>0.999659299850464</text:p>
          </table:table-cell>
          <table:table-cell office:value-type="float" office:value="0.0003406588803045" calcext:value-type="float">
            <text:p>0.0003406588803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714244842529" calcext:value-type="float">
            <text:p>17.5714244842529</text:p>
          </table:table-cell>
          <table:table-cell office:value-type="float" office:value="-10.8364419937134" calcext:value-type="float">
            <text:p>-10.83644199371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59853943118871" calcext:value-type="float">
            <text:p>4.5985394311887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396621704102" calcext:value-type="float">
            <text:p>24.7396621704102</text:p>
          </table:table-cell>
          <table:table-cell office:value-type="float" office:value="-16.1310157775879" calcext:value-type="float">
            <text:p>-16.1310157775879</text:p>
          </table:table-cell>
          <table:table-cell office:value-type="float" office:value="1" calcext:value-type="float">
            <text:p>1</text:p>
          </table:table-cell>
          <table:table-cell office:value-type="float" office:value="1.7786484208646E-018" calcext:value-type="float">
            <text:p>1.778648420864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746120452881" calcext:value-type="float">
            <text:p>17.1746120452881</text:p>
          </table:table-cell>
          <table:table-cell office:value-type="float" office:value="-10.2669105529785" calcext:value-type="float">
            <text:p>-10.266910552978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20864331997622" calcext:value-type="float">
            <text:p>1.20864331997622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337909698486" calcext:value-type="float">
            <text:p>21.1337909698486</text:p>
          </table:table-cell>
          <table:table-cell office:value-type="float" office:value="-13.4063415527344" calcext:value-type="float">
            <text:p>-13.4063415527344</text:p>
          </table:table-cell>
          <table:table-cell office:value-type="float" office:value="1" calcext:value-type="float">
            <text:p>1</text:p>
          </table:table-cell>
          <table:table-cell office:value-type="float" office:value="9.98646762615137E-016" calcext:value-type="float">
            <text:p>9.9864676261513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526552200317" calcext:value-type="float">
            <text:p>7.95526552200317</text:p>
          </table:table-cell>
          <table:table-cell office:value-type="float" office:value="-3.32517790794373" calcext:value-type="float">
            <text:p>-3.32517790794373</text:p>
          </table:table-cell>
          <table:table-cell office:value-type="float" office:value="0.999987363815308" calcext:value-type="float">
            <text:p>0.999987363815308</text:p>
          </table:table-cell>
          <table:table-cell office:value-type="float" office:value="0.0000126171216834337" calcext:value-type="float">
            <text:p>1.26171216834337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681024551392" calcext:value-type="float">
            <text:p>4.19681024551392</text:p>
          </table:table-cell>
          <table:table-cell office:value-type="float" office:value="0.211623579263687" calcext:value-type="float">
            <text:p>0.211623579263687</text:p>
          </table:table-cell>
          <table:table-cell office:value-type="float" office:value="0.981750249862671" calcext:value-type="float">
            <text:p>0.981750249862671</text:p>
          </table:table-cell>
          <table:table-cell office:value-type="float" office:value="0.0182497315108776" calcext:value-type="float">
            <text:p>0.0182497315108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10528230667114" calcext:value-type="float">
            <text:p>-2.10528230667114</text:p>
          </table:table-cell>
          <table:table-cell office:value-type="float" office:value="6.89703798294067" calcext:value-type="float">
            <text:p>6.89703798294067</text:p>
          </table:table-cell>
          <table:table-cell office:value-type="float" office:value="0.0001231086207553" calcext:value-type="float">
            <text:p>0.000123108620755</text:p>
          </table:table-cell>
          <table:table-cell office:value-type="float" office:value="0.999876856803894" calcext:value-type="float">
            <text:p>0.9998768568038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118871688843" calcext:value-type="float">
            <text:p>4.79118871688843</text:p>
          </table:table-cell>
          <table:table-cell office:value-type="float" office:value="-0.275285989046097" calcext:value-type="float">
            <text:p>-0.275285989046097</text:p>
          </table:table-cell>
          <table:table-cell office:value-type="float" office:value="0.993734896183014" calcext:value-type="float">
            <text:p>0.993734896183014</text:p>
          </table:table-cell>
          <table:table-cell office:value-type="float" office:value="0.0062651061452925" calcext:value-type="float">
            <text:p>0.006265106145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82183265686" calcext:value-type="float">
            <text:p>10.682183265686</text:p>
          </table:table-cell>
          <table:table-cell office:value-type="float" office:value="-5.44806385040283" calcext:value-type="float">
            <text:p>-5.44806385040283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987921922046553" calcext:value-type="float">
            <text:p>9.87921922046553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938480377197" calcext:value-type="float">
            <text:p>14.7938480377197</text:p>
          </table:table-cell>
          <table:table-cell office:value-type="float" office:value="-8.4859504699707" calcext:value-type="float">
            <text:p>-8.48595046997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75732464375345" calcext:value-type="float">
            <text:p>7.7573246437534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033819198608" calcext:value-type="float">
            <text:p>11.8033819198608</text:p>
          </table:table-cell>
          <table:table-cell office:value-type="float" office:value="-6.49247217178345" calcext:value-type="float">
            <text:p>-6.49247217178345</text:p>
          </table:table-cell>
          <table:table-cell office:value-type="float" office:value="1" calcext:value-type="float">
            <text:p>1</text:p>
          </table:table-cell>
          <table:table-cell office:value-type="float" office:value="0.0000000113295151038528" calcext:value-type="float">
            <text:p>1.13295151038528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970541000366" calcext:value-type="float">
            <text:p>12.9970541000366</text:p>
          </table:table-cell>
          <table:table-cell office:value-type="float" office:value="-7.04360961914063" calcext:value-type="float">
            <text:p>-7.043609619140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197901894871677" calcext:value-type="float">
            <text:p>1.9790189487167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656003952026" calcext:value-type="float">
            <text:p>11.5656003952026</text:p>
          </table:table-cell>
          <table:table-cell office:value-type="float" office:value="-5.82976150512695" calcext:value-type="float">
            <text:p>-5.82976150512695</text:p>
          </table:table-cell>
          <table:table-cell office:value-type="float" office:value="1" calcext:value-type="float">
            <text:p>1</text:p>
          </table:table-cell>
          <table:table-cell office:value-type="float" office:value="0.0000000278798140129766" calcext:value-type="float">
            <text:p>2.7879814012976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274421691895" calcext:value-type="float">
            <text:p>1.48274421691895</text:p>
          </table:table-cell>
          <table:table-cell office:value-type="float" office:value="3.49790525436401" calcext:value-type="float">
            <text:p>3.49790525436401</text:p>
          </table:table-cell>
          <table:table-cell office:value-type="float" office:value="0.117620281875134" calcext:value-type="float">
            <text:p>0.117620281875134</text:p>
          </table:table-cell>
          <table:table-cell office:value-type="float" office:value="0.882379770278931" calcext:value-type="float">
            <text:p>0.8823797702789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.47602415084839" calcext:value-type="float">
            <text:p>-7.47602415084839</text:p>
          </table:table-cell>
          <table:table-cell office:value-type="float" office:value="13.4406747817993" calcext:value-type="float">
            <text:p>13.4406747817993</text:p>
          </table:table-cell>
          <table:table-cell office:value-type="float" office:value="0.000000000824125323539704" calcext:value-type="float">
            <text:p>8.24125323539704E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691982269287" calcext:value-type="float">
            <text:p>14.4691982269287</text:p>
          </table:table-cell>
          <table:table-cell office:value-type="float" office:value="-8.17222309112549" calcext:value-type="float">
            <text:p>-8.172223091125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46877482398722" calcext:value-type="float">
            <text:p>1.4687748239872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93221282959" calcext:value-type="float">
            <text:p>18.493221282959</text:p>
          </table:table-cell>
          <table:table-cell office:value-type="float" office:value="-11.3859376907349" calcext:value-type="float">
            <text:p>-11.38593769073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5595775721536" calcext:value-type="float">
            <text:p>1.0559577572153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969360351563" calcext:value-type="float">
            <text:p>17.2969360351563</text:p>
          </table:table-cell>
          <table:table-cell office:value-type="float" office:value="-10.5943632125855" calcext:value-type="float">
            <text:p>-10.59436321258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70836411194409" calcext:value-type="float">
            <text:p>7.70836411194409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436079025269" calcext:value-type="float">
            <text:p>11.8436079025269</text:p>
          </table:table-cell>
          <table:table-cell office:value-type="float" office:value="-6.1094970703125" calcext:value-type="float">
            <text:p>-6.1094970703125</text:p>
          </table:table-cell>
          <table:table-cell office:value-type="float" office:value="1" calcext:value-type="float">
            <text:p>1</text:p>
          </table:table-cell>
          <table:table-cell office:value-type="float" office:value="0.0000000159611861505482" calcext:value-type="float">
            <text:p>1.59611861505482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953910827637" calcext:value-type="float">
            <text:p>11.7953910827637</text:p>
          </table:table-cell>
          <table:table-cell office:value-type="float" office:value="-6.13945579528809" calcext:value-type="float">
            <text:p>-6.13945579528809</text:p>
          </table:table-cell>
          <table:table-cell office:value-type="float" office:value="1" calcext:value-type="float">
            <text:p>1</text:p>
          </table:table-cell>
          <table:table-cell office:value-type="float" office:value="0.0000000162552993288045" calcext:value-type="float">
            <text:p>1.6255299328804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154816150665" calcext:value-type="float">
            <text:p>1.01154816150665</text:p>
          </table:table-cell>
          <table:table-cell office:value-type="float" office:value="4.08972597122192" calcext:value-type="float">
            <text:p>4.08972597122192</text:p>
          </table:table-cell>
          <table:table-cell office:value-type="float" office:value="0.0440164245665073" calcext:value-type="float">
            <text:p>0.044016424566507</text:p>
          </table:table-cell>
          <table:table-cell office:value-type="float" office:value="0.955983638763428" calcext:value-type="float">
            <text:p>0.9559836387634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9148573875427" calcext:value-type="float">
            <text:p>2.09148573875427</text:p>
          </table:table-cell>
          <table:table-cell office:value-type="float" office:value="2.11457753181458" calcext:value-type="float">
            <text:p>2.11457753181458</text:p>
          </table:table-cell>
          <table:table-cell office:value-type="float" office:value="0.494227290153503" calcext:value-type="float">
            <text:p>0.494227290153503</text:p>
          </table:table-cell>
          <table:table-cell office:value-type="float" office:value="0.505772650241852" calcext:value-type="float">
            <text:p>0.5057726502418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741798400879" calcext:value-type="float">
            <text:p>19.8741798400879</text:p>
          </table:table-cell>
          <table:table-cell office:value-type="float" office:value="-11.9976186752319" calcext:value-type="float">
            <text:p>-11.997618675231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4396382035705" calcext:value-type="float">
            <text:p>1.439638203570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325521469116" calcext:value-type="float">
            <text:p>12.6325521469116</text:p>
          </table:table-cell>
          <table:table-cell office:value-type="float" office:value="-6.78166770935059" calcext:value-type="float">
            <text:p>-6.781667709350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370264330307179" calcext:value-type="float">
            <text:p>3.7026433030717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664737701416" calcext:value-type="float">
            <text:p>14.7664737701416</text:p>
          </table:table-cell>
          <table:table-cell office:value-type="float" office:value="-8.44994258880615" calcext:value-type="float">
            <text:p>-8.449942588806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826492485561658" calcext:value-type="float">
            <text:p>8.2649248556165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544368743896" calcext:value-type="float">
            <text:p>20.3544368743896</text:p>
          </table:table-cell>
          <table:table-cell office:value-type="float" office:value="-12.6509065628052" calcext:value-type="float">
            <text:p>-12.6509065628052</text:p>
          </table:table-cell>
          <table:table-cell office:value-type="float" office:value="1" calcext:value-type="float">
            <text:p>1</text:p>
          </table:table-cell>
          <table:table-cell office:value-type="float" office:value="4.63405372695723E-015" calcext:value-type="float">
            <text:p>4.6340537269572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96530151367" calcext:value-type="float">
            <text:p>17.0896530151367</text:p>
          </table:table-cell>
          <table:table-cell office:value-type="float" office:value="-10.4749908447266" calcext:value-type="float">
            <text:p>-10.47499084472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686297766821" calcext:value-type="float">
            <text:p>1.0686297766821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858093261719" calcext:value-type="float">
            <text:p>9.24858093261719</text:p>
          </table:table-cell>
          <table:table-cell office:value-type="float" office:value="-4.24517583847046" calcext:value-type="float">
            <text:p>-4.24517583847046</text:p>
          </table:table-cell>
          <table:table-cell office:value-type="float" office:value="0.999998569488525" calcext:value-type="float">
            <text:p>0.999998569488525</text:p>
          </table:table-cell>
          <table:table-cell office:value-type="float" office:value="0.00000137954248202732" calcext:value-type="float">
            <text:p>1.37954248202732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396701067686081" calcext:value-type="float">
            <text:p>-0.396701067686081</text:p>
          </table:table-cell>
          <table:table-cell office:value-type="float" office:value="5.02782201766968" calcext:value-type="float">
            <text:p>5.02782201766968</text:p>
          </table:table-cell>
          <table:table-cell office:value-type="float" office:value="0.0043878303840756" calcext:value-type="float">
            <text:p>0.004387830384076</text:p>
          </table:table-cell>
          <table:table-cell office:value-type="float" office:value="0.995612144470215" calcext:value-type="float">
            <text:p>0.9956121444702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2626256942749" calcext:value-type="float">
            <text:p>6.72626256942749</text:p>
          </table:table-cell>
          <table:table-cell office:value-type="float" office:value="-1.83895599842072" calcext:value-type="float">
            <text:p>-1.83895599842072</text:p>
          </table:table-cell>
          <table:table-cell office:value-type="float" office:value="0.999809443950653" calcext:value-type="float">
            <text:p>0.999809443950653</text:p>
          </table:table-cell>
          <table:table-cell office:value-type="float" office:value="0.0001905855169752" calcext:value-type="float">
            <text:p>0.0001905855169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109943389893" calcext:value-type="float">
            <text:p>16.1109943389893</text:p>
          </table:table-cell>
          <table:table-cell office:value-type="float" office:value="-9.33193778991699" calcext:value-type="float">
            <text:p>-9.3319377899169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91815440939858" calcext:value-type="float">
            <text:p>8.9181544093985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883560180664" calcext:value-type="float">
            <text:p>21.5883560180664</text:p>
          </table:table-cell>
          <table:table-cell office:value-type="float" office:value="-13.5318441390991" calcext:value-type="float">
            <text:p>-13.5318441390991</text:p>
          </table:table-cell>
          <table:table-cell office:value-type="float" office:value="1" calcext:value-type="float">
            <text:p>1</text:p>
          </table:table-cell>
          <table:table-cell office:value-type="float" office:value="5.59101249252383E-016" calcext:value-type="float">
            <text:p>5.5910124925238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6309928894043" calcext:value-type="float">
            <text:p>9.66309928894043</text:p>
          </table:table-cell>
          <table:table-cell office:value-type="float" office:value="-4.56602811813355" calcext:value-type="float">
            <text:p>-4.56602811813355</text:p>
          </table:table-cell>
          <table:table-cell office:value-type="float" office:value="0.999999284744263" calcext:value-type="float">
            <text:p>0.999999284744263</text:p>
          </table:table-cell>
          <table:table-cell office:value-type="float" office:value="0.00000066125346620538" calcext:value-type="float">
            <text:p>6.612534662053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3411550521851" calcext:value-type="float">
            <text:p>6.83411550521851</text:p>
          </table:table-cell>
          <table:table-cell office:value-type="float" office:value="-1.99605917930603" calcext:value-type="float">
            <text:p>-1.99605917930603</text:p>
          </table:table-cell>
          <table:table-cell office:value-type="float" office:value="0.999853730201721" calcext:value-type="float">
            <text:p>0.999853730201721</text:p>
          </table:table-cell>
          <table:table-cell office:value-type="float" office:value="0.0001462313230149" calcext:value-type="float">
            <text:p>0.000146231323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1643114089966" calcext:value-type="float">
            <text:p>7.21643114089966</text:p>
          </table:table-cell>
          <table:table-cell office:value-type="float" office:value="-2.39117097854614" calcext:value-type="float">
            <text:p>-2.39117097854614</text:p>
          </table:table-cell>
          <table:table-cell office:value-type="float" office:value="0.999932765960693" calcext:value-type="float">
            <text:p>0.999932765960693</text:p>
          </table:table-cell>
          <table:table-cell office:value-type="float" office:value="0.0000672112873871811" calcext:value-type="float">
            <text:p>6.72112873871811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558154463768" calcext:value-type="float">
            <text:p>-0.2558154463768</text:p>
          </table:table-cell>
          <table:table-cell office:value-type="float" office:value="4.73007869720459" calcext:value-type="float">
            <text:p>4.73007869720459</text:p>
          </table:table-cell>
          <table:table-cell office:value-type="float" office:value="0.0067872824147343" calcext:value-type="float">
            <text:p>0.006787282414734</text:p>
          </table:table-cell>
          <table:table-cell office:value-type="float" office:value="0.993212699890137" calcext:value-type="float">
            <text:p>0.9932126998901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165273666382" calcext:value-type="float">
            <text:p>10.8165273666382</text:p>
          </table:table-cell>
          <table:table-cell office:value-type="float" office:value="-5.7966775894165" calcext:value-type="float">
            <text:p>-5.7966775894165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609504198223476" calcext:value-type="float">
            <text:p>6.0950419822347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004787445068" calcext:value-type="float">
            <text:p>25.0004787445068</text:p>
          </table:table-cell>
          <table:table-cell office:value-type="float" office:value="-16.1965465545654" calcext:value-type="float">
            <text:p>-16.1965465545654</text:p>
          </table:table-cell>
          <table:table-cell office:value-type="float" office:value="1" calcext:value-type="float">
            <text:p>1</text:p>
          </table:table-cell>
          <table:table-cell office:value-type="float" office:value="1.28339171008407E-018" calcext:value-type="float">
            <text:p>1.28339171008407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680389404297" calcext:value-type="float">
            <text:p>26.0680389404297</text:p>
          </table:table-cell>
          <table:table-cell office:value-type="float" office:value="-17.1965503692627" calcext:value-type="float">
            <text:p>-17.1965503692627</text:p>
          </table:table-cell>
          <table:table-cell office:value-type="float" office:value="1" calcext:value-type="float">
            <text:p>1</text:p>
          </table:table-cell>
          <table:table-cell office:value-type="float" office:value="1.62341071152374E-019" calcext:value-type="float">
            <text:p>1.62341071152374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493364334106" calcext:value-type="float">
            <text:p>12.5493364334106</text:p>
          </table:table-cell>
          <table:table-cell office:value-type="float" office:value="-6.88956928253174" calcext:value-type="float">
            <text:p>-6.889569282531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361235596990639" calcext:value-type="float">
            <text:p>3.6123559699063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129501342773" calcext:value-type="float">
            <text:p>18.3129501342773</text:p>
          </table:table-cell>
          <table:table-cell office:value-type="float" office:value="-10.8409652709961" calcext:value-type="float">
            <text:p>-10.84096527099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18079799552996" calcext:value-type="float">
            <text:p>2.1807979955299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301549911499" calcext:value-type="float">
            <text:p>12.7301549911499</text:p>
          </table:table-cell>
          <table:table-cell office:value-type="float" office:value="-6.71402168273926" calcext:value-type="float">
            <text:p>-6.71402168273926</text:p>
          </table:table-cell>
          <table:table-cell office:value-type="float" office:value="1" calcext:value-type="float">
            <text:p>1</text:p>
          </table:table-cell>
          <table:table-cell office:value-type="float" office:value="0.00000000359336871369464" calcext:value-type="float">
            <text:p>3.5933687136946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51759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1107349395752" calcext:value-type="float">
            <text:p>8.1107349395752</text:p>
          </table:table-cell>
          <table:table-cell table:style-name="ce4" office:value-type="float" office:value="-2.91855573654175" calcext:value-type="float">
            <text:p>-2.91855573654175</text:p>
          </table:table-cell>
          <table:table-cell table:style-name="ce4" office:value-type="float" office:value="0.999983787536621" calcext:value-type="float">
            <text:p>0.999983787536621</text:p>
          </table:table-cell>
          <table:table-cell table:style-name="ce4" office:value-type="float" office:value="0.0000162193209689576" calcext:value-type="float">
            <text:p>1.62193209689576E-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G01517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97135353088" calcext:value-type="float">
            <text:p>2.18797135353088</text:p>
          </table:table-cell>
          <table:table-cell office:value-type="float" office:value="2.063143491745" calcext:value-type="float">
            <text:p>2.063143491745</text:p>
          </table:table-cell>
          <table:table-cell office:value-type="float" office:value="0.53116649389267" calcext:value-type="float">
            <text:p>0.53116649389267</text:p>
          </table:table-cell>
          <table:table-cell office:value-type="float" office:value="0.46883350610733" calcext:value-type="float">
            <text:p>0.468833506107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240409851074" calcext:value-type="float">
            <text:p>17.7240409851074</text:p>
          </table:table-cell>
          <table:table-cell office:value-type="float" office:value="-10.5572624206543" calcext:value-type="float">
            <text:p>-10.55726242065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21898442431418" calcext:value-type="float">
            <text:p>5.2189844243141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669132232666" calcext:value-type="float">
            <text:p>21.9669132232666</text:p>
          </table:table-cell>
          <table:table-cell office:value-type="float" office:value="-13.3416175842285" calcext:value-type="float">
            <text:p>-13.3416175842285</text:p>
          </table:table-cell>
          <table:table-cell office:value-type="float" office:value="1" calcext:value-type="float">
            <text:p>1</text:p>
          </table:table-cell>
          <table:table-cell office:value-type="float" office:value="4.63125904762689E-016" calcext:value-type="float">
            <text:p>4.6312590476268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3991317749" calcext:value-type="float">
            <text:p>20.553991317749</text:p>
          </table:table-cell>
          <table:table-cell office:value-type="float" office:value="-12.6309661865234" calcext:value-type="float">
            <text:p>-12.6309661865234</text:p>
          </table:table-cell>
          <table:table-cell office:value-type="float" office:value="1" calcext:value-type="float">
            <text:p>1</text:p>
          </table:table-cell>
          <table:table-cell office:value-type="float" office:value="3.87217723705514E-015" calcext:value-type="float">
            <text:p>3.8721772370551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04558563232" calcext:value-type="float">
            <text:p>18.7504558563232</text:p>
          </table:table-cell>
          <table:table-cell office:value-type="float" office:value="-11.4441299438477" calcext:value-type="float">
            <text:p>-11.44412994384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770296641142837" calcext:value-type="float">
            <text:p>7.70296641142837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742984771729" calcext:value-type="float">
            <text:p>10.9742984771729</text:p>
          </table:table-cell>
          <table:table-cell office:value-type="float" office:value="-5.06296539306641" calcext:value-type="float">
            <text:p>-5.06296539306641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08418838351554" calcext:value-type="float">
            <text:p>1.08418838351554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427082061768" calcext:value-type="float">
            <text:p>2.72427082061768</text:p>
          </table:table-cell>
          <table:table-cell office:value-type="float" office:value="1.76715767383575" calcext:value-type="float">
            <text:p>1.76715767383575</text:p>
          </table:table-cell>
          <table:table-cell office:value-type="float" office:value="0.72254341840744" calcext:value-type="float">
            <text:p>0.72254341840744</text:p>
          </table:table-cell>
          <table:table-cell office:value-type="float" office:value="0.27745658159256" calcext:value-type="float">
            <text:p>0.277456581592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15588188171387" calcext:value-type="float">
            <text:p>-4.15588188171387</text:p>
          </table:table-cell>
          <table:table-cell office:value-type="float" office:value="9.00964260101318" calcext:value-type="float">
            <text:p>9.00964260101318</text:p>
          </table:table-cell>
          <table:table-cell office:value-type="float" office:value="0.00000191551043826621" calcext:value-type="float">
            <text:p>1.91551043826621E-06</text:p>
          </table:table-cell>
          <table:table-cell office:value-type="float" office:value="0.999998092651367" calcext:value-type="float">
            <text:p>0.9999980926513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42757415771" calcext:value-type="float">
            <text:p>17.3142757415771</text:p>
          </table:table-cell>
          <table:table-cell office:value-type="float" office:value="-10.4353666305542" calcext:value-type="float">
            <text:p>-10.43536663055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88144972063104" calcext:value-type="float">
            <text:p>8.8814497206310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59948730469" calcext:value-type="float">
            <text:p>31.9259948730469</text:p>
          </table:table-cell>
          <table:table-cell office:value-type="float" office:value="-21.0501575469971" calcext:value-type="float">
            <text:p>-21.0501575469971</text:p>
          </table:table-cell>
          <table:table-cell office:value-type="float" office:value="1" calcext:value-type="float">
            <text:p>1</text:p>
          </table:table-cell>
          <table:table-cell office:value-type="float" office:value="9.83445201521262E-024" calcext:value-type="float">
            <text:p>9.83445201521262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46166229248" calcext:value-type="float">
            <text:p>27.246166229248</text:p>
          </table:table-cell>
          <table:table-cell office:value-type="float" office:value="-17.533483505249" calcext:value-type="float">
            <text:p>-17.533483505249</text:p>
          </table:table-cell>
          <table:table-cell office:value-type="float" office:value="1" calcext:value-type="float">
            <text:p>1</text:p>
          </table:table-cell>
          <table:table-cell office:value-type="float" office:value="3.5681741116879E-020" calcext:value-type="float">
            <text:p>3.568174111687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70422744751" calcext:value-type="float">
            <text:p>23.470422744751</text:p>
          </table:table-cell>
          <table:table-cell office:value-type="float" office:value="-14.9101133346558" calcext:value-type="float">
            <text:p>-14.9101133346558</text:p>
          </table:table-cell>
          <table:table-cell office:value-type="float" office:value="1" calcext:value-type="float">
            <text:p>1</text:p>
          </table:table-cell>
          <table:table-cell office:value-type="float" office:value="2.14558325905128E-017" calcext:value-type="float">
            <text:p>2.1455832590512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104042053223" calcext:value-type="float">
            <text:p>20.4104042053223</text:p>
          </table:table-cell>
          <table:table-cell office:value-type="float" office:value="-12.4756593704224" calcext:value-type="float">
            <text:p>-12.4756593704224</text:p>
          </table:table-cell>
          <table:table-cell office:value-type="float" office:value="1" calcext:value-type="float">
            <text:p>1</text:p>
          </table:table-cell>
          <table:table-cell office:value-type="float" office:value="5.22112972160035E-015" calcext:value-type="float">
            <text:p>5.2211297216003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149995803833" calcext:value-type="float">
            <text:p>6.93149995803833</text:p>
          </table:table-cell>
          <table:table-cell office:value-type="float" office:value="-1.61527121067047" calcext:value-type="float">
            <text:p>-1.61527121067047</text:p>
          </table:table-cell>
          <table:table-cell office:value-type="float" office:value="0.999805867671967" calcext:value-type="float">
            <text:p>0.999805867671967</text:p>
          </table:table-cell>
          <table:table-cell office:value-type="float" office:value="0.0001941333466675" calcext:value-type="float">
            <text:p>0.0001941333466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12986314296722" calcext:value-type="float">
            <text:p>-1.12986314296722</text:p>
          </table:table-cell>
          <table:table-cell office:value-type="float" office:value="5.47306871414185" calcext:value-type="float">
            <text:p>5.47306871414185</text:p>
          </table:table-cell>
          <table:table-cell office:value-type="float" office:value="0.0013545479159802" calcext:value-type="float">
            <text:p>0.00135454791598</text:p>
          </table:table-cell>
          <table:table-cell office:value-type="float" office:value="0.998645484447479" calcext:value-type="float">
            <text:p>0.99864548444747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58673858643" calcext:value-type="float">
            <text:p>11.1058673858643</text:p>
          </table:table-cell>
          <table:table-cell office:value-type="float" office:value="-5.8711109161377" calcext:value-type="float">
            <text:p>-5.8711109161377</text:p>
          </table:table-cell>
          <table:table-cell office:value-type="float" office:value="1" calcext:value-type="float">
            <text:p>1</text:p>
          </table:table-cell>
          <table:table-cell office:value-type="float" office:value="0.0000000423635206914241" calcext:value-type="float">
            <text:p>4.2363520691424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188636779785" calcext:value-type="float">
            <text:p>27.5188636779785</text:p>
          </table:table-cell>
          <table:table-cell office:value-type="float" office:value="-17.9359073638916" calcext:value-type="float">
            <text:p>-17.9359073638916</text:p>
          </table:table-cell>
          <table:table-cell office:value-type="float" office:value="1" calcext:value-type="float">
            <text:p>1</text:p>
          </table:table-cell>
          <table:table-cell office:value-type="float" office:value="1.81653159978421E-020" calcext:value-type="float">
            <text:p>1.8165315997842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136959075928" calcext:value-type="float">
            <text:p>22.3136959075928</text:p>
          </table:table-cell>
          <table:table-cell office:value-type="float" office:value="-14.1918592453003" calcext:value-type="float">
            <text:p>-14.1918592453003</text:p>
          </table:table-cell>
          <table:table-cell office:value-type="float" office:value="1" calcext:value-type="float">
            <text:p>1</text:p>
          </table:table-cell>
          <table:table-cell office:value-type="float" office:value="1.39906933292165E-016" calcext:value-type="float">
            <text:p>1.3990693329216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835247039795" calcext:value-type="float">
            <text:p>17.5835247039795</text:p>
          </table:table-cell>
          <table:table-cell office:value-type="float" office:value="-10.5637874603271" calcext:value-type="float">
            <text:p>-10.56378746032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96729642695498" calcext:value-type="float">
            <text:p>5.9672964269549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920837402344" calcext:value-type="float">
            <text:p>22.2920837402344</text:p>
          </table:table-cell>
          <table:table-cell office:value-type="float" office:value="-13.8850164413452" calcext:value-type="float">
            <text:p>-13.8850164413452</text:p>
          </table:table-cell>
          <table:table-cell office:value-type="float" office:value="1" calcext:value-type="float">
            <text:p>1</text:p>
          </table:table-cell>
          <table:table-cell office:value-type="float" office:value="1.94305281754078E-016" calcext:value-type="float">
            <text:p>1.9430528175407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1221771240234" calcext:value-type="float">
            <text:p>9.31221771240234</text:p>
          </table:table-cell>
          <table:table-cell office:value-type="float" office:value="-4.28176212310791" calcext:value-type="float">
            <text:p>-4.28176212310791</text:p>
          </table:table-cell>
          <table:table-cell office:value-type="float" office:value="0.999998807907104" calcext:value-type="float">
            <text:p>0.999998807907104</text:p>
          </table:table-cell>
          <table:table-cell office:value-type="float" office:value="0.00000124798407341586" calcext:value-type="float">
            <text:p>1.24798407341586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4672327041626" calcext:value-type="float">
            <text:p>-3.4672327041626</text:p>
          </table:table-cell>
          <table:table-cell office:value-type="float" office:value="8.15798950195313" calcext:value-type="float">
            <text:p>8.15798950195313</text:p>
          </table:table-cell>
          <table:table-cell office:value-type="float" office:value="0.00000893770993570797" calcext:value-type="float">
            <text:p>8.93770993570797E-06</text:p>
          </table:table-cell>
          <table:table-cell office:value-type="float" office:value="0.999991059303284" calcext:value-type="float">
            <text:p>0.9999910593032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2223701477051" calcext:value-type="float">
            <text:p>9.82223701477051</text:p>
          </table:table-cell>
          <table:table-cell office:value-type="float" office:value="-4.94472217559814" calcext:value-type="float">
            <text:p>-4.94472217559814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86181028488863" calcext:value-type="float">
            <text:p>3.86181028488863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120651245117" calcext:value-type="float">
            <text:p>22.8120651245117</text:p>
          </table:table-cell>
          <table:table-cell office:value-type="float" office:value="-14.773118019104" calcext:value-type="float">
            <text:p>-14.773118019104</text:p>
          </table:table-cell>
          <table:table-cell office:value-type="float" office:value="1" calcext:value-type="float">
            <text:p>1</text:p>
          </table:table-cell>
          <table:table-cell office:value-type="float" office:value="4.75294472727173E-017" calcext:value-type="float">
            <text:p>4.7529447272717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595325469971" calcext:value-type="float">
            <text:p>25.1595325469971</text:p>
          </table:table-cell>
          <table:table-cell office:value-type="float" office:value="-16.1120433807373" calcext:value-type="float">
            <text:p>-16.1120433807373</text:p>
          </table:table-cell>
          <table:table-cell office:value-type="float" office:value="1" calcext:value-type="float">
            <text:p>1</text:p>
          </table:table-cell>
          <table:table-cell office:value-type="float" office:value="1.19119353862345E-018" calcext:value-type="float">
            <text:p>1.1911935386234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654487609863" calcext:value-type="float">
            <text:p>37.0654487609863</text:p>
          </table:table-cell>
          <table:table-cell office:value-type="float" office:value="-24.7313861846924" calcext:value-type="float">
            <text:p>-24.7313861846924</text:p>
          </table:table-cell>
          <table:table-cell office:value-type="float" office:value="1" calcext:value-type="float">
            <text:p>1</text:p>
          </table:table-cell>
          <table:table-cell office:value-type="float" office:value="1.45202714817956E-027" calcext:value-type="float">
            <text:p>1.45202714817956E-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636493682861" calcext:value-type="float">
            <text:p>20.3636493682861</text:p>
          </table:table-cell>
          <table:table-cell office:value-type="float" office:value="-12.789192199707" calcext:value-type="float">
            <text:p>-12.789192199707</text:p>
          </table:table-cell>
          <table:table-cell office:value-type="float" office:value="1" calcext:value-type="float">
            <text:p>1</text:p>
          </table:table-cell>
          <table:table-cell office:value-type="float" office:value="3.99856979937854E-015" calcext:value-type="float">
            <text:p>3.9985697993785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152599334717" calcext:value-type="float">
            <text:p>22.3152599334717</text:p>
          </table:table-cell>
          <table:table-cell office:value-type="float" office:value="-14.4067192077637" calcext:value-type="float">
            <text:p>-14.4067192077637</text:p>
          </table:table-cell>
          <table:table-cell office:value-type="float" office:value="1" calcext:value-type="float">
            <text:p>1</text:p>
          </table:table-cell>
          <table:table-cell office:value-type="float" office:value="1.12680276812537E-016" calcext:value-type="float">
            <text:p>1.1268027681253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728225708008" calcext:value-type="float">
            <text:p>8.75728225708008</text:p>
          </table:table-cell>
          <table:table-cell office:value-type="float" office:value="-3.84395241737366" calcext:value-type="float">
            <text:p>-3.84395241737366</text:p>
          </table:table-cell>
          <table:table-cell office:value-type="float" office:value="0.999996662139893" calcext:value-type="float">
            <text:p>0.999996662139893</text:p>
          </table:table-cell>
          <table:table-cell office:value-type="float" office:value="0.00000336784410137625" calcext:value-type="float">
            <text:p>3.3678441013762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8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724884986877" calcext:value-type="float">
            <text:p>2.28724884986877</text:p>
          </table:table-cell>
          <table:table-cell office:value-type="float" office:value="2.3304340839386" calcext:value-type="float">
            <text:p>2.3304340839386</text:p>
          </table:table-cell>
          <table:table-cell office:value-type="float" office:value="0.489205360412598" calcext:value-type="float">
            <text:p>0.489205360412598</text:p>
          </table:table-cell>
          <table:table-cell office:value-type="float" office:value="0.510794639587402" calcext:value-type="float">
            <text:p>0.5107946395874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551357269287" calcext:value-type="float">
            <text:p>17.0551357269287</text:p>
          </table:table-cell>
          <table:table-cell office:value-type="float" office:value="-10.1337966918945" calcext:value-type="float">
            <text:p>-10.13379669189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5595371656436" calcext:value-type="float">
            <text:p>1.5559537165643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098281860352" calcext:value-type="float">
            <text:p>17.9098281860352</text:p>
          </table:table-cell>
          <table:table-cell office:value-type="float" office:value="-10.8156652450562" calcext:value-type="float">
            <text:p>-10.81566524505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3471587047168" calcext:value-type="float">
            <text:p>3.347158704716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113094329834" calcext:value-type="float">
            <text:p>10.7113094329834</text:p>
          </table:table-cell>
          <table:table-cell office:value-type="float" office:value="-5.53341627120972" calcext:value-type="float">
            <text:p>-5.5334162712097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881059065704903" calcext:value-type="float">
            <text:p>8.81059065704903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136734008789" calcext:value-type="float">
            <text:p>23.4136734008789</text:p>
          </table:table-cell>
          <table:table-cell office:value-type="float" office:value="-15.2639770507813" calcext:value-type="float">
            <text:p>-15.2639770507813</text:p>
          </table:table-cell>
          <table:table-cell office:value-type="float" office:value="1" calcext:value-type="float">
            <text:p>1</text:p>
          </table:table-cell>
          <table:table-cell office:value-type="float" office:value="1.59407911447727E-017" calcext:value-type="float">
            <text:p>1.59407911447727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657943725586" calcext:value-type="float">
            <text:p>13.6657943725586</text:p>
          </table:table-cell>
          <table:table-cell office:value-type="float" office:value="-7.74743843078613" calcext:value-type="float">
            <text:p>-7.7474384307861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0159265629901" calcext:value-type="float">
            <text:p>5.015926562990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8765654563904" calcext:value-type="float">
            <text:p>0.678765654563904</text:p>
          </table:table-cell>
          <table:table-cell office:value-type="float" office:value="4.23044300079346" calcext:value-type="float">
            <text:p>4.23044300079346</text:p>
          </table:table-cell>
          <table:table-cell office:value-type="float" office:value="0.0278770849108696" calcext:value-type="float">
            <text:p>0.02787708491087</text:p>
          </table:table-cell>
          <table:table-cell office:value-type="float" office:value="0.97212290763855" calcext:value-type="float">
            <text:p>0.972122907638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1961040496826" calcext:value-type="float">
            <text:p>0.451961040496826</text:p>
          </table:table-cell>
          <table:table-cell office:value-type="float" office:value="4.3351526260376" calcext:value-type="float">
            <text:p>4.3351526260376</text:p>
          </table:table-cell>
          <table:table-cell office:value-type="float" office:value="0.0201698243618011" calcext:value-type="float">
            <text:p>0.020169824361801</text:p>
          </table:table-cell>
          <table:table-cell office:value-type="float" office:value="0.979830145835876" calcext:value-type="float">
            <text:p>0.9798301458358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429010391235" calcext:value-type="float">
            <text:p>10.5429010391235</text:p>
          </table:table-cell>
          <table:table-cell office:value-type="float" office:value="-5.56576156616211" calcext:value-type="float">
            <text:p>-5.56576156616211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00947850967259" calcext:value-type="float">
            <text:p>1.00947850967259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281497955322" calcext:value-type="float">
            <text:p>24.3281497955322</text:p>
          </table:table-cell>
          <table:table-cell office:value-type="float" office:value="-15.6871366500855" calcext:value-type="float">
            <text:p>-15.6871366500855</text:p>
          </table:table-cell>
          <table:table-cell office:value-type="float" office:value="1" calcext:value-type="float">
            <text:p>1</text:p>
          </table:table-cell>
          <table:table-cell office:value-type="float" office:value="4.18390973038557E-018" calcext:value-type="float">
            <text:p>4.18390973038557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7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130260467529" calcext:value-type="float">
            <text:p>25.7130260467529</text:p>
          </table:table-cell>
          <table:table-cell office:value-type="float" office:value="-16.6914730072021" calcext:value-type="float">
            <text:p>-16.6914730072021</text:p>
          </table:table-cell>
          <table:table-cell office:value-type="float" office:value="1" calcext:value-type="float">
            <text:p>1</text:p>
          </table:table-cell>
          <table:table-cell office:value-type="float" office:value="3.83671933152901E-019" calcext:value-type="float">
            <text:p>3.83671933152901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205169677734" calcext:value-type="float">
            <text:p>19.9205169677734</text:p>
          </table:table-cell>
          <table:table-cell office:value-type="float" office:value="-12.4090566635132" calcext:value-type="float">
            <text:p>-12.4090566635132</text:p>
          </table:table-cell>
          <table:table-cell office:value-type="float" office:value="1" calcext:value-type="float">
            <text:p>1</text:p>
          </table:table-cell>
          <table:table-cell office:value-type="float" office:value="9.10844343742292E-015" calcext:value-type="float">
            <text:p>9.1084434374229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468410491943" calcext:value-type="float">
            <text:p>18.1468410491943</text:p>
          </table:table-cell>
          <table:table-cell office:value-type="float" office:value="-11.1150064468384" calcext:value-type="float">
            <text:p>-11.11500644683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95767542259494" calcext:value-type="float">
            <text:p>1.9576754225949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0195007324219" calcext:value-type="float">
            <text:p>7.20195007324219</text:p>
          </table:table-cell>
          <table:table-cell office:value-type="float" office:value="-2.32883381843567" calcext:value-type="float">
            <text:p>-2.32883381843567</text:p>
          </table:table-cell>
          <table:table-cell office:value-type="float" office:value="0.999927401542664" calcext:value-type="float">
            <text:p>0.999927401542664</text:p>
          </table:table-cell>
          <table:table-cell office:value-type="float" office:value="0.0000725774589227512" calcext:value-type="float">
            <text:p>7.25774589227512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05965232849121" calcext:value-type="float">
            <text:p>-5.05965232849121</text:p>
          </table:table-cell>
          <table:table-cell office:value-type="float" office:value="10.1120681762695" calcext:value-type="float">
            <text:p>10.1120681762695</text:p>
          </table:table-cell>
          <table:table-cell office:value-type="float" office:value="0.000000257635349498742" calcext:value-type="float">
            <text:p>2.57635349498742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0192070007324" calcext:value-type="float">
            <text:p>9.50192070007324</text:p>
          </table:table-cell>
          <table:table-cell office:value-type="float" office:value="-4.44709730148315" calcext:value-type="float">
            <text:p>-4.44709730148315</text:p>
          </table:table-cell>
          <table:table-cell office:value-type="float" office:value="0.999999165534973" calcext:value-type="float">
            <text:p>0.999999165534973</text:p>
          </table:table-cell>
          <table:table-cell office:value-type="float" office:value="0.000000875019793511456" calcext:value-type="float">
            <text:p>8.7501979351145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855897903442" calcext:value-type="float">
            <text:p>10.6855897903442</text:p>
          </table:table-cell>
          <table:table-cell office:value-type="float" office:value="-5.44243621826172" calcext:value-type="float">
            <text:p>-5.4424362182617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990119630728259" calcext:value-type="float">
            <text:p>9.90119630728259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927268981934" calcext:value-type="float">
            <text:p>17.3927268981934</text:p>
          </table:table-cell>
          <table:table-cell office:value-type="float" office:value="-10.2483930587769" calcext:value-type="float">
            <text:p>-10.24839305877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89951068168515" calcext:value-type="float">
            <text:p>9.8995106816851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241321563721" calcext:value-type="float">
            <text:p>11.6241321563721</text:p>
          </table:table-cell>
          <table:table-cell office:value-type="float" office:value="-6.16997241973877" calcext:value-type="float">
            <text:p>-6.16997241973877</text:p>
          </table:table-cell>
          <table:table-cell office:value-type="float" office:value="1" calcext:value-type="float">
            <text:p>1</text:p>
          </table:table-cell>
          <table:table-cell office:value-type="float" office:value="0.00000001871191379621" calcext:value-type="float">
            <text:p>1.87119137962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772975921631" calcext:value-type="float">
            <text:p>15.1772975921631</text:p>
          </table:table-cell>
          <table:table-cell office:value-type="float" office:value="-8.90737247467041" calcext:value-type="float">
            <text:p>-8.9073724746704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46864828526527" calcext:value-type="float">
            <text:p>3.46864828526527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732933044434" calcext:value-type="float">
            <text:p>6.39732933044434</text:p>
          </table:table-cell>
          <table:table-cell office:value-type="float" office:value="-1.88302421569824" calcext:value-type="float">
            <text:p>-1.88302421569824</text:p>
          </table:table-cell>
          <table:table-cell office:value-type="float" office:value="0.99974662065506" calcext:value-type="float">
            <text:p>0.99974662065506</text:p>
          </table:table-cell>
          <table:table-cell office:value-type="float" office:value="0.0002533833903726" calcext:value-type="float">
            <text:p>0.0002533833903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906918525696" calcext:value-type="float">
            <text:p>2.52906918525696</text:p>
          </table:table-cell>
          <table:table-cell office:value-type="float" office:value="2.25306010246277" calcext:value-type="float">
            <text:p>2.25306010246277</text:p>
          </table:table-cell>
          <table:table-cell office:value-type="float" office:value="0.568567514419556" calcext:value-type="float">
            <text:p>0.568567514419556</text:p>
          </table:table-cell>
          <table:table-cell office:value-type="float" office:value="0.431432485580444" calcext:value-type="float">
            <text:p>0.4314324855804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9362788200378" calcext:value-type="float">
            <text:p>1.89362788200378</text:p>
          </table:table-cell>
          <table:table-cell office:value-type="float" office:value="3.05051636695862" calcext:value-type="float">
            <text:p>3.05051636695862</text:p>
          </table:table-cell>
          <table:table-cell office:value-type="float" office:value="0.239233106374741" calcext:value-type="float">
            <text:p>0.239233106374741</text:p>
          </table:table-cell>
          <table:table-cell office:value-type="float" office:value="0.760766863822937" calcext:value-type="float">
            <text:p>0.7607668638229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595123291016" calcext:value-type="float">
            <text:p>22.3595123291016</text:p>
          </table:table-cell>
          <table:table-cell office:value-type="float" office:value="-13.9904775619507" calcext:value-type="float">
            <text:p>-13.9904775619507</text:p>
          </table:table-cell>
          <table:table-cell office:value-type="float" office:value="1" calcext:value-type="float">
            <text:p>1</text:p>
          </table:table-cell>
          <table:table-cell office:value-type="float" office:value="1.63455508017019E-016" calcext:value-type="float">
            <text:p>1.6345550801701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50411605835" calcext:value-type="float">
            <text:p>23.650411605835</text:p>
          </table:table-cell>
          <table:table-cell office:value-type="float" office:value="-14.8549575805664" calcext:value-type="float">
            <text:p>-14.8549575805664</text:p>
          </table:table-cell>
          <table:table-cell office:value-type="float" office:value="1" calcext:value-type="float">
            <text:p>1</text:p>
          </table:table-cell>
          <table:table-cell office:value-type="float" office:value="1.89378120878402E-017" calcext:value-type="float">
            <text:p>1.8937812087840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076858520508" calcext:value-type="float">
            <text:p>21.3076858520508</text:p>
          </table:table-cell>
          <table:table-cell office:value-type="float" office:value="-13.312108039856" calcext:value-type="float">
            <text:p>-13.312108039856</text:p>
          </table:table-cell>
          <table:table-cell office:value-type="float" office:value="1" calcext:value-type="float">
            <text:p>1</text:p>
          </table:table-cell>
          <table:table-cell office:value-type="float" office:value="9.22178428082031E-016" calcext:value-type="float">
            <text:p>9.2217842808203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28964996338" calcext:value-type="float">
            <text:p>19.5528964996338</text:p>
          </table:table-cell>
          <table:table-cell office:value-type="float" office:value="-12.1450471878052" calcext:value-type="float">
            <text:p>-12.14504718780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7130008078247" calcext:value-type="float">
            <text:p>1.7130008078247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626293182373" calcext:value-type="float">
            <text:p>11.9626293182373</text:p>
          </table:table-cell>
          <table:table-cell office:value-type="float" office:value="-6.0681643486023" calcext:value-type="float">
            <text:p>-6.0681643486023</text:p>
          </table:table-cell>
          <table:table-cell office:value-type="float" office:value="1" calcext:value-type="float">
            <text:p>1</text:p>
          </table:table-cell>
          <table:table-cell office:value-type="float" office:value="0.0000000147681333828587" calcext:value-type="float">
            <text:p>1.4768133382858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211423873901" calcext:value-type="float">
            <text:p>4.81211423873901</text:p>
          </table:table-cell>
          <table:table-cell office:value-type="float" office:value="-0.0636871606111526" calcext:value-type="float">
            <text:p>-0.063687160611153</text:p>
          </table:table-cell>
          <table:table-cell office:value-type="float" office:value="0.992428839206696" calcext:value-type="float">
            <text:p>0.992428839206696</text:p>
          </table:table-cell>
          <table:table-cell office:value-type="float" office:value="0.0075712162069976" calcext:value-type="float">
            <text:p>0.0075712162069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67981100082397" calcext:value-type="float">
            <text:p>-4.67981100082397</text:p>
          </table:table-cell>
          <table:table-cell office:value-type="float" office:value="10.0088796615601" calcext:value-type="float">
            <text:p>10.0088796615601</text:p>
          </table:table-cell>
          <table:table-cell office:value-type="float" office:value="0.000000417621379256161" calcext:value-type="float">
            <text:p>4.17621379256161E-07</text:p>
          </table:table-cell>
          <table:table-cell office:value-type="float" office:value="0.999999523162842" calcext:value-type="float">
            <text:p>0.9999995231628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93801116943" calcext:value-type="float">
            <text:p>10.4993801116943</text:p>
          </table:table-cell>
          <table:table-cell office:value-type="float" office:value="-5.25546646118164" calcext:value-type="float">
            <text:p>-5.25546646118164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43799383067744" calcext:value-type="float">
            <text:p>1.43799383067744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751983642578" calcext:value-type="float">
            <text:p>17.8751983642578</text:p>
          </table:table-cell>
          <table:table-cell office:value-type="float" office:value="-10.7272424697876" calcext:value-type="float">
            <text:p>-10.72724246978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78545610656145" calcext:value-type="float">
            <text:p>3.7854561065614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04686164856" calcext:value-type="float">
            <text:p>12.204686164856</text:p>
          </table:table-cell>
          <table:table-cell office:value-type="float" office:value="-6.75200891494751" calcext:value-type="float">
            <text:p>-6.75200891494751</text:p>
          </table:table-cell>
          <table:table-cell office:value-type="float" office:value="1" calcext:value-type="float">
            <text:p>1</text:p>
          </table:table-cell>
          <table:table-cell office:value-type="float" office:value="0.00000000585075232706345" calcext:value-type="float">
            <text:p>5.85075232706345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18399810791" calcext:value-type="float">
            <text:p>18.418399810791</text:p>
          </table:table-cell>
          <table:table-cell office:value-type="float" office:value="-10.9989175796509" calcext:value-type="float">
            <text:p>-10.99891757965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67579857868021" calcext:value-type="float">
            <text:p>1.6757985786802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692211151123" calcext:value-type="float">
            <text:p>17.9692211151123</text:p>
          </table:table-cell>
          <table:table-cell office:value-type="float" office:value="-10.7828912734985" calcext:value-type="float">
            <text:p>-10.782891273498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25923641374126" calcext:value-type="float">
            <text:p>3.2592364137412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5656242370606" calcext:value-type="float">
            <text:p>8.55656242370606</text:p>
          </table:table-cell>
          <table:table-cell office:value-type="float" office:value="-3.1124439239502" calcext:value-type="float">
            <text:p>-3.1124439239502</text:p>
          </table:table-cell>
          <table:table-cell office:value-type="float" office:value="0.999991416931152" calcext:value-type="float">
            <text:p>0.999991416931152</text:p>
          </table:table-cell>
          <table:table-cell office:value-type="float" office:value="0.0000085548263086821" calcext:value-type="float">
            <text:p>8.554826308682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1432857513428" calcext:value-type="float">
            <text:p>-4.41432857513428</text:p>
          </table:table-cell>
          <table:table-cell office:value-type="float" office:value="9.59385108947754" calcext:value-type="float">
            <text:p>9.59385108947754</text:p>
          </table:table-cell>
          <table:table-cell office:value-type="float" office:value="0.000000824754124550964" calcext:value-type="float">
            <text:p>8.24754124550964E-07</text:p>
          </table:table-cell>
          <table:table-cell office:value-type="float" office:value="0.999999165534973" calcext:value-type="float">
            <text:p>0.9999991655349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9683523178101" calcext:value-type="float">
            <text:p>3.49683523178101</text:p>
          </table:table-cell>
          <table:table-cell office:value-type="float" office:value="1.30931746959686" calcext:value-type="float">
            <text:p>1.30931746959686</text:p>
          </table:table-cell>
          <table:table-cell office:value-type="float" office:value="0.899123013019562" calcext:value-type="float">
            <text:p>0.899123013019562</text:p>
          </table:table-cell>
          <table:table-cell office:value-type="float" office:value="0.100877024233341" calcext:value-type="float">
            <text:p>0.1008770242333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847385406494" calcext:value-type="float">
            <text:p>11.7847385406494</text:p>
          </table:table-cell>
          <table:table-cell office:value-type="float" office:value="-6.36786222457886" calcext:value-type="float">
            <text:p>-6.36786222457886</text:p>
          </table:table-cell>
          <table:table-cell office:value-type="float" office:value="1" calcext:value-type="float">
            <text:p>1</text:p>
          </table:table-cell>
          <table:table-cell office:value-type="float" office:value="0.0000000130745112514319" calcext:value-type="float">
            <text:p>1.30745112514319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21752166748" calcext:value-type="float">
            <text:p>18.221752166748</text:p>
          </table:table-cell>
          <table:table-cell office:value-type="float" office:value="-10.8985681533813" calcext:value-type="float">
            <text:p>-10.898568153381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25530870563186" calcext:value-type="float">
            <text:p>2.2553087056318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348361968994" calcext:value-type="float">
            <text:p>19.6348361968994</text:p>
          </table:table-cell>
          <table:table-cell office:value-type="float" office:value="-12.0024080276489" calcext:value-type="float">
            <text:p>-12.002408027648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82019960356331" calcext:value-type="float">
            <text:p>1.82019960356331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631484985352" calcext:value-type="float">
            <text:p>19.5631484985352</text:p>
          </table:table-cell>
          <table:table-cell office:value-type="float" office:value="-12.1609239578247" calcext:value-type="float">
            <text:p>-12.160923957824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66882499030678" calcext:value-type="float">
            <text:p>1.66882499030678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566339492798" calcext:value-type="float">
            <text:p>10.5566339492798</text:p>
          </table:table-cell>
          <table:table-cell office:value-type="float" office:value="-5.2892951965332" calcext:value-type="float">
            <text:p>-5.289295196533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31280543769208" calcext:value-type="float">
            <text:p>1.3128054376920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61582589149475" calcext:value-type="float">
            <text:p>-0.661582589149475</text:p>
          </table:table-cell>
          <table:table-cell office:value-type="float" office:value="5.81065320968628" calcext:value-type="float">
            <text:p>5.81065320968628</text:p>
          </table:table-cell>
          <table:table-cell office:value-type="float" office:value="0.0015433804364874" calcext:value-type="float">
            <text:p>0.001543380436487</text:p>
          </table:table-cell>
          <table:table-cell office:value-type="float" office:value="0.998456597328186" calcext:value-type="float">
            <text:p>0.9984565973281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975633621216" calcext:value-type="float">
            <text:p>2.74975633621216</text:p>
          </table:table-cell>
          <table:table-cell office:value-type="float" office:value="1.66436719894409" calcext:value-type="float">
            <text:p>1.66436719894409</text:p>
          </table:table-cell>
          <table:table-cell office:value-type="float" office:value="0.747512459754944" calcext:value-type="float">
            <text:p>0.747512459754944</text:p>
          </table:table-cell>
          <table:table-cell office:value-type="float" office:value="0.252487540245056" calcext:value-type="float">
            <text:p>0.2524875402450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735992431641" calcext:value-type="float">
            <text:p>11.6735992431641</text:p>
          </table:table-cell>
          <table:table-cell office:value-type="float" office:value="-6.30301284790039" calcext:value-type="float">
            <text:p>-6.30301284790039</text:p>
          </table:table-cell>
          <table:table-cell office:value-type="float" office:value="1" calcext:value-type="float">
            <text:p>1</text:p>
          </table:table-cell>
          <table:table-cell office:value-type="float" office:value="0.0000000155903752130371" calcext:value-type="float">
            <text:p>1.5590375213037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152984619141" calcext:value-type="float">
            <text:p>10.9152984619141</text:p>
          </table:table-cell>
          <table:table-cell office:value-type="float" office:value="-5.4891414642334" calcext:value-type="float">
            <text:p>-5.4891414642334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51003952359497" calcext:value-type="float">
            <text:p>7.5100395235949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816316604614" calcext:value-type="float">
            <text:p>15.5816316604614</text:p>
          </table:table-cell>
          <table:table-cell office:value-type="float" office:value="-9.28809833526611" calcext:value-type="float">
            <text:p>-9.2880983352661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58202565631038" calcext:value-type="float">
            <text:p>1.5820256563103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850965499878" calcext:value-type="float">
            <text:p>11.8850965499878</text:p>
          </table:table-cell>
          <table:table-cell office:value-type="float" office:value="-6.53754281997681" calcext:value-type="float">
            <text:p>-6.53754281997681</text:p>
          </table:table-cell>
          <table:table-cell office:value-type="float" office:value="1" calcext:value-type="float">
            <text:p>1</text:p>
          </table:table-cell>
          <table:table-cell office:value-type="float" office:value="0.00000000998042803956878" calcext:value-type="float">
            <text:p>9.9804280395687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6402997970581" calcext:value-type="float">
            <text:p>7.26402997970581</text:p>
          </table:table-cell>
          <table:table-cell office:value-type="float" office:value="-2.55933332443237" calcext:value-type="float">
            <text:p>-2.55933332443237</text:p>
          </table:table-cell>
          <table:table-cell office:value-type="float" office:value="0.999945878982544" calcext:value-type="float">
            <text:p>0.999945878982544</text:p>
          </table:table-cell>
          <table:table-cell office:value-type="float" office:value="0.0000541681511094794" calcext:value-type="float">
            <text:p>5.4168151109479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470705986023" calcext:value-type="float">
            <text:p>5.9470705986023</text:p>
          </table:table-cell>
          <table:table-cell office:value-type="float" office:value="-0.973695993423462" calcext:value-type="float">
            <text:p>-0.973695993423462</text:p>
          </table:table-cell>
          <table:table-cell office:value-type="float" office:value="0.999013900756836" calcext:value-type="float">
            <text:p>0.999013900756836</text:p>
          </table:table-cell>
          <table:table-cell office:value-type="float" office:value="0.0009860993595793" calcext:value-type="float">
            <text:p>0.0009860993595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9912950992584" calcext:value-type="float">
            <text:p>0.589912950992584</text:p>
          </table:table-cell>
          <table:table-cell office:value-type="float" office:value="4.33221960067749" calcext:value-type="float">
            <text:p>4.33221960067749</text:p>
          </table:table-cell>
          <table:table-cell office:value-type="float" office:value="0.0231507141143083" calcext:value-type="float">
            <text:p>0.023150714114308</text:p>
          </table:table-cell>
          <table:table-cell office:value-type="float" office:value="0.976849257946014" calcext:value-type="float">
            <text:p>0.9768492579460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395408630371" calcext:value-type="float">
            <text:p>8.59395408630371</text:p>
          </table:table-cell>
          <table:table-cell office:value-type="float" office:value="-3.45362377166748" calcext:value-type="float">
            <text:p>-3.45362377166748</text:p>
          </table:table-cell>
          <table:table-cell office:value-type="float" office:value="0.999994158744812" calcext:value-type="float">
            <text:p>0.999994158744812</text:p>
          </table:table-cell>
          <table:table-cell office:value-type="float" office:value="0.00000585869520364213" calcext:value-type="float">
            <text:p>5.8586952036421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71820068359" calcext:value-type="float">
            <text:p>19.3771820068359</text:p>
          </table:table-cell>
          <table:table-cell office:value-type="float" office:value="-11.668399810791" calcext:value-type="float">
            <text:p>-11.6683998107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28908517717615" calcext:value-type="float">
            <text:p>3.2890851771761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776782989502" calcext:value-type="float">
            <text:p>16.9776782989502</text:p>
          </table:table-cell>
          <table:table-cell office:value-type="float" office:value="-10.1884212493896" calcext:value-type="float">
            <text:p>-10.18842124938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9188938073096" calcext:value-type="float">
            <text:p>1.5918893807309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627300262451" calcext:value-type="float">
            <text:p>24.8627300262451</text:p>
          </table:table-cell>
          <table:table-cell office:value-type="float" office:value="-16.3511028289795" calcext:value-type="float">
            <text:p>-16.3511028289795</text:p>
          </table:table-cell>
          <table:table-cell office:value-type="float" office:value="1" calcext:value-type="float">
            <text:p>1</text:p>
          </table:table-cell>
          <table:table-cell office:value-type="float" office:value="1.2620014398289E-018" calcext:value-type="float">
            <text:p>1.262001439828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069454193115" calcext:value-type="float">
            <text:p>22.7069454193115</text:p>
          </table:table-cell>
          <table:table-cell office:value-type="float" office:value="-14.5307149887085" calcext:value-type="float">
            <text:p>-14.5307149887085</text:p>
          </table:table-cell>
          <table:table-cell office:value-type="float" office:value="1" calcext:value-type="float">
            <text:p>1</text:p>
          </table:table-cell>
          <table:table-cell office:value-type="float" office:value="6.72806210937971E-017" calcext:value-type="float">
            <text:p>6.7280621093797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6674919128418" calcext:value-type="float">
            <text:p>4.96674919128418</text:p>
          </table:table-cell>
          <table:table-cell office:value-type="float" office:value="-0.296563625335693" calcext:value-type="float">
            <text:p>-0.296563625335693</text:p>
          </table:table-cell>
          <table:table-cell office:value-type="float" office:value="0.994848608970642" calcext:value-type="float">
            <text:p>0.994848608970642</text:p>
          </table:table-cell>
          <table:table-cell office:value-type="float" office:value="0.0051514478400349" calcext:value-type="float">
            <text:p>0.0051514478400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0951044559479" calcext:value-type="float">
            <text:p>1.20951044559479</text:p>
          </table:table-cell>
          <table:table-cell office:value-type="float" office:value="3.36601901054382" calcext:value-type="float">
            <text:p>3.36601901054382</text:p>
          </table:table-cell>
          <table:table-cell office:value-type="float" office:value="0.103724591434002" calcext:value-type="float">
            <text:p>0.103724591434002</text:p>
          </table:table-cell>
          <table:table-cell office:value-type="float" office:value="0.896275401115418" calcext:value-type="float">
            <text:p>0.8962754011154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1942272186279" calcext:value-type="float">
            <text:p>9.31942272186279</text:p>
          </table:table-cell>
          <table:table-cell office:value-type="float" office:value="-4.26530647277832" calcext:value-type="float">
            <text:p>-4.26530647277832</text:p>
          </table:table-cell>
          <table:table-cell office:value-type="float" office:value="0.999998688697815" calcext:value-type="float">
            <text:p>0.999998688697815</text:p>
          </table:table-cell>
          <table:table-cell office:value-type="float" office:value="0.00000125958217722655" calcext:value-type="float">
            <text:p>1.2595821772265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249830245972" calcext:value-type="float">
            <text:p>12.9249830245972</text:p>
          </table:table-cell>
          <table:table-cell office:value-type="float" office:value="-7.28124952316284" calcext:value-type="float">
            <text:p>-7.281249523162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167704572451299" calcext:value-type="float">
            <text:p>1.6770457245129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552532196045" calcext:value-type="float">
            <text:p>10.8552532196045</text:p>
          </table:table-cell>
          <table:table-cell office:value-type="float" office:value="-5.59272432327271" calcext:value-type="float">
            <text:p>-5.59272432327271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19008852456682" calcext:value-type="float">
            <text:p>7.19008852456682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0019378662109" calcext:value-type="float">
            <text:p>9.80019378662109</text:p>
          </table:table-cell>
          <table:table-cell office:value-type="float" office:value="-4.48150634765625" calcext:value-type="float">
            <text:p>-4.48150634765625</text:p>
          </table:table-cell>
          <table:table-cell office:value-type="float" office:value="0.999999403953552" calcext:value-type="float">
            <text:p>0.999999403953552</text:p>
          </table:table-cell>
          <table:table-cell office:value-type="float" office:value="0.000000627387919394096" calcext:value-type="float">
            <text:p>6.2738791939409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88193893433" calcext:value-type="float">
            <text:p>11.4588193893433</text:p>
          </table:table-cell>
          <table:table-cell office:value-type="float" office:value="-5.53330850601196" calcext:value-type="float">
            <text:p>-5.53330850601196</text:p>
          </table:table-cell>
          <table:table-cell office:value-type="float" office:value="1" calcext:value-type="float">
            <text:p>1</text:p>
          </table:table-cell>
          <table:table-cell office:value-type="float" office:value="0.000000041726543997811" calcext:value-type="float">
            <text:p>4.172654399781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4993438720703" calcext:value-type="float">
            <text:p>5.04993438720703</text:p>
          </table:table-cell>
          <table:table-cell office:value-type="float" office:value="-0.257941752672195" calcext:value-type="float">
            <text:p>-0.257941752672195</text:p>
          </table:table-cell>
          <table:table-cell office:value-type="float" office:value="0.995071947574616" calcext:value-type="float">
            <text:p>0.995071947574616</text:p>
          </table:table-cell>
          <table:table-cell office:value-type="float" office:value="0.0049280286766588" calcext:value-type="float">
            <text:p>0.0049280286766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2862601280212" calcext:value-type="float">
            <text:p>1.72862601280212</text:p>
          </table:table-cell>
          <table:table-cell office:value-type="float" office:value="3.12996864318848" calcext:value-type="float">
            <text:p>3.12996864318848</text:p>
          </table:table-cell>
          <table:table-cell office:value-type="float" office:value="0.197603151202202" calcext:value-type="float">
            <text:p>0.197603151202202</text:p>
          </table:table-cell>
          <table:table-cell office:value-type="float" office:value="0.802396833896637" calcext:value-type="float">
            <text:p>0.8023968338966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294628143311" calcext:value-type="float">
            <text:p>8.85294628143311</text:p>
          </table:table-cell>
          <table:table-cell office:value-type="float" office:value="-4.13930511474609" calcext:value-type="float">
            <text:p>-4.13930511474609</text:p>
          </table:table-cell>
          <table:table-cell office:value-type="float" office:value="0.999997735023498" calcext:value-type="float">
            <text:p>0.999997735023498</text:p>
          </table:table-cell>
          <table:table-cell office:value-type="float" office:value="0.00000227790656026627" calcext:value-type="float">
            <text:p>2.27790656026627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268005371094" calcext:value-type="float">
            <text:p>24.6268005371094</text:p>
          </table:table-cell>
          <table:table-cell office:value-type="float" office:value="-15.9367713928223" calcext:value-type="float">
            <text:p>-15.9367713928223</text:p>
          </table:table-cell>
          <table:table-cell office:value-type="float" office:value="1" calcext:value-type="float">
            <text:p>1</text:p>
          </table:table-cell>
          <table:table-cell office:value-type="float" office:value="2.41804579947829E-018" calcext:value-type="float">
            <text:p>2.4180457994782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193881988525" calcext:value-type="float">
            <text:p>16.5193881988525</text:p>
          </table:table-cell>
          <table:table-cell office:value-type="float" office:value="-9.65803623199463" calcext:value-type="float">
            <text:p>-9.658036231994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27847080680666" calcext:value-type="float">
            <text:p>4.2784708068066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088581085205" calcext:value-type="float">
            <text:p>14.6088581085205</text:p>
          </table:table-cell>
          <table:table-cell office:value-type="float" office:value="-8.0917444229126" calcext:value-type="float">
            <text:p>-8.091744422912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38437317165341" calcext:value-type="float">
            <text:p>1.3843731716534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01570892334" calcext:value-type="float">
            <text:p>14.801570892334</text:p>
          </table:table-cell>
          <table:table-cell office:value-type="float" office:value="-8.53976726531982" calcext:value-type="float">
            <text:p>-8.539767265319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29432764190463" calcext:value-type="float">
            <text:p>7.29432764190463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11017036438" calcext:value-type="float">
            <text:p>12.311017036438</text:p>
          </table:table-cell>
          <table:table-cell office:value-type="float" office:value="-6.61332988739014" calcext:value-type="float">
            <text:p>-6.61332988739014</text:p>
          </table:table-cell>
          <table:table-cell office:value-type="float" office:value="1" calcext:value-type="float">
            <text:p>1</text:p>
          </table:table-cell>
          <table:table-cell office:value-type="float" office:value="0.00000000604311134466684" calcext:value-type="float">
            <text:p>6.0431113446668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918231964111" calcext:value-type="float">
            <text:p>8.14918231964111</text:p>
          </table:table-cell>
          <table:table-cell office:value-type="float" office:value="-3.16562175750732" calcext:value-type="float">
            <text:p>-3.16562175750732</text:p>
          </table:table-cell>
          <table:table-cell office:value-type="float" office:value="0.999987840652466" calcext:value-type="float">
            <text:p>0.999987840652466</text:p>
          </table:table-cell>
          <table:table-cell office:value-type="float" office:value="0.0000121909552035504" calcext:value-type="float">
            <text:p>1.2190955203550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6066808700562" calcext:value-type="float">
            <text:p>1.46066808700562</text:p>
          </table:table-cell>
          <table:table-cell office:value-type="float" office:value="3.16614246368408" calcext:value-type="float">
            <text:p>3.16614246368408</text:p>
          </table:table-cell>
          <table:table-cell office:value-type="float" office:value="0.153751626610756" calcext:value-type="float">
            <text:p>0.153751626610756</text:p>
          </table:table-cell>
          <table:table-cell office:value-type="float" office:value="0.846248388290405" calcext:value-type="float">
            <text:p>0.8462483882904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930152893066" calcext:value-type="float">
            <text:p>13.9930152893066</text:p>
          </table:table-cell>
          <table:table-cell office:value-type="float" office:value="-8.02348899841309" calcext:value-type="float">
            <text:p>-8.023488998413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74380768106042" calcext:value-type="float">
            <text:p>2.7438076810604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224143981934" calcext:value-type="float">
            <text:p>20.3224143981934</text:p>
          </table:table-cell>
          <table:table-cell office:value-type="float" office:value="-12.4295797348022" calcext:value-type="float">
            <text:p>-12.4295797348022</text:p>
          </table:table-cell>
          <table:table-cell office:value-type="float" office:value="1" calcext:value-type="float">
            <text:p>1</text:p>
          </table:table-cell>
          <table:table-cell office:value-type="float" office:value="5.97020500257058E-015" calcext:value-type="float">
            <text:p>5.9702050025705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44412231445" calcext:value-type="float">
            <text:p>21.5444412231445</text:p>
          </table:table-cell>
          <table:table-cell office:value-type="float" office:value="-13.4808530807495" calcext:value-type="float">
            <text:p>-13.4808530807495</text:p>
          </table:table-cell>
          <table:table-cell office:value-type="float" office:value="1" calcext:value-type="float">
            <text:p>1</text:p>
          </table:table-cell>
          <table:table-cell office:value-type="float" office:value="6.14762801771338E-016" calcext:value-type="float">
            <text:p>6.1476280177133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813301086426" calcext:value-type="float">
            <text:p>17.2813301086426</text:p>
          </table:table-cell>
          <table:table-cell office:value-type="float" office:value="-10.3164052963257" calcext:value-type="float">
            <text:p>-10.31640529632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3384488470137" calcext:value-type="float">
            <text:p>1.0338448847013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104705810547" calcext:value-type="float">
            <text:p>24.3104705810547</text:p>
          </table:table-cell>
          <table:table-cell office:value-type="float" office:value="-15.8961820602417" calcext:value-type="float">
            <text:p>-15.8961820602417</text:p>
          </table:table-cell>
          <table:table-cell office:value-type="float" office:value="1" calcext:value-type="float">
            <text:p>1</text:p>
          </table:table-cell>
          <table:table-cell office:value-type="float" office:value="3.45519194166233E-018" calcext:value-type="float">
            <text:p>3.4551919416623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075662612915" calcext:value-type="float">
            <text:p>11.2075662612915</text:p>
          </table:table-cell>
          <table:table-cell office:value-type="float" office:value="-5.2058424949646" calcext:value-type="float">
            <text:p>-5.2058424949646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4429877372495" calcext:value-type="float">
            <text:p>7.442987737249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6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43383812904358" calcext:value-type="float">
            <text:p>-2.43383812904358</text:p>
          </table:table-cell>
          <table:table-cell office:value-type="float" office:value="6.90685415267944" calcext:value-type="float">
            <text:p>6.90685415267944</text:p>
          </table:table-cell>
          <table:table-cell office:value-type="float" office:value="0.0000877709317137487" calcext:value-type="float">
            <text:p>8.77709317137487E-05</text:p>
          </table:table-cell>
          <table:table-cell office:value-type="float" office:value="0.999912261962891" calcext:value-type="float">
            <text:p>0.9999122619628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963706970215" calcext:value-type="float">
            <text:p>9.55963706970215</text:p>
          </table:table-cell>
          <table:table-cell office:value-type="float" office:value="-4.33203506469727" calcext:value-type="float">
            <text:p>-4.33203506469727</text:p>
          </table:table-cell>
          <table:table-cell office:value-type="float" office:value="0.999999046325684" calcext:value-type="float">
            <text:p>0.999999046325684</text:p>
          </table:table-cell>
          <table:table-cell office:value-type="float" office:value="0.000000926665620681888" calcext:value-type="float">
            <text:p>9.2666562068188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509471893311" calcext:value-type="float">
            <text:p>30.0509471893311</text:p>
          </table:table-cell>
          <table:table-cell office:value-type="float" office:value="-19.8154945373535" calcext:value-type="float">
            <text:p>-19.8154945373535</text:p>
          </table:table-cell>
          <table:table-cell office:value-type="float" office:value="1" calcext:value-type="float">
            <text:p>1</text:p>
          </table:table-cell>
          <table:table-cell office:value-type="float" office:value="2.20434898977439E-022" calcext:value-type="float">
            <text:p>2.20434898977439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92903137207" calcext:value-type="float">
            <text:p>19.092903137207</text:p>
          </table:table-cell>
          <table:table-cell office:value-type="float" office:value="-11.8938236236572" calcext:value-type="float">
            <text:p>-11.893823623657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48847470008074" calcext:value-type="float">
            <text:p>3.4884747000807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500919342041" calcext:value-type="float">
            <text:p>20.8500919342041</text:p>
          </table:table-cell>
          <table:table-cell office:value-type="float" office:value="-13.2851095199585" calcext:value-type="float">
            <text:p>-13.2851095199585</text:p>
          </table:table-cell>
          <table:table-cell office:value-type="float" office:value="1" calcext:value-type="float">
            <text:p>1</text:p>
          </table:table-cell>
          <table:table-cell office:value-type="float" office:value="1.4971688507546E-015" calcext:value-type="float">
            <text:p>1.4971688507546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310264587402" calcext:value-type="float">
            <text:p>7.89310264587402</text:p>
          </table:table-cell>
          <table:table-cell office:value-type="float" office:value="-3.31713032722473" calcext:value-type="float">
            <text:p>-3.31713032722473</text:p>
          </table:table-cell>
          <table:table-cell office:value-type="float" office:value="0.999986410140991" calcext:value-type="float">
            <text:p>0.999986410140991</text:p>
          </table:table-cell>
          <table:table-cell office:value-type="float" office:value="0.0000135348018375225" calcext:value-type="float">
            <text:p>1.3534801837522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5657501220703" calcext:value-type="float">
            <text:p>5.35657501220703</text:p>
          </table:table-cell>
          <table:table-cell office:value-type="float" office:value="-0.515586137771606" calcext:value-type="float">
            <text:p>-0.515586137771606</text:p>
          </table:table-cell>
          <table:table-cell office:value-type="float" office:value="0.99719113111496" calcext:value-type="float">
            <text:p>0.99719113111496</text:p>
          </table:table-cell>
          <table:table-cell office:value-type="float" office:value="0.0028088679537177" calcext:value-type="float">
            <text:p>0.0028088679537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0882882475853" calcext:value-type="float">
            <text:p>-0.40882882475853</text:p>
          </table:table-cell>
          <table:table-cell office:value-type="float" office:value="5.08866405487061" calcext:value-type="float">
            <text:p>5.08866405487061</text:p>
          </table:table-cell>
          <table:table-cell office:value-type="float" office:value="0.0040803137235343" calcext:value-type="float">
            <text:p>0.004080313723534</text:p>
          </table:table-cell>
          <table:table-cell office:value-type="float" office:value="0.995919704437256" calcext:value-type="float">
            <text:p>0.9959197044372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0063877105713" calcext:value-type="float">
            <text:p>0.520063877105713</text:p>
          </table:table-cell>
          <table:table-cell office:value-type="float" office:value="4.59470367431641" calcext:value-type="float">
            <text:p>4.59470367431641</text:p>
          </table:table-cell>
          <table:table-cell office:value-type="float" office:value="0.0167142245918512" calcext:value-type="float">
            <text:p>0.016714224591851</text:p>
          </table:table-cell>
          <table:table-cell office:value-type="float" office:value="0.983285844326019" calcext:value-type="float">
            <text:p>0.983285844326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01229095459" calcext:value-type="float">
            <text:p>17.701229095459</text:p>
          </table:table-cell>
          <table:table-cell office:value-type="float" office:value="-10.6489057540894" calcext:value-type="float">
            <text:p>-10.64890575408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87183373070604" calcext:value-type="float">
            <text:p>4.8718337307060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628339767456" calcext:value-type="float">
            <text:p>12.8628339767456</text:p>
          </table:table-cell>
          <table:table-cell office:value-type="float" office:value="-6.96447324752808" calcext:value-type="float">
            <text:p>-6.96447324752808</text:p>
          </table:table-cell>
          <table:table-cell office:value-type="float" office:value="1" calcext:value-type="float">
            <text:p>1</text:p>
          </table:table-cell>
          <table:table-cell office:value-type="float" office:value="0.0000000024496840111965" calcext:value-type="float">
            <text:p>2.4496840111965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407302856445" calcext:value-type="float">
            <text:p>17.7407302856445</text:p>
          </table:table-cell>
          <table:table-cell office:value-type="float" office:value="-10.6368637084961" calcext:value-type="float">
            <text:p>-10.63686370849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73988198950587" calcext:value-type="float">
            <text:p>4.73988198950587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154624938965" calcext:value-type="float">
            <text:p>25.4154624938965</text:p>
          </table:table-cell>
          <table:table-cell office:value-type="float" office:value="-16.6248073577881" calcext:value-type="float">
            <text:p>-16.6248073577881</text:p>
          </table:table-cell>
          <table:table-cell office:value-type="float" office:value="1" calcext:value-type="float">
            <text:p>1</text:p>
          </table:table-cell>
          <table:table-cell office:value-type="float" office:value="5.52260053237034E-019" calcext:value-type="float">
            <text:p>5.52260053237034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228141784668" calcext:value-type="float">
            <text:p>16.6228141784668</text:p>
          </table:table-cell>
          <table:table-cell office:value-type="float" office:value="-9.90920352935791" calcext:value-type="float">
            <text:p>-9.909203529357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00117634736974" calcext:value-type="float">
            <text:p>3.0011763473697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7227511405945" calcext:value-type="float">
            <text:p>1.87227511405945</text:p>
          </table:table-cell>
          <table:table-cell office:value-type="float" office:value="2.79597568511963" calcext:value-type="float">
            <text:p>2.79597568511963</text:p>
          </table:table-cell>
          <table:table-cell office:value-type="float" office:value="0.284204483032226" calcext:value-type="float">
            <text:p>0.284204483032226</text:p>
          </table:table-cell>
          <table:table-cell office:value-type="float" office:value="0.715795516967773" calcext:value-type="float">
            <text:p>0.7157955169677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788875579834" calcext:value-type="float">
            <text:p>8.54788875579834</text:p>
          </table:table-cell>
          <table:table-cell office:value-type="float" office:value="-3.12436676025391" calcext:value-type="float">
            <text:p>-3.12436676025391</text:p>
          </table:table-cell>
          <table:table-cell office:value-type="float" office:value="0.999991416931152" calcext:value-type="float">
            <text:p>0.999991416931152</text:p>
          </table:table-cell>
          <table:table-cell office:value-type="float" office:value="0.0000085270758063416" calcext:value-type="float">
            <text:p>8.5270758063416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109859466553" calcext:value-type="float">
            <text:p>17.4109859466553</text:p>
          </table:table-cell>
          <table:table-cell office:value-type="float" office:value="-10.3636560440063" calcext:value-type="float">
            <text:p>-10.36365604400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66215248401109" calcext:value-type="float">
            <text:p>8.66215248401109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933460235596" calcext:value-type="float">
            <text:p>19.1933460235596</text:p>
          </table:table-cell>
          <table:table-cell office:value-type="float" office:value="-11.7711524963379" calcext:value-type="float">
            <text:p>-11.771152496337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5668855564476" calcext:value-type="float">
            <text:p>3.566885556447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502914428711" calcext:value-type="float">
            <text:p>23.1502914428711</text:p>
          </table:table-cell>
          <table:table-cell office:value-type="float" office:value="-14.7914199829102" calcext:value-type="float">
            <text:p>-14.7914199829102</text:p>
          </table:table-cell>
          <table:table-cell office:value-type="float" office:value="1" calcext:value-type="float">
            <text:p>1</text:p>
          </table:table-cell>
          <table:table-cell office:value-type="float" office:value="3.32754643397586E-017" calcext:value-type="float">
            <text:p>3.32754643397586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33722686768" calcext:value-type="float">
            <text:p>21.4233722686768</text:p>
          </table:table-cell>
          <table:table-cell office:value-type="float" office:value="-13.2571687698364" calcext:value-type="float">
            <text:p>-13.2571687698364</text:p>
          </table:table-cell>
          <table:table-cell office:value-type="float" office:value="1" calcext:value-type="float">
            <text:p>1</text:p>
          </table:table-cell>
          <table:table-cell office:value-type="float" office:value="8.67824641494078E-016" calcext:value-type="float">
            <text:p>8.6782464149407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441247940063" calcext:value-type="float">
            <text:p>10.8441247940063</text:p>
          </table:table-cell>
          <table:table-cell office:value-type="float" office:value="-5.55865907669067" calcext:value-type="float">
            <text:p>-5.55865907669067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52248325852634" calcext:value-type="float">
            <text:p>7.52248325852634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5360946655273" calcext:value-type="float">
            <text:p>8.45360946655273</text:p>
          </table:table-cell>
          <table:table-cell office:value-type="float" office:value="-2.75551652908325" calcext:value-type="float">
            <text:p>-2.75551652908325</text:p>
          </table:table-cell>
          <table:table-cell office:value-type="float" office:value="0.999986410140991" calcext:value-type="float">
            <text:p>0.999986410140991</text:p>
          </table:table-cell>
          <table:table-cell office:value-type="float" office:value="0.000013549795767176" calcext:value-type="float">
            <text:p>1.354979576717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76904630661011" calcext:value-type="float">
            <text:p>-2.76904630661011</text:p>
          </table:table-cell>
          <table:table-cell office:value-type="float" office:value="7.91689586639404" calcext:value-type="float">
            <text:p>7.91689586639404</text:p>
          </table:table-cell>
          <table:table-cell office:value-type="float" office:value="0.0000228635963139823" calcext:value-type="float">
            <text:p>2.28635963139823E-05</text:p>
          </table:table-cell>
          <table:table-cell office:value-type="float" office:value="0.999977111816406" calcext:value-type="float">
            <text:p>0.9999771118164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275562286377" calcext:value-type="float">
            <text:p>10.2275562286377</text:p>
          </table:table-cell>
          <table:table-cell office:value-type="float" office:value="-4.88229942321777" calcext:value-type="float">
            <text:p>-4.88229942321777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74077251560811" calcext:value-type="float">
            <text:p>2.7407725156081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703948974609" calcext:value-type="float">
            <text:p>22.1703948974609</text:p>
          </table:table-cell>
          <table:table-cell office:value-type="float" office:value="-14.1465044021606" calcext:value-type="float">
            <text:p>-14.1465044021606</text:p>
          </table:table-cell>
          <table:table-cell office:value-type="float" office:value="1" calcext:value-type="float">
            <text:p>1</text:p>
          </table:table-cell>
          <table:table-cell office:value-type="float" office:value="1.68955160594643E-016" calcext:value-type="float">
            <text:p>1.6895516059464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46239471436" calcext:value-type="float">
            <text:p>22.9446239471436</text:p>
          </table:table-cell>
          <table:table-cell office:value-type="float" office:value="-14.6376962661743" calcext:value-type="float">
            <text:p>-14.6376962661743</text:p>
          </table:table-cell>
          <table:table-cell office:value-type="float" office:value="1" calcext:value-type="float">
            <text:p>1</text:p>
          </table:table-cell>
          <table:table-cell office:value-type="float" office:value="4.76656276713231E-017" calcext:value-type="float">
            <text:p>4.7665627671323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82453918457" calcext:value-type="float">
            <text:p>13.3382453918457</text:p>
          </table:table-cell>
          <table:table-cell office:value-type="float" office:value="-7.6557993888855" calcext:value-type="float">
            <text:p>-7.65579938888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62784724273047" calcext:value-type="float">
            <text:p>7.6278472427304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600099563599" calcext:value-type="float">
            <text:p>12.5600099563599</text:p>
          </table:table-cell>
          <table:table-cell office:value-type="float" office:value="-6.82857418060303" calcext:value-type="float">
            <text:p>-6.828574180603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379878661860289" calcext:value-type="float">
            <text:p>3.7987866186028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99534034729" calcext:value-type="float">
            <text:p>6.099534034729</text:p>
          </table:table-cell>
          <table:table-cell office:value-type="float" office:value="-1.49671721458435" calcext:value-type="float">
            <text:p>-1.49671721458435</text:p>
          </table:table-cell>
          <table:table-cell office:value-type="float" office:value="0.999497890472412" calcext:value-type="float">
            <text:p>0.999497890472412</text:p>
          </table:table-cell>
          <table:table-cell office:value-type="float" office:value="0.0005020786775276" calcext:value-type="float">
            <text:p>0.0005020786775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962273418903351" calcext:value-type="float">
            <text:p>-0.962273418903351</text:p>
          </table:table-cell>
          <table:table-cell office:value-type="float" office:value="5.94045257568359" calcext:value-type="float">
            <text:p>5.94045257568359</text:p>
          </table:table-cell>
          <table:table-cell office:value-type="float" office:value="0.0010040326742455" calcext:value-type="float">
            <text:p>0.001004032674246</text:p>
          </table:table-cell>
          <table:table-cell office:value-type="float" office:value="0.998995959758758" calcext:value-type="float">
            <text:p>0.9989959597587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8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407199859619" calcext:value-type="float">
            <text:p>8.95407199859619</text:p>
          </table:table-cell>
          <table:table-cell office:value-type="float" office:value="-3.90776443481445" calcext:value-type="float">
            <text:p>-3.90776443481445</text:p>
          </table:table-cell>
          <table:table-cell office:value-type="float" office:value="0.99999737739563" calcext:value-type="float">
            <text:p>0.99999737739563</text:p>
          </table:table-cell>
          <table:table-cell office:value-type="float" office:value="0.00000259522039414151" calcext:value-type="float">
            <text:p>2.5952203941415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019367218018" calcext:value-type="float">
            <text:p>23.7019367218018</text:p>
          </table:table-cell>
          <table:table-cell office:value-type="float" office:value="-14.8264684677124" calcext:value-type="float">
            <text:p>-14.8264684677124</text:p>
          </table:table-cell>
          <table:table-cell office:value-type="float" office:value="1" calcext:value-type="float">
            <text:p>1</text:p>
          </table:table-cell>
          <table:table-cell office:value-type="float" office:value="1.85065995257938E-017" calcext:value-type="float">
            <text:p>1.8506599525793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40241622925" calcext:value-type="float">
            <text:p>13.1140241622925</text:p>
          </table:table-cell>
          <table:table-cell office:value-type="float" office:value="-7.30091714859009" calcext:value-type="float">
            <text:p>-7.300917148590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136114197690773" calcext:value-type="float">
            <text:p>1.36114197690773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247314453125" calcext:value-type="float">
            <text:p>17.2247314453125</text:p>
          </table:table-cell>
          <table:table-cell office:value-type="float" office:value="-10.5011148452759" calcext:value-type="float">
            <text:p>-10.50111484527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09532757269183" calcext:value-type="float">
            <text:p>9.09532757269183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812549591064" calcext:value-type="float">
            <text:p>18.0812549591064</text:p>
          </table:table-cell>
          <table:table-cell office:value-type="float" office:value="-11.1350297927856" calcext:value-type="float">
            <text:p>-11.13502979278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04893583653429" calcext:value-type="float">
            <text:p>2.04893583653429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235439300537" calcext:value-type="float">
            <text:p>15.4235439300537</text:p>
          </table:table-cell>
          <table:table-cell office:value-type="float" office:value="-8.94168376922607" calcext:value-type="float">
            <text:p>-8.941683769226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62009164364585" calcext:value-type="float">
            <text:p>2.6200916436458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51905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73132276535034" calcext:value-type="float">
            <text:p>2.73132276535034</text:p>
          </table:table-cell>
          <table:table-cell table:style-name="ce4" office:value-type="float" office:value="2.12094688415527" calcext:value-type="float">
            <text:p>2.12094688415527</text:p>
          </table:table-cell>
          <table:table-cell table:style-name="ce4" office:value-type="float" office:value="0.648026525974274" calcext:value-type="float">
            <text:p>0.648026525974274</text:p>
          </table:table-cell>
          <table:table-cell table:style-name="ce4" office:value-type="float" office:value="0.351973474025726" calcext:value-type="float">
            <text:p>0.3519734740257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G01519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671758651733" calcext:value-type="float">
            <text:p>3.35671758651733</text:p>
          </table:table-cell>
          <table:table-cell office:value-type="float" office:value="1.04561376571655" calcext:value-type="float">
            <text:p>1.04561376571655</text:p>
          </table:table-cell>
          <table:table-cell office:value-type="float" office:value="0.909792482852936" calcext:value-type="float">
            <text:p>0.909792482852936</text:p>
          </table:table-cell>
          <table:table-cell office:value-type="float" office:value="0.0902075171470642" calcext:value-type="float">
            <text:p>0.0902075171470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976663589478" calcext:value-type="float">
            <text:p>14.9976663589478</text:p>
          </table:table-cell>
          <table:table-cell office:value-type="float" office:value="-8.17878150939941" calcext:value-type="float">
            <text:p>-8.1787815093994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860193583029911" calcext:value-type="float">
            <text:p>8.6019358302991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391454696655" calcext:value-type="float">
            <text:p>13.0391454696655</text:p>
          </table:table-cell>
          <table:table-cell office:value-type="float" office:value="-7.19357061386108" calcext:value-type="float">
            <text:p>-7.19357061386108</text:p>
          </table:table-cell>
          <table:table-cell office:value-type="float" office:value="1" calcext:value-type="float">
            <text:p>1</text:p>
          </table:table-cell>
          <table:table-cell office:value-type="float" office:value="0.0000000016332146746123" calcext:value-type="float">
            <text:p>1.6332146746123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473907470703" calcext:value-type="float">
            <text:p>26.7473907470703</text:p>
          </table:table-cell>
          <table:table-cell office:value-type="float" office:value="-17.1392002105713" calcext:value-type="float">
            <text:p>-17.1392002105713</text:p>
          </table:table-cell>
          <table:table-cell office:value-type="float" office:value="1" calcext:value-type="float">
            <text:p>1</text:p>
          </table:table-cell>
          <table:table-cell office:value-type="float" office:value="8.71558529299071E-020" calcext:value-type="float">
            <text:p>8.7155852929907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94271850586" calcext:value-type="float">
            <text:p>18.8894271850586</text:p>
          </table:table-cell>
          <table:table-cell office:value-type="float" office:value="-11.4590167999268" calcext:value-type="float">
            <text:p>-11.459016799926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60447445430951" calcext:value-type="float">
            <text:p>6.60447445430951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923976898193" calcext:value-type="float">
            <text:p>16.0923976898193</text:p>
          </table:table-cell>
          <table:table-cell office:value-type="float" office:value="-9.6012077331543" calcext:value-type="float">
            <text:p>-9.60120773315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94079082402821" calcext:value-type="float">
            <text:p>6.94079082402821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6348147392273" calcext:value-type="float">
            <text:p>-0.66348147392273</text:p>
          </table:table-cell>
          <table:table-cell office:value-type="float" office:value="5.59816646575928" calcext:value-type="float">
            <text:p>5.59816646575928</text:p>
          </table:table-cell>
          <table:table-cell office:value-type="float" office:value="0.0019044644432142" calcext:value-type="float">
            <text:p>0.001904464443214</text:p>
          </table:table-cell>
          <table:table-cell office:value-type="float" office:value="0.998095571994782" calcext:value-type="float">
            <text:p>0.9980955719947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6242952346802" calcext:value-type="float">
            <text:p>6.46242952346802</text:p>
          </table:table-cell>
          <table:table-cell office:value-type="float" office:value="-1.63468778133392" calcext:value-type="float">
            <text:p>-1.63468778133392</text:p>
          </table:table-cell>
          <table:table-cell office:value-type="float" office:value="0.999695658683777" calcext:value-type="float">
            <text:p>0.999695658683777</text:p>
          </table:table-cell>
          <table:table-cell office:value-type="float" office:value="0.0003043227188754" calcext:value-type="float">
            <text:p>0.0003043227188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784873962402" calcext:value-type="float">
            <text:p>16.5784873962402</text:p>
          </table:table-cell>
          <table:table-cell office:value-type="float" office:value="-9.55656719207764" calcext:value-type="float">
            <text:p>-9.556567192077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46364473161154" calcext:value-type="float">
            <text:p>4.4636447316115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972980499268" calcext:value-type="float">
            <text:p>17.6972980499268</text:p>
          </table:table-cell>
          <table:table-cell office:value-type="float" office:value="-10.4653034210205" calcext:value-type="float">
            <text:p>-10.465303421020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8767552456318" calcext:value-type="float">
            <text:p>5.876755245631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290508270264" calcext:value-type="float">
            <text:p>25.5290508270264</text:p>
          </table:table-cell>
          <table:table-cell office:value-type="float" office:value="-16.0479221343994" calcext:value-type="float">
            <text:p>-16.0479221343994</text:p>
          </table:table-cell>
          <table:table-cell office:value-type="float" office:value="1" calcext:value-type="float">
            <text:p>1</text:p>
          </table:table-cell>
          <table:table-cell office:value-type="float" office:value="8.7770800969264E-019" calcext:value-type="float">
            <text:p>8.7770800969264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175701141357" calcext:value-type="float">
            <text:p>19.4175701141357</text:p>
          </table:table-cell>
          <table:table-cell office:value-type="float" office:value="-11.9618272781372" calcext:value-type="float">
            <text:p>-11.961827278137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35559422174288" calcext:value-type="float">
            <text:p>2.35559422174288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704351425171" calcext:value-type="float">
            <text:p>14.9704351425171</text:p>
          </table:table-cell>
          <table:table-cell office:value-type="float" office:value="-8.53810405731201" calcext:value-type="float">
            <text:p>-8.538104057312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17122186685748" calcext:value-type="float">
            <text:p>6.1712218668574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517673492432" calcext:value-type="float">
            <text:p>5.05517673492432</text:p>
          </table:table-cell>
          <table:table-cell office:value-type="float" office:value="0.0106104463338851" calcext:value-type="float">
            <text:p>0.010610446333885</text:p>
          </table:table-cell>
          <table:table-cell office:value-type="float" office:value="0.993597030639648" calcext:value-type="float">
            <text:p>0.993597030639648</text:p>
          </table:table-cell>
          <table:table-cell office:value-type="float" office:value="0.0064029931090772" calcext:value-type="float">
            <text:p>0.0064029931090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62182092666626" calcext:value-type="float">
            <text:p>-5.62182092666626</text:p>
          </table:table-cell>
          <table:table-cell office:value-type="float" office:value="10.9424352645874" calcext:value-type="float">
            <text:p>10.9424352645874</text:p>
          </table:table-cell>
          <table:table-cell office:value-type="float" office:value="0.0000000640080628500073" calcext:value-type="float">
            <text:p>6.40080628500073E-08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9215755462647" calcext:value-type="float">
            <text:p>8.89215755462647</text:p>
          </table:table-cell>
          <table:table-cell office:value-type="float" office:value="-3.91951775550842" calcext:value-type="float">
            <text:p>-3.91951775550842</text:p>
          </table:table-cell>
          <table:table-cell office:value-type="float" office:value="0.99999725818634" calcext:value-type="float">
            <text:p>0.99999725818634</text:p>
          </table:table-cell>
          <table:table-cell office:value-type="float" office:value="0.00000272872034656757" calcext:value-type="float">
            <text:p>2.72872034656757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193851470947" calcext:value-type="float">
            <text:p>23.7193851470947</text:p>
          </table:table-cell>
          <table:table-cell office:value-type="float" office:value="-14.9348621368408" calcext:value-type="float">
            <text:p>-14.9348621368408</text:p>
          </table:table-cell>
          <table:table-cell office:value-type="float" office:value="1" calcext:value-type="float">
            <text:p>1</text:p>
          </table:table-cell>
          <table:table-cell office:value-type="float" office:value="1.63182551649766E-017" calcext:value-type="float">
            <text:p>1.63182551649766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279735565186" calcext:value-type="float">
            <text:p>13.6279735565186</text:p>
          </table:table-cell>
          <table:table-cell office:value-type="float" office:value="-7.970627784729" calcext:value-type="float">
            <text:p>-7.97062778472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16721795959418" calcext:value-type="float">
            <text:p>4.16721795959418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982913970947" calcext:value-type="float">
            <text:p>13.5982913970947</text:p>
          </table:table-cell>
          <table:table-cell office:value-type="float" office:value="-7.55910444259644" calcext:value-type="float">
            <text:p>-7.5591044425964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47827680388957" calcext:value-type="float">
            <text:p>6.4782768038895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191432952881" calcext:value-type="float">
            <text:p>16.3191432952881</text:p>
          </table:table-cell>
          <table:table-cell office:value-type="float" office:value="-9.8689661026001" calcext:value-type="float">
            <text:p>-9.86896610260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23299893401174" calcext:value-type="float">
            <text:p>4.2329989340117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815769195557" calcext:value-type="float">
            <text:p>4.79815769195557</text:p>
          </table:table-cell>
          <table:table-cell office:value-type="float" office:value="0.0576698780059814" calcext:value-type="float">
            <text:p>0.057669878005981</text:p>
          </table:table-cell>
          <table:table-cell office:value-type="float" office:value="0.991341292858124" calcext:value-type="float">
            <text:p>0.991341292858124</text:p>
          </table:table-cell>
          <table:table-cell office:value-type="float" office:value="0.0086587527766823" calcext:value-type="float">
            <text:p>0.0086587527766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81683212518692" calcext:value-type="float">
            <text:p>-0.81683212518692</text:p>
          </table:table-cell>
          <table:table-cell office:value-type="float" office:value="5.29389619827271" calcext:value-type="float">
            <text:p>5.29389619827271</text:p>
          </table:table-cell>
          <table:table-cell office:value-type="float" office:value="0.0022140215151011" calcext:value-type="float">
            <text:p>0.002214021515101</text:p>
          </table:table-cell>
          <table:table-cell office:value-type="float" office:value="0.997785925865173" calcext:value-type="float">
            <text:p>0.9977859258651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9482402801514" calcext:value-type="float">
            <text:p>10.9482402801514</text:p>
          </table:table-cell>
          <table:table-cell office:value-type="float" office:value="-5.64688873291016" calcext:value-type="float">
            <text:p>-5.64688873291016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62062177619282" calcext:value-type="float">
            <text:p>6.2062177619282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012104034424" calcext:value-type="float">
            <text:p>21.8012104034424</text:p>
          </table:table-cell>
          <table:table-cell office:value-type="float" office:value="-13.4292287826538" calcext:value-type="float">
            <text:p>-13.4292287826538</text:p>
          </table:table-cell>
          <table:table-cell office:value-type="float" office:value="1" calcext:value-type="float">
            <text:p>1</text:p>
          </table:table-cell>
          <table:table-cell office:value-type="float" office:value="5.00743220285403E-016" calcext:value-type="float">
            <text:p>5.0074322028540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531394958496" calcext:value-type="float">
            <text:p>22.7531394958496</text:p>
          </table:table-cell>
          <table:table-cell office:value-type="float" office:value="-14.1545610427856" calcext:value-type="float">
            <text:p>-14.1545610427856</text:p>
          </table:table-cell>
          <table:table-cell office:value-type="float" office:value="1" calcext:value-type="float">
            <text:p>1</text:p>
          </table:table-cell>
          <table:table-cell office:value-type="float" office:value="9.35814374748515E-017" calcext:value-type="float">
            <text:p>9.3581437474851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696811676025" calcext:value-type="float">
            <text:p>19.5696811676025</text:p>
          </table:table-cell>
          <table:table-cell office:value-type="float" office:value="-12.3353662490845" calcext:value-type="float">
            <text:p>-12.33536624908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39255884181269" calcext:value-type="float">
            <text:p>1.3925588418126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27058410645" calcext:value-type="float">
            <text:p>12.2227058410645</text:p>
          </table:table-cell>
          <table:table-cell office:value-type="float" office:value="-6.62899780273438" calcext:value-type="float">
            <text:p>-6.62899780273438</text:p>
          </table:table-cell>
          <table:table-cell office:value-type="float" office:value="1" calcext:value-type="float">
            <text:p>1</text:p>
          </table:table-cell>
          <table:table-cell office:value-type="float" office:value="0.00000000649844045241821" calcext:value-type="float">
            <text:p>6.49844045241821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7440042495728" calcext:value-type="float">
            <text:p>5.57440042495728</text:p>
          </table:table-cell>
          <table:table-cell office:value-type="float" office:value="-0.271051704883575" calcext:value-type="float">
            <text:p>-0.271051704883575</text:p>
          </table:table-cell>
          <table:table-cell office:value-type="float" office:value="0.99711537361145" calcext:value-type="float">
            <text:p>0.99711537361145</text:p>
          </table:table-cell>
          <table:table-cell office:value-type="float" office:value="0.0028846804052591" calcext:value-type="float">
            <text:p>0.0028846804052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1742119789124" calcext:value-type="float">
            <text:p>0.131742119789124</text:p>
          </table:table-cell>
          <table:table-cell office:value-type="float" office:value="5.00472259521484" calcext:value-type="float">
            <text:p>5.00472259521484</text:p>
          </table:table-cell>
          <table:table-cell office:value-type="float" office:value="0.0075924415141344" calcext:value-type="float">
            <text:p>0.007592441514134</text:p>
          </table:table-cell>
          <table:table-cell office:value-type="float" office:value="0.992407619953156" calcext:value-type="float">
            <text:p>0.992407619953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3890423774719" calcext:value-type="float">
            <text:p>-1.73890423774719</text:p>
          </table:table-cell>
          <table:table-cell office:value-type="float" office:value="6.61287927627564" calcext:value-type="float">
            <text:p>6.61287927627564</text:p>
          </table:table-cell>
          <table:table-cell office:value-type="float" office:value="0.0002359195350436" calcext:value-type="float">
            <text:p>0.000235919535044</text:p>
          </table:table-cell>
          <table:table-cell office:value-type="float" office:value="0.999764025211334" calcext:value-type="float">
            <text:p>0.9997640252113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1868553161621" calcext:value-type="float">
            <text:p>9.31868553161621</text:p>
          </table:table-cell>
          <table:table-cell office:value-type="float" office:value="-4.09197425842285" calcext:value-type="float">
            <text:p>-4.09197425842285</text:p>
          </table:table-cell>
          <table:table-cell office:value-type="float" office:value="0.999998450279236" calcext:value-type="float">
            <text:p>0.999998450279236</text:p>
          </table:table-cell>
          <table:table-cell office:value-type="float" office:value="0.00000149907657487347" calcext:value-type="float">
            <text:p>1.49907657487347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107219696045" calcext:value-type="float">
            <text:p>20.7107219696045</text:p>
          </table:table-cell>
          <table:table-cell office:value-type="float" office:value="-12.481520652771" calcext:value-type="float">
            <text:p>-12.481520652771</text:p>
          </table:table-cell>
          <table:table-cell office:value-type="float" office:value="1" calcext:value-type="float">
            <text:p>1</text:p>
          </table:table-cell>
          <table:table-cell office:value-type="float" office:value="3.84408157771119E-015" calcext:value-type="float">
            <text:p>3.84408157771119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42094039917" calcext:value-type="float">
            <text:p>23.242094039917</text:p>
          </table:table-cell>
          <table:table-cell office:value-type="float" office:value="-14.9900064468384" calcext:value-type="float">
            <text:p>-14.9900064468384</text:p>
          </table:table-cell>
          <table:table-cell office:value-type="float" office:value="1" calcext:value-type="float">
            <text:p>1</text:p>
          </table:table-cell>
          <table:table-cell office:value-type="float" office:value="2.48891069342795E-017" calcext:value-type="float">
            <text:p>2.4889106934279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605770111084" calcext:value-type="float">
            <text:p>19.9605770111084</text:p>
          </table:table-cell>
          <table:table-cell office:value-type="float" office:value="-12.6422882080078" calcext:value-type="float">
            <text:p>-12.6422882080078</text:p>
          </table:table-cell>
          <table:table-cell office:value-type="float" office:value="1" calcext:value-type="float">
            <text:p>1</text:p>
          </table:table-cell>
          <table:table-cell office:value-type="float" office:value="6.93034268278822E-015" calcext:value-type="float">
            <text:p>6.9303426827882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558578491211" calcext:value-type="float">
            <text:p>14.8558578491211</text:p>
          </table:table-cell>
          <table:table-cell office:value-type="float" office:value="-8.72918605804443" calcext:value-type="float">
            <text:p>-8.729186058044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71669656057594" calcext:value-type="float">
            <text:p>5.7166965605759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3367128372192" calcext:value-type="float">
            <text:p>5.63367128372192</text:p>
          </table:table-cell>
          <table:table-cell office:value-type="float" office:value="-1.02367234230042" calcext:value-type="float">
            <text:p>-1.02367234230042</text:p>
          </table:table-cell>
          <table:table-cell office:value-type="float" office:value="0.998717069625854" calcext:value-type="float">
            <text:p>0.998717069625854</text:p>
          </table:table-cell>
          <table:table-cell office:value-type="float" office:value="0.0012829058105126" calcext:value-type="float">
            <text:p>0.0012829058105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17497670650482" calcext:value-type="float">
            <text:p>-1.17497670650482</text:p>
          </table:table-cell>
          <table:table-cell office:value-type="float" office:value="5.61080169677734" calcext:value-type="float">
            <text:p>5.61080169677734</text:p>
          </table:table-cell>
          <table:table-cell office:value-type="float" office:value="0.0011284529464319" calcext:value-type="float">
            <text:p>0.001128452946432</text:p>
          </table:table-cell>
          <table:table-cell office:value-type="float" office:value="0.998871505260468" calcext:value-type="float">
            <text:p>0.9988715052604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208957672119" calcext:value-type="float">
            <text:p>14.7208957672119</text:p>
          </table:table-cell>
          <table:table-cell office:value-type="float" office:value="-8.6260986328125" calcext:value-type="float">
            <text:p>-8.626098632812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2531917971741" calcext:value-type="float">
            <text:p>7.253191797174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577758789062" calcext:value-type="float">
            <text:p>21.1577758789062</text:p>
          </table:table-cell>
          <table:table-cell office:value-type="float" office:value="-13.0542087554932" calcext:value-type="float">
            <text:p>-13.0542087554932</text:p>
          </table:table-cell>
          <table:table-cell office:value-type="float" office:value="1" calcext:value-type="float">
            <text:p>1</text:p>
          </table:table-cell>
          <table:table-cell office:value-type="float" office:value="1.3865153252615E-015" calcext:value-type="float">
            <text:p>1.386515325261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54020690918" calcext:value-type="float">
            <text:p>24.254020690918</text:p>
          </table:table-cell>
          <table:table-cell office:value-type="float" office:value="-15.446891784668" calcext:value-type="float">
            <text:p>-15.446891784668</text:p>
          </table:table-cell>
          <table:table-cell office:value-type="float" office:value="1" calcext:value-type="float">
            <text:p>1</text:p>
          </table:table-cell>
          <table:table-cell office:value-type="float" office:value="5.72944790128476E-018" calcext:value-type="float">
            <text:p>5.7294479012847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126110076904" calcext:value-type="float">
            <text:p>17.4126110076904</text:p>
          </table:table-cell>
          <table:table-cell office:value-type="float" office:value="-10.1534328460693" calcext:value-type="float">
            <text:p>-10.153432846069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6713466188624" calcext:value-type="float">
            <text:p>1.0671346618862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949954986572" calcext:value-type="float">
            <text:p>16.5949954986572</text:p>
          </table:table-cell>
          <table:table-cell office:value-type="float" office:value="-9.45765972137451" calcext:value-type="float">
            <text:p>-9.4576597213745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84703336495196" calcext:value-type="float">
            <text:p>4.8470333649519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17589950562" calcext:value-type="float">
            <text:p>10.0617589950562</text:p>
          </table:table-cell>
          <table:table-cell office:value-type="float" office:value="-4.40117645263672" calcext:value-type="float">
            <text:p>-4.40117645263672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.000000523391577189614" calcext:value-type="float">
            <text:p>5.23391577189614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4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785900115967" calcext:value-type="float">
            <text:p>1.49785900115967</text:p>
          </table:table-cell>
          <table:table-cell office:value-type="float" office:value="3.40878534317017" calcext:value-type="float">
            <text:p>3.40878534317017</text:p>
          </table:table-cell>
          <table:table-cell office:value-type="float" office:value="0.128876820206642" calcext:value-type="float">
            <text:p>0.128876820206642</text:p>
          </table:table-cell>
          <table:table-cell office:value-type="float" office:value="0.871123194694519" calcext:value-type="float">
            <text:p>0.8711231946945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2601146698" calcext:value-type="float">
            <text:p>2.502601146698</text:p>
          </table:table-cell>
          <table:table-cell office:value-type="float" office:value="2.44459581375122" calcext:value-type="float">
            <text:p>2.44459581375122</text:p>
          </table:table-cell>
          <table:table-cell office:value-type="float" office:value="0.51449728012085" calcext:value-type="float">
            <text:p>0.51449728012085</text:p>
          </table:table-cell>
          <table:table-cell office:value-type="float" office:value="0.48550271987915" calcext:value-type="float">
            <text:p>0.485502719879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956176757812" calcext:value-type="float">
            <text:p>16.6956176757812</text:p>
          </table:table-cell>
          <table:table-cell office:value-type="float" office:value="-9.80650234222412" calcext:value-type="float">
            <text:p>-9.806502342224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09225344982678" calcext:value-type="float">
            <text:p>3.0922534498267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710369110107" calcext:value-type="float">
            <text:p>29.9710369110107</text:p>
          </table:table-cell>
          <table:table-cell office:value-type="float" office:value="-19.4527072906494" calcext:value-type="float">
            <text:p>-19.4527072906494</text:p>
          </table:table-cell>
          <table:table-cell office:value-type="float" office:value="1" calcext:value-type="float">
            <text:p>1</text:p>
          </table:table-cell>
          <table:table-cell office:value-type="float" office:value="3.43194731988194E-022" calcext:value-type="float">
            <text:p>3.43194731988194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494499206543" calcext:value-type="float">
            <text:p>18.0494499206543</text:p>
          </table:table-cell>
          <table:table-cell office:value-type="float" office:value="-11.123233795166" calcext:value-type="float">
            <text:p>-11.1232337951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14024978295591" calcext:value-type="float">
            <text:p>2.1402497829559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686803817749" calcext:value-type="float">
            <text:p>13.9686803817749</text:p>
          </table:table-cell>
          <table:table-cell office:value-type="float" office:value="-7.93110227584839" calcext:value-type="float">
            <text:p>-7.931102275848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0835106690219" calcext:value-type="float">
            <text:p>3.0835106690219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0926103591919" calcext:value-type="float">
            <text:p>6.10926103591919</text:p>
          </table:table-cell>
          <table:table-cell office:value-type="float" office:value="-1.58284544944763" calcext:value-type="float">
            <text:p>-1.58284544944763</text:p>
          </table:table-cell>
          <table:table-cell office:value-type="float" office:value="0.999543726444244" calcext:value-type="float">
            <text:p>0.999543726444244</text:p>
          </table:table-cell>
          <table:table-cell office:value-type="float" office:value="0.0004562075773719" calcext:value-type="float">
            <text:p>0.0004562075773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8125066757202" calcext:value-type="float">
            <text:p>-2.58125066757202</text:p>
          </table:table-cell>
          <table:table-cell office:value-type="float" office:value="8.10486507415772" calcext:value-type="float">
            <text:p>8.10486507415772</text:p>
          </table:table-cell>
          <table:table-cell office:value-type="float" office:value="0.0000228596272791037" calcext:value-type="float">
            <text:p>2.28596272791037E-05</text:p>
          </table:table-cell>
          <table:table-cell office:value-type="float" office:value="0.999977111816406" calcext:value-type="float">
            <text:p>0.9999771118164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0062475204468" calcext:value-type="float">
            <text:p>7.90062475204468</text:p>
          </table:table-cell>
          <table:table-cell office:value-type="float" office:value="-2.94676995277405" calcext:value-type="float">
            <text:p>-2.94676995277405</text:p>
          </table:table-cell>
          <table:table-cell office:value-type="float" office:value="0.999980568885803" calcext:value-type="float">
            <text:p>0.999980568885803</text:p>
          </table:table-cell>
          <table:table-cell office:value-type="float" office:value="0.000019454844732536" calcext:value-type="float">
            <text:p>1.945484473253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249895095825" calcext:value-type="float">
            <text:p>12.6249895095825</text:p>
          </table:table-cell>
          <table:table-cell office:value-type="float" office:value="-6.74653387069702" calcext:value-type="float">
            <text:p>-6.746533870697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386415477393598" calcext:value-type="float">
            <text:p>3.8641547739359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866790771484" calcext:value-type="float">
            <text:p>19.4866790771484</text:p>
          </table:table-cell>
          <table:table-cell office:value-type="float" office:value="-12.0416841506958" calcext:value-type="float">
            <text:p>-12.04168415069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02958038830053" calcext:value-type="float">
            <text:p>2.0295803883005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962829589844" calcext:value-type="float">
            <text:p>20.0962829589844</text:p>
          </table:table-cell>
          <table:table-cell office:value-type="float" office:value="-12.5408849716187" calcext:value-type="float">
            <text:p>-12.5408849716187</text:p>
          </table:table-cell>
          <table:table-cell office:value-type="float" office:value="1" calcext:value-type="float">
            <text:p>1</text:p>
          </table:table-cell>
          <table:table-cell office:value-type="float" office:value="6.6966505278055E-015" calcext:value-type="float">
            <text:p>6.696650527805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212476730347" calcext:value-type="float">
            <text:p>12.7212476730347</text:p>
          </table:table-cell>
          <table:table-cell office:value-type="float" office:value="-6.82748460769653" calcext:value-type="float">
            <text:p>-6.827484607696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323663162937748" calcext:value-type="float">
            <text:p>3.2366316293774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200319290161" calcext:value-type="float">
            <text:p>11.0200319290161</text:p>
          </table:table-cell>
          <table:table-cell office:value-type="float" office:value="-5.54786539077759" calcext:value-type="float">
            <text:p>-5.54786539077759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637754240528921" calcext:value-type="float">
            <text:p>6.3775424052892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414350509644" calcext:value-type="float">
            <text:p>3.72414350509644</text:p>
          </table:table-cell>
          <table:table-cell office:value-type="float" office:value="0.606445670127869" calcext:value-type="float">
            <text:p>0.606445670127869</text:p>
          </table:table-cell>
          <table:table-cell office:value-type="float" office:value="0.957616865634918" calcext:value-type="float">
            <text:p>0.957616865634918</text:p>
          </table:table-cell>
          <table:table-cell office:value-type="float" office:value="0.0423831157386302" calcext:value-type="float">
            <text:p>0.042383115738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9432430267334" calcext:value-type="float">
            <text:p>-4.9432430267334</text:p>
          </table:table-cell>
          <table:table-cell office:value-type="float" office:value="10.4114475250244" calcext:value-type="float">
            <text:p>10.4114475250244</text:p>
          </table:table-cell>
          <table:table-cell office:value-type="float" office:value="0.000000214556905575591" calcext:value-type="float">
            <text:p>2.14556905575591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07458114624" calcext:value-type="float">
            <text:p>4.4607458114624</text:p>
          </table:table-cell>
          <table:table-cell office:value-type="float" office:value="0.311173111200333" calcext:value-type="float">
            <text:p>0.311173111200333</text:p>
          </table:table-cell>
          <table:table-cell office:value-type="float" office:value="0.984473705291748" calcext:value-type="float">
            <text:p>0.984473705291748</text:p>
          </table:table-cell>
          <table:table-cell office:value-type="float" office:value="0.0155262853950262" calcext:value-type="float">
            <text:p>0.0155262853950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808906555176" calcext:value-type="float">
            <text:p>18.5808906555176</text:p>
          </table:table-cell>
          <table:table-cell office:value-type="float" office:value="-11.5329732894897" calcext:value-type="float">
            <text:p>-11.532973289489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83505420731423" calcext:value-type="float">
            <text:p>8.350542073142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50347900391" calcext:value-type="float">
            <text:p>10.3950347900391</text:p>
          </table:table-cell>
          <table:table-cell office:value-type="float" office:value="-5.43377304077148" calcext:value-type="float">
            <text:p>-5.4337730407714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33547587211069" calcext:value-type="float">
            <text:p>1.33547587211069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578947067261" calcext:value-type="float">
            <text:p>13.5578947067261</text:p>
          </table:table-cell>
          <table:table-cell office:value-type="float" office:value="-7.59784841537476" calcext:value-type="float">
            <text:p>-7.597848415374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48899878274989" calcext:value-type="float">
            <text:p>6.48899878274989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449325561523" calcext:value-type="float">
            <text:p>15.8449325561523</text:p>
          </table:table-cell>
          <table:table-cell office:value-type="float" office:value="-9.21879863739014" calcext:value-type="float">
            <text:p>-9.2187986373901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3030450850271" calcext:value-type="float">
            <text:p>1.303045085027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8983373641968" calcext:value-type="float">
            <text:p>7.08983373641968</text:p>
          </table:table-cell>
          <table:table-cell office:value-type="float" office:value="-2.5932879447937" calcext:value-type="float">
            <text:p>-2.5932879447937</text:p>
          </table:table-cell>
          <table:table-cell office:value-type="float" office:value="0.999937653541565" calcext:value-type="float">
            <text:p>0.999937653541565</text:p>
          </table:table-cell>
          <table:table-cell office:value-type="float" office:value="0.0000623227533651516" calcext:value-type="float">
            <text:p>6.2322753365151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3141045570374" calcext:value-type="float">
            <text:p>-3.53141045570374</text:p>
          </table:table-cell>
          <table:table-cell office:value-type="float" office:value="8.62764644622803" calcext:value-type="float">
            <text:p>8.62764644622803</text:p>
          </table:table-cell>
          <table:table-cell office:value-type="float" office:value="0.00000524066672369372" calcext:value-type="float">
            <text:p>5.24066672369372E-06</text:p>
          </table:table-cell>
          <table:table-cell office:value-type="float" office:value="0.99999475479126" calcext:value-type="float">
            <text:p>0.999994754791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27032661438" calcext:value-type="float">
            <text:p>11.227032661438</text:p>
          </table:table-cell>
          <table:table-cell office:value-type="float" office:value="-5.97752141952515" calcext:value-type="float">
            <text:p>-5.97752141952515</text:p>
          </table:table-cell>
          <table:table-cell office:value-type="float" office:value="1" calcext:value-type="float">
            <text:p>1</text:p>
          </table:table-cell>
          <table:table-cell office:value-type="float" office:value="0.0000000337409495898555" calcext:value-type="float">
            <text:p>3.3740949589855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138732910156" calcext:value-type="float">
            <text:p>25.3138732910156</text:p>
          </table:table-cell>
          <table:table-cell office:value-type="float" office:value="-16.3381195068359" calcext:value-type="float">
            <text:p>-16.3381195068359</text:p>
          </table:table-cell>
          <table:table-cell office:value-type="float" office:value="1" calcext:value-type="float">
            <text:p>1</text:p>
          </table:table-cell>
          <table:table-cell office:value-type="float" office:value="8.1427178700989E-019" calcext:value-type="float">
            <text:p>8.1427178700989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449642181396" calcext:value-type="float">
            <text:p>23.1449642181396</text:p>
          </table:table-cell>
          <table:table-cell office:value-type="float" office:value="-15.0389585494995" calcext:value-type="float">
            <text:p>-15.0389585494995</text:p>
          </table:table-cell>
          <table:table-cell office:value-type="float" office:value="1" calcext:value-type="float">
            <text:p>1</text:p>
          </table:table-cell>
          <table:table-cell office:value-type="float" office:value="2.61176140733473E-017" calcext:value-type="float">
            <text:p>2.6117614073347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96346282959" calcext:value-type="float">
            <text:p>12.196346282959</text:p>
          </table:table-cell>
          <table:table-cell office:value-type="float" office:value="-6.63851022720337" calcext:value-type="float">
            <text:p>-6.63851022720337</text:p>
          </table:table-cell>
          <table:table-cell office:value-type="float" office:value="1" calcext:value-type="float">
            <text:p>1</text:p>
          </table:table-cell>
          <table:table-cell office:value-type="float" office:value="0.00000000660885124403876" calcext:value-type="float">
            <text:p>6.6088512440387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606521606445" calcext:value-type="float">
            <text:p>17.6606521606445</text:p>
          </table:table-cell>
          <table:table-cell office:value-type="float" office:value="-10.9319162368774" calcext:value-type="float">
            <text:p>-10.93191623687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8230125987658" calcext:value-type="float">
            <text:p>3.823012598765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406366348267" calcext:value-type="float">
            <text:p>4.69406366348267</text:p>
          </table:table-cell>
          <table:table-cell office:value-type="float" office:value="0.456200957298279" calcext:value-type="float">
            <text:p>0.456200957298279</text:p>
          </table:table-cell>
          <table:table-cell office:value-type="float" office:value="0.985767126083374" calcext:value-type="float">
            <text:p>0.985767126083374</text:p>
          </table:table-cell>
          <table:table-cell office:value-type="float" office:value="0.0142329195514321" calcext:value-type="float">
            <text:p>0.0142329195514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9532701969147" calcext:value-type="float">
            <text:p>1.59532701969147</text:p>
          </table:table-cell>
          <table:table-cell office:value-type="float" office:value="3.38821530342102" calcext:value-type="float">
            <text:p>3.38821530342102</text:p>
          </table:table-cell>
          <table:table-cell office:value-type="float" office:value="0.142718970775604" calcext:value-type="float">
            <text:p>0.142718970775604</text:p>
          </table:table-cell>
          <table:table-cell office:value-type="float" office:value="0.857281029224396" calcext:value-type="float">
            <text:p>0.8572810292243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2617921829224" calcext:value-type="float">
            <text:p>6.62617921829224</text:p>
          </table:table-cell>
          <table:table-cell office:value-type="float" office:value="-1.7733119726181" calcext:value-type="float">
            <text:p>-1.7733119726181</text:p>
          </table:table-cell>
          <table:table-cell office:value-type="float" office:value="0.999775111675262" calcext:value-type="float">
            <text:p>0.999775111675262</text:p>
          </table:table-cell>
          <table:table-cell office:value-type="float" office:value="0.0002249311364721" calcext:value-type="float">
            <text:p>0.0002249311364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506622314453" calcext:value-type="float">
            <text:p>23.3506622314453</text:p>
          </table:table-cell>
          <table:table-cell office:value-type="float" office:value="-14.9672565460205" calcext:value-type="float">
            <text:p>-14.9672565460205</text:p>
          </table:table-cell>
          <table:table-cell office:value-type="float" office:value="1" calcext:value-type="float">
            <text:p>1</text:p>
          </table:table-cell>
          <table:table-cell office:value-type="float" office:value="2.28423163373273E-017" calcext:value-type="float">
            <text:p>2.2842316337327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838115692139" calcext:value-type="float">
            <text:p>17.2838115692139</text:p>
          </table:table-cell>
          <table:table-cell office:value-type="float" office:value="-10.4276170730591" calcext:value-type="float">
            <text:p>-10.42761707305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22739315512011" calcext:value-type="float">
            <text:p>9.2273931551201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270652770996" calcext:value-type="float">
            <text:p>13.5270652770996</text:p>
          </table:table-cell>
          <table:table-cell office:value-type="float" office:value="-7.88434743881226" calcext:value-type="float">
            <text:p>-7.8843474388122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02506147803672" calcext:value-type="float">
            <text:p>5.0250614780367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145969390869" calcext:value-type="float">
            <text:p>18.5145969390869</text:p>
          </table:table-cell>
          <table:table-cell office:value-type="float" office:value="-11.2925224304199" calcext:value-type="float">
            <text:p>-11.292522430419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13483448170321" calcext:value-type="float">
            <text:p>1.1348344817032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2471580505371" calcext:value-type="float">
            <text:p>6.62471580505371</text:p>
          </table:table-cell>
          <table:table-cell office:value-type="float" office:value="-1.68272638320923" calcext:value-type="float">
            <text:p>-1.68272638320923</text:p>
          </table:table-cell>
          <table:table-cell office:value-type="float" office:value="0.999753415584564" calcext:value-type="float">
            <text:p>0.999753415584564</text:p>
          </table:table-cell>
          <table:table-cell office:value-type="float" office:value="0.0002466134901624" calcext:value-type="float">
            <text:p>0.000246613490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37804859876633" calcext:value-type="float">
            <text:p>-0.237804859876633</text:p>
          </table:table-cell>
          <table:table-cell office:value-type="float" office:value="5.57768774032593" calcext:value-type="float">
            <text:p>5.57768774032593</text:p>
          </table:table-cell>
          <table:table-cell office:value-type="float" office:value="0.0029721511527895" calcext:value-type="float">
            <text:p>0.00297215115279</text:p>
          </table:table-cell>
          <table:table-cell office:value-type="float" office:value="0.997027814388275" calcext:value-type="float">
            <text:p>0.9970278143882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855598449707" calcext:value-type="float">
            <text:p>6.0855598449707</text:p>
          </table:table-cell>
          <table:table-cell office:value-type="float" office:value="-1.13753283023834" calcext:value-type="float">
            <text:p>-1.13753283023834</text:p>
          </table:table-cell>
          <table:table-cell office:value-type="float" office:value="0.999270975589752" calcext:value-type="float">
            <text:p>0.999270975589752</text:p>
          </table:table-cell>
          <table:table-cell office:value-type="float" office:value="0.0007290109060704" calcext:value-type="float">
            <text:p>0.000729010906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11315536499" calcext:value-type="float">
            <text:p>20.311315536499</text:p>
          </table:table-cell>
          <table:table-cell office:value-type="float" office:value="-12.1458444595337" calcext:value-type="float">
            <text:p>-12.1458444595337</text:p>
          </table:table-cell>
          <table:table-cell office:value-type="float" office:value="1" calcext:value-type="float">
            <text:p>1</text:p>
          </table:table-cell>
          <table:table-cell office:value-type="float" office:value="8.01740994421782E-015" calcext:value-type="float">
            <text:p>8.0174099442178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34489059448" calcext:value-type="float">
            <text:p>15.5634489059448</text:p>
          </table:table-cell>
          <table:table-cell office:value-type="float" office:value="-8.72360897064209" calcext:value-type="float">
            <text:p>-8.723608970642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83311863552571" calcext:value-type="float">
            <text:p>2.8331186355257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240825653076" calcext:value-type="float">
            <text:p>20.6240825653076</text:p>
          </table:table-cell>
          <table:table-cell office:value-type="float" office:value="-12.692684173584" calcext:value-type="float">
            <text:p>-12.692684173584</text:p>
          </table:table-cell>
          <table:table-cell office:value-type="float" office:value="1" calcext:value-type="float">
            <text:p>1</text:p>
          </table:table-cell>
          <table:table-cell office:value-type="float" office:value="3.39400808008878E-015" calcext:value-type="float">
            <text:p>3.3940080800887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59524345398" calcext:value-type="float">
            <text:p>14.759524345398</text:p>
          </table:table-cell>
          <table:table-cell office:value-type="float" office:value="-8.69897365570068" calcext:value-type="float">
            <text:p>-8.6989736557006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48789424961826" calcext:value-type="float">
            <text:p>6.4878942496182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440017700195" calcext:value-type="float">
            <text:p>14.3440017700195</text:p>
          </table:table-cell>
          <table:table-cell office:value-type="float" office:value="-8.71479511260986" calcext:value-type="float">
            <text:p>-8.714795112609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967591770595355" calcext:value-type="float">
            <text:p>9.6759177059535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427904129028" calcext:value-type="float">
            <text:p>3.10427904129028</text:p>
          </table:table-cell>
          <table:table-cell office:value-type="float" office:value="1.7715255022049" calcext:value-type="float">
            <text:p>1.7715255022049</text:p>
          </table:table-cell>
          <table:table-cell office:value-type="float" office:value="0.7912957072258" calcext:value-type="float">
            <text:p>0.7912957072258</text:p>
          </table:table-cell>
          <table:table-cell office:value-type="float" office:value="0.208704248070717" calcext:value-type="float">
            <text:p>0.2087042480707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46436667442322" calcext:value-type="float">
            <text:p>-1.46436667442322</text:p>
          </table:table-cell>
          <table:table-cell office:value-type="float" office:value="6.37138795852661" calcext:value-type="float">
            <text:p>6.37138795852661</text:p>
          </table:table-cell>
          <table:table-cell office:value-type="float" office:value="0.0003951877297367" calcext:value-type="float">
            <text:p>0.000395187729737</text:p>
          </table:table-cell>
          <table:table-cell office:value-type="float" office:value="0.999604880809784" calcext:value-type="float">
            <text:p>0.9996048808097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6971044540405" calcext:value-type="float">
            <text:p>6.86971044540405</text:p>
          </table:table-cell>
          <table:table-cell office:value-type="float" office:value="-2.00131034851074" calcext:value-type="float">
            <text:p>-2.00131034851074</text:p>
          </table:table-cell>
          <table:table-cell office:value-type="float" office:value="0.999859571456909" calcext:value-type="float">
            <text:p>0.999859571456909</text:p>
          </table:table-cell>
          <table:table-cell office:value-type="float" office:value="0.000140379415825" calcext:value-type="float">
            <text:p>0.0001403794158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18053817749" calcext:value-type="float">
            <text:p>13.1718053817749</text:p>
          </table:table-cell>
          <table:table-cell office:value-type="float" office:value="-7.65814161300659" calcext:value-type="float">
            <text:p>-7.658141613006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898812635430346" calcext:value-type="float">
            <text:p>8.98812635430346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11554145813" calcext:value-type="float">
            <text:p>15.111554145813</text:p>
          </table:table-cell>
          <table:table-cell office:value-type="float" office:value="-9.17441844940186" calcext:value-type="float">
            <text:p>-9.174418449401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83619499413801" calcext:value-type="float">
            <text:p>2.8361949941380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137237548828" calcext:value-type="float">
            <text:p>15.6137237548828</text:p>
          </table:table-cell>
          <table:table-cell office:value-type="float" office:value="-9.5313310623169" calcext:value-type="float">
            <text:p>-9.53133106231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20127336897258" calcext:value-type="float">
            <text:p>1.2012733689725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867422103882" calcext:value-type="float">
            <text:p>14.7867422103882</text:p>
          </table:table-cell>
          <table:table-cell office:value-type="float" office:value="-8.44451808929443" calcext:value-type="float">
            <text:p>-8.444518089294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814313894093033" calcext:value-type="float">
            <text:p>8.14313894093033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19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7707233428955" calcext:value-type="float">
            <text:p>8.87707233428955</text:p>
          </table:table-cell>
          <table:table-cell office:value-type="float" office:value="-3.46571469306946" calcext:value-type="float">
            <text:p>-3.46571469306946</text:p>
          </table:table-cell>
          <table:table-cell office:value-type="float" office:value="0.999995589256287" calcext:value-type="float">
            <text:p>0.999995589256287</text:p>
          </table:table-cell>
          <table:table-cell office:value-type="float" office:value="0.00000436107848145184" calcext:value-type="float">
            <text:p>4.3610784814518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876943647861481" calcext:value-type="float">
            <text:p>-0.876943647861481</text:p>
          </table:table-cell>
          <table:table-cell office:value-type="float" office:value="6.41527032852173" calcext:value-type="float">
            <text:p>6.41527032852173</text:p>
          </table:table-cell>
          <table:table-cell office:value-type="float" office:value="0.0006803558790124" calcext:value-type="float">
            <text:p>0.000680355879012</text:p>
          </table:table-cell>
          <table:table-cell office:value-type="float" office:value="0.999319672584534" calcext:value-type="float">
            <text:p>0.9993196725845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734937667847" calcext:value-type="float">
            <text:p>3.12734937667847</text:p>
          </table:table-cell>
          <table:table-cell office:value-type="float" office:value="1.94300556182861" calcext:value-type="float">
            <text:p>1.94300556182861</text:p>
          </table:table-cell>
          <table:table-cell office:value-type="float" office:value="0.765727937221527" calcext:value-type="float">
            <text:p>0.765727937221527</text:p>
          </table:table-cell>
          <table:table-cell office:value-type="float" office:value="0.234272092580795" calcext:value-type="float">
            <text:p>0.2342720925807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297481536865" calcext:value-type="float">
            <text:p>13.8297481536865</text:p>
          </table:table-cell>
          <table:table-cell office:value-type="float" office:value="-7.79014492034912" calcext:value-type="float">
            <text:p>-7.790144920349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07943651081766" calcext:value-type="float">
            <text:p>4.07943651081766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057064056396" calcext:value-type="float">
            <text:p>18.4057064056396</text:p>
          </table:table-cell>
          <table:table-cell office:value-type="float" office:value="-11.4146156311035" calcext:value-type="float">
            <text:p>-11.414615631103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11995014770352" calcext:value-type="float">
            <text:p>1.1199501477035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338277816772" calcext:value-type="float">
            <text:p>13.0338277816772</text:p>
          </table:table-cell>
          <table:table-cell office:value-type="float" office:value="-7.12274169921875" calcext:value-type="float">
            <text:p>-7.12274169921875</text:p>
          </table:table-cell>
          <table:table-cell office:value-type="float" office:value="1" calcext:value-type="float">
            <text:p>1</text:p>
          </table:table-cell>
          <table:table-cell office:value-type="float" office:value="0.00000000176243319938152" calcext:value-type="float">
            <text:p>1.7624331993815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167783737183" calcext:value-type="float">
            <text:p>13.6167783737183</text:p>
          </table:table-cell>
          <table:table-cell office:value-type="float" office:value="-7.56634759902954" calcext:value-type="float">
            <text:p>-7.566347599029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31371621651056" calcext:value-type="float">
            <text:p>6.31371621651056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528764724731" calcext:value-type="float">
            <text:p>12.5528764724731</text:p>
          </table:table-cell>
          <table:table-cell office:value-type="float" office:value="-6.77873945236206" calcext:value-type="float">
            <text:p>-6.778739452362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402148181422035" calcext:value-type="float">
            <text:p>4.02148181422035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348440170288" calcext:value-type="float">
            <text:p>12.9348440170288</text:p>
          </table:table-cell>
          <table:table-cell office:value-type="float" office:value="-6.86000442504883" calcext:value-type="float">
            <text:p>-6.86000442504883</text:p>
          </table:table-cell>
          <table:table-cell office:value-type="float" office:value="1" calcext:value-type="float">
            <text:p>1</text:p>
          </table:table-cell>
          <table:table-cell office:value-type="float" office:value="0.0000000025304989215158" calcext:value-type="float">
            <text:p>2.530498921515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0748281478882" calcext:value-type="float">
            <text:p>1.20748281478882</text:p>
          </table:table-cell>
          <table:table-cell office:value-type="float" office:value="3.31885600090027" calcext:value-type="float">
            <text:p>3.31885600090027</text:p>
          </table:table-cell>
          <table:table-cell office:value-type="float" office:value="0.107996307313442" calcext:value-type="float">
            <text:p>0.107996307313442</text:p>
          </table:table-cell>
          <table:table-cell office:value-type="float" office:value="0.8920037150383" calcext:value-type="float">
            <text:p>0.89200371503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6868324279785" calcext:value-type="float">
            <text:p>7.96868324279785</text:p>
          </table:table-cell>
          <table:table-cell office:value-type="float" office:value="-3.11782693862915" calcext:value-type="float">
            <text:p>-3.11782693862915</text:p>
          </table:table-cell>
          <table:table-cell office:value-type="float" office:value="0.999984741210938" calcext:value-type="float">
            <text:p>0.999984741210938</text:p>
          </table:table-cell>
          <table:table-cell office:value-type="float" office:value="0.0000153173423314001" calcext:value-type="float">
            <text:p>1.53173423314001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244384765625" calcext:value-type="float">
            <text:p>17.9244384765625</text:p>
          </table:table-cell>
          <table:table-cell office:value-type="float" office:value="-11.1076536178589" calcext:value-type="float">
            <text:p>-11.107653617858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4633276646778" calcext:value-type="float">
            <text:p>2.4633276646778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206583023071" calcext:value-type="float">
            <text:p>15.2206583023071</text:p>
          </table:table-cell>
          <table:table-cell office:value-type="float" office:value="-8.84372615814209" calcext:value-type="float">
            <text:p>-8.843726158142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53973378386385" calcext:value-type="float">
            <text:p>3.5397337838638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825622558594" calcext:value-type="float">
            <text:p>9.22825622558594</text:p>
          </table:table-cell>
          <table:table-cell office:value-type="float" office:value="-4.1095814704895" calcext:value-type="float">
            <text:p>-4.1095814704895</text:p>
          </table:table-cell>
          <table:table-cell office:value-type="float" office:value="0.999998331069946" calcext:value-type="float">
            <text:p>0.999998331069946</text:p>
          </table:table-cell>
          <table:table-cell office:value-type="float" office:value="0.00000161231594120181" calcext:value-type="float">
            <text:p>1.6123159412018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53009033203" calcext:value-type="float">
            <text:p>16.1053009033203</text:p>
          </table:table-cell>
          <table:table-cell office:value-type="float" office:value="-9.47599983215332" calcext:value-type="float">
            <text:p>-9.4759998321533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776572903204986" calcext:value-type="float">
            <text:p>7.7657290320498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788585662842" calcext:value-type="float">
            <text:p>8.33788585662842</text:p>
          </table:table-cell>
          <table:table-cell office:value-type="float" office:value="-2.28681492805481" calcext:value-type="float">
            <text:p>-2.28681492805481</text:p>
          </table:table-cell>
          <table:table-cell office:value-type="float" office:value="0.999975681304931" calcext:value-type="float">
            <text:p>0.999975681304931</text:p>
          </table:table-cell>
          <table:table-cell office:value-type="float" office:value="0.0000243075173784746" calcext:value-type="float">
            <text:p>2.4307517378474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0152015.JP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39837741851807" calcext:value-type="float">
            <text:p>8.39837741851807</text:p>
          </table:table-cell>
          <table:table-cell table:style-name="ce4" office:value-type="float" office:value="-3.83350729942322" calcext:value-type="float">
            <text:p>-3.83350729942322</text:p>
          </table:table-cell>
          <table:table-cell table:style-name="ce4" office:value-type="float" office:value="0.999995112419128" calcext:value-type="float">
            <text:p>0.999995112419128</text:p>
          </table:table-cell>
          <table:table-cell table:style-name="ce4" office:value-type="float" office:value="0.00000487256647829781" calcext:value-type="float">
            <text:p>4.87256647829781E-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G01520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599975585938" calcext:value-type="float">
            <text:p>9.55599975585938</text:p>
          </table:table-cell>
          <table:table-cell office:value-type="float" office:value="-4.09711837768555" calcext:value-type="float">
            <text:p>-4.09711837768555</text:p>
          </table:table-cell>
          <table:table-cell office:value-type="float" office:value="0.999998807907104" calcext:value-type="float">
            <text:p>0.999998807907104</text:p>
          </table:table-cell>
          <table:table-cell office:value-type="float" office:value="0.00000117632032470283" calcext:value-type="float">
            <text:p>1.1763203247028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87451171875" calcext:value-type="float">
            <text:p>24.387451171875</text:p>
          </table:table-cell>
          <table:table-cell office:value-type="float" office:value="-15.6625900268555" calcext:value-type="float">
            <text:p>-15.6625900268555</text:p>
          </table:table-cell>
          <table:table-cell office:value-type="float" office:value="1" calcext:value-type="float">
            <text:p>1</text:p>
          </table:table-cell>
          <table:table-cell office:value-type="float" office:value="4.04099318646142E-018" calcext:value-type="float">
            <text:p>4.04099318646142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731811523438" calcext:value-type="float">
            <text:p>21.0731811523438</text:p>
          </table:table-cell>
          <table:table-cell office:value-type="float" office:value="-13.3923120498657" calcext:value-type="float">
            <text:p>-13.3923120498657</text:p>
          </table:table-cell>
          <table:table-cell office:value-type="float" office:value="1" calcext:value-type="float">
            <text:p>1</text:p>
          </table:table-cell>
          <table:table-cell office:value-type="float" office:value="1.07603624547838E-015" calcext:value-type="float">
            <text:p>1.0760362454783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128047943115" calcext:value-type="float">
            <text:p>18.7128047943115</text:p>
          </table:table-cell>
          <table:table-cell office:value-type="float" office:value="-11.6779079437256" calcext:value-type="float">
            <text:p>-11.67790794372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33112879071425" calcext:value-type="float">
            <text:p>6.3311287907142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271957397461" calcext:value-type="float">
            <text:p>12.7271957397461</text:p>
          </table:table-cell>
          <table:table-cell office:value-type="float" office:value="-7.13812971115112" calcext:value-type="float">
            <text:p>-7.138129711151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23582973351921" calcext:value-type="float">
            <text:p>2.3582973351921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0727872848511" calcext:value-type="float">
            <text:p>6.70727872848511</text:p>
          </table:table-cell>
          <table:table-cell office:value-type="float" office:value="-1.85786533355713" calcext:value-type="float">
            <text:p>-1.85786533355713</text:p>
          </table:table-cell>
          <table:table-cell office:value-type="float" office:value="0.999809443950653" calcext:value-type="float">
            <text:p>0.999809443950653</text:p>
          </table:table-cell>
          <table:table-cell office:value-type="float" office:value="0.0001905998797155" calcext:value-type="float">
            <text:p>0.0001905998797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226696014404" calcext:value-type="float">
            <text:p>4.42226696014404</text:p>
          </table:table-cell>
          <table:table-cell office:value-type="float" office:value="0.457905501127243" calcext:value-type="float">
            <text:p>0.457905501127243</text:p>
          </table:table-cell>
          <table:table-cell office:value-type="float" office:value="0.981373369693756" calcext:value-type="float">
            <text:p>0.981373369693756</text:p>
          </table:table-cell>
          <table:table-cell office:value-type="float" office:value="0.0186266172677278" calcext:value-type="float">
            <text:p>0.0186266172677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15202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818972110748" calcext:value-type="float">
            <text:p>1.58818972110748</text:p>
          </table:table-cell>
          <table:table-cell office:value-type="float" office:value="2.66596555709839" calcext:value-type="float">
            <text:p>2.66596555709839</text:p>
          </table:table-cell>
          <table:table-cell office:value-type="float" office:value="0.253927141427994" calcext:value-type="float">
            <text:p>0.253927141427994</text:p>
          </table:table-cell>
          <table:table-cell office:value-type="float" office:value="0.746072828769684" calcext:value-type="float">
            <text:p>0.7460728287696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76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odel-2596727_best___file-NUE_2_2019-06-27_range_7'.A21:'model-2596727_best___file-NUE_2_2019-06-27_range_7'.J1048576 'model-2596727_best___file-NUE_2_2019-06-27_range_7'.A1:'model-2596727_best___file-NUE_2_2019-06-27_range_7'.J16">
            <calcext:condition calcext:apply-style-name="Good" calcext:value="=1" calcext:base-cell-address="'model-2596727_best___file-NUE_2_2019-06-27_range_7'.A1"/>
          </calcext:conditional-format>
          <calcext:conditional-format calcext:target-range-address="'model-2596727_best___file-NUE_2_2019-06-27_range_7'.A17:'model-2596727_best___file-NUE_2_2019-06-27_range_7'.J18">
            <calcext:condition calcext:apply-style-name="Good" calcext:value="=1" calcext:base-cell-address="'model-2596727_best___file-NUE_2_2019-06-27_range_7'.A17"/>
          </calcext:conditional-format>
          <calcext:conditional-format calcext:target-range-address="'model-2596727_best___file-NUE_2_2019-06-27_range_7'.A19:'model-2596727_best___file-NUE_2_2019-06-27_range_7'.J20">
            <calcext:condition calcext:apply-style-name="Good" calcext:value="=1" calcext:base-cell-address="'model-2596727_best___file-NUE_2_2019-06-27_range_7'.A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00-00-00</text:date>, <text:time style:data-style-name="N2" text:time-value="17:03:07.904159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5T17:06:55.518430832</dc:date>
    <meta:editing-duration>PT8M4S</meta:editing-duration>
    <meta:editing-cycles>3</meta:editing-cycles>
    <meta:generator>LibreOffice/6.0.7.3$Linux_X86_64 LibreOffice_project/00m0$Build-3</meta:generator>
    <meta:document-statistic meta:table-count="1" meta:cell-count="9481" meta:object-count="0"/>
  </office:meta>
</office:document-meta>
</file>